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62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1.490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02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80808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5">
      <style:table-cell-properties style:rotation-align="none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Calibri" style:font-name-complex="Calib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6.315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4.079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shapes>
          <draw:frame draw:z-index="2" draw:style-name="gr1" draw:text-style-name="P1" svg:width="6.2988in" svg:height="3.5429in" svg:x="12.0709in" svg:y="23.9543in">
            <draw:object draw:notify-on-update-of-ranges="Sheet2.H117:Sheet2.H127 Sheet2.K116:Sheet2.K116 Sheet2.K117:Sheet2.K127 Sheet2.M117:Sheet2.M127 Sheet2.M117:Sheet2.M1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016" table:default-cell-style-name="Default"/>
        <table:table-row table:style-name="ro1">
          <table:table-cell office:value-type="string" calcext:value-type="string">
            <text:p>Application: Tecan i-control</text:p>
          </table:table-cell>
          <table:table-cell table:number-columns-repeated="3"/>
          <table:table-cell office:value-type="string" calcext:value-type="string">
            <office:annotation draw:style-name="gr2" draw:text-style-name="P3" svg:width="1.826in" svg:height="16.3941in" svg:x="4.9118in" svg:y="0.0209in" draw:caption-point-x="-0.1602in" draw:caption-point-y="-0.0169in">
              <dc:date>2023-01-23T00:00:00</dc:date>
              <text:p text:style-name="P2">Tecan.At.Common, 3.9.1.0</text:p>
              <text:p text:style-name="P2">Tecan.At.Common.DocumentManagement, 3.9.1.0</text:p>
              <text:p text:style-name="P2">Tecan.At.Common.DocumentManagement.Reader, 3.6.1.0</text:p>
              <text:p text:style-name="P2">Tecan.At.Common.MCS, 3.9.1.0</text:p>
              <text:p text:style-name="P2">Tecan.At.Common.Results, 3.9.1.0</text:p>
              <text:p text:style-name="P2">Tecan.At.Common.UI, 3.9.1.0</text:p>
              <text:p text:style-name="P2">Tecan.At.Communication.Common, 3.9.1.0</text:p>
              <text:p text:style-name="P2">Tecan.At.Communication.Port.IP, 3.9.1.0</text:p>
              <text:p text:style-name="P2">Tecan.At.Communication.Port.RS232, 3.9.1.0</text:p>
              <text:p text:style-name="P2">Tecan.At.Communication.Port.SIM.Common, 3.9.1.0</text:p>
              <text:p text:style-name="P2">Tecan.At.Communication.Port.USB, 3.9.1.0</text:p>
              <text:p text:style-name="P2">Tecan.At.Communication.Server, 3.9.1.0</text:p>
              <text:p text:style-name="P2">Tecan.At.Communication.SIM.AMR, 3.6.1.0</text:p>
              <text:p text:style-name="P2">Tecan.At.Communication.SIM.AMRPlus, 3.6.1.0</text:p>
              <text:p text:style-name="P2">Tecan.At.Communication.SIM.Connect, 3.9.1.0</text:p>
              <text:p text:style-name="P2">Tecan.At.Communication.SIM.GeniosUltra, 3.6.1.0</text:p>
              <text:p text:style-name="P2">Tecan.At.Communication.SIM.Safire3, 3.6.1.0</text:p>
              <text:p text:style-name="P2">Tecan.At.Communication.SIM.Safire3Pro, 3.6.1.0</text:p>
              <text:p text:style-name="P2">Tecan.At.Communication.SIM.SunriseMini, 3.6.1.0</text:p>
              <text:p text:style-name="P2">Tecan.At.Instrument.Common, 3.9.1.0</text:p>
              <text:p text:style-name="P2">Tecan.At.Instrument.Common.GCM, 3.9.1.0</text:p>
              <text:p text:style-name="P2">Tecan.At.Instrument.Common.Reader, 3.6.1.0</text:p>
              <text:p text:style-name="P2">Tecan.At.Instrument.Common.Stacker, 3.9.1.0</text:p>
              <text:p text:style-name="P2">Tecan.At.Instrument.Gas.GCM, 3.9.1.0</text:p>
              <text:p text:style-name="P2">Tecan.At.Instrument.GCM.Server, 3.9.1.0</text:p>
              <text:p text:style-name="P2">Tecan.At.Instrument.Reader.AMR, 3.6.1.0</text:p>
              <text:p text:style-name="P2">Tecan.At.Instrument.Reader.AMRPlus, 3.6.1.0</text:p>
              <text:p text:style-name="P2">Tecan.At.Instrument.Reader.GeniosUltra, 3.6.1.0</text:p>
              <text:p text:style-name="P2">Tecan.At.Instrument.Reader.Safire3, 3.6.1.0</text:p>
              <text:p text:style-name="P2">Tecan.At.Instrument.Reader.Safire3Pro, 3.6.1.0</text:p>
              <text:p text:style-name="P2">Tecan.At.Instrument.Reader.SunriseMini, 3.6.1.0</text:p>
              <text:p text:style-name="P2">Tecan.At.Instrument.Server, 3.9.1.0</text:p>
              <text:p text:style-name="P2">Tecan.At.Instrument.Stacker.Connect, 3.9.1.0</text:p>
              <text:p text:style-name="P2">Tecan.At.Instrument.Stacker.Server, 3.9.1.0</text:p>
              <text:p text:style-name="P2">Tecan.At.Measurement.BuiltInTest.Common, 3.6.1.0</text:p>
              <text:p text:style-name="P2">Tecan.At.Measurement.Common, 3.6.1.0</text:p>
              <text:p text:style-name="P2">Tecan.At.Measurement.Server, 3.6.1.0</text:p>
              <text:p text:style-name="P2">Tecan.At.XFluor, 2.0.10.0</text:p>
              <text:p text:style-name="P2">Tecan.At.XFluor.Connect.Reader, 2.0.10.0</text:p>
              <text:p text:style-name="P2">Tecan.At.XFluor.Core, 2.0.10.0</text:p>
              <text:p text:style-name="P2">Tecan.At.XFluor.Device, 2.0.10.0</text:p>
              <text:p text:style-name="P2">Tecan.At.XFluor.Device.AMR, 2.0.10.0</text:p>
              <text:p text:style-name="P2">Tecan.At.XFluor.Device.AMRPlus, 2.0.10.0</text:p>
              <text:p text:style-name="P2">Tecan.At.XFluor.Device.GeniosUltra, 2.0.10.0</text:p>
              <text:p text:style-name="P2">Tecan.At.XFluor.Device.Reader, 2.0.10.0</text:p>
              <text:p text:style-name="P2">Tecan.At.XFluor.Device.Safire3, 2.0.10.0</text:p>
              <text:p text:style-name="P2">Tecan.At.XFluor.Device.Safire3Pro, 2.0.10.0</text:p>
              <text:p text:style-name="P2">Tecan.At.XFluor.Device.SunriseMini, 2.0.10.0</text:p>
              <text:p text:style-name="P2">Tecan.At.XFluor.ExcelOutput, 2.0.10.0</text:p>
              <text:p text:style-name="P2">Tecan.At.XFluor.NanoQuant, 2.0.10.0</text:p>
              <text:p text:style-name="P2">Tecan.At.XFluor.ReaderEditor, 2.0.10.0</text:p>
              <text:p text:style-name="P2"/>
            </office:annotation>
            <text:p>Tecan i-control , 2.0.10.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vice: infinite M1000Pro</text:p>
          </table:table-cell>
          <table:table-cell table:number-columns-repeated="3"/>
          <table:table-cell office:value-type="string" calcext:value-type="string">
            <text:p>Serial number: 13110075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rmware: V_1.05_11/2011_S3LCE_ALPHA (Nov <text:s/>3 2011/09.27.24)</text:p>
          </table:table-cell>
          <table:table-cell table:number-columns-repeated="3"/>
          <table:table-cell office:value-type="string" calcext:value-type="string">
            <office:annotation draw:style-name="gr3" draw:text-style-name="P3" svg:width="1.826in" svg:height="4.1579in" svg:x="4.9118in" svg:y="0.3126in" draw:caption-point-x="-0.1602in" draw:caption-point-y="0.1079in">
              <dc:date>2023-01-23T00:00:00</dc:date>
              <text:p text:style-name="P2">MEX, V 1.20 Safire2 MCR <text:s/>(V 1.20 Safire2 MCR )</text:p>
              <text:p text:style-name="P2">MEM, V 1.20 Safire2 MCR <text:s/>(V 1.20 Safire2 MCR )</text:p>
              <text:p text:style-name="P2">FPO, V_1.03_Safire2 FP <text:s/>(V_1.03_Safire2 FP )</text:p>
              <text:p text:style-name="P2">ABS, V 1.00 MCR Abs 4 Channel (V 1.00 MCR Abs 4 Channel)</text:p>
              <text:p text:style-name="P2">LUM, V_1.05_02/2015_LUMINESCENCE (Feb 24 2015/17.31.16)</text:p>
              <text:p text:style-name="P2">INA, V_1.05_11/2011_S3LCE_ALPHA (Nov <text:s/>3 2011/09.27.24)</text:p>
              <text:p text:style-name="P2">INB, V_1.05_11/2011_S3LCE_ALPHA (Nov <text:s/>3 2011/09.27.24)</text:p>
              <text:p text:style-name="P2">TCAN, V_1.00_02/2008_S3FTCAN (Feb 21 2008/17.19.16)</text:p>
              <text:p text:style-name="P2"/>
            </office:annotation>
            <text:p>MAI, V_1.05_11/2011_S3LCE_ALPHA (Nov <text:s/>3 2011/09.27.24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:</text:p>
          </table:table-cell>
          <table:table-cell table:style-name="ce4" office:value-type="date" office:date-value="2023-01-23" calcext:value-type="date">
            <text:p>1/23/20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:</text:p>
          </table:table-cell>
          <table:table-cell table:style-name="ce5" office:value-type="string" calcext:value-type="string">
            <text:p>12:20:42 PM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ystem</text:p>
          </table:table-cell>
          <table:table-cell table:number-columns-repeated="3"/>
          <table:table-cell office:value-type="string" calcext:value-type="string">
            <text:p>BC4-B140800762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er</text:p>
          </table:table-cell>
          <table:table-cell table:number-columns-repeated="3"/>
          <table:table-cell office:value-type="string" calcext:value-type="string">
            <text:p>BC4-B140800762W\BIF Us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e</text:p>
          </table:table-cell>
          <table:table-cell table:number-columns-repeated="3"/>
          <table:table-cell office:value-type="string" calcext:value-type="string">
            <text:p>Thermo Fisher Scientific-Nunclon 96 Flat Bottom Transparent Polystyrene Cat. No.: 152038/152039/156545/161093/167008/168055 [NUN96ft_TC.pdfx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e-ID (Stacker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abel: emis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de</text:p>
          </table:table-cell>
          <table:table-cell table:number-columns-repeated="3"/>
          <table:table-cell office:value-type="string" calcext:value-type="string">
            <text:p>Fluorescence Bottom Read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citation Wavelength</text:p>
          </table:table-cell>
          <table:table-cell table:number-columns-repeated="3"/>
          <table:table-cell office:value-type="float" office:value="485" calcext:value-type="float">
            <text:p>485</text:p>
          </table:table-cell>
          <table:table-cell office:value-type="string" calcext:value-type="string">
            <text:p>n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ission Wavelength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n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citation Bandwidth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n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ission Bandwidth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n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in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 office:value-type="string" calcext:value-type="string">
            <text:p>Calculated From: A1 (100%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mber of Flashes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ash Frequenc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string" calcext:value-type="string">
            <text:p>H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gration Time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µ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Tim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µ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ttle Tim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 of Plate</text:p>
          </table:table-cell>
          <table:table-cell table:number-columns-repeated="3"/>
          <table:table-cell office:value-type="string" calcext:value-type="string">
            <text:p>A1-C6; D1-H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t Time:</text:p>
          </table:table-cell>
          <table:table-cell table:style-name="ce5" office:value-type="string" calcext:value-type="string">
            <text:p>1/23/2023 12:20:59 P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mperature: 24.3 °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float" office:value="44817" calcext:value-type="float">
            <text:p>44817</text:p>
          </table:table-cell>
          <table:table-cell office:value-type="float" office:value="25996" calcext:value-type="float">
            <text:p>25996</text:p>
          </table:table-cell>
          <table:table-cell office:value-type="float" office:value="48383" calcext:value-type="float">
            <text:p>48383</text:p>
          </table:table-cell>
          <table:table-cell office:value-type="float" office:value="51969" calcext:value-type="float">
            <text:p>51969</text:p>
          </table:table-cell>
          <table:table-cell office:value-type="float" office:value="36083" calcext:value-type="float">
            <text:p>36083</text:p>
          </table:table-cell>
          <table:table-cell office:value-type="float" office:value="20242" calcext:value-type="float">
            <text:p>2024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</text:p>
          </table:table-cell>
          <table:table-cell office:value-type="float" office:value="58408" calcext:value-type="float">
            <text:p>58408</text:p>
          </table:table-cell>
          <table:table-cell office:value-type="float" office:value="43007" calcext:value-type="float">
            <text:p>43007</text:p>
          </table:table-cell>
          <table:table-cell office:value-type="float" office:value="31011" calcext:value-type="float">
            <text:p>31011</text:p>
          </table:table-cell>
          <table:table-cell office:value-type="float" office:value="33514" calcext:value-type="float">
            <text:p>33514</text:p>
          </table:table-cell>
          <table:table-cell office:value-type="float" office:value="47249" calcext:value-type="float">
            <text:p>47249</text:p>
          </table:table-cell>
          <table:table-cell office:value-type="float" office:value="40724" calcext:value-type="float">
            <text:p>4072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</text:p>
          </table:table-cell>
          <table:table-cell office:value-type="float" office:value="22066" calcext:value-type="float">
            <text:p>22066</text:p>
          </table:table-cell>
          <table:table-cell office:value-type="float" office:value="24349" calcext:value-type="float">
            <text:p>24349</text:p>
          </table:table-cell>
          <table:table-cell office:value-type="float" office:value="24425" calcext:value-type="float">
            <text:p>24425</text:p>
          </table:table-cell>
          <table:table-cell office:value-type="float" office:value="30167" calcext:value-type="float">
            <text:p>30167</text:p>
          </table:table-cell>
          <table:table-cell office:value-type="float" office:value="51528" calcext:value-type="float">
            <text:p>51528</text:p>
          </table:table-cell>
          <table:table-cell office:value-type="float" office:value="43673" calcext:value-type="float">
            <text:p>4367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</text:p>
          </table:table-cell>
          <table:table-cell office:value-type="float" office:value="46689" calcext:value-type="float">
            <text:p>46689</text:p>
          </table:table-cell>
          <table:table-cell office:value-type="float" office:value="32076" calcext:value-type="float">
            <text:p>32076</text:p>
          </table:table-cell>
          <table:table-cell office:value-type="float" office:value="38494" calcext:value-type="float">
            <text:p>3849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</text:p>
          </table:table-cell>
          <table:table-cell office:value-type="float" office:value="45813" calcext:value-type="float">
            <text:p>45813</text:p>
          </table:table-cell>
          <table:table-cell office:value-type="float" office:value="19739" calcext:value-type="float">
            <text:p>19739</text:p>
          </table:table-cell>
          <table:table-cell office:value-type="float" office:value="35487" calcext:value-type="float">
            <text:p>3548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</text:p>
          </table:table-cell>
          <table:table-cell office:value-type="float" office:value="46911" calcext:value-type="float">
            <text:p>46911</text:p>
          </table:table-cell>
          <table:table-cell office:value-type="float" office:value="36984" calcext:value-type="float">
            <text:p>36984</text:p>
          </table:table-cell>
          <table:table-cell office:value-type="float" office:value="19789" calcext:value-type="float">
            <text:p>1978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20783" calcext:value-type="float">
            <text:p>20783</text:p>
          </table:table-cell>
          <table:table-cell office:value-type="float" office:value="46303" calcext:value-type="float">
            <text:p>46303</text:p>
          </table:table-cell>
          <table:table-cell office:value-type="float" office:value="22044" calcext:value-type="float">
            <text:p>2204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41702" calcext:value-type="float">
            <text:p>41702</text:p>
          </table:table-cell>
          <table:table-cell office:value-type="float" office:value="38024" calcext:value-type="float">
            <text:p>38024</text:p>
          </table:table-cell>
          <table:table-cell office:value-type="float" office:value="35508" calcext:value-type="float">
            <text:p>35508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End Time:</text:p>
          </table:table-cell>
          <table:table-cell table:style-name="ce5" office:value-type="string" calcext:value-type="string">
            <text:p>1/23/2023 12:21:14 PM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Label: sc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de</text:p>
          </table:table-cell>
          <table:table-cell table:number-columns-repeated="3"/>
          <table:table-cell office:value-type="string" calcext:value-type="string">
            <text:p>Fluorescence Bottom Read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mission Wavelength Start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n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ission Wavelength End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n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ission Wavelength Step Siz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ission Scan Number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citation Wavelength</text:p>
          </table:table-cell>
          <table:table-cell table:number-columns-repeated="3"/>
          <table:table-cell office:value-type="float" office:value="485" calcext:value-type="float">
            <text:p>485</text:p>
          </table:table-cell>
          <table:table-cell office:value-type="string" calcext:value-type="string">
            <text:p>n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ndwidth (Em)</text:p>
          </table:table-cell>
          <table:table-cell table:number-columns-repeated="3"/>
          <table:table-cell office:value-type="string" calcext:value-type="string">
            <text:p>280...850: 5 n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dwidth (Ex)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n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in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 office:value-type="string" calcext:value-type="string">
            <text:p>Calculated From: A1 (100%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mber of Flashes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ash Frequenc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string" calcext:value-type="string">
            <text:p>H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gration Time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µ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Tim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µ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ttle Tim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 of Plate</text:p>
          </table:table-cell>
          <table:table-cell table:number-columns-repeated="3"/>
          <table:table-cell office:value-type="string" calcext:value-type="string">
            <text:p>A1-C6; D1-H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t Time:</text:p>
          </table:table-cell>
          <table:table-cell table:style-name="ce5" office:value-type="string" calcext:value-type="string">
            <text:p>1/23/2023 12:21:46 P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mperature: 24.5 °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vel.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502" calcext:value-type="float">
            <text:p>502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508" calcext:value-type="float">
            <text:p>508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578" calcext:value-type="float">
            <text:p>578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600" calcext:value-type="float">
            <text:p>600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A1</text:p>
          </table:table-cell>
          <table:table-cell office:value-type="float" office:value="26908" calcext:value-type="float">
            <text:p>26908</text:p>
          </table:table-cell>
          <table:table-cell office:value-type="float" office:value="29975" calcext:value-type="float">
            <text:p>29975</text:p>
          </table:table-cell>
          <table:table-cell office:value-type="float" office:value="34692" calcext:value-type="float">
            <text:p>34692</text:p>
          </table:table-cell>
          <table:table-cell office:value-type="float" office:value="39548" calcext:value-type="float">
            <text:p>39548</text:p>
          </table:table-cell>
          <table:table-cell office:value-type="float" office:value="44034" calcext:value-type="float">
            <text:p>44034</text:p>
          </table:table-cell>
          <table:table-cell office:value-type="float" office:value="47248" calcext:value-type="float">
            <text:p>47248</text:p>
          </table:table-cell>
          <table:table-cell office:value-type="float" office:value="49111" calcext:value-type="float">
            <text:p>49111</text:p>
          </table:table-cell>
          <table:table-cell office:value-type="float" office:value="50128" calcext:value-type="float">
            <text:p>50128</text:p>
          </table:table-cell>
          <table:table-cell office:value-type="float" office:value="50176" calcext:value-type="float">
            <text:p>50176</text:p>
          </table:table-cell>
          <table:table-cell office:value-type="float" office:value="49103" calcext:value-type="float">
            <text:p>49103</text:p>
          </table:table-cell>
          <table:table-cell office:value-type="float" office:value="47049" calcext:value-type="float">
            <text:p>47049</text:p>
          </table:table-cell>
          <table:table-cell office:value-type="float" office:value="45699" calcext:value-type="float">
            <text:p>45699</text:p>
          </table:table-cell>
          <table:table-cell office:value-type="float" office:value="43354" calcext:value-type="float">
            <text:p>43354</text:p>
          </table:table-cell>
          <table:table-cell office:value-type="float" office:value="42030" calcext:value-type="float">
            <text:p>42030</text:p>
          </table:table-cell>
          <table:table-cell office:value-type="float" office:value="40222" calcext:value-type="float">
            <text:p>40222</text:p>
          </table:table-cell>
          <table:table-cell office:value-type="float" office:value="39122" calcext:value-type="float">
            <text:p>39122</text:p>
          </table:table-cell>
          <table:table-cell office:value-type="float" office:value="38137" calcext:value-type="float">
            <text:p>38137</text:p>
          </table:table-cell>
          <table:table-cell office:value-type="float" office:value="37167" calcext:value-type="float">
            <text:p>37167</text:p>
          </table:table-cell>
          <table:table-cell office:value-type="float" office:value="36866" calcext:value-type="float">
            <text:p>36866</text:p>
          </table:table-cell>
          <table:table-cell office:value-type="float" office:value="35682" calcext:value-type="float">
            <text:p>35682</text:p>
          </table:table-cell>
          <table:table-cell office:value-type="float" office:value="35220" calcext:value-type="float">
            <text:p>35220</text:p>
          </table:table-cell>
          <table:table-cell office:value-type="float" office:value="34762" calcext:value-type="float">
            <text:p>34762</text:p>
          </table:table-cell>
          <table:table-cell office:value-type="float" office:value="33995" calcext:value-type="float">
            <text:p>33995</text:p>
          </table:table-cell>
          <table:table-cell office:value-type="float" office:value="33124" calcext:value-type="float">
            <text:p>33124</text:p>
          </table:table-cell>
          <table:table-cell office:value-type="float" office:value="32500" calcext:value-type="float">
            <text:p>32500</text:p>
          </table:table-cell>
          <table:table-cell office:value-type="float" office:value="32052" calcext:value-type="float">
            <text:p>32052</text:p>
          </table:table-cell>
          <table:table-cell office:value-type="float" office:value="30920" calcext:value-type="float">
            <text:p>30920</text:p>
          </table:table-cell>
          <table:table-cell office:value-type="float" office:value="30002" calcext:value-type="float">
            <text:p>30002</text:p>
          </table:table-cell>
          <table:table-cell office:value-type="float" office:value="29189" calcext:value-type="float">
            <text:p>29189</text:p>
          </table:table-cell>
          <table:table-cell office:value-type="float" office:value="28273" calcext:value-type="float">
            <text:p>28273</text:p>
          </table:table-cell>
          <table:table-cell office:value-type="float" office:value="27214" calcext:value-type="float">
            <text:p>27214</text:p>
          </table:table-cell>
          <table:table-cell office:value-type="float" office:value="26203" calcext:value-type="float">
            <text:p>26203</text:p>
          </table:table-cell>
          <table:table-cell office:value-type="float" office:value="25389" calcext:value-type="float">
            <text:p>25389</text:p>
          </table:table-cell>
          <table:table-cell office:value-type="float" office:value="24014" calcext:value-type="float">
            <text:p>24014</text:p>
          </table:table-cell>
          <table:table-cell office:value-type="float" office:value="23276" calcext:value-type="float">
            <text:p>23276</text:p>
          </table:table-cell>
          <table:table-cell office:value-type="float" office:value="22477" calcext:value-type="float">
            <text:p>22477</text:p>
          </table:table-cell>
          <table:table-cell office:value-type="float" office:value="21504" calcext:value-type="float">
            <text:p>21504</text:p>
          </table:table-cell>
          <table:table-cell office:value-type="float" office:value="20732" calcext:value-type="float">
            <text:p>20732</text:p>
          </table:table-cell>
          <table:table-cell office:value-type="float" office:value="20169" calcext:value-type="float">
            <text:p>20169</text:p>
          </table:table-cell>
          <table:table-cell office:value-type="float" office:value="19262" calcext:value-type="float">
            <text:p>19262</text:p>
          </table:table-cell>
          <table:table-cell office:value-type="float" office:value="18395" calcext:value-type="float">
            <text:p>18395</text:p>
          </table:table-cell>
          <table:table-cell office:value-type="float" office:value="17580" calcext:value-type="float">
            <text:p>17580</text:p>
          </table:table-cell>
          <table:table-cell office:value-type="float" office:value="16913" calcext:value-type="float">
            <text:p>16913</text:p>
          </table:table-cell>
          <table:table-cell office:value-type="float" office:value="16350" calcext:value-type="float">
            <text:p>16350</text:p>
          </table:table-cell>
          <table:table-cell office:value-type="float" office:value="15865" calcext:value-type="float">
            <text:p>15865</text:p>
          </table:table-cell>
          <table:table-cell office:value-type="float" office:value="14963" calcext:value-type="float">
            <text:p>14963</text:p>
          </table:table-cell>
          <table:table-cell office:value-type="float" office:value="14469" calcext:value-type="float">
            <text:p>14469</text:p>
          </table:table-cell>
          <table:table-cell office:value-type="float" office:value="13979" calcext:value-type="float">
            <text:p>13979</text:p>
          </table:table-cell>
          <table:table-cell office:value-type="float" office:value="13326" calcext:value-type="float">
            <text:p>13326</text:p>
          </table:table-cell>
          <table:table-cell office:value-type="float" office:value="13119" calcext:value-type="float">
            <text:p>13119</text:p>
          </table:table-cell>
          <table:table-cell office:value-type="float" office:value="12543" calcext:value-type="float">
            <text:p>12543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A2</text:p>
          </table:table-cell>
          <table:table-cell office:value-type="float" office:value="14979" calcext:value-type="float">
            <text:p>14979</text:p>
          </table:table-cell>
          <table:table-cell office:value-type="float" office:value="17875" calcext:value-type="float">
            <text:p>17875</text:p>
          </table:table-cell>
          <table:table-cell office:value-type="float" office:value="20115" calcext:value-type="float">
            <text:p>20115</text:p>
          </table:table-cell>
          <table:table-cell office:value-type="float" office:value="22580" calcext:value-type="float">
            <text:p>22580</text:p>
          </table:table-cell>
          <table:table-cell office:value-type="float" office:value="24804" calcext:value-type="float">
            <text:p>24804</text:p>
          </table:table-cell>
          <table:table-cell office:value-type="float" office:value="26825" calcext:value-type="float">
            <text:p>26825</text:p>
          </table:table-cell>
          <table:table-cell office:value-type="float" office:value="28429" calcext:value-type="float">
            <text:p>28429</text:p>
          </table:table-cell>
          <table:table-cell office:value-type="float" office:value="29933" calcext:value-type="float">
            <text:p>29933</text:p>
          </table:table-cell>
          <table:table-cell office:value-type="float" office:value="30754" calcext:value-type="float">
            <text:p>30754</text:p>
          </table:table-cell>
          <table:table-cell office:value-type="float" office:value="31427" calcext:value-type="float">
            <text:p>31427</text:p>
          </table:table-cell>
          <table:table-cell office:value-type="float" office:value="31538" calcext:value-type="float">
            <text:p>31538</text:p>
          </table:table-cell>
          <table:table-cell office:value-type="float" office:value="31341" calcext:value-type="float">
            <text:p>31341</text:p>
          </table:table-cell>
          <table:table-cell office:value-type="float" office:value="31194" calcext:value-type="float">
            <text:p>31194</text:p>
          </table:table-cell>
          <table:table-cell office:value-type="float" office:value="30922" calcext:value-type="float">
            <text:p>30922</text:p>
          </table:table-cell>
          <table:table-cell office:value-type="float" office:value="30580" calcext:value-type="float">
            <text:p>30580</text:p>
          </table:table-cell>
          <table:table-cell office:value-type="float" office:value="30453" calcext:value-type="float">
            <text:p>30453</text:p>
          </table:table-cell>
          <table:table-cell office:value-type="float" office:value="30111" calcext:value-type="float">
            <text:p>30111</text:p>
          </table:table-cell>
          <table:table-cell office:value-type="float" office:value="29665" calcext:value-type="float">
            <text:p>29665</text:p>
          </table:table-cell>
          <table:table-cell office:value-type="float" office:value="29301" calcext:value-type="float">
            <text:p>29301</text:p>
          </table:table-cell>
          <table:table-cell office:value-type="float" office:value="29070" calcext:value-type="float">
            <text:p>29070</text:p>
          </table:table-cell>
          <table:table-cell office:value-type="float" office:value="28476" calcext:value-type="float">
            <text:p>28476</text:p>
          </table:table-cell>
          <table:table-cell office:value-type="float" office:value="28424" calcext:value-type="float">
            <text:p>28424</text:p>
          </table:table-cell>
          <table:table-cell office:value-type="float" office:value="27843" calcext:value-type="float">
            <text:p>27843</text:p>
          </table:table-cell>
          <table:table-cell office:value-type="float" office:value="27404" calcext:value-type="float">
            <text:p>27404</text:p>
          </table:table-cell>
          <table:table-cell office:value-type="float" office:value="27074" calcext:value-type="float">
            <text:p>27074</text:p>
          </table:table-cell>
          <table:table-cell office:value-type="float" office:value="26434" calcext:value-type="float">
            <text:p>26434</text:p>
          </table:table-cell>
          <table:table-cell office:value-type="float" office:value="26140" calcext:value-type="float">
            <text:p>26140</text:p>
          </table:table-cell>
          <table:table-cell office:value-type="float" office:value="25640" calcext:value-type="float">
            <text:p>25640</text:p>
          </table:table-cell>
          <table:table-cell office:value-type="float" office:value="24944" calcext:value-type="float">
            <text:p>24944</text:p>
          </table:table-cell>
          <table:table-cell office:value-type="float" office:value="24558" calcext:value-type="float">
            <text:p>24558</text:p>
          </table:table-cell>
          <table:table-cell office:value-type="float" office:value="23827" calcext:value-type="float">
            <text:p>23827</text:p>
          </table:table-cell>
          <table:table-cell office:value-type="float" office:value="22921" calcext:value-type="float">
            <text:p>22921</text:p>
          </table:table-cell>
          <table:table-cell office:value-type="float" office:value="22597" calcext:value-type="float">
            <text:p>22597</text:p>
          </table:table-cell>
          <table:table-cell office:value-type="float" office:value="21823" calcext:value-type="float">
            <text:p>21823</text:p>
          </table:table-cell>
          <table:table-cell office:value-type="float" office:value="20701" calcext:value-type="float">
            <text:p>20701</text:p>
          </table:table-cell>
          <table:table-cell office:value-type="float" office:value="20165" calcext:value-type="float">
            <text:p>20165</text:p>
          </table:table-cell>
          <table:table-cell office:value-type="float" office:value="19781" calcext:value-type="float">
            <text:p>19781</text:p>
          </table:table-cell>
          <table:table-cell office:value-type="float" office:value="18804" calcext:value-type="float">
            <text:p>18804</text:p>
          </table:table-cell>
          <table:table-cell office:value-type="float" office:value="18460" calcext:value-type="float">
            <text:p>18460</text:p>
          </table:table-cell>
          <table:table-cell office:value-type="float" office:value="17830" calcext:value-type="float">
            <text:p>17830</text:p>
          </table:table-cell>
          <table:table-cell office:value-type="float" office:value="16966" calcext:value-type="float">
            <text:p>16966</text:p>
          </table:table-cell>
          <table:table-cell office:value-type="float" office:value="16502" calcext:value-type="float">
            <text:p>16502</text:p>
          </table:table-cell>
          <table:table-cell office:value-type="float" office:value="15904" calcext:value-type="float">
            <text:p>15904</text:p>
          </table:table-cell>
          <table:table-cell office:value-type="float" office:value="15319" calcext:value-type="float">
            <text:p>15319</text:p>
          </table:table-cell>
          <table:table-cell office:value-type="float" office:value="14809" calcext:value-type="float">
            <text:p>14809</text:p>
          </table:table-cell>
          <table:table-cell office:value-type="float" office:value="14302" calcext:value-type="float">
            <text:p>14302</text:p>
          </table:table-cell>
          <table:table-cell office:value-type="float" office:value="13690" calcext:value-type="float">
            <text:p>13690</text:p>
          </table:table-cell>
          <table:table-cell office:value-type="float" office:value="13141" calcext:value-type="float">
            <text:p>13141</text:p>
          </table:table-cell>
          <table:table-cell office:value-type="float" office:value="12762" calcext:value-type="float">
            <text:p>12762</text:p>
          </table:table-cell>
          <table:table-cell office:value-type="float" office:value="12480" calcext:value-type="float">
            <text:p>12480</text:p>
          </table:table-cell>
          <table:table-cell office:value-type="float" office:value="12032" calcext:value-type="float">
            <text:p>12032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A3</text:p>
          </table:table-cell>
          <table:table-cell office:value-type="float" office:value="26327" calcext:value-type="float">
            <text:p>26327</text:p>
          </table:table-cell>
          <table:table-cell office:value-type="float" office:value="33093" calcext:value-type="float">
            <text:p>33093</text:p>
          </table:table-cell>
          <table:table-cell office:value-type="float" office:value="37882" calcext:value-type="float">
            <text:p>37882</text:p>
          </table:table-cell>
          <table:table-cell office:value-type="float" office:value="43267" calcext:value-type="float">
            <text:p>43267</text:p>
          </table:table-cell>
          <table:table-cell office:value-type="float" office:value="47656" calcext:value-type="float">
            <text:p>47656</text:p>
          </table:table-cell>
          <table:table-cell office:value-type="float" office:value="50880" calcext:value-type="float">
            <text:p>50880</text:p>
          </table:table-cell>
          <table:table-cell office:value-type="float" office:value="53373" calcext:value-type="float">
            <text:p>53373</text:p>
          </table:table-cell>
          <table:table-cell office:value-type="float" office:value="54175" calcext:value-type="float">
            <text:p>54175</text:p>
          </table:table-cell>
          <table:table-cell office:value-type="float" office:value="53450" calcext:value-type="float">
            <text:p>53450</text:p>
          </table:table-cell>
          <table:table-cell office:value-type="float" office:value="52138" calcext:value-type="float">
            <text:p>52138</text:p>
          </table:table-cell>
          <table:table-cell office:value-type="float" office:value="50276" calcext:value-type="float">
            <text:p>50276</text:p>
          </table:table-cell>
          <table:table-cell office:value-type="float" office:value="48013" calcext:value-type="float">
            <text:p>48013</text:p>
          </table:table-cell>
          <table:table-cell office:value-type="float" office:value="45711" calcext:value-type="float">
            <text:p>45711</text:p>
          </table:table-cell>
          <table:table-cell office:value-type="float" office:value="43778" calcext:value-type="float">
            <text:p>43778</text:p>
          </table:table-cell>
          <table:table-cell office:value-type="float" office:value="42000" calcext:value-type="float">
            <text:p>42000</text:p>
          </table:table-cell>
          <table:table-cell office:value-type="float" office:value="41225" calcext:value-type="float">
            <text:p>41225</text:p>
          </table:table-cell>
          <table:table-cell office:value-type="float" office:value="39904" calcext:value-type="float">
            <text:p>39904</text:p>
          </table:table-cell>
          <table:table-cell office:value-type="float" office:value="38766" calcext:value-type="float">
            <text:p>38766</text:p>
          </table:table-cell>
          <table:table-cell office:value-type="float" office:value="37949" calcext:value-type="float">
            <text:p>37949</text:p>
          </table:table-cell>
          <table:table-cell office:value-type="float" office:value="37297" calcext:value-type="float">
            <text:p>37297</text:p>
          </table:table-cell>
          <table:table-cell office:value-type="float" office:value="36539" calcext:value-type="float">
            <text:p>36539</text:p>
          </table:table-cell>
          <table:table-cell office:value-type="float" office:value="35826" calcext:value-type="float">
            <text:p>35826</text:p>
          </table:table-cell>
          <table:table-cell office:value-type="float" office:value="35477" calcext:value-type="float">
            <text:p>35477</text:p>
          </table:table-cell>
          <table:table-cell office:value-type="float" office:value="34461" calcext:value-type="float">
            <text:p>34461</text:p>
          </table:table-cell>
          <table:table-cell office:value-type="float" office:value="33959" calcext:value-type="float">
            <text:p>33959</text:p>
          </table:table-cell>
          <table:table-cell office:value-type="float" office:value="33027" calcext:value-type="float">
            <text:p>33027</text:p>
          </table:table-cell>
          <table:table-cell office:value-type="float" office:value="32116" calcext:value-type="float">
            <text:p>32116</text:p>
          </table:table-cell>
          <table:table-cell office:value-type="float" office:value="31188" calcext:value-type="float">
            <text:p>31188</text:p>
          </table:table-cell>
          <table:table-cell office:value-type="float" office:value="30131" calcext:value-type="float">
            <text:p>30131</text:p>
          </table:table-cell>
          <table:table-cell office:value-type="float" office:value="29458" calcext:value-type="float">
            <text:p>29458</text:p>
          </table:table-cell>
          <table:table-cell office:value-type="float" office:value="28152" calcext:value-type="float">
            <text:p>28152</text:p>
          </table:table-cell>
          <table:table-cell office:value-type="float" office:value="26825" calcext:value-type="float">
            <text:p>26825</text:p>
          </table:table-cell>
          <table:table-cell office:value-type="float" office:value="26250" calcext:value-type="float">
            <text:p>26250</text:p>
          </table:table-cell>
          <table:table-cell office:value-type="float" office:value="25016" calcext:value-type="float">
            <text:p>25016</text:p>
          </table:table-cell>
          <table:table-cell office:value-type="float" office:value="23726" calcext:value-type="float">
            <text:p>23726</text:p>
          </table:table-cell>
          <table:table-cell office:value-type="float" office:value="22909" calcext:value-type="float">
            <text:p>22909</text:p>
          </table:table-cell>
          <table:table-cell office:value-type="float" office:value="22102" calcext:value-type="float">
            <text:p>22102</text:p>
          </table:table-cell>
          <table:table-cell office:value-type="float" office:value="20958" calcext:value-type="float">
            <text:p>20958</text:p>
          </table:table-cell>
          <table:table-cell office:value-type="float" office:value="20464" calcext:value-type="float">
            <text:p>20464</text:p>
          </table:table-cell>
          <table:table-cell office:value-type="float" office:value="19625" calcext:value-type="float">
            <text:p>19625</text:p>
          </table:table-cell>
          <table:table-cell office:value-type="float" office:value="18790" calcext:value-type="float">
            <text:p>18790</text:p>
          </table:table-cell>
          <table:table-cell office:value-type="float" office:value="18190" calcext:value-type="float">
            <text:p>18190</text:p>
          </table:table-cell>
          <table:table-cell office:value-type="float" office:value="17381" calcext:value-type="float">
            <text:p>17381</text:p>
          </table:table-cell>
          <table:table-cell office:value-type="float" office:value="16641" calcext:value-type="float">
            <text:p>16641</text:p>
          </table:table-cell>
          <table:table-cell office:value-type="float" office:value="15998" calcext:value-type="float">
            <text:p>15998</text:p>
          </table:table-cell>
          <table:table-cell office:value-type="float" office:value="15339" calcext:value-type="float">
            <text:p>15339</text:p>
          </table:table-cell>
          <table:table-cell office:value-type="float" office:value="14711" calcext:value-type="float">
            <text:p>14711</text:p>
          </table:table-cell>
          <table:table-cell office:value-type="float" office:value="14253" calcext:value-type="float">
            <text:p>14253</text:p>
          </table:table-cell>
          <table:table-cell office:value-type="float" office:value="13701" calcext:value-type="float">
            <text:p>13701</text:p>
          </table:table-cell>
          <table:table-cell office:value-type="float" office:value="13115" calcext:value-type="float">
            <text:p>13115</text:p>
          </table:table-cell>
          <table:table-cell office:value-type="float" office:value="12913" calcext:value-type="float">
            <text:p>12913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A4</text:p>
          </table:table-cell>
          <table:table-cell office:value-type="float" office:value="27509" calcext:value-type="float">
            <text:p>27509</text:p>
          </table:table-cell>
          <table:table-cell office:value-type="float" office:value="34629" calcext:value-type="float">
            <text:p>34629</text:p>
          </table:table-cell>
          <table:table-cell office:value-type="float" office:value="39966" calcext:value-type="float">
            <text:p>39966</text:p>
          </table:table-cell>
          <table:table-cell office:value-type="float" office:value="46134" calcext:value-type="float">
            <text:p>46134</text:p>
          </table:table-cell>
          <table:table-cell office:value-type="float" office:value="50464" calcext:value-type="float">
            <text:p>50464</text:p>
          </table:table-cell>
          <table:table-cell office:value-type="float" office:value="54568" calcext:value-type="float">
            <text:p>54568</text:p>
          </table:table-cell>
          <table:table-cell office:value-type="float" office:value="56642" calcext:value-type="float">
            <text:p>56642</text:p>
          </table:table-cell>
          <table:table-cell office:value-type="float" office:value="57576" calcext:value-type="float">
            <text:p>57576</text:p>
          </table:table-cell>
          <table:table-cell office:value-type="float" office:value="57266" calcext:value-type="float">
            <text:p>57266</text:p>
          </table:table-cell>
          <table:table-cell office:value-type="float" office:value="55473" calcext:value-type="float">
            <text:p>55473</text:p>
          </table:table-cell>
          <table:table-cell office:value-type="float" office:value="53320" calcext:value-type="float">
            <text:p>53320</text:p>
          </table:table-cell>
          <table:table-cell office:value-type="float" office:value="51053" calcext:value-type="float">
            <text:p>51053</text:p>
          </table:table-cell>
          <table:table-cell office:value-type="float" office:value="48018" calcext:value-type="float">
            <text:p>48018</text:p>
          </table:table-cell>
          <table:table-cell office:value-type="float" office:value="46341" calcext:value-type="float">
            <text:p>46341</text:p>
          </table:table-cell>
          <table:table-cell office:value-type="float" office:value="44176" calcext:value-type="float">
            <text:p>44176</text:p>
          </table:table-cell>
          <table:table-cell office:value-type="float" office:value="42782" calcext:value-type="float">
            <text:p>42782</text:p>
          </table:table-cell>
          <table:table-cell office:value-type="float" office:value="41801" calcext:value-type="float">
            <text:p>41801</text:p>
          </table:table-cell>
          <table:table-cell office:value-type="float" office:value="40489" calcext:value-type="float">
            <text:p>40489</text:p>
          </table:table-cell>
          <table:table-cell office:value-type="float" office:value="39201" calcext:value-type="float">
            <text:p>39201</text:p>
          </table:table-cell>
          <table:table-cell office:value-type="float" office:value="38601" calcext:value-type="float">
            <text:p>38601</text:p>
          </table:table-cell>
          <table:table-cell office:value-type="float" office:value="37531" calcext:value-type="float">
            <text:p>37531</text:p>
          </table:table-cell>
          <table:table-cell office:value-type="float" office:value="37214" calcext:value-type="float">
            <text:p>37214</text:p>
          </table:table-cell>
          <table:table-cell office:value-type="float" office:value="36443" calcext:value-type="float">
            <text:p>36443</text:p>
          </table:table-cell>
          <table:table-cell office:value-type="float" office:value="35659" calcext:value-type="float">
            <text:p>35659</text:p>
          </table:table-cell>
          <table:table-cell office:value-type="float" office:value="35004" calcext:value-type="float">
            <text:p>35004</text:p>
          </table:table-cell>
          <table:table-cell office:value-type="float" office:value="33866" calcext:value-type="float">
            <text:p>33866</text:p>
          </table:table-cell>
          <table:table-cell office:value-type="float" office:value="33261" calcext:value-type="float">
            <text:p>33261</text:p>
          </table:table-cell>
          <table:table-cell office:value-type="float" office:value="31969" calcext:value-type="float">
            <text:p>31969</text:p>
          </table:table-cell>
          <table:table-cell office:value-type="float" office:value="30728" calcext:value-type="float">
            <text:p>30728</text:p>
          </table:table-cell>
          <table:table-cell office:value-type="float" office:value="30099" calcext:value-type="float">
            <text:p>30099</text:p>
          </table:table-cell>
          <table:table-cell office:value-type="float" office:value="28918" calcext:value-type="float">
            <text:p>28918</text:p>
          </table:table-cell>
          <table:table-cell office:value-type="float" office:value="27444" calcext:value-type="float">
            <text:p>27444</text:p>
          </table:table-cell>
          <table:table-cell office:value-type="float" office:value="26651" calcext:value-type="float">
            <text:p>26651</text:p>
          </table:table-cell>
          <table:table-cell office:value-type="float" office:value="25560" calcext:value-type="float">
            <text:p>25560</text:p>
          </table:table-cell>
          <table:table-cell office:value-type="float" office:value="24127" calcext:value-type="float">
            <text:p>24127</text:p>
          </table:table-cell>
          <table:table-cell office:value-type="float" office:value="23374" calcext:value-type="float">
            <text:p>23374</text:p>
          </table:table-cell>
          <table:table-cell office:value-type="float" office:value="22436" calcext:value-type="float">
            <text:p>22436</text:p>
          </table:table-cell>
          <table:table-cell office:value-type="float" office:value="21301" calcext:value-type="float">
            <text:p>21301</text:p>
          </table:table-cell>
          <table:table-cell office:value-type="float" office:value="20697" calcext:value-type="float">
            <text:p>20697</text:p>
          </table:table-cell>
          <table:table-cell office:value-type="float" office:value="19832" calcext:value-type="float">
            <text:p>19832</text:p>
          </table:table-cell>
          <table:table-cell office:value-type="float" office:value="18824" calcext:value-type="float">
            <text:p>18824</text:p>
          </table:table-cell>
          <table:table-cell office:value-type="float" office:value="18314" calcext:value-type="float">
            <text:p>18314</text:p>
          </table:table-cell>
          <table:table-cell office:value-type="float" office:value="17459" calcext:value-type="float">
            <text:p>17459</text:p>
          </table:table-cell>
          <table:table-cell office:value-type="float" office:value="16891" calcext:value-type="float">
            <text:p>16891</text:p>
          </table:table-cell>
          <table:table-cell office:value-type="float" office:value="16209" calcext:value-type="float">
            <text:p>16209</text:p>
          </table:table-cell>
          <table:table-cell office:value-type="float" office:value="15626" calcext:value-type="float">
            <text:p>15626</text:p>
          </table:table-cell>
          <table:table-cell office:value-type="float" office:value="14858" calcext:value-type="float">
            <text:p>14858</text:p>
          </table:table-cell>
          <table:table-cell office:value-type="float" office:value="14401" calcext:value-type="float">
            <text:p>14401</text:p>
          </table:table-cell>
          <table:table-cell office:value-type="float" office:value="13849" calcext:value-type="float">
            <text:p>13849</text:p>
          </table:table-cell>
          <table:table-cell office:value-type="float" office:value="13273" calcext:value-type="float">
            <text:p>13273</text:p>
          </table:table-cell>
          <table:table-cell office:value-type="float" office:value="12958" calcext:value-type="float">
            <text:p>12958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A5</text:p>
          </table:table-cell>
          <table:table-cell office:value-type="float" office:value="20180" calcext:value-type="float">
            <text:p>20180</text:p>
          </table:table-cell>
          <table:table-cell office:value-type="float" office:value="24574" calcext:value-type="float">
            <text:p>24574</text:p>
          </table:table-cell>
          <table:table-cell office:value-type="float" office:value="28345" calcext:value-type="float">
            <text:p>28345</text:p>
          </table:table-cell>
          <table:table-cell office:value-type="float" office:value="32059" calcext:value-type="float">
            <text:p>32059</text:p>
          </table:table-cell>
          <table:table-cell office:value-type="float" office:value="35023" calcext:value-type="float">
            <text:p>35023</text:p>
          </table:table-cell>
          <table:table-cell office:value-type="float" office:value="37800" calcext:value-type="float">
            <text:p>37800</text:p>
          </table:table-cell>
          <table:table-cell office:value-type="float" office:value="39755" calcext:value-type="float">
            <text:p>39755</text:p>
          </table:table-cell>
          <table:table-cell table:number-columns-repeated="2" office:value-type="float" office:value="41006" calcext:value-type="float">
            <text:p>41006</text:p>
          </table:table-cell>
          <table:table-cell office:value-type="float" office:value="40750" calcext:value-type="float">
            <text:p>40750</text:p>
          </table:table-cell>
          <table:table-cell office:value-type="float" office:value="40168" calcext:value-type="float">
            <text:p>40168</text:p>
          </table:table-cell>
          <table:table-cell office:value-type="float" office:value="38930" calcext:value-type="float">
            <text:p>38930</text:p>
          </table:table-cell>
          <table:table-cell office:value-type="float" office:value="38002" calcext:value-type="float">
            <text:p>38002</text:p>
          </table:table-cell>
          <table:table-cell office:value-type="float" office:value="37098" calcext:value-type="float">
            <text:p>37098</text:p>
          </table:table-cell>
          <table:table-cell office:value-type="float" office:value="36242" calcext:value-type="float">
            <text:p>36242</text:p>
          </table:table-cell>
          <table:table-cell office:value-type="float" office:value="35768" calcext:value-type="float">
            <text:p>35768</text:p>
          </table:table-cell>
          <table:table-cell office:value-type="float" office:value="34979" calcext:value-type="float">
            <text:p>34979</text:p>
          </table:table-cell>
          <table:table-cell office:value-type="float" office:value="34040" calcext:value-type="float">
            <text:p>34040</text:p>
          </table:table-cell>
          <table:table-cell office:value-type="float" office:value="33731" calcext:value-type="float">
            <text:p>33731</text:p>
          </table:table-cell>
          <table:table-cell office:value-type="float" office:value="33382" calcext:value-type="float">
            <text:p>33382</text:p>
          </table:table-cell>
          <table:table-cell office:value-type="float" office:value="32656" calcext:value-type="float">
            <text:p>32656</text:p>
          </table:table-cell>
          <table:table-cell office:value-type="float" office:value="32492" calcext:value-type="float">
            <text:p>32492</text:p>
          </table:table-cell>
          <table:table-cell office:value-type="float" office:value="31563" calcext:value-type="float">
            <text:p>31563</text:p>
          </table:table-cell>
          <table:table-cell office:value-type="float" office:value="31378" calcext:value-type="float">
            <text:p>31378</text:p>
          </table:table-cell>
          <table:table-cell office:value-type="float" office:value="30684" calcext:value-type="float">
            <text:p>30684</text:p>
          </table:table-cell>
          <table:table-cell office:value-type="float" office:value="29894" calcext:value-type="float">
            <text:p>29894</text:p>
          </table:table-cell>
          <table:table-cell office:value-type="float" office:value="29433" calcext:value-type="float">
            <text:p>29433</text:p>
          </table:table-cell>
          <table:table-cell office:value-type="float" office:value="28650" calcext:value-type="float">
            <text:p>28650</text:p>
          </table:table-cell>
          <table:table-cell office:value-type="float" office:value="27993" calcext:value-type="float">
            <text:p>27993</text:p>
          </table:table-cell>
          <table:table-cell office:value-type="float" office:value="27248" calcext:value-type="float">
            <text:p>27248</text:p>
          </table:table-cell>
          <table:table-cell office:value-type="float" office:value="26282" calcext:value-type="float">
            <text:p>26282</text:p>
          </table:table-cell>
          <table:table-cell office:value-type="float" office:value="25091" calcext:value-type="float">
            <text:p>25091</text:p>
          </table:table-cell>
          <table:table-cell office:value-type="float" office:value="24679" calcext:value-type="float">
            <text:p>24679</text:p>
          </table:table-cell>
          <table:table-cell office:value-type="float" office:value="23759" calcext:value-type="float">
            <text:p>23759</text:p>
          </table:table-cell>
          <table:table-cell office:value-type="float" office:value="22731" calcext:value-type="float">
            <text:p>22731</text:p>
          </table:table-cell>
          <table:table-cell office:value-type="float" office:value="22076" calcext:value-type="float">
            <text:p>22076</text:p>
          </table:table-cell>
          <table:table-cell office:value-type="float" office:value="21147" calcext:value-type="float">
            <text:p>21147</text:p>
          </table:table-cell>
          <table:table-cell office:value-type="float" office:value="20342" calcext:value-type="float">
            <text:p>20342</text:p>
          </table:table-cell>
          <table:table-cell office:value-type="float" office:value="19971" calcext:value-type="float">
            <text:p>19971</text:p>
          </table:table-cell>
          <table:table-cell office:value-type="float" office:value="19036" calcext:value-type="float">
            <text:p>19036</text:p>
          </table:table-cell>
          <table:table-cell office:value-type="float" office:value="18374" calcext:value-type="float">
            <text:p>18374</text:p>
          </table:table-cell>
          <table:table-cell office:value-type="float" office:value="17773" calcext:value-type="float">
            <text:p>17773</text:p>
          </table:table-cell>
          <table:table-cell office:value-type="float" office:value="17109" calcext:value-type="float">
            <text:p>17109</text:p>
          </table:table-cell>
          <table:table-cell office:value-type="float" office:value="16273" calcext:value-type="float">
            <text:p>16273</text:p>
          </table:table-cell>
          <table:table-cell office:value-type="float" office:value="15679" calcext:value-type="float">
            <text:p>15679</text:p>
          </table:table-cell>
          <table:table-cell office:value-type="float" office:value="15185" calcext:value-type="float">
            <text:p>15185</text:p>
          </table:table-cell>
          <table:table-cell office:value-type="float" office:value="14641" calcext:value-type="float">
            <text:p>14641</text:p>
          </table:table-cell>
          <table:table-cell office:value-type="float" office:value="14317" calcext:value-type="float">
            <text:p>14317</text:p>
          </table:table-cell>
          <table:table-cell office:value-type="float" office:value="13537" calcext:value-type="float">
            <text:p>13537</text:p>
          </table:table-cell>
          <table:table-cell office:value-type="float" office:value="13130" calcext:value-type="float">
            <text:p>13130</text:p>
          </table:table-cell>
          <table:table-cell office:value-type="float" office:value="12693" calcext:value-type="float">
            <text:p>12693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A6</text:p>
          </table:table-cell>
          <table:table-cell office:value-type="float" office:value="12570" calcext:value-type="float">
            <text:p>12570</text:p>
          </table:table-cell>
          <table:table-cell office:value-type="float" office:value="14717" calcext:value-type="float">
            <text:p>14717</text:p>
          </table:table-cell>
          <table:table-cell office:value-type="float" office:value="16158" calcext:value-type="float">
            <text:p>16158</text:p>
          </table:table-cell>
          <table:table-cell office:value-type="float" office:value="18021" calcext:value-type="float">
            <text:p>18021</text:p>
          </table:table-cell>
          <table:table-cell office:value-type="float" office:value="19800" calcext:value-type="float">
            <text:p>19800</text:p>
          </table:table-cell>
          <table:table-cell office:value-type="float" office:value="21149" calcext:value-type="float">
            <text:p>21149</text:p>
          </table:table-cell>
          <table:table-cell office:value-type="float" office:value="22307" calcext:value-type="float">
            <text:p>22307</text:p>
          </table:table-cell>
          <table:table-cell office:value-type="float" office:value="23485" calcext:value-type="float">
            <text:p>23485</text:p>
          </table:table-cell>
          <table:table-cell office:value-type="float" office:value="24427" calcext:value-type="float">
            <text:p>24427</text:p>
          </table:table-cell>
          <table:table-cell office:value-type="float" office:value="24703" calcext:value-type="float">
            <text:p>24703</text:p>
          </table:table-cell>
          <table:table-cell office:value-type="float" office:value="25624" calcext:value-type="float">
            <text:p>25624</text:p>
          </table:table-cell>
          <table:table-cell office:value-type="float" office:value="25551" calcext:value-type="float">
            <text:p>25551</text:p>
          </table:table-cell>
          <table:table-cell office:value-type="float" office:value="25960" calcext:value-type="float">
            <text:p>25960</text:p>
          </table:table-cell>
          <table:table-cell office:value-type="float" office:value="25797" calcext:value-type="float">
            <text:p>25797</text:p>
          </table:table-cell>
          <table:table-cell office:value-type="float" office:value="25995" calcext:value-type="float">
            <text:p>25995</text:p>
          </table:table-cell>
          <table:table-cell office:value-type="float" office:value="25911" calcext:value-type="float">
            <text:p>25911</text:p>
          </table:table-cell>
          <table:table-cell office:value-type="float" office:value="25796" calcext:value-type="float">
            <text:p>25796</text:p>
          </table:table-cell>
          <table:table-cell office:value-type="float" office:value="25507" calcext:value-type="float">
            <text:p>25507</text:p>
          </table:table-cell>
          <table:table-cell office:value-type="float" office:value="25643" calcext:value-type="float">
            <text:p>25643</text:p>
          </table:table-cell>
          <table:table-cell office:value-type="float" office:value="25617" calcext:value-type="float">
            <text:p>25617</text:p>
          </table:table-cell>
          <table:table-cell office:value-type="float" office:value="25218" calcext:value-type="float">
            <text:p>25218</text:p>
          </table:table-cell>
          <table:table-cell office:value-type="float" office:value="24778" calcext:value-type="float">
            <text:p>24778</text:p>
          </table:table-cell>
          <table:table-cell office:value-type="float" office:value="24588" calcext:value-type="float">
            <text:p>24588</text:p>
          </table:table-cell>
          <table:table-cell office:value-type="float" office:value="24288" calcext:value-type="float">
            <text:p>24288</text:p>
          </table:table-cell>
          <table:table-cell office:value-type="float" office:value="24001" calcext:value-type="float">
            <text:p>24001</text:p>
          </table:table-cell>
          <table:table-cell office:value-type="float" office:value="23693" calcext:value-type="float">
            <text:p>23693</text:p>
          </table:table-cell>
          <table:table-cell office:value-type="float" office:value="23084" calcext:value-type="float">
            <text:p>23084</text:p>
          </table:table-cell>
          <table:table-cell office:value-type="float" office:value="22561" calcext:value-type="float">
            <text:p>22561</text:p>
          </table:table-cell>
          <table:table-cell office:value-type="float" office:value="22150" calcext:value-type="float">
            <text:p>22150</text:p>
          </table:table-cell>
          <table:table-cell office:value-type="float" office:value="22059" calcext:value-type="float">
            <text:p>22059</text:p>
          </table:table-cell>
          <table:table-cell office:value-type="float" office:value="21500" calcext:value-type="float">
            <text:p>21500</text:p>
          </table:table-cell>
          <table:table-cell office:value-type="float" office:value="20661" calcext:value-type="float">
            <text:p>20661</text:p>
          </table:table-cell>
          <table:table-cell office:value-type="float" office:value="20384" calcext:value-type="float">
            <text:p>20384</text:p>
          </table:table-cell>
          <table:table-cell office:value-type="float" office:value="19692" calcext:value-type="float">
            <text:p>19692</text:p>
          </table:table-cell>
          <table:table-cell office:value-type="float" office:value="18789" calcext:value-type="float">
            <text:p>18789</text:p>
          </table:table-cell>
          <table:table-cell office:value-type="float" office:value="18465" calcext:value-type="float">
            <text:p>18465</text:p>
          </table:table-cell>
          <table:table-cell office:value-type="float" office:value="17979" calcext:value-type="float">
            <text:p>17979</text:p>
          </table:table-cell>
          <table:table-cell office:value-type="float" office:value="17145" calcext:value-type="float">
            <text:p>17145</text:p>
          </table:table-cell>
          <table:table-cell office:value-type="float" office:value="16983" calcext:value-type="float">
            <text:p>16983</text:p>
          </table:table-cell>
          <table:table-cell office:value-type="float" office:value="16219" calcext:value-type="float">
            <text:p>16219</text:p>
          </table:table-cell>
          <table:table-cell office:value-type="float" office:value="15563" calcext:value-type="float">
            <text:p>15563</text:p>
          </table:table-cell>
          <table:table-cell office:value-type="float" office:value="14973" calcext:value-type="float">
            <text:p>14973</text:p>
          </table:table-cell>
          <table:table-cell office:value-type="float" office:value="14682" calcext:value-type="float">
            <text:p>14682</text:p>
          </table:table-cell>
          <table:table-cell office:value-type="float" office:value="14298" calcext:value-type="float">
            <text:p>14298</text:p>
          </table:table-cell>
          <table:table-cell office:value-type="float" office:value="13469" calcext:value-type="float">
            <text:p>13469</text:p>
          </table:table-cell>
          <table:table-cell office:value-type="float" office:value="13102" calcext:value-type="float">
            <text:p>13102</text:p>
          </table:table-cell>
          <table:table-cell office:value-type="float" office:value="12570" calcext:value-type="float">
            <text:p>12570</text:p>
          </table:table-cell>
          <table:table-cell office:value-type="float" office:value="12189" calcext:value-type="float">
            <text:p>12189</text:p>
          </table:table-cell>
          <table:table-cell office:value-type="float" office:value="11802" calcext:value-type="float">
            <text:p>11802</text:p>
          </table:table-cell>
          <table:table-cell office:value-type="float" office:value="11408" calcext:value-type="float">
            <text:p>11408</text:p>
          </table:table-cell>
          <table:table-cell office:value-type="float" office:value="11133" calcext:value-type="float">
            <text:p>11133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B1</text:p>
          </table:table-cell>
          <table:table-cell office:value-type="float" office:value="29787" calcext:value-type="float">
            <text:p>29787</text:p>
          </table:table-cell>
          <table:table-cell office:value-type="float" office:value="37908" calcext:value-type="float">
            <text:p>37908</text:p>
          </table:table-cell>
          <table:table-cell office:value-type="float" office:value="44231" calcext:value-type="float">
            <text:p>44231</text:p>
          </table:table-cell>
          <table:table-cell office:value-type="float" office:value="50623" calcext:value-type="float">
            <text:p>50623</text:p>
          </table:table-cell>
          <table:table-cell office:value-type="float" office:value="56106" calcext:value-type="float">
            <text:p>56106</text:p>
          </table:table-cell>
          <table:table-cell office:value-type="float" office:value="61171" calcext:value-type="float">
            <text:p>61171</text:p>
          </table:table-cell>
          <table:table-cell office:value-type="float" office:value="64015" calcext:value-type="float">
            <text:p>64015</text:p>
          </table:table-cell>
          <table:table-cell office:value-type="float" office:value="65048" calcext:value-type="float">
            <text:p>65048</text:p>
          </table:table-cell>
          <table:table-cell office:value-type="float" office:value="63934" calcext:value-type="float">
            <text:p>63934</text:p>
          </table:table-cell>
          <table:table-cell office:value-type="float" office:value="62319" calcext:value-type="float">
            <text:p>62319</text:p>
          </table:table-cell>
          <table:table-cell office:value-type="float" office:value="60415" calcext:value-type="float">
            <text:p>60415</text:p>
          </table:table-cell>
          <table:table-cell office:value-type="float" office:value="58008" calcext:value-type="float">
            <text:p>58008</text:p>
          </table:table-cell>
          <table:table-cell office:value-type="float" office:value="54813" calcext:value-type="float">
            <text:p>54813</text:p>
          </table:table-cell>
          <table:table-cell office:value-type="float" office:value="52308" calcext:value-type="float">
            <text:p>52308</text:p>
          </table:table-cell>
          <table:table-cell office:value-type="float" office:value="49659" calcext:value-type="float">
            <text:p>49659</text:p>
          </table:table-cell>
          <table:table-cell office:value-type="float" office:value="47666" calcext:value-type="float">
            <text:p>47666</text:p>
          </table:table-cell>
          <table:table-cell office:value-type="float" office:value="46232" calcext:value-type="float">
            <text:p>46232</text:p>
          </table:table-cell>
          <table:table-cell office:value-type="float" office:value="44847" calcext:value-type="float">
            <text:p>44847</text:p>
          </table:table-cell>
          <table:table-cell office:value-type="float" office:value="43594" calcext:value-type="float">
            <text:p>43594</text:p>
          </table:table-cell>
          <table:table-cell office:value-type="float" office:value="43629" calcext:value-type="float">
            <text:p>43629</text:p>
          </table:table-cell>
          <table:table-cell office:value-type="float" office:value="42546" calcext:value-type="float">
            <text:p>42546</text:p>
          </table:table-cell>
          <table:table-cell office:value-type="float" office:value="41675" calcext:value-type="float">
            <text:p>41675</text:p>
          </table:table-cell>
          <table:table-cell office:value-type="float" office:value="40125" calcext:value-type="float">
            <text:p>40125</text:p>
          </table:table-cell>
          <table:table-cell office:value-type="float" office:value="40018" calcext:value-type="float">
            <text:p>40018</text:p>
          </table:table-cell>
          <table:table-cell office:value-type="float" office:value="39196" calcext:value-type="float">
            <text:p>39196</text:p>
          </table:table-cell>
          <table:table-cell office:value-type="float" office:value="38048" calcext:value-type="float">
            <text:p>38048</text:p>
          </table:table-cell>
          <table:table-cell office:value-type="float" office:value="37014" calcext:value-type="float">
            <text:p>37014</text:p>
          </table:table-cell>
          <table:table-cell office:value-type="float" office:value="35315" calcext:value-type="float">
            <text:p>35315</text:p>
          </table:table-cell>
          <table:table-cell office:value-type="float" office:value="34320" calcext:value-type="float">
            <text:p>34320</text:p>
          </table:table-cell>
          <table:table-cell office:value-type="float" office:value="33823" calcext:value-type="float">
            <text:p>33823</text:p>
          </table:table-cell>
          <table:table-cell office:value-type="float" office:value="31863" calcext:value-type="float">
            <text:p>31863</text:p>
          </table:table-cell>
          <table:table-cell office:value-type="float" office:value="30815" calcext:value-type="float">
            <text:p>30815</text:p>
          </table:table-cell>
          <table:table-cell office:value-type="float" office:value="29480" calcext:value-type="float">
            <text:p>29480</text:p>
          </table:table-cell>
          <table:table-cell office:value-type="float" office:value="28216" calcext:value-type="float">
            <text:p>28216</text:p>
          </table:table-cell>
          <table:table-cell office:value-type="float" office:value="26594" calcext:value-type="float">
            <text:p>26594</text:p>
          </table:table-cell>
          <table:table-cell office:value-type="float" office:value="25953" calcext:value-type="float">
            <text:p>25953</text:p>
          </table:table-cell>
          <table:table-cell office:value-type="float" office:value="24759" calcext:value-type="float">
            <text:p>24759</text:p>
          </table:table-cell>
          <table:table-cell office:value-type="float" office:value="23486" calcext:value-type="float">
            <text:p>23486</text:p>
          </table:table-cell>
          <table:table-cell office:value-type="float" office:value="23172" calcext:value-type="float">
            <text:p>23172</text:p>
          </table:table-cell>
          <table:table-cell office:value-type="float" office:value="22022" calcext:value-type="float">
            <text:p>22022</text:p>
          </table:table-cell>
          <table:table-cell office:value-type="float" office:value="21090" calcext:value-type="float">
            <text:p>21090</text:p>
          </table:table-cell>
          <table:table-cell office:value-type="float" office:value="20259" calcext:value-type="float">
            <text:p>20259</text:p>
          </table:table-cell>
          <table:table-cell office:value-type="float" office:value="19254" calcext:value-type="float">
            <text:p>19254</text:p>
          </table:table-cell>
          <table:table-cell office:value-type="float" office:value="18491" calcext:value-type="float">
            <text:p>18491</text:p>
          </table:table-cell>
          <table:table-cell office:value-type="float" office:value="17954" calcext:value-type="float">
            <text:p>17954</text:p>
          </table:table-cell>
          <table:table-cell office:value-type="float" office:value="16854" calcext:value-type="float">
            <text:p>16854</text:p>
          </table:table-cell>
          <table:table-cell office:value-type="float" office:value="16391" calcext:value-type="float">
            <text:p>16391</text:p>
          </table:table-cell>
          <table:table-cell office:value-type="float" office:value="15762" calcext:value-type="float">
            <text:p>15762</text:p>
          </table:table-cell>
          <table:table-cell office:value-type="float" office:value="14980" calcext:value-type="float">
            <text:p>14980</text:p>
          </table:table-cell>
          <table:table-cell office:value-type="float" office:value="14557" calcext:value-type="float">
            <text:p>14557</text:p>
          </table:table-cell>
          <table:table-cell office:value-type="float" office:value="14123" calcext:value-type="float">
            <text:p>14123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B2</text:p>
          </table:table-cell>
          <table:table-cell office:value-type="float" office:value="22962" calcext:value-type="float">
            <text:p>22962</text:p>
          </table:table-cell>
          <table:table-cell office:value-type="float" office:value="28281" calcext:value-type="float">
            <text:p>28281</text:p>
          </table:table-cell>
          <table:table-cell office:value-type="float" office:value="32859" calcext:value-type="float">
            <text:p>32859</text:p>
          </table:table-cell>
          <table:table-cell office:value-type="float" office:value="37845" calcext:value-type="float">
            <text:p>37845</text:p>
          </table:table-cell>
          <table:table-cell office:value-type="float" office:value="42039" calcext:value-type="float">
            <text:p>42039</text:p>
          </table:table-cell>
          <table:table-cell office:value-type="float" office:value="45180" calcext:value-type="float">
            <text:p>45180</text:p>
          </table:table-cell>
          <table:table-cell office:value-type="float" office:value="47092" calcext:value-type="float">
            <text:p>47092</text:p>
          </table:table-cell>
          <table:table-cell office:value-type="float" office:value="48696" calcext:value-type="float">
            <text:p>48696</text:p>
          </table:table-cell>
          <table:table-cell office:value-type="float" office:value="48069" calcext:value-type="float">
            <text:p>48069</text:p>
          </table:table-cell>
          <table:table-cell office:value-type="float" office:value="47084" calcext:value-type="float">
            <text:p>47084</text:p>
          </table:table-cell>
          <table:table-cell office:value-type="float" office:value="46073" calcext:value-type="float">
            <text:p>46073</text:p>
          </table:table-cell>
          <table:table-cell office:value-type="float" office:value="44077" calcext:value-type="float">
            <text:p>44077</text:p>
          </table:table-cell>
          <table:table-cell office:value-type="float" office:value="42680" calcext:value-type="float">
            <text:p>42680</text:p>
          </table:table-cell>
          <table:table-cell office:value-type="float" office:value="40782" calcext:value-type="float">
            <text:p>40782</text:p>
          </table:table-cell>
          <table:table-cell office:value-type="float" office:value="39371" calcext:value-type="float">
            <text:p>39371</text:p>
          </table:table-cell>
          <table:table-cell office:value-type="float" office:value="38283" calcext:value-type="float">
            <text:p>38283</text:p>
          </table:table-cell>
          <table:table-cell office:value-type="float" office:value="37158" calcext:value-type="float">
            <text:p>37158</text:p>
          </table:table-cell>
          <table:table-cell office:value-type="float" office:value="36503" calcext:value-type="float">
            <text:p>36503</text:p>
          </table:table-cell>
          <table:table-cell office:value-type="float" office:value="35800" calcext:value-type="float">
            <text:p>35800</text:p>
          </table:table-cell>
          <table:table-cell office:value-type="float" office:value="34963" calcext:value-type="float">
            <text:p>34963</text:p>
          </table:table-cell>
          <table:table-cell office:value-type="float" office:value="34638" calcext:value-type="float">
            <text:p>34638</text:p>
          </table:table-cell>
          <table:table-cell office:value-type="float" office:value="34196" calcext:value-type="float">
            <text:p>34196</text:p>
          </table:table-cell>
          <table:table-cell office:value-type="float" office:value="32976" calcext:value-type="float">
            <text:p>32976</text:p>
          </table:table-cell>
          <table:table-cell office:value-type="float" office:value="32758" calcext:value-type="float">
            <text:p>32758</text:p>
          </table:table-cell>
          <table:table-cell office:value-type="float" office:value="32004" calcext:value-type="float">
            <text:p>32004</text:p>
          </table:table-cell>
          <table:table-cell office:value-type="float" office:value="31140" calcext:value-type="float">
            <text:p>31140</text:p>
          </table:table-cell>
          <table:table-cell office:value-type="float" office:value="30695" calcext:value-type="float">
            <text:p>30695</text:p>
          </table:table-cell>
          <table:table-cell office:value-type="float" office:value="29292" calcext:value-type="float">
            <text:p>29292</text:p>
          </table:table-cell>
          <table:table-cell office:value-type="float" office:value="28453" calcext:value-type="float">
            <text:p>28453</text:p>
          </table:table-cell>
          <table:table-cell office:value-type="float" office:value="27810" calcext:value-type="float">
            <text:p>27810</text:p>
          </table:table-cell>
          <table:table-cell office:value-type="float" office:value="26346" calcext:value-type="float">
            <text:p>26346</text:p>
          </table:table-cell>
          <table:table-cell office:value-type="float" office:value="25405" calcext:value-type="float">
            <text:p>25405</text:p>
          </table:table-cell>
          <table:table-cell office:value-type="float" office:value="25068" calcext:value-type="float">
            <text:p>25068</text:p>
          </table:table-cell>
          <table:table-cell office:value-type="float" office:value="23756" calcext:value-type="float">
            <text:p>23756</text:p>
          </table:table-cell>
          <table:table-cell office:value-type="float" office:value="22759" calcext:value-type="float">
            <text:p>22759</text:p>
          </table:table-cell>
          <table:table-cell office:value-type="float" office:value="22228" calcext:value-type="float">
            <text:p>22228</text:p>
          </table:table-cell>
          <table:table-cell office:value-type="float" office:value="21057" calcext:value-type="float">
            <text:p>21057</text:p>
          </table:table-cell>
          <table:table-cell office:value-type="float" office:value="20533" calcext:value-type="float">
            <text:p>20533</text:p>
          </table:table-cell>
          <table:table-cell office:value-type="float" office:value="19739" calcext:value-type="float">
            <text:p>19739</text:p>
          </table:table-cell>
          <table:table-cell office:value-type="float" office:value="18911" calcext:value-type="float">
            <text:p>18911</text:p>
          </table:table-cell>
          <table:table-cell office:value-type="float" office:value="18013" calcext:value-type="float">
            <text:p>18013</text:p>
          </table:table-cell>
          <table:table-cell office:value-type="float" office:value="17597" calcext:value-type="float">
            <text:p>17597</text:p>
          </table:table-cell>
          <table:table-cell office:value-type="float" office:value="16694" calcext:value-type="float">
            <text:p>16694</text:p>
          </table:table-cell>
          <table:table-cell office:value-type="float" office:value="16288" calcext:value-type="float">
            <text:p>16288</text:p>
          </table:table-cell>
          <table:table-cell office:value-type="float" office:value="15479" calcext:value-type="float">
            <text:p>15479</text:p>
          </table:table-cell>
          <table:table-cell office:value-type="float" office:value="14893" calcext:value-type="float">
            <text:p>14893</text:p>
          </table:table-cell>
          <table:table-cell office:value-type="float" office:value="14282" calcext:value-type="float">
            <text:p>14282</text:p>
          </table:table-cell>
          <table:table-cell office:value-type="float" office:value="13625" calcext:value-type="float">
            <text:p>13625</text:p>
          </table:table-cell>
          <table:table-cell office:value-type="float" office:value="13211" calcext:value-type="float">
            <text:p>13211</text:p>
          </table:table-cell>
          <table:table-cell office:value-type="float" office:value="12778" calcext:value-type="float">
            <text:p>12778</text:p>
          </table:table-cell>
          <table:table-cell office:value-type="float" office:value="12545" calcext:value-type="float">
            <text:p>12545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B3</text:p>
          </table:table-cell>
          <table:table-cell office:value-type="float" office:value="17160" calcext:value-type="float">
            <text:p>17160</text:p>
          </table:table-cell>
          <table:table-cell office:value-type="float" office:value="20976" calcext:value-type="float">
            <text:p>20976</text:p>
          </table:table-cell>
          <table:table-cell office:value-type="float" office:value="23576" calcext:value-type="float">
            <text:p>23576</text:p>
          </table:table-cell>
          <table:table-cell office:value-type="float" office:value="26872" calcext:value-type="float">
            <text:p>26872</text:p>
          </table:table-cell>
          <table:table-cell office:value-type="float" office:value="29477" calcext:value-type="float">
            <text:p>29477</text:p>
          </table:table-cell>
          <table:table-cell office:value-type="float" office:value="31860" calcext:value-type="float">
            <text:p>31860</text:p>
          </table:table-cell>
          <table:table-cell office:value-type="float" office:value="33325" calcext:value-type="float">
            <text:p>33325</text:p>
          </table:table-cell>
          <table:table-cell office:value-type="float" office:value="35193" calcext:value-type="float">
            <text:p>35193</text:p>
          </table:table-cell>
          <table:table-cell office:value-type="float" office:value="35657" calcext:value-type="float">
            <text:p>35657</text:p>
          </table:table-cell>
          <table:table-cell office:value-type="float" office:value="35700" calcext:value-type="float">
            <text:p>35700</text:p>
          </table:table-cell>
          <table:table-cell office:value-type="float" office:value="35122" calcext:value-type="float">
            <text:p>35122</text:p>
          </table:table-cell>
          <table:table-cell office:value-type="float" office:value="34786" calcext:value-type="float">
            <text:p>34786</text:p>
          </table:table-cell>
          <table:table-cell office:value-type="float" office:value="33865" calcext:value-type="float">
            <text:p>33865</text:p>
          </table:table-cell>
          <table:table-cell office:value-type="float" office:value="32828" calcext:value-type="float">
            <text:p>32828</text:p>
          </table:table-cell>
          <table:table-cell office:value-type="float" office:value="32138" calcext:value-type="float">
            <text:p>32138</text:p>
          </table:table-cell>
          <table:table-cell office:value-type="float" office:value="31495" calcext:value-type="float">
            <text:p>31495</text:p>
          </table:table-cell>
          <table:table-cell office:value-type="float" office:value="30755" calcext:value-type="float">
            <text:p>30755</text:p>
          </table:table-cell>
          <table:table-cell office:value-type="float" office:value="30543" calcext:value-type="float">
            <text:p>30543</text:p>
          </table:table-cell>
          <table:table-cell office:value-type="float" office:value="30339" calcext:value-type="float">
            <text:p>30339</text:p>
          </table:table-cell>
          <table:table-cell office:value-type="float" office:value="29888" calcext:value-type="float">
            <text:p>29888</text:p>
          </table:table-cell>
          <table:table-cell office:value-type="float" office:value="29764" calcext:value-type="float">
            <text:p>29764</text:p>
          </table:table-cell>
          <table:table-cell office:value-type="float" office:value="29526" calcext:value-type="float">
            <text:p>29526</text:p>
          </table:table-cell>
          <table:table-cell office:value-type="float" office:value="28813" calcext:value-type="float">
            <text:p>28813</text:p>
          </table:table-cell>
          <table:table-cell office:value-type="float" office:value="27691" calcext:value-type="float">
            <text:p>27691</text:p>
          </table:table-cell>
          <table:table-cell office:value-type="float" office:value="28142" calcext:value-type="float">
            <text:p>28142</text:p>
          </table:table-cell>
          <table:table-cell office:value-type="float" office:value="26796" calcext:value-type="float">
            <text:p>26796</text:p>
          </table:table-cell>
          <table:table-cell office:value-type="float" office:value="26819" calcext:value-type="float">
            <text:p>26819</text:p>
          </table:table-cell>
          <table:table-cell office:value-type="float" office:value="25587" calcext:value-type="float">
            <text:p>25587</text:p>
          </table:table-cell>
          <table:table-cell office:value-type="float" office:value="25018" calcext:value-type="float">
            <text:p>25018</text:p>
          </table:table-cell>
          <table:table-cell office:value-type="float" office:value="24800" calcext:value-type="float">
            <text:p>24800</text:p>
          </table:table-cell>
          <table:table-cell office:value-type="float" office:value="24040" calcext:value-type="float">
            <text:p>24040</text:p>
          </table:table-cell>
          <table:table-cell office:value-type="float" office:value="23207" calcext:value-type="float">
            <text:p>23207</text:p>
          </table:table-cell>
          <table:table-cell office:value-type="float" office:value="22662" calcext:value-type="float">
            <text:p>22662</text:p>
          </table:table-cell>
          <table:table-cell office:value-type="float" office:value="21605" calcext:value-type="float">
            <text:p>21605</text:p>
          </table:table-cell>
          <table:table-cell office:value-type="float" office:value="20544" calcext:value-type="float">
            <text:p>20544</text:p>
          </table:table-cell>
          <table:table-cell office:value-type="float" office:value="20186" calcext:value-type="float">
            <text:p>20186</text:p>
          </table:table-cell>
          <table:table-cell office:value-type="float" office:value="19462" calcext:value-type="float">
            <text:p>19462</text:p>
          </table:table-cell>
          <table:table-cell office:value-type="float" office:value="18701" calcext:value-type="float">
            <text:p>18701</text:p>
          </table:table-cell>
          <table:table-cell office:value-type="float" office:value="18118" calcext:value-type="float">
            <text:p>18118</text:p>
          </table:table-cell>
          <table:table-cell office:value-type="float" office:value="17599" calcext:value-type="float">
            <text:p>17599</text:p>
          </table:table-cell>
          <table:table-cell office:value-type="float" office:value="16925" calcext:value-type="float">
            <text:p>16925</text:p>
          </table:table-cell>
          <table:table-cell office:value-type="float" office:value="16464" calcext:value-type="float">
            <text:p>16464</text:p>
          </table:table-cell>
          <table:table-cell office:value-type="float" office:value="15662" calcext:value-type="float">
            <text:p>15662</text:p>
          </table:table-cell>
          <table:table-cell office:value-type="float" office:value="15222" calcext:value-type="float">
            <text:p>15222</text:p>
          </table:table-cell>
          <table:table-cell office:value-type="float" office:value="14697" calcext:value-type="float">
            <text:p>14697</text:p>
          </table:table-cell>
          <table:table-cell office:value-type="float" office:value="14078" calcext:value-type="float">
            <text:p>14078</text:p>
          </table:table-cell>
          <table:table-cell office:value-type="float" office:value="13658" calcext:value-type="float">
            <text:p>13658</text:p>
          </table:table-cell>
          <table:table-cell office:value-type="float" office:value="12886" calcext:value-type="float">
            <text:p>12886</text:p>
          </table:table-cell>
          <table:table-cell office:value-type="float" office:value="12515" calcext:value-type="float">
            <text:p>12515</text:p>
          </table:table-cell>
          <table:table-cell office:value-type="float" office:value="12395" calcext:value-type="float">
            <text:p>12395</text:p>
          </table:table-cell>
          <table:table-cell office:value-type="float" office:value="11755" calcext:value-type="float">
            <text:p>11755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B4</text:p>
          </table:table-cell>
          <table:table-cell office:value-type="float" office:value="18704" calcext:value-type="float">
            <text:p>18704</text:p>
          </table:table-cell>
          <table:table-cell office:value-type="float" office:value="22985" calcext:value-type="float">
            <text:p>22985</text:p>
          </table:table-cell>
          <table:table-cell office:value-type="float" office:value="26176" calcext:value-type="float">
            <text:p>26176</text:p>
          </table:table-cell>
          <table:table-cell office:value-type="float" office:value="29918" calcext:value-type="float">
            <text:p>29918</text:p>
          </table:table-cell>
          <table:table-cell office:value-type="float" office:value="32885" calcext:value-type="float">
            <text:p>32885</text:p>
          </table:table-cell>
          <table:table-cell office:value-type="float" office:value="34904" calcext:value-type="float">
            <text:p>34904</text:p>
          </table:table-cell>
          <table:table-cell office:value-type="float" office:value="36657" calcext:value-type="float">
            <text:p>36657</text:p>
          </table:table-cell>
          <table:table-cell office:value-type="float" office:value="37613" calcext:value-type="float">
            <text:p>37613</text:p>
          </table:table-cell>
          <table:table-cell office:value-type="float" office:value="37730" calcext:value-type="float">
            <text:p>37730</text:p>
          </table:table-cell>
          <table:table-cell office:value-type="float" office:value="37472" calcext:value-type="float">
            <text:p>37472</text:p>
          </table:table-cell>
          <table:table-cell office:value-type="float" office:value="36637" calcext:value-type="float">
            <text:p>36637</text:p>
          </table:table-cell>
          <table:table-cell office:value-type="float" office:value="35888" calcext:value-type="float">
            <text:p>35888</text:p>
          </table:table-cell>
          <table:table-cell office:value-type="float" office:value="34688" calcext:value-type="float">
            <text:p>34688</text:p>
          </table:table-cell>
          <table:table-cell office:value-type="float" office:value="34049" calcext:value-type="float">
            <text:p>34049</text:p>
          </table:table-cell>
          <table:table-cell office:value-type="float" office:value="33451" calcext:value-type="float">
            <text:p>33451</text:p>
          </table:table-cell>
          <table:table-cell office:value-type="float" office:value="32735" calcext:value-type="float">
            <text:p>32735</text:p>
          </table:table-cell>
          <table:table-cell office:value-type="float" office:value="32011" calcext:value-type="float">
            <text:p>32011</text:p>
          </table:table-cell>
          <table:table-cell office:value-type="float" office:value="31806" calcext:value-type="float">
            <text:p>31806</text:p>
          </table:table-cell>
          <table:table-cell office:value-type="float" office:value="31295" calcext:value-type="float">
            <text:p>31295</text:p>
          </table:table-cell>
          <table:table-cell office:value-type="float" office:value="30963" calcext:value-type="float">
            <text:p>30963</text:p>
          </table:table-cell>
          <table:table-cell office:value-type="float" office:value="30031" calcext:value-type="float">
            <text:p>30031</text:p>
          </table:table-cell>
          <table:table-cell office:value-type="float" office:value="29918" calcext:value-type="float">
            <text:p>29918</text:p>
          </table:table-cell>
          <table:table-cell office:value-type="float" office:value="29476" calcext:value-type="float">
            <text:p>29476</text:p>
          </table:table-cell>
          <table:table-cell office:value-type="float" office:value="29277" calcext:value-type="float">
            <text:p>29277</text:p>
          </table:table-cell>
          <table:table-cell office:value-type="float" office:value="28493" calcext:value-type="float">
            <text:p>28493</text:p>
          </table:table-cell>
          <table:table-cell office:value-type="float" office:value="27672" calcext:value-type="float">
            <text:p>27672</text:p>
          </table:table-cell>
          <table:table-cell office:value-type="float" office:value="27180" calcext:value-type="float">
            <text:p>27180</text:p>
          </table:table-cell>
          <table:table-cell office:value-type="float" office:value="26424" calcext:value-type="float">
            <text:p>26424</text:p>
          </table:table-cell>
          <table:table-cell office:value-type="float" office:value="25615" calcext:value-type="float">
            <text:p>25615</text:p>
          </table:table-cell>
          <table:table-cell office:value-type="float" office:value="25183" calcext:value-type="float">
            <text:p>25183</text:p>
          </table:table-cell>
          <table:table-cell office:value-type="float" office:value="24264" calcext:value-type="float">
            <text:p>24264</text:p>
          </table:table-cell>
          <table:table-cell office:value-type="float" office:value="23469" calcext:value-type="float">
            <text:p>23469</text:p>
          </table:table-cell>
          <table:table-cell office:value-type="float" office:value="22729" calcext:value-type="float">
            <text:p>22729</text:p>
          </table:table-cell>
          <table:table-cell office:value-type="float" office:value="21957" calcext:value-type="float">
            <text:p>21957</text:p>
          </table:table-cell>
          <table:table-cell office:value-type="float" office:value="20916" calcext:value-type="float">
            <text:p>20916</text:p>
          </table:table-cell>
          <table:table-cell office:value-type="float" office:value="20414" calcext:value-type="float">
            <text:p>20414</text:p>
          </table:table-cell>
          <table:table-cell office:value-type="float" office:value="19597" calcext:value-type="float">
            <text:p>19597</text:p>
          </table:table-cell>
          <table:table-cell office:value-type="float" office:value="18714" calcext:value-type="float">
            <text:p>18714</text:p>
          </table:table-cell>
          <table:table-cell office:value-type="float" office:value="18469" calcext:value-type="float">
            <text:p>18469</text:p>
          </table:table-cell>
          <table:table-cell office:value-type="float" office:value="17691" calcext:value-type="float">
            <text:p>17691</text:p>
          </table:table-cell>
          <table:table-cell office:value-type="float" office:value="16866" calcext:value-type="float">
            <text:p>16866</text:p>
          </table:table-cell>
          <table:table-cell office:value-type="float" office:value="16408" calcext:value-type="float">
            <text:p>16408</text:p>
          </table:table-cell>
          <table:table-cell office:value-type="float" office:value="15503" calcext:value-type="float">
            <text:p>15503</text:p>
          </table:table-cell>
          <table:table-cell office:value-type="float" office:value="15168" calcext:value-type="float">
            <text:p>15168</text:p>
          </table:table-cell>
          <table:table-cell office:value-type="float" office:value="14400" calcext:value-type="float">
            <text:p>14400</text:p>
          </table:table-cell>
          <table:table-cell office:value-type="float" office:value="13870" calcext:value-type="float">
            <text:p>13870</text:p>
          </table:table-cell>
          <table:table-cell office:value-type="float" office:value="13492" calcext:value-type="float">
            <text:p>13492</text:p>
          </table:table-cell>
          <table:table-cell office:value-type="float" office:value="13052" calcext:value-type="float">
            <text:p>13052</text:p>
          </table:table-cell>
          <table:table-cell office:value-type="float" office:value="12379" calcext:value-type="float">
            <text:p>12379</text:p>
          </table:table-cell>
          <table:table-cell office:value-type="float" office:value="12151" calcext:value-type="float">
            <text:p>12151</text:p>
          </table:table-cell>
          <table:table-cell office:value-type="float" office:value="11837" calcext:value-type="float">
            <text:p>11837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B5</text:p>
          </table:table-cell>
          <table:table-cell office:value-type="float" office:value="25491" calcext:value-type="float">
            <text:p>25491</text:p>
          </table:table-cell>
          <table:table-cell office:value-type="float" office:value="31696" calcext:value-type="float">
            <text:p>31696</text:p>
          </table:table-cell>
          <table:table-cell office:value-type="float" office:value="36309" calcext:value-type="float">
            <text:p>36309</text:p>
          </table:table-cell>
          <table:table-cell office:value-type="float" office:value="41872" calcext:value-type="float">
            <text:p>41872</text:p>
          </table:table-cell>
          <table:table-cell office:value-type="float" office:value="46398" calcext:value-type="float">
            <text:p>46398</text:p>
          </table:table-cell>
          <table:table-cell office:value-type="float" office:value="49510" calcext:value-type="float">
            <text:p>49510</text:p>
          </table:table-cell>
          <table:table-cell office:value-type="float" office:value="51867" calcext:value-type="float">
            <text:p>51867</text:p>
          </table:table-cell>
          <table:table-cell office:value-type="float" office:value="52455" calcext:value-type="float">
            <text:p>52455</text:p>
          </table:table-cell>
          <table:table-cell office:value-type="float" office:value="51956" calcext:value-type="float">
            <text:p>51956</text:p>
          </table:table-cell>
          <table:table-cell office:value-type="float" office:value="50129" calcext:value-type="float">
            <text:p>50129</text:p>
          </table:table-cell>
          <table:table-cell office:value-type="float" office:value="48430" calcext:value-type="float">
            <text:p>48430</text:p>
          </table:table-cell>
          <table:table-cell office:value-type="float" office:value="45554" calcext:value-type="float">
            <text:p>45554</text:p>
          </table:table-cell>
          <table:table-cell office:value-type="float" office:value="43292" calcext:value-type="float">
            <text:p>43292</text:p>
          </table:table-cell>
          <table:table-cell office:value-type="float" office:value="42219" calcext:value-type="float">
            <text:p>42219</text:p>
          </table:table-cell>
          <table:table-cell office:value-type="float" office:value="40260" calcext:value-type="float">
            <text:p>40260</text:p>
          </table:table-cell>
          <table:table-cell office:value-type="float" office:value="38346" calcext:value-type="float">
            <text:p>38346</text:p>
          </table:table-cell>
          <table:table-cell office:value-type="float" office:value="37599" calcext:value-type="float">
            <text:p>37599</text:p>
          </table:table-cell>
          <table:table-cell office:value-type="float" office:value="36416" calcext:value-type="float">
            <text:p>36416</text:p>
          </table:table-cell>
          <table:table-cell office:value-type="float" office:value="35560" calcext:value-type="float">
            <text:p>35560</text:p>
          </table:table-cell>
          <table:table-cell office:value-type="float" office:value="35352" calcext:value-type="float">
            <text:p>35352</text:p>
          </table:table-cell>
          <table:table-cell office:value-type="float" office:value="34098" calcext:value-type="float">
            <text:p>34098</text:p>
          </table:table-cell>
          <table:table-cell office:value-type="float" office:value="33948" calcext:value-type="float">
            <text:p>33948</text:p>
          </table:table-cell>
          <table:table-cell office:value-type="float" office:value="32776" calcext:value-type="float">
            <text:p>32776</text:p>
          </table:table-cell>
          <table:table-cell office:value-type="float" office:value="32144" calcext:value-type="float">
            <text:p>32144</text:p>
          </table:table-cell>
          <table:table-cell office:value-type="float" office:value="31909" calcext:value-type="float">
            <text:p>31909</text:p>
          </table:table-cell>
          <table:table-cell office:value-type="float" office:value="30747" calcext:value-type="float">
            <text:p>30747</text:p>
          </table:table-cell>
          <table:table-cell office:value-type="float" office:value="30470" calcext:value-type="float">
            <text:p>30470</text:p>
          </table:table-cell>
          <table:table-cell office:value-type="float" office:value="28974" calcext:value-type="float">
            <text:p>28974</text:p>
          </table:table-cell>
          <table:table-cell office:value-type="float" office:value="27927" calcext:value-type="float">
            <text:p>27927</text:p>
          </table:table-cell>
          <table:table-cell office:value-type="float" office:value="27672" calcext:value-type="float">
            <text:p>27672</text:p>
          </table:table-cell>
          <table:table-cell office:value-type="float" office:value="25944" calcext:value-type="float">
            <text:p>25944</text:p>
          </table:table-cell>
          <table:table-cell office:value-type="float" office:value="24921" calcext:value-type="float">
            <text:p>24921</text:p>
          </table:table-cell>
          <table:table-cell office:value-type="float" office:value="24391" calcext:value-type="float">
            <text:p>24391</text:p>
          </table:table-cell>
          <table:table-cell office:value-type="float" office:value="23066" calcext:value-type="float">
            <text:p>23066</text:p>
          </table:table-cell>
          <table:table-cell office:value-type="float" office:value="21904" calcext:value-type="float">
            <text:p>21904</text:p>
          </table:table-cell>
          <table:table-cell office:value-type="float" office:value="21451" calcext:value-type="float">
            <text:p>21451</text:p>
          </table:table-cell>
          <table:table-cell office:value-type="float" office:value="20503" calcext:value-type="float">
            <text:p>20503</text:p>
          </table:table-cell>
          <table:table-cell office:value-type="float" office:value="19390" calcext:value-type="float">
            <text:p>19390</text:p>
          </table:table-cell>
          <table:table-cell office:value-type="float" office:value="18981" calcext:value-type="float">
            <text:p>18981</text:p>
          </table:table-cell>
          <table:table-cell office:value-type="float" office:value="18087" calcext:value-type="float">
            <text:p>18087</text:p>
          </table:table-cell>
          <table:table-cell office:value-type="float" office:value="17301" calcext:value-type="float">
            <text:p>17301</text:p>
          </table:table-cell>
          <table:table-cell office:value-type="float" office:value="16756" calcext:value-type="float">
            <text:p>16756</text:p>
          </table:table-cell>
          <table:table-cell office:value-type="float" office:value="16201" calcext:value-type="float">
            <text:p>16201</text:p>
          </table:table-cell>
          <table:table-cell office:value-type="float" office:value="15396" calcext:value-type="float">
            <text:p>15396</text:p>
          </table:table-cell>
          <table:table-cell office:value-type="float" office:value="14875" calcext:value-type="float">
            <text:p>14875</text:p>
          </table:table-cell>
          <table:table-cell office:value-type="float" office:value="14285" calcext:value-type="float">
            <text:p>14285</text:p>
          </table:table-cell>
          <table:table-cell office:value-type="float" office:value="13788" calcext:value-type="float">
            <text:p>13788</text:p>
          </table:table-cell>
          <table:table-cell office:value-type="float" office:value="13077" calcext:value-type="float">
            <text:p>13077</text:p>
          </table:table-cell>
          <table:table-cell office:value-type="float" office:value="12725" calcext:value-type="float">
            <text:p>12725</text:p>
          </table:table-cell>
          <table:table-cell office:value-type="float" office:value="12192" calcext:value-type="float">
            <text:p>12192</text:p>
          </table:table-cell>
          <table:table-cell office:value-type="float" office:value="11818" calcext:value-type="float">
            <text:p>11818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B6</text:p>
          </table:table-cell>
          <table:table-cell office:value-type="float" office:value="21803" calcext:value-type="float">
            <text:p>21803</text:p>
          </table:table-cell>
          <table:table-cell office:value-type="float" office:value="27264" calcext:value-type="float">
            <text:p>27264</text:p>
          </table:table-cell>
          <table:table-cell office:value-type="float" office:value="31054" calcext:value-type="float">
            <text:p>31054</text:p>
          </table:table-cell>
          <table:table-cell office:value-type="float" office:value="35594" calcext:value-type="float">
            <text:p>35594</text:p>
          </table:table-cell>
          <table:table-cell office:value-type="float" office:value="39482" calcext:value-type="float">
            <text:p>39482</text:p>
          </table:table-cell>
          <table:table-cell office:value-type="float" office:value="42529" calcext:value-type="float">
            <text:p>42529</text:p>
          </table:table-cell>
          <table:table-cell office:value-type="float" office:value="44425" calcext:value-type="float">
            <text:p>44425</text:p>
          </table:table-cell>
          <table:table-cell office:value-type="float" office:value="45504" calcext:value-type="float">
            <text:p>45504</text:p>
          </table:table-cell>
          <table:table-cell office:value-type="float" office:value="45469" calcext:value-type="float">
            <text:p>45469</text:p>
          </table:table-cell>
          <table:table-cell office:value-type="float" office:value="44815" calcext:value-type="float">
            <text:p>44815</text:p>
          </table:table-cell>
          <table:table-cell office:value-type="float" office:value="43203" calcext:value-type="float">
            <text:p>43203</text:p>
          </table:table-cell>
          <table:table-cell office:value-type="float" office:value="41564" calcext:value-type="float">
            <text:p>41564</text:p>
          </table:table-cell>
          <table:table-cell office:value-type="float" office:value="39873" calcext:value-type="float">
            <text:p>39873</text:p>
          </table:table-cell>
          <table:table-cell office:value-type="float" office:value="38146" calcext:value-type="float">
            <text:p>38146</text:p>
          </table:table-cell>
          <table:table-cell office:value-type="float" office:value="36635" calcext:value-type="float">
            <text:p>36635</text:p>
          </table:table-cell>
          <table:table-cell office:value-type="float" office:value="35967" calcext:value-type="float">
            <text:p>35967</text:p>
          </table:table-cell>
          <table:table-cell office:value-type="float" office:value="35162" calcext:value-type="float">
            <text:p>35162</text:p>
          </table:table-cell>
          <table:table-cell office:value-type="float" office:value="34147" calcext:value-type="float">
            <text:p>34147</text:p>
          </table:table-cell>
          <table:table-cell office:value-type="float" office:value="33394" calcext:value-type="float">
            <text:p>33394</text:p>
          </table:table-cell>
          <table:table-cell office:value-type="float" office:value="32963" calcext:value-type="float">
            <text:p>32963</text:p>
          </table:table-cell>
          <table:table-cell office:value-type="float" office:value="32217" calcext:value-type="float">
            <text:p>32217</text:p>
          </table:table-cell>
          <table:table-cell office:value-type="float" office:value="31842" calcext:value-type="float">
            <text:p>31842</text:p>
          </table:table-cell>
          <table:table-cell office:value-type="float" office:value="30873" calcext:value-type="float">
            <text:p>30873</text:p>
          </table:table-cell>
          <table:table-cell office:value-type="float" office:value="30741" calcext:value-type="float">
            <text:p>30741</text:p>
          </table:table-cell>
          <table:table-cell office:value-type="float" office:value="29748" calcext:value-type="float">
            <text:p>29748</text:p>
          </table:table-cell>
          <table:table-cell office:value-type="float" office:value="28728" calcext:value-type="float">
            <text:p>28728</text:p>
          </table:table-cell>
          <table:table-cell office:value-type="float" office:value="28233" calcext:value-type="float">
            <text:p>28233</text:p>
          </table:table-cell>
          <table:table-cell office:value-type="float" office:value="27441" calcext:value-type="float">
            <text:p>27441</text:p>
          </table:table-cell>
          <table:table-cell office:value-type="float" office:value="26498" calcext:value-type="float">
            <text:p>26498</text:p>
          </table:table-cell>
          <table:table-cell office:value-type="float" office:value="25879" calcext:value-type="float">
            <text:p>25879</text:p>
          </table:table-cell>
          <table:table-cell office:value-type="float" office:value="24980" calcext:value-type="float">
            <text:p>24980</text:p>
          </table:table-cell>
          <table:table-cell office:value-type="float" office:value="23890" calcext:value-type="float">
            <text:p>23890</text:p>
          </table:table-cell>
          <table:table-cell office:value-type="float" office:value="23313" calcext:value-type="float">
            <text:p>23313</text:p>
          </table:table-cell>
          <table:table-cell office:value-type="float" office:value="22262" calcext:value-type="float">
            <text:p>22262</text:p>
          </table:table-cell>
          <table:table-cell office:value-type="float" office:value="21148" calcext:value-type="float">
            <text:p>21148</text:p>
          </table:table-cell>
          <table:table-cell office:value-type="float" office:value="20477" calcext:value-type="float">
            <text:p>20477</text:p>
          </table:table-cell>
          <table:table-cell office:value-type="float" office:value="19657" calcext:value-type="float">
            <text:p>19657</text:p>
          </table:table-cell>
          <table:table-cell office:value-type="float" office:value="18764" calcext:value-type="float">
            <text:p>18764</text:p>
          </table:table-cell>
          <table:table-cell office:value-type="float" office:value="18483" calcext:value-type="float">
            <text:p>18483</text:p>
          </table:table-cell>
          <table:table-cell office:value-type="float" office:value="17725" calcext:value-type="float">
            <text:p>17725</text:p>
          </table:table-cell>
          <table:table-cell office:value-type="float" office:value="16872" calcext:value-type="float">
            <text:p>16872</text:p>
          </table:table-cell>
          <table:table-cell office:value-type="float" office:value="16131" calcext:value-type="float">
            <text:p>16131</text:p>
          </table:table-cell>
          <table:table-cell office:value-type="float" office:value="15663" calcext:value-type="float">
            <text:p>15663</text:p>
          </table:table-cell>
          <table:table-cell office:value-type="float" office:value="14967" calcext:value-type="float">
            <text:p>14967</text:p>
          </table:table-cell>
          <table:table-cell office:value-type="float" office:value="14217" calcext:value-type="float">
            <text:p>14217</text:p>
          </table:table-cell>
          <table:table-cell office:value-type="float" office:value="13703" calcext:value-type="float">
            <text:p>13703</text:p>
          </table:table-cell>
          <table:table-cell office:value-type="float" office:value="13120" calcext:value-type="float">
            <text:p>13120</text:p>
          </table:table-cell>
          <table:table-cell office:value-type="float" office:value="12747" calcext:value-type="float">
            <text:p>12747</text:p>
          </table:table-cell>
          <table:table-cell office:value-type="float" office:value="12240" calcext:value-type="float">
            <text:p>12240</text:p>
          </table:table-cell>
          <table:table-cell office:value-type="float" office:value="11977" calcext:value-type="float">
            <text:p>11977</text:p>
          </table:table-cell>
          <table:table-cell office:value-type="float" office:value="11455" calcext:value-type="float">
            <text:p>11455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C1</text:p>
          </table:table-cell>
          <table:table-cell office:value-type="float" office:value="13101" calcext:value-type="float">
            <text:p>13101</text:p>
          </table:table-cell>
          <table:table-cell office:value-type="float" office:value="15284" calcext:value-type="float">
            <text:p>15284</text:p>
          </table:table-cell>
          <table:table-cell office:value-type="float" office:value="17218" calcext:value-type="float">
            <text:p>17218</text:p>
          </table:table-cell>
          <table:table-cell office:value-type="float" office:value="19103" calcext:value-type="float">
            <text:p>19103</text:p>
          </table:table-cell>
          <table:table-cell office:value-type="float" office:value="21059" calcext:value-type="float">
            <text:p>21059</text:p>
          </table:table-cell>
          <table:table-cell office:value-type="float" office:value="22212" calcext:value-type="float">
            <text:p>22212</text:p>
          </table:table-cell>
          <table:table-cell office:value-type="float" office:value="23510" calcext:value-type="float">
            <text:p>23510</text:p>
          </table:table-cell>
          <table:table-cell office:value-type="float" office:value="24748" calcext:value-type="float">
            <text:p>24748</text:p>
          </table:table-cell>
          <table:table-cell office:value-type="float" office:value="25603" calcext:value-type="float">
            <text:p>25603</text:p>
          </table:table-cell>
          <table:table-cell office:value-type="float" office:value="26693" calcext:value-type="float">
            <text:p>26693</text:p>
          </table:table-cell>
          <table:table-cell office:value-type="float" office:value="27203" calcext:value-type="float">
            <text:p>27203</text:p>
          </table:table-cell>
          <table:table-cell office:value-type="float" office:value="27037" calcext:value-type="float">
            <text:p>27037</text:p>
          </table:table-cell>
          <table:table-cell office:value-type="float" office:value="27155" calcext:value-type="float">
            <text:p>27155</text:p>
          </table:table-cell>
          <table:table-cell office:value-type="float" office:value="27207" calcext:value-type="float">
            <text:p>27207</text:p>
          </table:table-cell>
          <table:table-cell office:value-type="float" office:value="27288" calcext:value-type="float">
            <text:p>27288</text:p>
          </table:table-cell>
          <table:table-cell office:value-type="float" office:value="27011" calcext:value-type="float">
            <text:p>27011</text:p>
          </table:table-cell>
          <table:table-cell office:value-type="float" office:value="27239" calcext:value-type="float">
            <text:p>27239</text:p>
          </table:table-cell>
          <table:table-cell office:value-type="float" office:value="26986" calcext:value-type="float">
            <text:p>26986</text:p>
          </table:table-cell>
          <table:table-cell office:value-type="float" office:value="26959" calcext:value-type="float">
            <text:p>26959</text:p>
          </table:table-cell>
          <table:table-cell office:value-type="float" office:value="26872" calcext:value-type="float">
            <text:p>26872</text:p>
          </table:table-cell>
          <table:table-cell office:value-type="float" office:value="26631" calcext:value-type="float">
            <text:p>26631</text:p>
          </table:table-cell>
          <table:table-cell office:value-type="float" office:value="26350" calcext:value-type="float">
            <text:p>26350</text:p>
          </table:table-cell>
          <table:table-cell office:value-type="float" office:value="25641" calcext:value-type="float">
            <text:p>25641</text:p>
          </table:table-cell>
          <table:table-cell office:value-type="float" office:value="25468" calcext:value-type="float">
            <text:p>25468</text:p>
          </table:table-cell>
          <table:table-cell office:value-type="float" office:value="25230" calcext:value-type="float">
            <text:p>25230</text:p>
          </table:table-cell>
          <table:table-cell office:value-type="float" office:value="24682" calcext:value-type="float">
            <text:p>24682</text:p>
          </table:table-cell>
          <table:table-cell office:value-type="float" office:value="24421" calcext:value-type="float">
            <text:p>24421</text:p>
          </table:table-cell>
          <table:table-cell office:value-type="float" office:value="23860" calcext:value-type="float">
            <text:p>23860</text:p>
          </table:table-cell>
          <table:table-cell office:value-type="float" office:value="23252" calcext:value-type="float">
            <text:p>23252</text:p>
          </table:table-cell>
          <table:table-cell office:value-type="float" office:value="23015" calcext:value-type="float">
            <text:p>23015</text:p>
          </table:table-cell>
          <table:table-cell office:value-type="float" office:value="22544" calcext:value-type="float">
            <text:p>22544</text:p>
          </table:table-cell>
          <table:table-cell office:value-type="float" office:value="21808" calcext:value-type="float">
            <text:p>21808</text:p>
          </table:table-cell>
          <table:table-cell office:value-type="float" office:value="21592" calcext:value-type="float">
            <text:p>21592</text:p>
          </table:table-cell>
          <table:table-cell office:value-type="float" office:value="20809" calcext:value-type="float">
            <text:p>20809</text:p>
          </table:table-cell>
          <table:table-cell office:value-type="float" office:value="19923" calcext:value-type="float">
            <text:p>19923</text:p>
          </table:table-cell>
          <table:table-cell office:value-type="float" office:value="19576" calcext:value-type="float">
            <text:p>19576</text:p>
          </table:table-cell>
          <table:table-cell office:value-type="float" office:value="18627" calcext:value-type="float">
            <text:p>18627</text:p>
          </table:table-cell>
          <table:table-cell office:value-type="float" office:value="17940" calcext:value-type="float">
            <text:p>17940</text:p>
          </table:table-cell>
          <table:table-cell office:value-type="float" office:value="17583" calcext:value-type="float">
            <text:p>17583</text:p>
          </table:table-cell>
          <table:table-cell office:value-type="float" office:value="16877" calcext:value-type="float">
            <text:p>16877</text:p>
          </table:table-cell>
          <table:table-cell office:value-type="float" office:value="16118" calcext:value-type="float">
            <text:p>16118</text:p>
          </table:table-cell>
          <table:table-cell office:value-type="float" office:value="15969" calcext:value-type="float">
            <text:p>15969</text:p>
          </table:table-cell>
          <table:table-cell office:value-type="float" office:value="15194" calcext:value-type="float">
            <text:p>15194</text:p>
          </table:table-cell>
          <table:table-cell office:value-type="float" office:value="14757" calcext:value-type="float">
            <text:p>14757</text:p>
          </table:table-cell>
          <table:table-cell office:value-type="float" office:value="14264" calcext:value-type="float">
            <text:p>14264</text:p>
          </table:table-cell>
          <table:table-cell office:value-type="float" office:value="13759" calcext:value-type="float">
            <text:p>13759</text:p>
          </table:table-cell>
          <table:table-cell office:value-type="float" office:value="13298" calcext:value-type="float">
            <text:p>13298</text:p>
          </table:table-cell>
          <table:table-cell office:value-type="float" office:value="12757" calcext:value-type="float">
            <text:p>12757</text:p>
          </table:table-cell>
          <table:table-cell office:value-type="float" office:value="12262" calcext:value-type="float">
            <text:p>12262</text:p>
          </table:table-cell>
          <table:table-cell office:value-type="float" office:value="11844" calcext:value-type="float">
            <text:p>11844</text:p>
          </table:table-cell>
          <table:table-cell office:value-type="float" office:value="11580" calcext:value-type="float">
            <text:p>11580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C2</text:p>
          </table:table-cell>
          <table:table-cell office:value-type="float" office:value="13974" calcext:value-type="float">
            <text:p>13974</text:p>
          </table:table-cell>
          <table:table-cell office:value-type="float" office:value="16806" calcext:value-type="float">
            <text:p>16806</text:p>
          </table:table-cell>
          <table:table-cell office:value-type="float" office:value="18747" calcext:value-type="float">
            <text:p>18747</text:p>
          </table:table-cell>
          <table:table-cell office:value-type="float" office:value="20958" calcext:value-type="float">
            <text:p>20958</text:p>
          </table:table-cell>
          <table:table-cell office:value-type="float" office:value="23804" calcext:value-type="float">
            <text:p>23804</text:p>
          </table:table-cell>
          <table:table-cell office:value-type="float" office:value="25077" calcext:value-type="float">
            <text:p>25077</text:p>
          </table:table-cell>
          <table:table-cell office:value-type="float" office:value="26774" calcext:value-type="float">
            <text:p>26774</text:p>
          </table:table-cell>
          <table:table-cell office:value-type="float" office:value="28249" calcext:value-type="float">
            <text:p>28249</text:p>
          </table:table-cell>
          <table:table-cell office:value-type="float" office:value="29226" calcext:value-type="float">
            <text:p>29226</text:p>
          </table:table-cell>
          <table:table-cell office:value-type="float" office:value="29290" calcext:value-type="float">
            <text:p>29290</text:p>
          </table:table-cell>
          <table:table-cell office:value-type="float" office:value="29163" calcext:value-type="float">
            <text:p>29163</text:p>
          </table:table-cell>
          <table:table-cell office:value-type="float" office:value="29691" calcext:value-type="float">
            <text:p>29691</text:p>
          </table:table-cell>
          <table:table-cell office:value-type="float" office:value="29132" calcext:value-type="float">
            <text:p>29132</text:p>
          </table:table-cell>
          <table:table-cell office:value-type="float" office:value="28753" calcext:value-type="float">
            <text:p>28753</text:p>
          </table:table-cell>
          <table:table-cell office:value-type="float" office:value="29114" calcext:value-type="float">
            <text:p>29114</text:p>
          </table:table-cell>
          <table:table-cell office:value-type="float" office:value="28496" calcext:value-type="float">
            <text:p>28496</text:p>
          </table:table-cell>
          <table:table-cell office:value-type="float" office:value="28386" calcext:value-type="float">
            <text:p>28386</text:p>
          </table:table-cell>
          <table:table-cell office:value-type="float" office:value="28377" calcext:value-type="float">
            <text:p>28377</text:p>
          </table:table-cell>
          <table:table-cell office:value-type="float" office:value="28074" calcext:value-type="float">
            <text:p>28074</text:p>
          </table:table-cell>
          <table:table-cell office:value-type="float" office:value="27372" calcext:value-type="float">
            <text:p>27372</text:p>
          </table:table-cell>
          <table:table-cell office:value-type="float" office:value="26954" calcext:value-type="float">
            <text:p>26954</text:p>
          </table:table-cell>
          <table:table-cell office:value-type="float" office:value="27105" calcext:value-type="float">
            <text:p>27105</text:p>
          </table:table-cell>
          <table:table-cell office:value-type="float" office:value="26339" calcext:value-type="float">
            <text:p>26339</text:p>
          </table:table-cell>
          <table:table-cell office:value-type="float" office:value="26152" calcext:value-type="float">
            <text:p>26152</text:p>
          </table:table-cell>
          <table:table-cell office:value-type="float" office:value="25646" calcext:value-type="float">
            <text:p>25646</text:p>
          </table:table-cell>
          <table:table-cell office:value-type="float" office:value="25267" calcext:value-type="float">
            <text:p>25267</text:p>
          </table:table-cell>
          <table:table-cell office:value-type="float" office:value="24856" calcext:value-type="float">
            <text:p>24856</text:p>
          </table:table-cell>
          <table:table-cell office:value-type="float" office:value="24020" calcext:value-type="float">
            <text:p>24020</text:p>
          </table:table-cell>
          <table:table-cell office:value-type="float" office:value="23506" calcext:value-type="float">
            <text:p>23506</text:p>
          </table:table-cell>
          <table:table-cell office:value-type="float" office:value="23102" calcext:value-type="float">
            <text:p>23102</text:p>
          </table:table-cell>
          <table:table-cell office:value-type="float" office:value="22562" calcext:value-type="float">
            <text:p>22562</text:p>
          </table:table-cell>
          <table:table-cell office:value-type="float" office:value="21732" calcext:value-type="float">
            <text:p>21732</text:p>
          </table:table-cell>
          <table:table-cell office:value-type="float" office:value="21165" calcext:value-type="float">
            <text:p>21165</text:p>
          </table:table-cell>
          <table:table-cell office:value-type="float" office:value="20628" calcext:value-type="float">
            <text:p>20628</text:p>
          </table:table-cell>
          <table:table-cell office:value-type="float" office:value="20005" calcext:value-type="float">
            <text:p>20005</text:p>
          </table:table-cell>
          <table:table-cell office:value-type="float" office:value="19319" calcext:value-type="float">
            <text:p>19319</text:p>
          </table:table-cell>
          <table:table-cell office:value-type="float" office:value="18701" calcext:value-type="float">
            <text:p>18701</text:p>
          </table:table-cell>
          <table:table-cell office:value-type="float" office:value="17836" calcext:value-type="float">
            <text:p>17836</text:p>
          </table:table-cell>
          <table:table-cell office:value-type="float" office:value="17685" calcext:value-type="float">
            <text:p>17685</text:p>
          </table:table-cell>
          <table:table-cell office:value-type="float" office:value="16802" calcext:value-type="float">
            <text:p>16802</text:p>
          </table:table-cell>
          <table:table-cell office:value-type="float" office:value="16079" calcext:value-type="float">
            <text:p>16079</text:p>
          </table:table-cell>
          <table:table-cell office:value-type="float" office:value="15717" calcext:value-type="float">
            <text:p>15717</text:p>
          </table:table-cell>
          <table:table-cell office:value-type="float" office:value="15101" calcext:value-type="float">
            <text:p>15101</text:p>
          </table:table-cell>
          <table:table-cell office:value-type="float" office:value="14689" calcext:value-type="float">
            <text:p>14689</text:p>
          </table:table-cell>
          <table:table-cell office:value-type="float" office:value="13880" calcext:value-type="float">
            <text:p>13880</text:p>
          </table:table-cell>
          <table:table-cell office:value-type="float" office:value="13606" calcext:value-type="float">
            <text:p>13606</text:p>
          </table:table-cell>
          <table:table-cell office:value-type="float" office:value="13123" calcext:value-type="float">
            <text:p>13123</text:p>
          </table:table-cell>
          <table:table-cell office:value-type="float" office:value="12467" calcext:value-type="float">
            <text:p>12467</text:p>
          </table:table-cell>
          <table:table-cell office:value-type="float" office:value="11966" calcext:value-type="float">
            <text:p>11966</text:p>
          </table:table-cell>
          <table:table-cell office:value-type="float" office:value="11569" calcext:value-type="float">
            <text:p>11569</text:p>
          </table:table-cell>
          <table:table-cell office:value-type="float" office:value="11536" calcext:value-type="float">
            <text:p>11536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C3</text:p>
          </table:table-cell>
          <table:table-cell office:value-type="float" office:value="13781" calcext:value-type="float">
            <text:p>13781</text:p>
          </table:table-cell>
          <table:table-cell office:value-type="float" office:value="16486" calcext:value-type="float">
            <text:p>16486</text:p>
          </table:table-cell>
          <table:table-cell office:value-type="float" office:value="18673" calcext:value-type="float">
            <text:p>18673</text:p>
          </table:table-cell>
          <table:table-cell office:value-type="float" office:value="21005" calcext:value-type="float">
            <text:p>21005</text:p>
          </table:table-cell>
          <table:table-cell office:value-type="float" office:value="23313" calcext:value-type="float">
            <text:p>23313</text:p>
          </table:table-cell>
          <table:table-cell office:value-type="float" office:value="24955" calcext:value-type="float">
            <text:p>24955</text:p>
          </table:table-cell>
          <table:table-cell office:value-type="float" office:value="26525" calcext:value-type="float">
            <text:p>26525</text:p>
          </table:table-cell>
          <table:table-cell office:value-type="float" office:value="27477" calcext:value-type="float">
            <text:p>27477</text:p>
          </table:table-cell>
          <table:table-cell office:value-type="float" office:value="28073" calcext:value-type="float">
            <text:p>28073</text:p>
          </table:table-cell>
          <table:table-cell office:value-type="float" office:value="28881" calcext:value-type="float">
            <text:p>28881</text:p>
          </table:table-cell>
          <table:table-cell office:value-type="float" office:value="29094" calcext:value-type="float">
            <text:p>29094</text:p>
          </table:table-cell>
          <table:table-cell office:value-type="float" office:value="28746" calcext:value-type="float">
            <text:p>28746</text:p>
          </table:table-cell>
          <table:table-cell office:value-type="float" office:value="28274" calcext:value-type="float">
            <text:p>28274</text:p>
          </table:table-cell>
          <table:table-cell office:value-type="float" office:value="28521" calcext:value-type="float">
            <text:p>28521</text:p>
          </table:table-cell>
          <table:table-cell office:value-type="float" office:value="28041" calcext:value-type="float">
            <text:p>28041</text:p>
          </table:table-cell>
          <table:table-cell office:value-type="float" office:value="27906" calcext:value-type="float">
            <text:p>27906</text:p>
          </table:table-cell>
          <table:table-cell office:value-type="float" office:value="27820" calcext:value-type="float">
            <text:p>27820</text:p>
          </table:table-cell>
          <table:table-cell office:value-type="float" office:value="27113" calcext:value-type="float">
            <text:p>27113</text:p>
          </table:table-cell>
          <table:table-cell office:value-type="float" office:value="27151" calcext:value-type="float">
            <text:p>27151</text:p>
          </table:table-cell>
          <table:table-cell office:value-type="float" office:value="26814" calcext:value-type="float">
            <text:p>26814</text:p>
          </table:table-cell>
          <table:table-cell office:value-type="float" office:value="26485" calcext:value-type="float">
            <text:p>26485</text:p>
          </table:table-cell>
          <table:table-cell office:value-type="float" office:value="26081" calcext:value-type="float">
            <text:p>26081</text:p>
          </table:table-cell>
          <table:table-cell office:value-type="float" office:value="25839" calcext:value-type="float">
            <text:p>25839</text:p>
          </table:table-cell>
          <table:table-cell office:value-type="float" office:value="25566" calcext:value-type="float">
            <text:p>25566</text:p>
          </table:table-cell>
          <table:table-cell office:value-type="float" office:value="25171" calcext:value-type="float">
            <text:p>25171</text:p>
          </table:table-cell>
          <table:table-cell office:value-type="float" office:value="24446" calcext:value-type="float">
            <text:p>24446</text:p>
          </table:table-cell>
          <table:table-cell office:value-type="float" office:value="24415" calcext:value-type="float">
            <text:p>24415</text:p>
          </table:table-cell>
          <table:table-cell office:value-type="float" office:value="23657" calcext:value-type="float">
            <text:p>23657</text:p>
          </table:table-cell>
          <table:table-cell office:value-type="float" office:value="22861" calcext:value-type="float">
            <text:p>22861</text:p>
          </table:table-cell>
          <table:table-cell office:value-type="float" office:value="22686" calcext:value-type="float">
            <text:p>22686</text:p>
          </table:table-cell>
          <table:table-cell office:value-type="float" office:value="22178" calcext:value-type="float">
            <text:p>22178</text:p>
          </table:table-cell>
          <table:table-cell office:value-type="float" office:value="21342" calcext:value-type="float">
            <text:p>21342</text:p>
          </table:table-cell>
          <table:table-cell office:value-type="float" office:value="20820" calcext:value-type="float">
            <text:p>20820</text:p>
          </table:table-cell>
          <table:table-cell office:value-type="float" office:value="20263" calcext:value-type="float">
            <text:p>20263</text:p>
          </table:table-cell>
          <table:table-cell office:value-type="float" office:value="19394" calcext:value-type="float">
            <text:p>19394</text:p>
          </table:table-cell>
          <table:table-cell office:value-type="float" office:value="18734" calcext:value-type="float">
            <text:p>18734</text:p>
          </table:table-cell>
          <table:table-cell office:value-type="float" office:value="18229" calcext:value-type="float">
            <text:p>18229</text:p>
          </table:table-cell>
          <table:table-cell office:value-type="float" office:value="17545" calcext:value-type="float">
            <text:p>17545</text:p>
          </table:table-cell>
          <table:table-cell office:value-type="float" office:value="17076" calcext:value-type="float">
            <text:p>17076</text:p>
          </table:table-cell>
          <table:table-cell office:value-type="float" office:value="16602" calcext:value-type="float">
            <text:p>16602</text:p>
          </table:table-cell>
          <table:table-cell office:value-type="float" office:value="15853" calcext:value-type="float">
            <text:p>15853</text:p>
          </table:table-cell>
          <table:table-cell office:value-type="float" office:value="15428" calcext:value-type="float">
            <text:p>15428</text:p>
          </table:table-cell>
          <table:table-cell office:value-type="float" office:value="14771" calcext:value-type="float">
            <text:p>14771</text:p>
          </table:table-cell>
          <table:table-cell office:value-type="float" office:value="14276" calcext:value-type="float">
            <text:p>14276</text:p>
          </table:table-cell>
          <table:table-cell office:value-type="float" office:value="13690" calcext:value-type="float">
            <text:p>13690</text:p>
          </table:table-cell>
          <table:table-cell office:value-type="float" office:value="13260" calcext:value-type="float">
            <text:p>13260</text:p>
          </table:table-cell>
          <table:table-cell office:value-type="float" office:value="12755" calcext:value-type="float">
            <text:p>12755</text:p>
          </table:table-cell>
          <table:table-cell office:value-type="float" office:value="12309" calcext:value-type="float">
            <text:p>12309</text:p>
          </table:table-cell>
          <table:table-cell office:value-type="float" office:value="11910" calcext:value-type="float">
            <text:p>11910</text:p>
          </table:table-cell>
          <table:table-cell office:value-type="float" office:value="11492" calcext:value-type="float">
            <text:p>11492</text:p>
          </table:table-cell>
          <table:table-cell office:value-type="float" office:value="11158" calcext:value-type="float">
            <text:p>11158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C4</text:p>
          </table:table-cell>
          <table:table-cell office:value-type="float" office:value="16766" calcext:value-type="float">
            <text:p>16766</text:p>
          </table:table-cell>
          <table:table-cell office:value-type="float" office:value="20446" calcext:value-type="float">
            <text:p>20446</text:p>
          </table:table-cell>
          <table:table-cell office:value-type="float" office:value="23131" calcext:value-type="float">
            <text:p>23131</text:p>
          </table:table-cell>
          <table:table-cell office:value-type="float" office:value="26233" calcext:value-type="float">
            <text:p>26233</text:p>
          </table:table-cell>
          <table:table-cell office:value-type="float" office:value="28818" calcext:value-type="float">
            <text:p>28818</text:p>
          </table:table-cell>
          <table:table-cell office:value-type="float" office:value="31151" calcext:value-type="float">
            <text:p>31151</text:p>
          </table:table-cell>
          <table:table-cell office:value-type="float" office:value="32837" calcext:value-type="float">
            <text:p>32837</text:p>
          </table:table-cell>
          <table:table-cell office:value-type="float" office:value="34009" calcext:value-type="float">
            <text:p>34009</text:p>
          </table:table-cell>
          <table:table-cell office:value-type="float" office:value="34829" calcext:value-type="float">
            <text:p>34829</text:p>
          </table:table-cell>
          <table:table-cell office:value-type="float" office:value="34682" calcext:value-type="float">
            <text:p>34682</text:p>
          </table:table-cell>
          <table:table-cell office:value-type="float" office:value="34368" calcext:value-type="float">
            <text:p>34368</text:p>
          </table:table-cell>
          <table:table-cell office:value-type="float" office:value="33606" calcext:value-type="float">
            <text:p>33606</text:p>
          </table:table-cell>
          <table:table-cell office:value-type="float" office:value="32900" calcext:value-type="float">
            <text:p>32900</text:p>
          </table:table-cell>
          <table:table-cell office:value-type="float" office:value="32491" calcext:value-type="float">
            <text:p>32491</text:p>
          </table:table-cell>
          <table:table-cell office:value-type="float" office:value="31935" calcext:value-type="float">
            <text:p>31935</text:p>
          </table:table-cell>
          <table:table-cell office:value-type="float" office:value="31086" calcext:value-type="float">
            <text:p>31086</text:p>
          </table:table-cell>
          <table:table-cell office:value-type="float" office:value="30898" calcext:value-type="float">
            <text:p>30898</text:p>
          </table:table-cell>
          <table:table-cell office:value-type="float" office:value="30511" calcext:value-type="float">
            <text:p>30511</text:p>
          </table:table-cell>
          <table:table-cell office:value-type="float" office:value="29840" calcext:value-type="float">
            <text:p>29840</text:p>
          </table:table-cell>
          <table:table-cell office:value-type="float" office:value="29483" calcext:value-type="float">
            <text:p>29483</text:p>
          </table:table-cell>
          <table:table-cell office:value-type="float" office:value="28895" calcext:value-type="float">
            <text:p>28895</text:p>
          </table:table-cell>
          <table:table-cell office:value-type="float" office:value="28512" calcext:value-type="float">
            <text:p>28512</text:p>
          </table:table-cell>
          <table:table-cell office:value-type="float" office:value="28146" calcext:value-type="float">
            <text:p>28146</text:p>
          </table:table-cell>
          <table:table-cell office:value-type="float" office:value="27967" calcext:value-type="float">
            <text:p>27967</text:p>
          </table:table-cell>
          <table:table-cell office:value-type="float" office:value="27153" calcext:value-type="float">
            <text:p>27153</text:p>
          </table:table-cell>
          <table:table-cell office:value-type="float" office:value="26356" calcext:value-type="float">
            <text:p>26356</text:p>
          </table:table-cell>
          <table:table-cell office:value-type="float" office:value="26269" calcext:value-type="float">
            <text:p>26269</text:p>
          </table:table-cell>
          <table:table-cell office:value-type="float" office:value="25461" calcext:value-type="float">
            <text:p>25461</text:p>
          </table:table-cell>
          <table:table-cell office:value-type="float" office:value="24688" calcext:value-type="float">
            <text:p>24688</text:p>
          </table:table-cell>
          <table:table-cell office:value-type="float" office:value="24392" calcext:value-type="float">
            <text:p>24392</text:p>
          </table:table-cell>
          <table:table-cell office:value-type="float" office:value="23658" calcext:value-type="float">
            <text:p>23658</text:p>
          </table:table-cell>
          <table:table-cell office:value-type="float" office:value="22791" calcext:value-type="float">
            <text:p>22791</text:p>
          </table:table-cell>
          <table:table-cell office:value-type="float" office:value="22193" calcext:value-type="float">
            <text:p>22193</text:p>
          </table:table-cell>
          <table:table-cell office:value-type="float" office:value="21351" calcext:value-type="float">
            <text:p>21351</text:p>
          </table:table-cell>
          <table:table-cell office:value-type="float" office:value="20535" calcext:value-type="float">
            <text:p>20535</text:p>
          </table:table-cell>
          <table:table-cell office:value-type="float" office:value="19969" calcext:value-type="float">
            <text:p>19969</text:p>
          </table:table-cell>
          <table:table-cell office:value-type="float" office:value="19083" calcext:value-type="float">
            <text:p>19083</text:p>
          </table:table-cell>
          <table:table-cell office:value-type="float" office:value="18407" calcext:value-type="float">
            <text:p>18407</text:p>
          </table:table-cell>
          <table:table-cell office:value-type="float" office:value="17903" calcext:value-type="float">
            <text:p>17903</text:p>
          </table:table-cell>
          <table:table-cell office:value-type="float" office:value="17289" calcext:value-type="float">
            <text:p>17289</text:p>
          </table:table-cell>
          <table:table-cell office:value-type="float" office:value="16465" calcext:value-type="float">
            <text:p>16465</text:p>
          </table:table-cell>
          <table:table-cell office:value-type="float" office:value="16065" calcext:value-type="float">
            <text:p>16065</text:p>
          </table:table-cell>
          <table:table-cell office:value-type="float" office:value="15646" calcext:value-type="float">
            <text:p>15646</text:p>
          </table:table-cell>
          <table:table-cell office:value-type="float" office:value="14813" calcext:value-type="float">
            <text:p>14813</text:p>
          </table:table-cell>
          <table:table-cell office:value-type="float" office:value="14256" calcext:value-type="float">
            <text:p>14256</text:p>
          </table:table-cell>
          <table:table-cell office:value-type="float" office:value="13467" calcext:value-type="float">
            <text:p>13467</text:p>
          </table:table-cell>
          <table:table-cell office:value-type="float" office:value="13432" calcext:value-type="float">
            <text:p>13432</text:p>
          </table:table-cell>
          <table:table-cell office:value-type="float" office:value="12838" calcext:value-type="float">
            <text:p>12838</text:p>
          </table:table-cell>
          <table:table-cell office:value-type="float" office:value="12352" calcext:value-type="float">
            <text:p>12352</text:p>
          </table:table-cell>
          <table:table-cell office:value-type="float" office:value="12006" calcext:value-type="float">
            <text:p>12006</text:p>
          </table:table-cell>
          <table:table-cell office:value-type="float" office:value="11607" calcext:value-type="float">
            <text:p>11607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C5</text:p>
          </table:table-cell>
          <table:table-cell office:value-type="float" office:value="26489" calcext:value-type="float">
            <text:p>26489</text:p>
          </table:table-cell>
          <table:table-cell office:value-type="float" office:value="33011" calcext:value-type="float">
            <text:p>33011</text:p>
          </table:table-cell>
          <table:table-cell office:value-type="float" office:value="38684" calcext:value-type="float">
            <text:p>38684</text:p>
          </table:table-cell>
          <table:table-cell office:value-type="float" office:value="44205" calcext:value-type="float">
            <text:p>44205</text:p>
          </table:table-cell>
          <table:table-cell office:value-type="float" office:value="49836" calcext:value-type="float">
            <text:p>49836</text:p>
          </table:table-cell>
          <table:table-cell office:value-type="float" office:value="53602" calcext:value-type="float">
            <text:p>53602</text:p>
          </table:table-cell>
          <table:table-cell office:value-type="float" office:value="55408" calcext:value-type="float">
            <text:p>55408</text:p>
          </table:table-cell>
          <table:table-cell office:value-type="float" office:value="56815" calcext:value-type="float">
            <text:p>56815</text:p>
          </table:table-cell>
          <table:table-cell office:value-type="float" office:value="55479" calcext:value-type="float">
            <text:p>55479</text:p>
          </table:table-cell>
          <table:table-cell office:value-type="float" office:value="53776" calcext:value-type="float">
            <text:p>53776</text:p>
          </table:table-cell>
          <table:table-cell office:value-type="float" office:value="52293" calcext:value-type="float">
            <text:p>52293</text:p>
          </table:table-cell>
          <table:table-cell office:value-type="float" office:value="48918" calcext:value-type="float">
            <text:p>48918</text:p>
          </table:table-cell>
          <table:table-cell office:value-type="float" office:value="47289" calcext:value-type="float">
            <text:p>47289</text:p>
          </table:table-cell>
          <table:table-cell office:value-type="float" office:value="44257" calcext:value-type="float">
            <text:p>44257</text:p>
          </table:table-cell>
          <table:table-cell office:value-type="float" office:value="42630" calcext:value-type="float">
            <text:p>42630</text:p>
          </table:table-cell>
          <table:table-cell office:value-type="float" office:value="40969" calcext:value-type="float">
            <text:p>40969</text:p>
          </table:table-cell>
          <table:table-cell office:value-type="float" office:value="40477" calcext:value-type="float">
            <text:p>40477</text:p>
          </table:table-cell>
          <table:table-cell office:value-type="float" office:value="38778" calcext:value-type="float">
            <text:p>38778</text:p>
          </table:table-cell>
          <table:table-cell office:value-type="float" office:value="37930" calcext:value-type="float">
            <text:p>37930</text:p>
          </table:table-cell>
          <table:table-cell office:value-type="float" office:value="37180" calcext:value-type="float">
            <text:p>37180</text:p>
          </table:table-cell>
          <table:table-cell office:value-type="float" office:value="36591" calcext:value-type="float">
            <text:p>36591</text:p>
          </table:table-cell>
          <table:table-cell office:value-type="float" office:value="36049" calcext:value-type="float">
            <text:p>36049</text:p>
          </table:table-cell>
          <table:table-cell office:value-type="float" office:value="34926" calcext:value-type="float">
            <text:p>34926</text:p>
          </table:table-cell>
          <table:table-cell office:value-type="float" office:value="34072" calcext:value-type="float">
            <text:p>34072</text:p>
          </table:table-cell>
          <table:table-cell office:value-type="float" office:value="33382" calcext:value-type="float">
            <text:p>33382</text:p>
          </table:table-cell>
          <table:table-cell office:value-type="float" office:value="32615" calcext:value-type="float">
            <text:p>32615</text:p>
          </table:table-cell>
          <table:table-cell office:value-type="float" office:value="31713" calcext:value-type="float">
            <text:p>31713</text:p>
          </table:table-cell>
          <table:table-cell office:value-type="float" office:value="30710" calcext:value-type="float">
            <text:p>30710</text:p>
          </table:table-cell>
          <table:table-cell office:value-type="float" office:value="29524" calcext:value-type="float">
            <text:p>29524</text:p>
          </table:table-cell>
          <table:table-cell office:value-type="float" office:value="28439" calcext:value-type="float">
            <text:p>28439</text:p>
          </table:table-cell>
          <table:table-cell office:value-type="float" office:value="27548" calcext:value-type="float">
            <text:p>27548</text:p>
          </table:table-cell>
          <table:table-cell office:value-type="float" office:value="26229" calcext:value-type="float">
            <text:p>26229</text:p>
          </table:table-cell>
          <table:table-cell office:value-type="float" office:value="25138" calcext:value-type="float">
            <text:p>25138</text:p>
          </table:table-cell>
          <table:table-cell office:value-type="float" office:value="24355" calcext:value-type="float">
            <text:p>24355</text:p>
          </table:table-cell>
          <table:table-cell office:value-type="float" office:value="22654" calcext:value-type="float">
            <text:p>22654</text:p>
          </table:table-cell>
          <table:table-cell office:value-type="float" office:value="22547" calcext:value-type="float">
            <text:p>22547</text:p>
          </table:table-cell>
          <table:table-cell office:value-type="float" office:value="21216" calcext:value-type="float">
            <text:p>21216</text:p>
          </table:table-cell>
          <table:table-cell office:value-type="float" office:value="20351" calcext:value-type="float">
            <text:p>20351</text:p>
          </table:table-cell>
          <table:table-cell office:value-type="float" office:value="19604" calcext:value-type="float">
            <text:p>19604</text:p>
          </table:table-cell>
          <table:table-cell office:value-type="float" office:value="18711" calcext:value-type="float">
            <text:p>18711</text:p>
          </table:table-cell>
          <table:table-cell office:value-type="float" office:value="18005" calcext:value-type="float">
            <text:p>18005</text:p>
          </table:table-cell>
          <table:table-cell office:value-type="float" office:value="17167" calcext:value-type="float">
            <text:p>17167</text:p>
          </table:table-cell>
          <table:table-cell office:value-type="float" office:value="16697" calcext:value-type="float">
            <text:p>16697</text:p>
          </table:table-cell>
          <table:table-cell office:value-type="float" office:value="15907" calcext:value-type="float">
            <text:p>15907</text:p>
          </table:table-cell>
          <table:table-cell office:value-type="float" office:value="15276" calcext:value-type="float">
            <text:p>15276</text:p>
          </table:table-cell>
          <table:table-cell office:value-type="float" office:value="14528" calcext:value-type="float">
            <text:p>14528</text:p>
          </table:table-cell>
          <table:table-cell office:value-type="float" office:value="14256" calcext:value-type="float">
            <text:p>14256</text:p>
          </table:table-cell>
          <table:table-cell office:value-type="float" office:value="13569" calcext:value-type="float">
            <text:p>13569</text:p>
          </table:table-cell>
          <table:table-cell office:value-type="float" office:value="12819" calcext:value-type="float">
            <text:p>12819</text:p>
          </table:table-cell>
          <table:table-cell office:value-type="float" office:value="12569" calcext:value-type="float">
            <text:p>12569</text:p>
          </table:table-cell>
          <table:table-cell office:value-type="float" office:value="12297" calcext:value-type="float">
            <text:p>12297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C6</text:p>
          </table:table-cell>
          <table:table-cell office:value-type="float" office:value="23085" calcext:value-type="float">
            <text:p>23085</text:p>
          </table:table-cell>
          <table:table-cell office:value-type="float" office:value="28886" calcext:value-type="float">
            <text:p>28886</text:p>
          </table:table-cell>
          <table:table-cell office:value-type="float" office:value="33767" calcext:value-type="float">
            <text:p>33767</text:p>
          </table:table-cell>
          <table:table-cell office:value-type="float" office:value="38610" calcext:value-type="float">
            <text:p>38610</text:p>
          </table:table-cell>
          <table:table-cell office:value-type="float" office:value="42488" calcext:value-type="float">
            <text:p>42488</text:p>
          </table:table-cell>
          <table:table-cell office:value-type="float" office:value="45403" calcext:value-type="float">
            <text:p>45403</text:p>
          </table:table-cell>
          <table:table-cell office:value-type="float" office:value="47220" calcext:value-type="float">
            <text:p>47220</text:p>
          </table:table-cell>
          <table:table-cell office:value-type="float" office:value="47967" calcext:value-type="float">
            <text:p>47967</text:p>
          </table:table-cell>
          <table:table-cell office:value-type="float" office:value="48165" calcext:value-type="float">
            <text:p>48165</text:p>
          </table:table-cell>
          <table:table-cell office:value-type="float" office:value="46848" calcext:value-type="float">
            <text:p>46848</text:p>
          </table:table-cell>
          <table:table-cell office:value-type="float" office:value="44954" calcext:value-type="float">
            <text:p>44954</text:p>
          </table:table-cell>
          <table:table-cell office:value-type="float" office:value="42979" calcext:value-type="float">
            <text:p>42979</text:p>
          </table:table-cell>
          <table:table-cell office:value-type="float" office:value="40921" calcext:value-type="float">
            <text:p>40921</text:p>
          </table:table-cell>
          <table:table-cell office:value-type="float" office:value="39364" calcext:value-type="float">
            <text:p>39364</text:p>
          </table:table-cell>
          <table:table-cell office:value-type="float" office:value="37778" calcext:value-type="float">
            <text:p>37778</text:p>
          </table:table-cell>
          <table:table-cell office:value-type="float" office:value="36575" calcext:value-type="float">
            <text:p>36575</text:p>
          </table:table-cell>
          <table:table-cell office:value-type="float" office:value="35992" calcext:value-type="float">
            <text:p>35992</text:p>
          </table:table-cell>
          <table:table-cell office:value-type="float" office:value="35211" calcext:value-type="float">
            <text:p>35211</text:p>
          </table:table-cell>
          <table:table-cell office:value-type="float" office:value="34302" calcext:value-type="float">
            <text:p>34302</text:p>
          </table:table-cell>
          <table:table-cell office:value-type="float" office:value="33395" calcext:value-type="float">
            <text:p>33395</text:p>
          </table:table-cell>
          <table:table-cell office:value-type="float" office:value="32736" calcext:value-type="float">
            <text:p>32736</text:p>
          </table:table-cell>
          <table:table-cell office:value-type="float" office:value="32828" calcext:value-type="float">
            <text:p>32828</text:p>
          </table:table-cell>
          <table:table-cell office:value-type="float" office:value="32120" calcext:value-type="float">
            <text:p>32120</text:p>
          </table:table-cell>
          <table:table-cell office:value-type="float" office:value="31914" calcext:value-type="float">
            <text:p>31914</text:p>
          </table:table-cell>
          <table:table-cell office:value-type="float" office:value="30249" calcext:value-type="float">
            <text:p>30249</text:p>
          </table:table-cell>
          <table:table-cell office:value-type="float" office:value="30100" calcext:value-type="float">
            <text:p>30100</text:p>
          </table:table-cell>
          <table:table-cell office:value-type="float" office:value="29079" calcext:value-type="float">
            <text:p>29079</text:p>
          </table:table-cell>
          <table:table-cell office:value-type="float" office:value="28071" calcext:value-type="float">
            <text:p>28071</text:p>
          </table:table-cell>
          <table:table-cell office:value-type="float" office:value="27162" calcext:value-type="float">
            <text:p>27162</text:p>
          </table:table-cell>
          <table:table-cell office:value-type="float" office:value="26274" calcext:value-type="float">
            <text:p>26274</text:p>
          </table:table-cell>
          <table:table-cell office:value-type="float" office:value="25501" calcext:value-type="float">
            <text:p>25501</text:p>
          </table:table-cell>
          <table:table-cell office:value-type="float" office:value="24356" calcext:value-type="float">
            <text:p>24356</text:p>
          </table:table-cell>
          <table:table-cell office:value-type="float" office:value="23645" calcext:value-type="float">
            <text:p>23645</text:p>
          </table:table-cell>
          <table:table-cell office:value-type="float" office:value="22462" calcext:value-type="float">
            <text:p>22462</text:p>
          </table:table-cell>
          <table:table-cell office:value-type="float" office:value="21479" calcext:value-type="float">
            <text:p>21479</text:p>
          </table:table-cell>
          <table:table-cell office:value-type="float" office:value="20953" calcext:value-type="float">
            <text:p>20953</text:p>
          </table:table-cell>
          <table:table-cell office:value-type="float" office:value="19915" calcext:value-type="float">
            <text:p>19915</text:p>
          </table:table-cell>
          <table:table-cell office:value-type="float" office:value="19006" calcext:value-type="float">
            <text:p>19006</text:p>
          </table:table-cell>
          <table:table-cell office:value-type="float" office:value="18620" calcext:value-type="float">
            <text:p>18620</text:p>
          </table:table-cell>
          <table:table-cell office:value-type="float" office:value="17900" calcext:value-type="float">
            <text:p>17900</text:p>
          </table:table-cell>
          <table:table-cell office:value-type="float" office:value="16968" calcext:value-type="float">
            <text:p>16968</text:p>
          </table:table-cell>
          <table:table-cell office:value-type="float" office:value="16545" calcext:value-type="float">
            <text:p>16545</text:p>
          </table:table-cell>
          <table:table-cell office:value-type="float" office:value="15970" calcext:value-type="float">
            <text:p>15970</text:p>
          </table:table-cell>
          <table:table-cell office:value-type="float" office:value="15109" calcext:value-type="float">
            <text:p>15109</text:p>
          </table:table-cell>
          <table:table-cell office:value-type="float" office:value="14583" calcext:value-type="float">
            <text:p>14583</text:p>
          </table:table-cell>
          <table:table-cell office:value-type="float" office:value="14166" calcext:value-type="float">
            <text:p>14166</text:p>
          </table:table-cell>
          <table:table-cell office:value-type="float" office:value="13321" calcext:value-type="float">
            <text:p>13321</text:p>
          </table:table-cell>
          <table:table-cell office:value-type="float" office:value="13115" calcext:value-type="float">
            <text:p>13115</text:p>
          </table:table-cell>
          <table:table-cell office:value-type="float" office:value="12591" calcext:value-type="float">
            <text:p>12591</text:p>
          </table:table-cell>
          <table:table-cell office:value-type="float" office:value="12038" calcext:value-type="float">
            <text:p>12038</text:p>
          </table:table-cell>
          <table:table-cell office:value-type="float" office:value="11652" calcext:value-type="float">
            <text:p>11652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D1</text:p>
          </table:table-cell>
          <table:table-cell office:value-type="float" office:value="24791" calcext:value-type="float">
            <text:p>24791</text:p>
          </table:table-cell>
          <table:table-cell office:value-type="float" office:value="31427" calcext:value-type="float">
            <text:p>31427</text:p>
          </table:table-cell>
          <table:table-cell office:value-type="float" office:value="36268" calcext:value-type="float">
            <text:p>36268</text:p>
          </table:table-cell>
          <table:table-cell office:value-type="float" office:value="41768" calcext:value-type="float">
            <text:p>41768</text:p>
          </table:table-cell>
          <table:table-cell office:value-type="float" office:value="45825" calcext:value-type="float">
            <text:p>45825</text:p>
          </table:table-cell>
          <table:table-cell office:value-type="float" office:value="49140" calcext:value-type="float">
            <text:p>49140</text:p>
          </table:table-cell>
          <table:table-cell office:value-type="float" office:value="51147" calcext:value-type="float">
            <text:p>51147</text:p>
          </table:table-cell>
          <table:table-cell office:value-type="float" office:value="51834" calcext:value-type="float">
            <text:p>51834</text:p>
          </table:table-cell>
          <table:table-cell office:value-type="float" office:value="51075" calcext:value-type="float">
            <text:p>51075</text:p>
          </table:table-cell>
          <table:table-cell office:value-type="float" office:value="50086" calcext:value-type="float">
            <text:p>50086</text:p>
          </table:table-cell>
          <table:table-cell office:value-type="float" office:value="47698" calcext:value-type="float">
            <text:p>47698</text:p>
          </table:table-cell>
          <table:table-cell office:value-type="float" office:value="45687" calcext:value-type="float">
            <text:p>45687</text:p>
          </table:table-cell>
          <table:table-cell office:value-type="float" office:value="43524" calcext:value-type="float">
            <text:p>43524</text:p>
          </table:table-cell>
          <table:table-cell office:value-type="float" office:value="41157" calcext:value-type="float">
            <text:p>41157</text:p>
          </table:table-cell>
          <table:table-cell office:value-type="float" office:value="39761" calcext:value-type="float">
            <text:p>39761</text:p>
          </table:table-cell>
          <table:table-cell office:value-type="float" office:value="38712" calcext:value-type="float">
            <text:p>38712</text:p>
          </table:table-cell>
          <table:table-cell office:value-type="float" office:value="37943" calcext:value-type="float">
            <text:p>37943</text:p>
          </table:table-cell>
          <table:table-cell office:value-type="float" office:value="36871" calcext:value-type="float">
            <text:p>36871</text:p>
          </table:table-cell>
          <table:table-cell office:value-type="float" office:value="35991" calcext:value-type="float">
            <text:p>35991</text:p>
          </table:table-cell>
          <table:table-cell office:value-type="float" office:value="35399" calcext:value-type="float">
            <text:p>35399</text:p>
          </table:table-cell>
          <table:table-cell office:value-type="float" office:value="35275" calcext:value-type="float">
            <text:p>35275</text:p>
          </table:table-cell>
          <table:table-cell office:value-type="float" office:value="34204" calcext:value-type="float">
            <text:p>34204</text:p>
          </table:table-cell>
          <table:table-cell office:value-type="float" office:value="33388" calcext:value-type="float">
            <text:p>33388</text:p>
          </table:table-cell>
          <table:table-cell office:value-type="float" office:value="32669" calcext:value-type="float">
            <text:p>32669</text:p>
          </table:table-cell>
          <table:table-cell office:value-type="float" office:value="32102" calcext:value-type="float">
            <text:p>32102</text:p>
          </table:table-cell>
          <table:table-cell office:value-type="float" office:value="31542" calcext:value-type="float">
            <text:p>31542</text:p>
          </table:table-cell>
          <table:table-cell office:value-type="float" office:value="30398" calcext:value-type="float">
            <text:p>30398</text:p>
          </table:table-cell>
          <table:table-cell office:value-type="float" office:value="29713" calcext:value-type="float">
            <text:p>29713</text:p>
          </table:table-cell>
          <table:table-cell office:value-type="float" office:value="28603" calcext:value-type="float">
            <text:p>28603</text:p>
          </table:table-cell>
          <table:table-cell office:value-type="float" office:value="27867" calcext:value-type="float">
            <text:p>27867</text:p>
          </table:table-cell>
          <table:table-cell office:value-type="float" office:value="26743" calcext:value-type="float">
            <text:p>26743</text:p>
          </table:table-cell>
          <table:table-cell office:value-type="float" office:value="25344" calcext:value-type="float">
            <text:p>25344</text:p>
          </table:table-cell>
          <table:table-cell office:value-type="float" office:value="24499" calcext:value-type="float">
            <text:p>24499</text:p>
          </table:table-cell>
          <table:table-cell office:value-type="float" office:value="23619" calcext:value-type="float">
            <text:p>23619</text:p>
          </table:table-cell>
          <table:table-cell office:value-type="float" office:value="22387" calcext:value-type="float">
            <text:p>22387</text:p>
          </table:table-cell>
          <table:table-cell office:value-type="float" office:value="21660" calcext:value-type="float">
            <text:p>21660</text:p>
          </table:table-cell>
          <table:table-cell office:value-type="float" office:value="20952" calcext:value-type="float">
            <text:p>20952</text:p>
          </table:table-cell>
          <table:table-cell office:value-type="float" office:value="19772" calcext:value-type="float">
            <text:p>19772</text:p>
          </table:table-cell>
          <table:table-cell office:value-type="float" office:value="19613" calcext:value-type="float">
            <text:p>19613</text:p>
          </table:table-cell>
          <table:table-cell office:value-type="float" office:value="18529" calcext:value-type="float">
            <text:p>18529</text:p>
          </table:table-cell>
          <table:table-cell office:value-type="float" office:value="17733" calcext:value-type="float">
            <text:p>17733</text:p>
          </table:table-cell>
          <table:table-cell office:value-type="float" office:value="17162" calcext:value-type="float">
            <text:p>17162</text:p>
          </table:table-cell>
          <table:table-cell office:value-type="float" office:value="16778" calcext:value-type="float">
            <text:p>16778</text:p>
          </table:table-cell>
          <table:table-cell office:value-type="float" office:value="15945" calcext:value-type="float">
            <text:p>15945</text:p>
          </table:table-cell>
          <table:table-cell office:value-type="float" office:value="15313" calcext:value-type="float">
            <text:p>15313</text:p>
          </table:table-cell>
          <table:table-cell office:value-type="float" office:value="14665" calcext:value-type="float">
            <text:p>14665</text:p>
          </table:table-cell>
          <table:table-cell office:value-type="float" office:value="14070" calcext:value-type="float">
            <text:p>14070</text:p>
          </table:table-cell>
          <table:table-cell office:value-type="float" office:value="13459" calcext:value-type="float">
            <text:p>13459</text:p>
          </table:table-cell>
          <table:table-cell office:value-type="float" office:value="12925" calcext:value-type="float">
            <text:p>12925</text:p>
          </table:table-cell>
          <table:table-cell office:value-type="float" office:value="12374" calcext:value-type="float">
            <text:p>12374</text:p>
          </table:table-cell>
          <table:table-cell office:value-type="float" office:value="12168" calcext:value-type="float">
            <text:p>12168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D2</text:p>
          </table:table-cell>
          <table:table-cell office:value-type="float" office:value="17663" calcext:value-type="float">
            <text:p>17663</text:p>
          </table:table-cell>
          <table:table-cell office:value-type="float" office:value="21566" calcext:value-type="float">
            <text:p>21566</text:p>
          </table:table-cell>
          <table:table-cell office:value-type="float" office:value="24457" calcext:value-type="float">
            <text:p>24457</text:p>
          </table:table-cell>
          <table:table-cell office:value-type="float" office:value="28018" calcext:value-type="float">
            <text:p>28018</text:p>
          </table:table-cell>
          <table:table-cell office:value-type="float" office:value="30989" calcext:value-type="float">
            <text:p>30989</text:p>
          </table:table-cell>
          <table:table-cell office:value-type="float" office:value="33169" calcext:value-type="float">
            <text:p>33169</text:p>
          </table:table-cell>
          <table:table-cell office:value-type="float" office:value="35010" calcext:value-type="float">
            <text:p>35010</text:p>
          </table:table-cell>
          <table:table-cell office:value-type="float" office:value="36313" calcext:value-type="float">
            <text:p>36313</text:p>
          </table:table-cell>
          <table:table-cell office:value-type="float" office:value="36552" calcext:value-type="float">
            <text:p>36552</text:p>
          </table:table-cell>
          <table:table-cell office:value-type="float" office:value="36320" calcext:value-type="float">
            <text:p>36320</text:p>
          </table:table-cell>
          <table:table-cell office:value-type="float" office:value="36534" calcext:value-type="float">
            <text:p>36534</text:p>
          </table:table-cell>
          <table:table-cell office:value-type="float" office:value="35647" calcext:value-type="float">
            <text:p>35647</text:p>
          </table:table-cell>
          <table:table-cell office:value-type="float" office:value="34344" calcext:value-type="float">
            <text:p>34344</text:p>
          </table:table-cell>
          <table:table-cell office:value-type="float" office:value="33622" calcext:value-type="float">
            <text:p>33622</text:p>
          </table:table-cell>
          <table:table-cell office:value-type="float" office:value="33136" calcext:value-type="float">
            <text:p>33136</text:p>
          </table:table-cell>
          <table:table-cell office:value-type="float" office:value="32437" calcext:value-type="float">
            <text:p>32437</text:p>
          </table:table-cell>
          <table:table-cell office:value-type="float" office:value="31869" calcext:value-type="float">
            <text:p>31869</text:p>
          </table:table-cell>
          <table:table-cell office:value-type="float" office:value="31449" calcext:value-type="float">
            <text:p>31449</text:p>
          </table:table-cell>
          <table:table-cell office:value-type="float" office:value="31221" calcext:value-type="float">
            <text:p>31221</text:p>
          </table:table-cell>
          <table:table-cell office:value-type="float" office:value="30890" calcext:value-type="float">
            <text:p>30890</text:p>
          </table:table-cell>
          <table:table-cell office:value-type="float" office:value="30290" calcext:value-type="float">
            <text:p>30290</text:p>
          </table:table-cell>
          <table:table-cell office:value-type="float" office:value="29384" calcext:value-type="float">
            <text:p>29384</text:p>
          </table:table-cell>
          <table:table-cell office:value-type="float" office:value="29677" calcext:value-type="float">
            <text:p>29677</text:p>
          </table:table-cell>
          <table:table-cell office:value-type="float" office:value="28958" calcext:value-type="float">
            <text:p>28958</text:p>
          </table:table-cell>
          <table:table-cell office:value-type="float" office:value="28506" calcext:value-type="float">
            <text:p>28506</text:p>
          </table:table-cell>
          <table:table-cell office:value-type="float" office:value="27758" calcext:value-type="float">
            <text:p>27758</text:p>
          </table:table-cell>
          <table:table-cell office:value-type="float" office:value="27338" calcext:value-type="float">
            <text:p>27338</text:p>
          </table:table-cell>
          <table:table-cell office:value-type="float" office:value="26634" calcext:value-type="float">
            <text:p>26634</text:p>
          </table:table-cell>
          <table:table-cell office:value-type="float" office:value="26072" calcext:value-type="float">
            <text:p>26072</text:p>
          </table:table-cell>
          <table:table-cell office:value-type="float" office:value="25344" calcext:value-type="float">
            <text:p>25344</text:p>
          </table:table-cell>
          <table:table-cell office:value-type="float" office:value="24524" calcext:value-type="float">
            <text:p>24524</text:p>
          </table:table-cell>
          <table:table-cell office:value-type="float" office:value="23461" calcext:value-type="float">
            <text:p>23461</text:p>
          </table:table-cell>
          <table:table-cell office:value-type="float" office:value="22858" calcext:value-type="float">
            <text:p>22858</text:p>
          </table:table-cell>
          <table:table-cell office:value-type="float" office:value="22429" calcext:value-type="float">
            <text:p>22429</text:p>
          </table:table-cell>
          <table:table-cell office:value-type="float" office:value="20998" calcext:value-type="float">
            <text:p>20998</text:p>
          </table:table-cell>
          <table:table-cell office:value-type="float" office:value="21113" calcext:value-type="float">
            <text:p>21113</text:p>
          </table:table-cell>
          <table:table-cell office:value-type="float" office:value="19826" calcext:value-type="float">
            <text:p>19826</text:p>
          </table:table-cell>
          <table:table-cell office:value-type="float" office:value="19063" calcext:value-type="float">
            <text:p>19063</text:p>
          </table:table-cell>
          <table:table-cell office:value-type="float" office:value="18721" calcext:value-type="float">
            <text:p>18721</text:p>
          </table:table-cell>
          <table:table-cell office:value-type="float" office:value="17819" calcext:value-type="float">
            <text:p>17819</text:p>
          </table:table-cell>
          <table:table-cell office:value-type="float" office:value="17125" calcext:value-type="float">
            <text:p>17125</text:p>
          </table:table-cell>
          <table:table-cell office:value-type="float" office:value="16597" calcext:value-type="float">
            <text:p>16597</text:p>
          </table:table-cell>
          <table:table-cell office:value-type="float" office:value="15786" calcext:value-type="float">
            <text:p>15786</text:p>
          </table:table-cell>
          <table:table-cell office:value-type="float" office:value="15275" calcext:value-type="float">
            <text:p>15275</text:p>
          </table:table-cell>
          <table:table-cell office:value-type="float" office:value="14753" calcext:value-type="float">
            <text:p>14753</text:p>
          </table:table-cell>
          <table:table-cell office:value-type="float" office:value="14150" calcext:value-type="float">
            <text:p>14150</text:p>
          </table:table-cell>
          <table:table-cell office:value-type="float" office:value="13731" calcext:value-type="float">
            <text:p>13731</text:p>
          </table:table-cell>
          <table:table-cell office:value-type="float" office:value="13381" calcext:value-type="float">
            <text:p>13381</text:p>
          </table:table-cell>
          <table:table-cell office:value-type="float" office:value="12505" calcext:value-type="float">
            <text:p>12505</text:p>
          </table:table-cell>
          <table:table-cell office:value-type="float" office:value="12281" calcext:value-type="float">
            <text:p>12281</text:p>
          </table:table-cell>
          <table:table-cell office:value-type="float" office:value="11903" calcext:value-type="float">
            <text:p>11903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D3</text:p>
          </table:table-cell>
          <table:table-cell office:value-type="float" office:value="21127" calcext:value-type="float">
            <text:p>21127</text:p>
          </table:table-cell>
          <table:table-cell office:value-type="float" office:value="26021" calcext:value-type="float">
            <text:p>26021</text:p>
          </table:table-cell>
          <table:table-cell office:value-type="float" office:value="29883" calcext:value-type="float">
            <text:p>29883</text:p>
          </table:table-cell>
          <table:table-cell office:value-type="float" office:value="34275" calcext:value-type="float">
            <text:p>34275</text:p>
          </table:table-cell>
          <table:table-cell office:value-type="float" office:value="37305" calcext:value-type="float">
            <text:p>37305</text:p>
          </table:table-cell>
          <table:table-cell office:value-type="float" office:value="40754" calcext:value-type="float">
            <text:p>40754</text:p>
          </table:table-cell>
          <table:table-cell office:value-type="float" office:value="41832" calcext:value-type="float">
            <text:p>41832</text:p>
          </table:table-cell>
          <table:table-cell office:value-type="float" office:value="42727" calcext:value-type="float">
            <text:p>42727</text:p>
          </table:table-cell>
          <table:table-cell office:value-type="float" office:value="42190" calcext:value-type="float">
            <text:p>42190</text:p>
          </table:table-cell>
          <table:table-cell office:value-type="float" office:value="40897" calcext:value-type="float">
            <text:p>40897</text:p>
          </table:table-cell>
          <table:table-cell office:value-type="float" office:value="39374" calcext:value-type="float">
            <text:p>39374</text:p>
          </table:table-cell>
          <table:table-cell office:value-type="float" office:value="37978" calcext:value-type="float">
            <text:p>37978</text:p>
          </table:table-cell>
          <table:table-cell office:value-type="float" office:value="36232" calcext:value-type="float">
            <text:p>36232</text:p>
          </table:table-cell>
          <table:table-cell office:value-type="float" office:value="34965" calcext:value-type="float">
            <text:p>34965</text:p>
          </table:table-cell>
          <table:table-cell office:value-type="float" office:value="33500" calcext:value-type="float">
            <text:p>33500</text:p>
          </table:table-cell>
          <table:table-cell office:value-type="float" office:value="32765" calcext:value-type="float">
            <text:p>32765</text:p>
          </table:table-cell>
          <table:table-cell office:value-type="float" office:value="31839" calcext:value-type="float">
            <text:p>31839</text:p>
          </table:table-cell>
          <table:table-cell office:value-type="float" office:value="31205" calcext:value-type="float">
            <text:p>31205</text:p>
          </table:table-cell>
          <table:table-cell office:value-type="float" office:value="30594" calcext:value-type="float">
            <text:p>30594</text:p>
          </table:table-cell>
          <table:table-cell office:value-type="float" office:value="29935" calcext:value-type="float">
            <text:p>29935</text:p>
          </table:table-cell>
          <table:table-cell office:value-type="float" office:value="29427" calcext:value-type="float">
            <text:p>29427</text:p>
          </table:table-cell>
          <table:table-cell office:value-type="float" office:value="29159" calcext:value-type="float">
            <text:p>29159</text:p>
          </table:table-cell>
          <table:table-cell office:value-type="float" office:value="28741" calcext:value-type="float">
            <text:p>28741</text:p>
          </table:table-cell>
          <table:table-cell office:value-type="float" office:value="27692" calcext:value-type="float">
            <text:p>27692</text:p>
          </table:table-cell>
          <table:table-cell office:value-type="float" office:value="27331" calcext:value-type="float">
            <text:p>27331</text:p>
          </table:table-cell>
          <table:table-cell office:value-type="float" office:value="27020" calcext:value-type="float">
            <text:p>27020</text:p>
          </table:table-cell>
          <table:table-cell office:value-type="float" office:value="26511" calcext:value-type="float">
            <text:p>26511</text:p>
          </table:table-cell>
          <table:table-cell office:value-type="float" office:value="25354" calcext:value-type="float">
            <text:p>25354</text:p>
          </table:table-cell>
          <table:table-cell office:value-type="float" office:value="24641" calcext:value-type="float">
            <text:p>24641</text:p>
          </table:table-cell>
          <table:table-cell office:value-type="float" office:value="23917" calcext:value-type="float">
            <text:p>23917</text:p>
          </table:table-cell>
          <table:table-cell office:value-type="float" office:value="22838" calcext:value-type="float">
            <text:p>22838</text:p>
          </table:table-cell>
          <table:table-cell office:value-type="float" office:value="21733" calcext:value-type="float">
            <text:p>21733</text:p>
          </table:table-cell>
          <table:table-cell office:value-type="float" office:value="21449" calcext:value-type="float">
            <text:p>21449</text:p>
          </table:table-cell>
          <table:table-cell office:value-type="float" office:value="20484" calcext:value-type="float">
            <text:p>20484</text:p>
          </table:table-cell>
          <table:table-cell office:value-type="float" office:value="19469" calcext:value-type="float">
            <text:p>19469</text:p>
          </table:table-cell>
          <table:table-cell office:value-type="float" office:value="19121" calcext:value-type="float">
            <text:p>19121</text:p>
          </table:table-cell>
          <table:table-cell office:value-type="float" office:value="18214" calcext:value-type="float">
            <text:p>18214</text:p>
          </table:table-cell>
          <table:table-cell office:value-type="float" office:value="17476" calcext:value-type="float">
            <text:p>17476</text:p>
          </table:table-cell>
          <table:table-cell office:value-type="float" office:value="16974" calcext:value-type="float">
            <text:p>16974</text:p>
          </table:table-cell>
          <table:table-cell office:value-type="float" office:value="16215" calcext:value-type="float">
            <text:p>16215</text:p>
          </table:table-cell>
          <table:table-cell office:value-type="float" office:value="15202" calcext:value-type="float">
            <text:p>15202</text:p>
          </table:table-cell>
          <table:table-cell office:value-type="float" office:value="14894" calcext:value-type="float">
            <text:p>14894</text:p>
          </table:table-cell>
          <table:table-cell office:value-type="float" office:value="14473" calcext:value-type="float">
            <text:p>14473</text:p>
          </table:table-cell>
          <table:table-cell office:value-type="float" office:value="13888" calcext:value-type="float">
            <text:p>13888</text:p>
          </table:table-cell>
          <table:table-cell office:value-type="float" office:value="13428" calcext:value-type="float">
            <text:p>13428</text:p>
          </table:table-cell>
          <table:table-cell office:value-type="float" office:value="12671" calcext:value-type="float">
            <text:p>12671</text:p>
          </table:table-cell>
          <table:table-cell office:value-type="float" office:value="12347" calcext:value-type="float">
            <text:p>12347</text:p>
          </table:table-cell>
          <table:table-cell office:value-type="float" office:value="11812" calcext:value-type="float">
            <text:p>11812</text:p>
          </table:table-cell>
          <table:table-cell office:value-type="float" office:value="11415" calcext:value-type="float">
            <text:p>11415</text:p>
          </table:table-cell>
          <table:table-cell office:value-type="float" office:value="11012" calcext:value-type="float">
            <text:p>11012</text:p>
          </table:table-cell>
          <table:table-cell office:value-type="float" office:value="10736" calcext:value-type="float">
            <text:p>10736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E1</text:p>
          </table:table-cell>
          <table:table-cell office:value-type="float" office:value="25227" calcext:value-type="float">
            <text:p>25227</text:p>
          </table:table-cell>
          <table:table-cell office:value-type="float" office:value="31513" calcext:value-type="float">
            <text:p>31513</text:p>
          </table:table-cell>
          <table:table-cell office:value-type="float" office:value="36237" calcext:value-type="float">
            <text:p>36237</text:p>
          </table:table-cell>
          <table:table-cell office:value-type="float" office:value="41775" calcext:value-type="float">
            <text:p>41775</text:p>
          </table:table-cell>
          <table:table-cell office:value-type="float" office:value="46005" calcext:value-type="float">
            <text:p>46005</text:p>
          </table:table-cell>
          <table:table-cell office:value-type="float" office:value="49050" calcext:value-type="float">
            <text:p>49050</text:p>
          </table:table-cell>
          <table:table-cell office:value-type="float" office:value="50788" calcext:value-type="float">
            <text:p>50788</text:p>
          </table:table-cell>
          <table:table-cell office:value-type="float" office:value="51519" calcext:value-type="float">
            <text:p>51519</text:p>
          </table:table-cell>
          <table:table-cell office:value-type="float" office:value="51047" calcext:value-type="float">
            <text:p>51047</text:p>
          </table:table-cell>
          <table:table-cell office:value-type="float" office:value="49464" calcext:value-type="float">
            <text:p>49464</text:p>
          </table:table-cell>
          <table:table-cell office:value-type="float" office:value="47440" calcext:value-type="float">
            <text:p>47440</text:p>
          </table:table-cell>
          <table:table-cell office:value-type="float" office:value="45265" calcext:value-type="float">
            <text:p>45265</text:p>
          </table:table-cell>
          <table:table-cell office:value-type="float" office:value="42876" calcext:value-type="float">
            <text:p>42876</text:p>
          </table:table-cell>
          <table:table-cell office:value-type="float" office:value="41203" calcext:value-type="float">
            <text:p>41203</text:p>
          </table:table-cell>
          <table:table-cell office:value-type="float" office:value="39890" calcext:value-type="float">
            <text:p>39890</text:p>
          </table:table-cell>
          <table:table-cell office:value-type="float" office:value="38460" calcext:value-type="float">
            <text:p>38460</text:p>
          </table:table-cell>
          <table:table-cell office:value-type="float" office:value="37784" calcext:value-type="float">
            <text:p>37784</text:p>
          </table:table-cell>
          <table:table-cell office:value-type="float" office:value="36497" calcext:value-type="float">
            <text:p>36497</text:p>
          </table:table-cell>
          <table:table-cell office:value-type="float" office:value="35794" calcext:value-type="float">
            <text:p>35794</text:p>
          </table:table-cell>
          <table:table-cell office:value-type="float" office:value="35450" calcext:value-type="float">
            <text:p>35450</text:p>
          </table:table-cell>
          <table:table-cell office:value-type="float" office:value="34146" calcext:value-type="float">
            <text:p>34146</text:p>
          </table:table-cell>
          <table:table-cell office:value-type="float" office:value="33712" calcext:value-type="float">
            <text:p>33712</text:p>
          </table:table-cell>
          <table:table-cell office:value-type="float" office:value="33291" calcext:value-type="float">
            <text:p>33291</text:p>
          </table:table-cell>
          <table:table-cell office:value-type="float" office:value="32770" calcext:value-type="float">
            <text:p>32770</text:p>
          </table:table-cell>
          <table:table-cell office:value-type="float" office:value="31546" calcext:value-type="float">
            <text:p>31546</text:p>
          </table:table-cell>
          <table:table-cell office:value-type="float" office:value="31123" calcext:value-type="float">
            <text:p>31123</text:p>
          </table:table-cell>
          <table:table-cell office:value-type="float" office:value="30040" calcext:value-type="float">
            <text:p>30040</text:p>
          </table:table-cell>
          <table:table-cell office:value-type="float" office:value="29215" calcext:value-type="float">
            <text:p>29215</text:p>
          </table:table-cell>
          <table:table-cell office:value-type="float" office:value="28198" calcext:value-type="float">
            <text:p>28198</text:p>
          </table:table-cell>
          <table:table-cell office:value-type="float" office:value="27363" calcext:value-type="float">
            <text:p>27363</text:p>
          </table:table-cell>
          <table:table-cell office:value-type="float" office:value="26359" calcext:value-type="float">
            <text:p>26359</text:p>
          </table:table-cell>
          <table:table-cell office:value-type="float" office:value="24861" calcext:value-type="float">
            <text:p>24861</text:p>
          </table:table-cell>
          <table:table-cell office:value-type="float" office:value="24435" calcext:value-type="float">
            <text:p>24435</text:p>
          </table:table-cell>
          <table:table-cell office:value-type="float" office:value="23341" calcext:value-type="float">
            <text:p>23341</text:p>
          </table:table-cell>
          <table:table-cell office:value-type="float" office:value="22207" calcext:value-type="float">
            <text:p>22207</text:p>
          </table:table-cell>
          <table:table-cell office:value-type="float" office:value="21355" calcext:value-type="float">
            <text:p>21355</text:p>
          </table:table-cell>
          <table:table-cell office:value-type="float" office:value="20540" calcext:value-type="float">
            <text:p>20540</text:p>
          </table:table-cell>
          <table:table-cell office:value-type="float" office:value="19371" calcext:value-type="float">
            <text:p>19371</text:p>
          </table:table-cell>
          <table:table-cell office:value-type="float" office:value="19055" calcext:value-type="float">
            <text:p>19055</text:p>
          </table:table-cell>
          <table:table-cell office:value-type="float" office:value="18442" calcext:value-type="float">
            <text:p>18442</text:p>
          </table:table-cell>
          <table:table-cell office:value-type="float" office:value="17595" calcext:value-type="float">
            <text:p>17595</text:p>
          </table:table-cell>
          <table:table-cell office:value-type="float" office:value="16981" calcext:value-type="float">
            <text:p>16981</text:p>
          </table:table-cell>
          <table:table-cell office:value-type="float" office:value="16133" calcext:value-type="float">
            <text:p>16133</text:p>
          </table:table-cell>
          <table:table-cell office:value-type="float" office:value="15413" calcext:value-type="float">
            <text:p>15413</text:p>
          </table:table-cell>
          <table:table-cell office:value-type="float" office:value="14965" calcext:value-type="float">
            <text:p>14965</text:p>
          </table:table-cell>
          <table:table-cell office:value-type="float" office:value="14316" calcext:value-type="float">
            <text:p>14316</text:p>
          </table:table-cell>
          <table:table-cell office:value-type="float" office:value="13767" calcext:value-type="float">
            <text:p>13767</text:p>
          </table:table-cell>
          <table:table-cell office:value-type="float" office:value="13146" calcext:value-type="float">
            <text:p>13146</text:p>
          </table:table-cell>
          <table:table-cell office:value-type="float" office:value="12736" calcext:value-type="float">
            <text:p>12736</text:p>
          </table:table-cell>
          <table:table-cell office:value-type="float" office:value="12381" calcext:value-type="float">
            <text:p>12381</text:p>
          </table:table-cell>
          <table:table-cell office:value-type="float" office:value="11956" calcext:value-type="float">
            <text:p>11956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E2</text:p>
          </table:table-cell>
          <table:table-cell office:value-type="float" office:value="12184" calcext:value-type="float">
            <text:p>12184</text:p>
          </table:table-cell>
          <table:table-cell office:value-type="float" office:value="14088" calcext:value-type="float">
            <text:p>14088</text:p>
          </table:table-cell>
          <table:table-cell office:value-type="float" office:value="15710" calcext:value-type="float">
            <text:p>15710</text:p>
          </table:table-cell>
          <table:table-cell office:value-type="float" office:value="17228" calcext:value-type="float">
            <text:p>17228</text:p>
          </table:table-cell>
          <table:table-cell office:value-type="float" office:value="18934" calcext:value-type="float">
            <text:p>18934</text:p>
          </table:table-cell>
          <table:table-cell office:value-type="float" office:value="20386" calcext:value-type="float">
            <text:p>20386</text:p>
          </table:table-cell>
          <table:table-cell office:value-type="float" office:value="21347" calcext:value-type="float">
            <text:p>21347</text:p>
          </table:table-cell>
          <table:table-cell office:value-type="float" office:value="22523" calcext:value-type="float">
            <text:p>22523</text:p>
          </table:table-cell>
          <table:table-cell office:value-type="float" office:value="23389" calcext:value-type="float">
            <text:p>23389</text:p>
          </table:table-cell>
          <table:table-cell office:value-type="float" office:value="23920" calcext:value-type="float">
            <text:p>23920</text:p>
          </table:table-cell>
          <table:table-cell office:value-type="float" office:value="24046" calcext:value-type="float">
            <text:p>24046</text:p>
          </table:table-cell>
          <table:table-cell office:value-type="float" office:value="24746" calcext:value-type="float">
            <text:p>24746</text:p>
          </table:table-cell>
          <table:table-cell office:value-type="float" office:value="24659" calcext:value-type="float">
            <text:p>24659</text:p>
          </table:table-cell>
          <table:table-cell office:value-type="float" office:value="24921" calcext:value-type="float">
            <text:p>24921</text:p>
          </table:table-cell>
          <table:table-cell office:value-type="float" office:value="25124" calcext:value-type="float">
            <text:p>25124</text:p>
          </table:table-cell>
          <table:table-cell office:value-type="float" office:value="25008" calcext:value-type="float">
            <text:p>25008</text:p>
          </table:table-cell>
          <table:table-cell office:value-type="float" office:value="24615" calcext:value-type="float">
            <text:p>24615</text:p>
          </table:table-cell>
          <table:table-cell office:value-type="float" office:value="24756" calcext:value-type="float">
            <text:p>24756</text:p>
          </table:table-cell>
          <table:table-cell office:value-type="float" office:value="24521" calcext:value-type="float">
            <text:p>24521</text:p>
          </table:table-cell>
          <table:table-cell office:value-type="float" office:value="24389" calcext:value-type="float">
            <text:p>24389</text:p>
          </table:table-cell>
          <table:table-cell office:value-type="float" office:value="24509" calcext:value-type="float">
            <text:p>24509</text:p>
          </table:table-cell>
          <table:table-cell office:value-type="float" office:value="24088" calcext:value-type="float">
            <text:p>24088</text:p>
          </table:table-cell>
          <table:table-cell office:value-type="float" office:value="23842" calcext:value-type="float">
            <text:p>23842</text:p>
          </table:table-cell>
          <table:table-cell office:value-type="float" office:value="23410" calcext:value-type="float">
            <text:p>23410</text:p>
          </table:table-cell>
          <table:table-cell office:value-type="float" office:value="22999" calcext:value-type="float">
            <text:p>22999</text:p>
          </table:table-cell>
          <table:table-cell office:value-type="float" office:value="22457" calcext:value-type="float">
            <text:p>22457</text:p>
          </table:table-cell>
          <table:table-cell office:value-type="float" office:value="22057" calcext:value-type="float">
            <text:p>22057</text:p>
          </table:table-cell>
          <table:table-cell office:value-type="float" office:value="21785" calcext:value-type="float">
            <text:p>21785</text:p>
          </table:table-cell>
          <table:table-cell office:value-type="float" office:value="21448" calcext:value-type="float">
            <text:p>21448</text:p>
          </table:table-cell>
          <table:table-cell office:value-type="float" office:value="21219" calcext:value-type="float">
            <text:p>21219</text:p>
          </table:table-cell>
          <table:table-cell office:value-type="float" office:value="20601" calcext:value-type="float">
            <text:p>20601</text:p>
          </table:table-cell>
          <table:table-cell office:value-type="float" office:value="20089" calcext:value-type="float">
            <text:p>20089</text:p>
          </table:table-cell>
          <table:table-cell office:value-type="float" office:value="19620" calcext:value-type="float">
            <text:p>19620</text:p>
          </table:table-cell>
          <table:table-cell office:value-type="float" office:value="18892" calcext:value-type="float">
            <text:p>18892</text:p>
          </table:table-cell>
          <table:table-cell office:value-type="float" office:value="18305" calcext:value-type="float">
            <text:p>18305</text:p>
          </table:table-cell>
          <table:table-cell office:value-type="float" office:value="17796" calcext:value-type="float">
            <text:p>17796</text:p>
          </table:table-cell>
          <table:table-cell office:value-type="float" office:value="17020" calcext:value-type="float">
            <text:p>17020</text:p>
          </table:table-cell>
          <table:table-cell office:value-type="float" office:value="16800" calcext:value-type="float">
            <text:p>16800</text:p>
          </table:table-cell>
          <table:table-cell office:value-type="float" office:value="16122" calcext:value-type="float">
            <text:p>16122</text:p>
          </table:table-cell>
          <table:table-cell office:value-type="float" office:value="15530" calcext:value-type="float">
            <text:p>15530</text:p>
          </table:table-cell>
          <table:table-cell office:value-type="float" office:value="15092" calcext:value-type="float">
            <text:p>15092</text:p>
          </table:table-cell>
          <table:table-cell office:value-type="float" office:value="14600" calcext:value-type="float">
            <text:p>14600</text:p>
          </table:table-cell>
          <table:table-cell office:value-type="float" office:value="14144" calcext:value-type="float">
            <text:p>14144</text:p>
          </table:table-cell>
          <table:table-cell office:value-type="float" office:value="13640" calcext:value-type="float">
            <text:p>13640</text:p>
          </table:table-cell>
          <table:table-cell office:value-type="float" office:value="13094" calcext:value-type="float">
            <text:p>13094</text:p>
          </table:table-cell>
          <table:table-cell office:value-type="float" office:value="12686" calcext:value-type="float">
            <text:p>12686</text:p>
          </table:table-cell>
          <table:table-cell office:value-type="float" office:value="12222" calcext:value-type="float">
            <text:p>12222</text:p>
          </table:table-cell>
          <table:table-cell office:value-type="float" office:value="11849" calcext:value-type="float">
            <text:p>11849</text:p>
          </table:table-cell>
          <table:table-cell office:value-type="float" office:value="11278" calcext:value-type="float">
            <text:p>11278</text:p>
          </table:table-cell>
          <table:table-cell office:value-type="float" office:value="11074" calcext:value-type="float">
            <text:p>11074</text:p>
          </table:table-cell>
          <table:table-cell office:value-type="float" office:value="10723" calcext:value-type="float">
            <text:p>10723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E3</text:p>
          </table:table-cell>
          <table:table-cell office:value-type="float" office:value="19741" calcext:value-type="float">
            <text:p>19741</text:p>
          </table:table-cell>
          <table:table-cell office:value-type="float" office:value="24193" calcext:value-type="float">
            <text:p>24193</text:p>
          </table:table-cell>
          <table:table-cell office:value-type="float" office:value="28168" calcext:value-type="float">
            <text:p>28168</text:p>
          </table:table-cell>
          <table:table-cell office:value-type="float" office:value="31552" calcext:value-type="float">
            <text:p>31552</text:p>
          </table:table-cell>
          <table:table-cell office:value-type="float" office:value="34405" calcext:value-type="float">
            <text:p>34405</text:p>
          </table:table-cell>
          <table:table-cell office:value-type="float" office:value="36940" calcext:value-type="float">
            <text:p>36940</text:p>
          </table:table-cell>
          <table:table-cell office:value-type="float" office:value="38544" calcext:value-type="float">
            <text:p>38544</text:p>
          </table:table-cell>
          <table:table-cell office:value-type="float" office:value="40256" calcext:value-type="float">
            <text:p>40256</text:p>
          </table:table-cell>
          <table:table-cell office:value-type="float" office:value="39576" calcext:value-type="float">
            <text:p>39576</text:p>
          </table:table-cell>
          <table:table-cell office:value-type="float" office:value="38680" calcext:value-type="float">
            <text:p>38680</text:p>
          </table:table-cell>
          <table:table-cell office:value-type="float" office:value="37596" calcext:value-type="float">
            <text:p>37596</text:p>
          </table:table-cell>
          <table:table-cell office:value-type="float" office:value="37442" calcext:value-type="float">
            <text:p>37442</text:p>
          </table:table-cell>
          <table:table-cell office:value-type="float" office:value="35870" calcext:value-type="float">
            <text:p>35870</text:p>
          </table:table-cell>
          <table:table-cell office:value-type="float" office:value="34427" calcext:value-type="float">
            <text:p>34427</text:p>
          </table:table-cell>
          <table:table-cell office:value-type="float" office:value="34035" calcext:value-type="float">
            <text:p>34035</text:p>
          </table:table-cell>
          <table:table-cell office:value-type="float" office:value="33158" calcext:value-type="float">
            <text:p>33158</text:p>
          </table:table-cell>
          <table:table-cell office:value-type="float" office:value="32367" calcext:value-type="float">
            <text:p>32367</text:p>
          </table:table-cell>
          <table:table-cell office:value-type="float" office:value="31857" calcext:value-type="float">
            <text:p>31857</text:p>
          </table:table-cell>
          <table:table-cell office:value-type="float" office:value="31154" calcext:value-type="float">
            <text:p>31154</text:p>
          </table:table-cell>
          <table:table-cell office:value-type="float" office:value="31371" calcext:value-type="float">
            <text:p>31371</text:p>
          </table:table-cell>
          <table:table-cell office:value-type="float" office:value="30645" calcext:value-type="float">
            <text:p>30645</text:p>
          </table:table-cell>
          <table:table-cell office:value-type="float" office:value="30362" calcext:value-type="float">
            <text:p>30362</text:p>
          </table:table-cell>
          <table:table-cell office:value-type="float" office:value="29854" calcext:value-type="float">
            <text:p>29854</text:p>
          </table:table-cell>
          <table:table-cell office:value-type="float" office:value="29360" calcext:value-type="float">
            <text:p>29360</text:p>
          </table:table-cell>
          <table:table-cell office:value-type="float" office:value="28439" calcext:value-type="float">
            <text:p>28439</text:p>
          </table:table-cell>
          <table:table-cell office:value-type="float" office:value="27764" calcext:value-type="float">
            <text:p>27764</text:p>
          </table:table-cell>
          <table:table-cell office:value-type="float" office:value="27280" calcext:value-type="float">
            <text:p>27280</text:p>
          </table:table-cell>
          <table:table-cell office:value-type="float" office:value="26176" calcext:value-type="float">
            <text:p>26176</text:p>
          </table:table-cell>
          <table:table-cell office:value-type="float" office:value="25873" calcext:value-type="float">
            <text:p>25873</text:p>
          </table:table-cell>
          <table:table-cell office:value-type="float" office:value="25180" calcext:value-type="float">
            <text:p>25180</text:p>
          </table:table-cell>
          <table:table-cell office:value-type="float" office:value="24089" calcext:value-type="float">
            <text:p>24089</text:p>
          </table:table-cell>
          <table:table-cell office:value-type="float" office:value="23291" calcext:value-type="float">
            <text:p>23291</text:p>
          </table:table-cell>
          <table:table-cell office:value-type="float" office:value="22483" calcext:value-type="float">
            <text:p>22483</text:p>
          </table:table-cell>
          <table:table-cell office:value-type="float" office:value="21860" calcext:value-type="float">
            <text:p>21860</text:p>
          </table:table-cell>
          <table:table-cell office:value-type="float" office:value="21012" calcext:value-type="float">
            <text:p>21012</text:p>
          </table:table-cell>
          <table:table-cell office:value-type="float" office:value="20367" calcext:value-type="float">
            <text:p>20367</text:p>
          </table:table-cell>
          <table:table-cell office:value-type="float" office:value="19306" calcext:value-type="float">
            <text:p>19306</text:p>
          </table:table-cell>
          <table:table-cell office:value-type="float" office:value="18798" calcext:value-type="float">
            <text:p>18798</text:p>
          </table:table-cell>
          <table:table-cell office:value-type="float" office:value="18006" calcext:value-type="float">
            <text:p>18006</text:p>
          </table:table-cell>
          <table:table-cell office:value-type="float" office:value="17394" calcext:value-type="float">
            <text:p>17394</text:p>
          </table:table-cell>
          <table:table-cell office:value-type="float" office:value="16536" calcext:value-type="float">
            <text:p>16536</text:p>
          </table:table-cell>
          <table:table-cell office:value-type="float" office:value="16182" calcext:value-type="float">
            <text:p>16182</text:p>
          </table:table-cell>
          <table:table-cell office:value-type="float" office:value="15511" calcext:value-type="float">
            <text:p>15511</text:p>
          </table:table-cell>
          <table:table-cell office:value-type="float" office:value="15008" calcext:value-type="float">
            <text:p>15008</text:p>
          </table:table-cell>
          <table:table-cell office:value-type="float" office:value="14420" calcext:value-type="float">
            <text:p>14420</text:p>
          </table:table-cell>
          <table:table-cell office:value-type="float" office:value="13861" calcext:value-type="float">
            <text:p>13861</text:p>
          </table:table-cell>
          <table:table-cell office:value-type="float" office:value="13360" calcext:value-type="float">
            <text:p>13360</text:p>
          </table:table-cell>
          <table:table-cell office:value-type="float" office:value="12919" calcext:value-type="float">
            <text:p>12919</text:p>
          </table:table-cell>
          <table:table-cell office:value-type="float" office:value="12282" calcext:value-type="float">
            <text:p>12282</text:p>
          </table:table-cell>
          <table:table-cell office:value-type="float" office:value="11978" calcext:value-type="float">
            <text:p>11978</text:p>
          </table:table-cell>
          <table:table-cell office:value-type="float" office:value="11531" calcext:value-type="float">
            <text:p>11531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F1</text:p>
          </table:table-cell>
          <table:table-cell office:value-type="float" office:value="25761" calcext:value-type="float">
            <text:p>25761</text:p>
          </table:table-cell>
          <table:table-cell office:value-type="float" office:value="32056" calcext:value-type="float">
            <text:p>32056</text:p>
          </table:table-cell>
          <table:table-cell office:value-type="float" office:value="37053" calcext:value-type="float">
            <text:p>37053</text:p>
          </table:table-cell>
          <table:table-cell office:value-type="float" office:value="42278" calcext:value-type="float">
            <text:p>42278</text:p>
          </table:table-cell>
          <table:table-cell office:value-type="float" office:value="46638" calcext:value-type="float">
            <text:p>46638</text:p>
          </table:table-cell>
          <table:table-cell office:value-type="float" office:value="49750" calcext:value-type="float">
            <text:p>49750</text:p>
          </table:table-cell>
          <table:table-cell office:value-type="float" office:value="52016" calcext:value-type="float">
            <text:p>52016</text:p>
          </table:table-cell>
          <table:table-cell office:value-type="float" office:value="52916" calcext:value-type="float">
            <text:p>52916</text:p>
          </table:table-cell>
          <table:table-cell office:value-type="float" office:value="52588" calcext:value-type="float">
            <text:p>52588</text:p>
          </table:table-cell>
          <table:table-cell office:value-type="float" office:value="50830" calcext:value-type="float">
            <text:p>50830</text:p>
          </table:table-cell>
          <table:table-cell office:value-type="float" office:value="48816" calcext:value-type="float">
            <text:p>48816</text:p>
          </table:table-cell>
          <table:table-cell office:value-type="float" office:value="47073" calcext:value-type="float">
            <text:p>47073</text:p>
          </table:table-cell>
          <table:table-cell office:value-type="float" office:value="44067" calcext:value-type="float">
            <text:p>44067</text:p>
          </table:table-cell>
          <table:table-cell office:value-type="float" office:value="42655" calcext:value-type="float">
            <text:p>42655</text:p>
          </table:table-cell>
          <table:table-cell office:value-type="float" office:value="41270" calcext:value-type="float">
            <text:p>41270</text:p>
          </table:table-cell>
          <table:table-cell office:value-type="float" office:value="40081" calcext:value-type="float">
            <text:p>40081</text:p>
          </table:table-cell>
          <table:table-cell office:value-type="float" office:value="38921" calcext:value-type="float">
            <text:p>38921</text:p>
          </table:table-cell>
          <table:table-cell office:value-type="float" office:value="37801" calcext:value-type="float">
            <text:p>37801</text:p>
          </table:table-cell>
          <table:table-cell office:value-type="float" office:value="37320" calcext:value-type="float">
            <text:p>37320</text:p>
          </table:table-cell>
          <table:table-cell office:value-type="float" office:value="36289" calcext:value-type="float">
            <text:p>36289</text:p>
          </table:table-cell>
          <table:table-cell office:value-type="float" office:value="35818" calcext:value-type="float">
            <text:p>35818</text:p>
          </table:table-cell>
          <table:table-cell office:value-type="float" office:value="35165" calcext:value-type="float">
            <text:p>35165</text:p>
          </table:table-cell>
          <table:table-cell office:value-type="float" office:value="34528" calcext:value-type="float">
            <text:p>34528</text:p>
          </table:table-cell>
          <table:table-cell office:value-type="float" office:value="33893" calcext:value-type="float">
            <text:p>33893</text:p>
          </table:table-cell>
          <table:table-cell office:value-type="float" office:value="32864" calcext:value-type="float">
            <text:p>32864</text:p>
          </table:table-cell>
          <table:table-cell office:value-type="float" office:value="32330" calcext:value-type="float">
            <text:p>32330</text:p>
          </table:table-cell>
          <table:table-cell office:value-type="float" office:value="31490" calcext:value-type="float">
            <text:p>31490</text:p>
          </table:table-cell>
          <table:table-cell office:value-type="float" office:value="30529" calcext:value-type="float">
            <text:p>30529</text:p>
          </table:table-cell>
          <table:table-cell office:value-type="float" office:value="29683" calcext:value-type="float">
            <text:p>29683</text:p>
          </table:table-cell>
          <table:table-cell office:value-type="float" office:value="28640" calcext:value-type="float">
            <text:p>28640</text:p>
          </table:table-cell>
          <table:table-cell office:value-type="float" office:value="27580" calcext:value-type="float">
            <text:p>27580</text:p>
          </table:table-cell>
          <table:table-cell office:value-type="float" office:value="26014" calcext:value-type="float">
            <text:p>26014</text:p>
          </table:table-cell>
          <table:table-cell office:value-type="float" office:value="25568" calcext:value-type="float">
            <text:p>25568</text:p>
          </table:table-cell>
          <table:table-cell office:value-type="float" office:value="24439" calcext:value-type="float">
            <text:p>24439</text:p>
          </table:table-cell>
          <table:table-cell office:value-type="float" office:value="22992" calcext:value-type="float">
            <text:p>22992</text:p>
          </table:table-cell>
          <table:table-cell office:value-type="float" office:value="22648" calcext:value-type="float">
            <text:p>22648</text:p>
          </table:table-cell>
          <table:table-cell office:value-type="float" office:value="21560" calcext:value-type="float">
            <text:p>21560</text:p>
          </table:table-cell>
          <table:table-cell office:value-type="float" office:value="20755" calcext:value-type="float">
            <text:p>20755</text:p>
          </table:table-cell>
          <table:table-cell office:value-type="float" office:value="20006" calcext:value-type="float">
            <text:p>20006</text:p>
          </table:table-cell>
          <table:table-cell office:value-type="float" office:value="19395" calcext:value-type="float">
            <text:p>19395</text:p>
          </table:table-cell>
          <table:table-cell office:value-type="float" office:value="18383" calcext:value-type="float">
            <text:p>18383</text:p>
          </table:table-cell>
          <table:table-cell office:value-type="float" office:value="17882" calcext:value-type="float">
            <text:p>17882</text:p>
          </table:table-cell>
          <table:table-cell office:value-type="float" office:value="17062" calcext:value-type="float">
            <text:p>17062</text:p>
          </table:table-cell>
          <table:table-cell office:value-type="float" office:value="16404" calcext:value-type="float">
            <text:p>16404</text:p>
          </table:table-cell>
          <table:table-cell office:value-type="float" office:value="15609" calcext:value-type="float">
            <text:p>15609</text:p>
          </table:table-cell>
          <table:table-cell office:value-type="float" office:value="15084" calcext:value-type="float">
            <text:p>15084</text:p>
          </table:table-cell>
          <table:table-cell office:value-type="float" office:value="14728" calcext:value-type="float">
            <text:p>14728</text:p>
          </table:table-cell>
          <table:table-cell office:value-type="float" office:value="14022" calcext:value-type="float">
            <text:p>14022</text:p>
          </table:table-cell>
          <table:table-cell office:value-type="float" office:value="13565" calcext:value-type="float">
            <text:p>13565</text:p>
          </table:table-cell>
          <table:table-cell office:value-type="float" office:value="13111" calcext:value-type="float">
            <text:p>13111</text:p>
          </table:table-cell>
          <table:table-cell office:value-type="float" office:value="12576" calcext:value-type="float">
            <text:p>12576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F2</text:p>
          </table:table-cell>
          <table:table-cell office:value-type="float" office:value="20009" calcext:value-type="float">
            <text:p>20009</text:p>
          </table:table-cell>
          <table:table-cell office:value-type="float" office:value="24325" calcext:value-type="float">
            <text:p>24325</text:p>
          </table:table-cell>
          <table:table-cell office:value-type="float" office:value="27756" calcext:value-type="float">
            <text:p>27756</text:p>
          </table:table-cell>
          <table:table-cell office:value-type="float" office:value="31795" calcext:value-type="float">
            <text:p>31795</text:p>
          </table:table-cell>
          <table:table-cell office:value-type="float" office:value="35195" calcext:value-type="float">
            <text:p>35195</text:p>
          </table:table-cell>
          <table:table-cell office:value-type="float" office:value="38233" calcext:value-type="float">
            <text:p>38233</text:p>
          </table:table-cell>
          <table:table-cell office:value-type="float" office:value="40303" calcext:value-type="float">
            <text:p>40303</text:p>
          </table:table-cell>
          <table:table-cell office:value-type="float" office:value="41437" calcext:value-type="float">
            <text:p>41437</text:p>
          </table:table-cell>
          <table:table-cell office:value-type="float" office:value="42380" calcext:value-type="float">
            <text:p>42380</text:p>
          </table:table-cell>
          <table:table-cell office:value-type="float" office:value="41761" calcext:value-type="float">
            <text:p>41761</text:p>
          </table:table-cell>
          <table:table-cell office:value-type="float" office:value="40730" calcext:value-type="float">
            <text:p>40730</text:p>
          </table:table-cell>
          <table:table-cell office:value-type="float" office:value="39921" calcext:value-type="float">
            <text:p>39921</text:p>
          </table:table-cell>
          <table:table-cell office:value-type="float" office:value="39051" calcext:value-type="float">
            <text:p>39051</text:p>
          </table:table-cell>
          <table:table-cell office:value-type="float" office:value="37859" calcext:value-type="float">
            <text:p>37859</text:p>
          </table:table-cell>
          <table:table-cell office:value-type="float" office:value="36730" calcext:value-type="float">
            <text:p>36730</text:p>
          </table:table-cell>
          <table:table-cell office:value-type="float" office:value="35965" calcext:value-type="float">
            <text:p>35965</text:p>
          </table:table-cell>
          <table:table-cell office:value-type="float" office:value="35262" calcext:value-type="float">
            <text:p>35262</text:p>
          </table:table-cell>
          <table:table-cell office:value-type="float" office:value="34670" calcext:value-type="float">
            <text:p>34670</text:p>
          </table:table-cell>
          <table:table-cell office:value-type="float" office:value="33865" calcext:value-type="float">
            <text:p>33865</text:p>
          </table:table-cell>
          <table:table-cell office:value-type="float" office:value="33674" calcext:value-type="float">
            <text:p>33674</text:p>
          </table:table-cell>
          <table:table-cell office:value-type="float" office:value="32878" calcext:value-type="float">
            <text:p>32878</text:p>
          </table:table-cell>
          <table:table-cell office:value-type="float" office:value="32226" calcext:value-type="float">
            <text:p>32226</text:p>
          </table:table-cell>
          <table:table-cell office:value-type="float" office:value="31977" calcext:value-type="float">
            <text:p>31977</text:p>
          </table:table-cell>
          <table:table-cell office:value-type="float" office:value="31380" calcext:value-type="float">
            <text:p>31380</text:p>
          </table:table-cell>
          <table:table-cell office:value-type="float" office:value="30686" calcext:value-type="float">
            <text:p>30686</text:p>
          </table:table-cell>
          <table:table-cell office:value-type="float" office:value="30067" calcext:value-type="float">
            <text:p>30067</text:p>
          </table:table-cell>
          <table:table-cell office:value-type="float" office:value="28942" calcext:value-type="float">
            <text:p>28942</text:p>
          </table:table-cell>
          <table:table-cell office:value-type="float" office:value="28678" calcext:value-type="float">
            <text:p>28678</text:p>
          </table:table-cell>
          <table:table-cell office:value-type="float" office:value="27932" calcext:value-type="float">
            <text:p>27932</text:p>
          </table:table-cell>
          <table:table-cell office:value-type="float" office:value="27099" calcext:value-type="float">
            <text:p>27099</text:p>
          </table:table-cell>
          <table:table-cell office:value-type="float" office:value="26166" calcext:value-type="float">
            <text:p>26166</text:p>
          </table:table-cell>
          <table:table-cell office:value-type="float" office:value="25276" calcext:value-type="float">
            <text:p>25276</text:p>
          </table:table-cell>
          <table:table-cell office:value-type="float" office:value="24286" calcext:value-type="float">
            <text:p>24286</text:p>
          </table:table-cell>
          <table:table-cell office:value-type="float" office:value="23677" calcext:value-type="float">
            <text:p>23677</text:p>
          </table:table-cell>
          <table:table-cell office:value-type="float" office:value="22722" calcext:value-type="float">
            <text:p>22722</text:p>
          </table:table-cell>
          <table:table-cell office:value-type="float" office:value="22148" calcext:value-type="float">
            <text:p>22148</text:p>
          </table:table-cell>
          <table:table-cell office:value-type="float" office:value="21117" calcext:value-type="float">
            <text:p>21117</text:p>
          </table:table-cell>
          <table:table-cell office:value-type="float" office:value="20271" calcext:value-type="float">
            <text:p>20271</text:p>
          </table:table-cell>
          <table:table-cell office:value-type="float" office:value="19623" calcext:value-type="float">
            <text:p>19623</text:p>
          </table:table-cell>
          <table:table-cell office:value-type="float" office:value="18976" calcext:value-type="float">
            <text:p>18976</text:p>
          </table:table-cell>
          <table:table-cell office:value-type="float" office:value="18092" calcext:value-type="float">
            <text:p>18092</text:p>
          </table:table-cell>
          <table:table-cell office:value-type="float" office:value="17685" calcext:value-type="float">
            <text:p>17685</text:p>
          </table:table-cell>
          <table:table-cell office:value-type="float" office:value="16812" calcext:value-type="float">
            <text:p>16812</text:p>
          </table:table-cell>
          <table:table-cell office:value-type="float" office:value="16179" calcext:value-type="float">
            <text:p>16179</text:p>
          </table:table-cell>
          <table:table-cell office:value-type="float" office:value="15481" calcext:value-type="float">
            <text:p>15481</text:p>
          </table:table-cell>
          <table:table-cell office:value-type="float" office:value="15016" calcext:value-type="float">
            <text:p>15016</text:p>
          </table:table-cell>
          <table:table-cell office:value-type="float" office:value="14420" calcext:value-type="float">
            <text:p>14420</text:p>
          </table:table-cell>
          <table:table-cell office:value-type="float" office:value="13825" calcext:value-type="float">
            <text:p>13825</text:p>
          </table:table-cell>
          <table:table-cell office:value-type="float" office:value="13349" calcext:value-type="float">
            <text:p>13349</text:p>
          </table:table-cell>
          <table:table-cell office:value-type="float" office:value="12885" calcext:value-type="float">
            <text:p>12885</text:p>
          </table:table-cell>
          <table:table-cell office:value-type="float" office:value="12538" calcext:value-type="float">
            <text:p>12538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F3</text:p>
          </table:table-cell>
          <table:table-cell office:value-type="float" office:value="11584" calcext:value-type="float">
            <text:p>11584</text:p>
          </table:table-cell>
          <table:table-cell office:value-type="float" office:value="13726" calcext:value-type="float">
            <text:p>13726</text:p>
          </table:table-cell>
          <table:table-cell office:value-type="float" office:value="15478" calcext:value-type="float">
            <text:p>15478</text:p>
          </table:table-cell>
          <table:table-cell office:value-type="float" office:value="17187" calcext:value-type="float">
            <text:p>17187</text:p>
          </table:table-cell>
          <table:table-cell office:value-type="float" office:value="18649" calcext:value-type="float">
            <text:p>18649</text:p>
          </table:table-cell>
          <table:table-cell office:value-type="float" office:value="20211" calcext:value-type="float">
            <text:p>20211</text:p>
          </table:table-cell>
          <table:table-cell office:value-type="float" office:value="21421" calcext:value-type="float">
            <text:p>21421</text:p>
          </table:table-cell>
          <table:table-cell office:value-type="float" office:value="22688" calcext:value-type="float">
            <text:p>22688</text:p>
          </table:table-cell>
          <table:table-cell office:value-type="float" office:value="23796" calcext:value-type="float">
            <text:p>23796</text:p>
          </table:table-cell>
          <table:table-cell office:value-type="float" office:value="24320" calcext:value-type="float">
            <text:p>24320</text:p>
          </table:table-cell>
          <table:table-cell office:value-type="float" office:value="24856" calcext:value-type="float">
            <text:p>24856</text:p>
          </table:table-cell>
          <table:table-cell office:value-type="float" office:value="24945" calcext:value-type="float">
            <text:p>24945</text:p>
          </table:table-cell>
          <table:table-cell office:value-type="float" office:value="25192" calcext:value-type="float">
            <text:p>25192</text:p>
          </table:table-cell>
          <table:table-cell office:value-type="float" office:value="25515" calcext:value-type="float">
            <text:p>25515</text:p>
          </table:table-cell>
          <table:table-cell office:value-type="float" office:value="25543" calcext:value-type="float">
            <text:p>25543</text:p>
          </table:table-cell>
          <table:table-cell table:number-columns-repeated="2" office:value-type="float" office:value="25343" calcext:value-type="float">
            <text:p>25343</text:p>
          </table:table-cell>
          <table:table-cell office:value-type="float" office:value="25302" calcext:value-type="float">
            <text:p>25302</text:p>
          </table:table-cell>
          <table:table-cell office:value-type="float" office:value="25041" calcext:value-type="float">
            <text:p>25041</text:p>
          </table:table-cell>
          <table:table-cell office:value-type="float" office:value="24765" calcext:value-type="float">
            <text:p>24765</text:p>
          </table:table-cell>
          <table:table-cell office:value-type="float" office:value="24404" calcext:value-type="float">
            <text:p>24404</text:p>
          </table:table-cell>
          <table:table-cell office:value-type="float" office:value="24141" calcext:value-type="float">
            <text:p>24141</text:p>
          </table:table-cell>
          <table:table-cell office:value-type="float" office:value="24017" calcext:value-type="float">
            <text:p>24017</text:p>
          </table:table-cell>
          <table:table-cell office:value-type="float" office:value="23674" calcext:value-type="float">
            <text:p>23674</text:p>
          </table:table-cell>
          <table:table-cell office:value-type="float" office:value="23238" calcext:value-type="float">
            <text:p>23238</text:p>
          </table:table-cell>
          <table:table-cell office:value-type="float" office:value="23038" calcext:value-type="float">
            <text:p>23038</text:p>
          </table:table-cell>
          <table:table-cell office:value-type="float" office:value="22803" calcext:value-type="float">
            <text:p>22803</text:p>
          </table:table-cell>
          <table:table-cell office:value-type="float" office:value="22310" calcext:value-type="float">
            <text:p>22310</text:p>
          </table:table-cell>
          <table:table-cell office:value-type="float" office:value="21618" calcext:value-type="float">
            <text:p>21618</text:p>
          </table:table-cell>
          <table:table-cell office:value-type="float" office:value="21176" calcext:value-type="float">
            <text:p>21176</text:p>
          </table:table-cell>
          <table:table-cell office:value-type="float" office:value="20884" calcext:value-type="float">
            <text:p>20884</text:p>
          </table:table-cell>
          <table:table-cell office:value-type="float" office:value="20464" calcext:value-type="float">
            <text:p>20464</text:p>
          </table:table-cell>
          <table:table-cell office:value-type="float" office:value="19815" calcext:value-type="float">
            <text:p>19815</text:p>
          </table:table-cell>
          <table:table-cell office:value-type="float" office:value="19504" calcext:value-type="float">
            <text:p>19504</text:p>
          </table:table-cell>
          <table:table-cell office:value-type="float" office:value="18589" calcext:value-type="float">
            <text:p>18589</text:p>
          </table:table-cell>
          <table:table-cell office:value-type="float" office:value="18275" calcext:value-type="float">
            <text:p>18275</text:p>
          </table:table-cell>
          <table:table-cell office:value-type="float" office:value="17456" calcext:value-type="float">
            <text:p>17456</text:p>
          </table:table-cell>
          <table:table-cell office:value-type="float" office:value="16866" calcext:value-type="float">
            <text:p>16866</text:p>
          </table:table-cell>
          <table:table-cell office:value-type="float" office:value="16623" calcext:value-type="float">
            <text:p>16623</text:p>
          </table:table-cell>
          <table:table-cell office:value-type="float" office:value="16103" calcext:value-type="float">
            <text:p>16103</text:p>
          </table:table-cell>
          <table:table-cell office:value-type="float" office:value="15338" calcext:value-type="float">
            <text:p>15338</text:p>
          </table:table-cell>
          <table:table-cell office:value-type="float" office:value="15013" calcext:value-type="float">
            <text:p>15013</text:p>
          </table:table-cell>
          <table:table-cell office:value-type="float" office:value="14556" calcext:value-type="float">
            <text:p>14556</text:p>
          </table:table-cell>
          <table:table-cell office:value-type="float" office:value="13829" calcext:value-type="float">
            <text:p>13829</text:p>
          </table:table-cell>
          <table:table-cell office:value-type="float" office:value="13340" calcext:value-type="float">
            <text:p>13340</text:p>
          </table:table-cell>
          <table:table-cell office:value-type="float" office:value="12971" calcext:value-type="float">
            <text:p>12971</text:p>
          </table:table-cell>
          <table:table-cell office:value-type="float" office:value="12475" calcext:value-type="float">
            <text:p>12475</text:p>
          </table:table-cell>
          <table:table-cell office:value-type="float" office:value="12036" calcext:value-type="float">
            <text:p>12036</text:p>
          </table:table-cell>
          <table:table-cell office:value-type="float" office:value="11522" calcext:value-type="float">
            <text:p>11522</text:p>
          </table:table-cell>
          <table:table-cell office:value-type="float" office:value="11345" calcext:value-type="float">
            <text:p>11345</text:p>
          </table:table-cell>
          <table:table-cell office:value-type="float" office:value="10784" calcext:value-type="float">
            <text:p>10784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G1</text:p>
          </table:table-cell>
          <table:table-cell office:value-type="float" office:value="12715" calcext:value-type="float">
            <text:p>12715</text:p>
          </table:table-cell>
          <table:table-cell office:value-type="float" office:value="14775" calcext:value-type="float">
            <text:p>14775</text:p>
          </table:table-cell>
          <table:table-cell office:value-type="float" office:value="16564" calcext:value-type="float">
            <text:p>16564</text:p>
          </table:table-cell>
          <table:table-cell office:value-type="float" office:value="18353" calcext:value-type="float">
            <text:p>18353</text:p>
          </table:table-cell>
          <table:table-cell office:value-type="float" office:value="19998" calcext:value-type="float">
            <text:p>19998</text:p>
          </table:table-cell>
          <table:table-cell office:value-type="float" office:value="21316" calcext:value-type="float">
            <text:p>21316</text:p>
          </table:table-cell>
          <table:table-cell office:value-type="float" office:value="22528" calcext:value-type="float">
            <text:p>22528</text:p>
          </table:table-cell>
          <table:table-cell office:value-type="float" office:value="23807" calcext:value-type="float">
            <text:p>23807</text:p>
          </table:table-cell>
          <table:table-cell office:value-type="float" office:value="24678" calcext:value-type="float">
            <text:p>24678</text:p>
          </table:table-cell>
          <table:table-cell office:value-type="float" office:value="25318" calcext:value-type="float">
            <text:p>25318</text:p>
          </table:table-cell>
          <table:table-cell office:value-type="float" office:value="25995" calcext:value-type="float">
            <text:p>25995</text:p>
          </table:table-cell>
          <table:table-cell office:value-type="float" office:value="26409" calcext:value-type="float">
            <text:p>26409</text:p>
          </table:table-cell>
          <table:table-cell office:value-type="float" office:value="26680" calcext:value-type="float">
            <text:p>26680</text:p>
          </table:table-cell>
          <table:table-cell office:value-type="float" office:value="26845" calcext:value-type="float">
            <text:p>26845</text:p>
          </table:table-cell>
          <table:table-cell office:value-type="float" office:value="26978" calcext:value-type="float">
            <text:p>26978</text:p>
          </table:table-cell>
          <table:table-cell office:value-type="float" office:value="27017" calcext:value-type="float">
            <text:p>27017</text:p>
          </table:table-cell>
          <table:table-cell office:value-type="float" office:value="26803" calcext:value-type="float">
            <text:p>26803</text:p>
          </table:table-cell>
          <table:table-cell office:value-type="float" office:value="27063" calcext:value-type="float">
            <text:p>27063</text:p>
          </table:table-cell>
          <table:table-cell office:value-type="float" office:value="26850" calcext:value-type="float">
            <text:p>26850</text:p>
          </table:table-cell>
          <table:table-cell office:value-type="float" office:value="26592" calcext:value-type="float">
            <text:p>26592</text:p>
          </table:table-cell>
          <table:table-cell office:value-type="float" office:value="26443" calcext:value-type="float">
            <text:p>26443</text:p>
          </table:table-cell>
          <table:table-cell office:value-type="float" office:value="26288" calcext:value-type="float">
            <text:p>26288</text:p>
          </table:table-cell>
          <table:table-cell office:value-type="float" office:value="25851" calcext:value-type="float">
            <text:p>25851</text:p>
          </table:table-cell>
          <table:table-cell office:value-type="float" office:value="25794" calcext:value-type="float">
            <text:p>25794</text:p>
          </table:table-cell>
          <table:table-cell office:value-type="float" office:value="25080" calcext:value-type="float">
            <text:p>25080</text:p>
          </table:table-cell>
          <table:table-cell office:value-type="float" office:value="24917" calcext:value-type="float">
            <text:p>24917</text:p>
          </table:table-cell>
          <table:table-cell office:value-type="float" office:value="24268" calcext:value-type="float">
            <text:p>24268</text:p>
          </table:table-cell>
          <table:table-cell office:value-type="float" office:value="23967" calcext:value-type="float">
            <text:p>23967</text:p>
          </table:table-cell>
          <table:table-cell office:value-type="float" office:value="23569" calcext:value-type="float">
            <text:p>23569</text:p>
          </table:table-cell>
          <table:table-cell office:value-type="float" office:value="23231" calcext:value-type="float">
            <text:p>23231</text:p>
          </table:table-cell>
          <table:table-cell office:value-type="float" office:value="22313" calcext:value-type="float">
            <text:p>22313</text:p>
          </table:table-cell>
          <table:table-cell office:value-type="float" office:value="22083" calcext:value-type="float">
            <text:p>22083</text:p>
          </table:table-cell>
          <table:table-cell office:value-type="float" office:value="21299" calcext:value-type="float">
            <text:p>21299</text:p>
          </table:table-cell>
          <table:table-cell office:value-type="float" office:value="20770" calcext:value-type="float">
            <text:p>20770</text:p>
          </table:table-cell>
          <table:table-cell office:value-type="float" office:value="20005" calcext:value-type="float">
            <text:p>20005</text:p>
          </table:table-cell>
          <table:table-cell office:value-type="float" office:value="19703" calcext:value-type="float">
            <text:p>19703</text:p>
          </table:table-cell>
          <table:table-cell office:value-type="float" office:value="18952" calcext:value-type="float">
            <text:p>18952</text:p>
          </table:table-cell>
          <table:table-cell office:value-type="float" office:value="18119" calcext:value-type="float">
            <text:p>18119</text:p>
          </table:table-cell>
          <table:table-cell office:value-type="float" office:value="17956" calcext:value-type="float">
            <text:p>17956</text:p>
          </table:table-cell>
          <table:table-cell office:value-type="float" office:value="17400" calcext:value-type="float">
            <text:p>17400</text:p>
          </table:table-cell>
          <table:table-cell office:value-type="float" office:value="16576" calcext:value-type="float">
            <text:p>16576</text:p>
          </table:table-cell>
          <table:table-cell office:value-type="float" office:value="16163" calcext:value-type="float">
            <text:p>16163</text:p>
          </table:table-cell>
          <table:table-cell office:value-type="float" office:value="15629" calcext:value-type="float">
            <text:p>15629</text:p>
          </table:table-cell>
          <table:table-cell office:value-type="float" office:value="15012" calcext:value-type="float">
            <text:p>15012</text:p>
          </table:table-cell>
          <table:table-cell office:value-type="float" office:value="14605" calcext:value-type="float">
            <text:p>14605</text:p>
          </table:table-cell>
          <table:table-cell office:value-type="float" office:value="13861" calcext:value-type="float">
            <text:p>13861</text:p>
          </table:table-cell>
          <table:table-cell office:value-type="float" office:value="13403" calcext:value-type="float">
            <text:p>13403</text:p>
          </table:table-cell>
          <table:table-cell office:value-type="float" office:value="12988" calcext:value-type="float">
            <text:p>12988</text:p>
          </table:table-cell>
          <table:table-cell office:value-type="float" office:value="12524" calcext:value-type="float">
            <text:p>12524</text:p>
          </table:table-cell>
          <table:table-cell office:value-type="float" office:value="12083" calcext:value-type="float">
            <text:p>12083</text:p>
          </table:table-cell>
          <table:table-cell office:value-type="float" office:value="11818" calcext:value-type="float">
            <text:p>11818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G2</text:p>
          </table:table-cell>
          <table:table-cell office:value-type="float" office:value="25655" calcext:value-type="float">
            <text:p>25655</text:p>
          </table:table-cell>
          <table:table-cell office:value-type="float" office:value="31495" calcext:value-type="float">
            <text:p>31495</text:p>
          </table:table-cell>
          <table:table-cell office:value-type="float" office:value="36329" calcext:value-type="float">
            <text:p>36329</text:p>
          </table:table-cell>
          <table:table-cell office:value-type="float" office:value="41277" calcext:value-type="float">
            <text:p>41277</text:p>
          </table:table-cell>
          <table:table-cell office:value-type="float" office:value="46034" calcext:value-type="float">
            <text:p>46034</text:p>
          </table:table-cell>
          <table:table-cell office:value-type="float" office:value="49033" calcext:value-type="float">
            <text:p>49033</text:p>
          </table:table-cell>
          <table:table-cell office:value-type="float" office:value="51253" calcext:value-type="float">
            <text:p>51253</text:p>
          </table:table-cell>
          <table:table-cell office:value-type="float" office:value="51879" calcext:value-type="float">
            <text:p>51879</text:p>
          </table:table-cell>
          <table:table-cell office:value-type="float" office:value="51711" calcext:value-type="float">
            <text:p>51711</text:p>
          </table:table-cell>
          <table:table-cell office:value-type="float" office:value="50151" calcext:value-type="float">
            <text:p>50151</text:p>
          </table:table-cell>
          <table:table-cell office:value-type="float" office:value="48210" calcext:value-type="float">
            <text:p>48210</text:p>
          </table:table-cell>
          <table:table-cell office:value-type="float" office:value="45937" calcext:value-type="float">
            <text:p>45937</text:p>
          </table:table-cell>
          <table:table-cell office:value-type="float" office:value="43515" calcext:value-type="float">
            <text:p>43515</text:p>
          </table:table-cell>
          <table:table-cell office:value-type="float" office:value="42127" calcext:value-type="float">
            <text:p>42127</text:p>
          </table:table-cell>
          <table:table-cell office:value-type="float" office:value="40142" calcext:value-type="float">
            <text:p>40142</text:p>
          </table:table-cell>
          <table:table-cell office:value-type="float" office:value="39126" calcext:value-type="float">
            <text:p>39126</text:p>
          </table:table-cell>
          <table:table-cell office:value-type="float" office:value="38237" calcext:value-type="float">
            <text:p>38237</text:p>
          </table:table-cell>
          <table:table-cell office:value-type="float" office:value="37144" calcext:value-type="float">
            <text:p>37144</text:p>
          </table:table-cell>
          <table:table-cell office:value-type="float" office:value="36412" calcext:value-type="float">
            <text:p>36412</text:p>
          </table:table-cell>
          <table:table-cell office:value-type="float" office:value="35902" calcext:value-type="float">
            <text:p>35902</text:p>
          </table:table-cell>
          <table:table-cell office:value-type="float" office:value="35235" calcext:value-type="float">
            <text:p>35235</text:p>
          </table:table-cell>
          <table:table-cell office:value-type="float" office:value="34866" calcext:value-type="float">
            <text:p>34866</text:p>
          </table:table-cell>
          <table:table-cell office:value-type="float" office:value="33717" calcext:value-type="float">
            <text:p>33717</text:p>
          </table:table-cell>
          <table:table-cell office:value-type="float" office:value="33672" calcext:value-type="float">
            <text:p>33672</text:p>
          </table:table-cell>
          <table:table-cell office:value-type="float" office:value="32304" calcext:value-type="float">
            <text:p>32304</text:p>
          </table:table-cell>
          <table:table-cell office:value-type="float" office:value="32045" calcext:value-type="float">
            <text:p>32045</text:p>
          </table:table-cell>
          <table:table-cell office:value-type="float" office:value="30850" calcext:value-type="float">
            <text:p>30850</text:p>
          </table:table-cell>
          <table:table-cell office:value-type="float" office:value="29883" calcext:value-type="float">
            <text:p>29883</text:p>
          </table:table-cell>
          <table:table-cell office:value-type="float" office:value="28939" calcext:value-type="float">
            <text:p>28939</text:p>
          </table:table-cell>
          <table:table-cell office:value-type="float" office:value="28241" calcext:value-type="float">
            <text:p>28241</text:p>
          </table:table-cell>
          <table:table-cell office:value-type="float" office:value="26961" calcext:value-type="float">
            <text:p>26961</text:p>
          </table:table-cell>
          <table:table-cell office:value-type="float" office:value="25695" calcext:value-type="float">
            <text:p>25695</text:p>
          </table:table-cell>
          <table:table-cell office:value-type="float" office:value="25171" calcext:value-type="float">
            <text:p>25171</text:p>
          </table:table-cell>
          <table:table-cell office:value-type="float" office:value="23926" calcext:value-type="float">
            <text:p>23926</text:p>
          </table:table-cell>
          <table:table-cell office:value-type="float" office:value="22913" calcext:value-type="float">
            <text:p>22913</text:p>
          </table:table-cell>
          <table:table-cell office:value-type="float" office:value="22161" calcext:value-type="float">
            <text:p>22161</text:p>
          </table:table-cell>
          <table:table-cell office:value-type="float" office:value="21280" calcext:value-type="float">
            <text:p>21280</text:p>
          </table:table-cell>
          <table:table-cell office:value-type="float" office:value="20260" calcext:value-type="float">
            <text:p>20260</text:p>
          </table:table-cell>
          <table:table-cell office:value-type="float" office:value="19834" calcext:value-type="float">
            <text:p>19834</text:p>
          </table:table-cell>
          <table:table-cell office:value-type="float" office:value="18881" calcext:value-type="float">
            <text:p>18881</text:p>
          </table:table-cell>
          <table:table-cell office:value-type="float" office:value="17997" calcext:value-type="float">
            <text:p>17997</text:p>
          </table:table-cell>
          <table:table-cell office:value-type="float" office:value="17528" calcext:value-type="float">
            <text:p>17528</text:p>
          </table:table-cell>
          <table:table-cell office:value-type="float" office:value="16729" calcext:value-type="float">
            <text:p>16729</text:p>
          </table:table-cell>
          <table:table-cell office:value-type="float" office:value="16121" calcext:value-type="float">
            <text:p>16121</text:p>
          </table:table-cell>
          <table:table-cell office:value-type="float" office:value="15424" calcext:value-type="float">
            <text:p>15424</text:p>
          </table:table-cell>
          <table:table-cell office:value-type="float" office:value="14862" calcext:value-type="float">
            <text:p>14862</text:p>
          </table:table-cell>
          <table:table-cell office:value-type="float" office:value="14300" calcext:value-type="float">
            <text:p>14300</text:p>
          </table:table-cell>
          <table:table-cell office:value-type="float" office:value="13728" calcext:value-type="float">
            <text:p>13728</text:p>
          </table:table-cell>
          <table:table-cell office:value-type="float" office:value="13351" calcext:value-type="float">
            <text:p>13351</text:p>
          </table:table-cell>
          <table:table-cell office:value-type="float" office:value="12873" calcext:value-type="float">
            <text:p>12873</text:p>
          </table:table-cell>
          <table:table-cell office:value-type="float" office:value="12380" calcext:value-type="float">
            <text:p>12380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G3</text:p>
          </table:table-cell>
          <table:table-cell office:value-type="float" office:value="13077" calcext:value-type="float">
            <text:p>13077</text:p>
          </table:table-cell>
          <table:table-cell office:value-type="float" office:value="15432" calcext:value-type="float">
            <text:p>15432</text:p>
          </table:table-cell>
          <table:table-cell office:value-type="float" office:value="17199" calcext:value-type="float">
            <text:p>17199</text:p>
          </table:table-cell>
          <table:table-cell office:value-type="float" office:value="19250" calcext:value-type="float">
            <text:p>19250</text:p>
          </table:table-cell>
          <table:table-cell office:value-type="float" office:value="21383" calcext:value-type="float">
            <text:p>21383</text:p>
          </table:table-cell>
          <table:table-cell office:value-type="float" office:value="22758" calcext:value-type="float">
            <text:p>22758</text:p>
          </table:table-cell>
          <table:table-cell office:value-type="float" office:value="24072" calcext:value-type="float">
            <text:p>24072</text:p>
          </table:table-cell>
          <table:table-cell office:value-type="float" office:value="25489" calcext:value-type="float">
            <text:p>25489</text:p>
          </table:table-cell>
          <table:table-cell office:value-type="float" office:value="26423" calcext:value-type="float">
            <text:p>26423</text:p>
          </table:table-cell>
          <table:table-cell office:value-type="float" office:value="27057" calcext:value-type="float">
            <text:p>27057</text:p>
          </table:table-cell>
          <table:table-cell office:value-type="float" office:value="27315" calcext:value-type="float">
            <text:p>27315</text:p>
          </table:table-cell>
          <table:table-cell office:value-type="float" office:value="27277" calcext:value-type="float">
            <text:p>27277</text:p>
          </table:table-cell>
          <table:table-cell office:value-type="float" office:value="27255" calcext:value-type="float">
            <text:p>27255</text:p>
          </table:table-cell>
          <table:table-cell office:value-type="float" office:value="27551" calcext:value-type="float">
            <text:p>27551</text:p>
          </table:table-cell>
          <table:table-cell office:value-type="float" office:value="27361" calcext:value-type="float">
            <text:p>27361</text:p>
          </table:table-cell>
          <table:table-cell office:value-type="float" office:value="27297" calcext:value-type="float">
            <text:p>27297</text:p>
          </table:table-cell>
          <table:table-cell office:value-type="float" office:value="27095" calcext:value-type="float">
            <text:p>27095</text:p>
          </table:table-cell>
          <table:table-cell office:value-type="float" office:value="27132" calcext:value-type="float">
            <text:p>27132</text:p>
          </table:table-cell>
          <table:table-cell office:value-type="float" office:value="26834" calcext:value-type="float">
            <text:p>26834</text:p>
          </table:table-cell>
          <table:table-cell office:value-type="float" office:value="26609" calcext:value-type="float">
            <text:p>26609</text:p>
          </table:table-cell>
          <table:table-cell office:value-type="float" office:value="26446" calcext:value-type="float">
            <text:p>26446</text:p>
          </table:table-cell>
          <table:table-cell office:value-type="float" office:value="25896" calcext:value-type="float">
            <text:p>25896</text:p>
          </table:table-cell>
          <table:table-cell office:value-type="float" office:value="25685" calcext:value-type="float">
            <text:p>25685</text:p>
          </table:table-cell>
          <table:table-cell office:value-type="float" office:value="25374" calcext:value-type="float">
            <text:p>25374</text:p>
          </table:table-cell>
          <table:table-cell office:value-type="float" office:value="24850" calcext:value-type="float">
            <text:p>24850</text:p>
          </table:table-cell>
          <table:table-cell office:value-type="float" office:value="24638" calcext:value-type="float">
            <text:p>24638</text:p>
          </table:table-cell>
          <table:table-cell office:value-type="float" office:value="24157" calcext:value-type="float">
            <text:p>24157</text:p>
          </table:table-cell>
          <table:table-cell office:value-type="float" office:value="23660" calcext:value-type="float">
            <text:p>23660</text:p>
          </table:table-cell>
          <table:table-cell office:value-type="float" office:value="23359" calcext:value-type="float">
            <text:p>23359</text:p>
          </table:table-cell>
          <table:table-cell office:value-type="float" office:value="22885" calcext:value-type="float">
            <text:p>22885</text:p>
          </table:table-cell>
          <table:table-cell office:value-type="float" office:value="22033" calcext:value-type="float">
            <text:p>22033</text:p>
          </table:table-cell>
          <table:table-cell office:value-type="float" office:value="21644" calcext:value-type="float">
            <text:p>21644</text:p>
          </table:table-cell>
          <table:table-cell office:value-type="float" office:value="20800" calcext:value-type="float">
            <text:p>20800</text:p>
          </table:table-cell>
          <table:table-cell office:value-type="float" office:value="20393" calcext:value-type="float">
            <text:p>20393</text:p>
          </table:table-cell>
          <table:table-cell office:value-type="float" office:value="19719" calcext:value-type="float">
            <text:p>19719</text:p>
          </table:table-cell>
          <table:table-cell office:value-type="float" office:value="19279" calcext:value-type="float">
            <text:p>19279</text:p>
          </table:table-cell>
          <table:table-cell office:value-type="float" office:value="18563" calcext:value-type="float">
            <text:p>18563</text:p>
          </table:table-cell>
          <table:table-cell office:value-type="float" office:value="17864" calcext:value-type="float">
            <text:p>17864</text:p>
          </table:table-cell>
          <table:table-cell office:value-type="float" office:value="17408" calcext:value-type="float">
            <text:p>17408</text:p>
          </table:table-cell>
          <table:table-cell office:value-type="float" office:value="16874" calcext:value-type="float">
            <text:p>16874</text:p>
          </table:table-cell>
          <table:table-cell office:value-type="float" office:value="16203" calcext:value-type="float">
            <text:p>16203</text:p>
          </table:table-cell>
          <table:table-cell office:value-type="float" office:value="15784" calcext:value-type="float">
            <text:p>15784</text:p>
          </table:table-cell>
          <table:table-cell office:value-type="float" office:value="15185" calcext:value-type="float">
            <text:p>15185</text:p>
          </table:table-cell>
          <table:table-cell office:value-type="float" office:value="14722" calcext:value-type="float">
            <text:p>14722</text:p>
          </table:table-cell>
          <table:table-cell office:value-type="float" office:value="14064" calcext:value-type="float">
            <text:p>14064</text:p>
          </table:table-cell>
          <table:table-cell office:value-type="float" office:value="13627" calcext:value-type="float">
            <text:p>13627</text:p>
          </table:table-cell>
          <table:table-cell office:value-type="float" office:value="13214" calcext:value-type="float">
            <text:p>13214</text:p>
          </table:table-cell>
          <table:table-cell office:value-type="float" office:value="12521" calcext:value-type="float">
            <text:p>12521</text:p>
          </table:table-cell>
          <table:table-cell office:value-type="float" office:value="12124" calcext:value-type="float">
            <text:p>12124</text:p>
          </table:table-cell>
          <table:table-cell office:value-type="float" office:value="11946" calcext:value-type="float">
            <text:p>11946</text:p>
          </table:table-cell>
          <table:table-cell office:value-type="float" office:value="11375" calcext:value-type="float">
            <text:p>11375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H1</text:p>
          </table:table-cell>
          <table:table-cell office:value-type="float" office:value="23698" calcext:value-type="float">
            <text:p>23698</text:p>
          </table:table-cell>
          <table:table-cell office:value-type="float" office:value="28724" calcext:value-type="float">
            <text:p>28724</text:p>
          </table:table-cell>
          <table:table-cell office:value-type="float" office:value="32979" calcext:value-type="float">
            <text:p>32979</text:p>
          </table:table-cell>
          <table:table-cell office:value-type="float" office:value="37174" calcext:value-type="float">
            <text:p>37174</text:p>
          </table:table-cell>
          <table:table-cell office:value-type="float" office:value="41075" calcext:value-type="float">
            <text:p>41075</text:p>
          </table:table-cell>
          <table:table-cell office:value-type="float" office:value="44100" calcext:value-type="float">
            <text:p>44100</text:p>
          </table:table-cell>
          <table:table-cell office:value-type="float" office:value="46356" calcext:value-type="float">
            <text:p>46356</text:p>
          </table:table-cell>
          <table:table-cell office:value-type="float" office:value="47335" calcext:value-type="float">
            <text:p>47335</text:p>
          </table:table-cell>
          <table:table-cell office:value-type="float" office:value="47097" calcext:value-type="float">
            <text:p>47097</text:p>
          </table:table-cell>
          <table:table-cell office:value-type="float" office:value="46305" calcext:value-type="float">
            <text:p>46305</text:p>
          </table:table-cell>
          <table:table-cell office:value-type="float" office:value="45231" calcext:value-type="float">
            <text:p>45231</text:p>
          </table:table-cell>
          <table:table-cell office:value-type="float" office:value="43571" calcext:value-type="float">
            <text:p>43571</text:p>
          </table:table-cell>
          <table:table-cell office:value-type="float" office:value="42267" calcext:value-type="float">
            <text:p>42267</text:p>
          </table:table-cell>
          <table:table-cell office:value-type="float" office:value="40753" calcext:value-type="float">
            <text:p>40753</text:p>
          </table:table-cell>
          <table:table-cell office:value-type="float" office:value="39827" calcext:value-type="float">
            <text:p>39827</text:p>
          </table:table-cell>
          <table:table-cell office:value-type="float" office:value="38588" calcext:value-type="float">
            <text:p>38588</text:p>
          </table:table-cell>
          <table:table-cell office:value-type="float" office:value="38305" calcext:value-type="float">
            <text:p>38305</text:p>
          </table:table-cell>
          <table:table-cell office:value-type="float" office:value="37521" calcext:value-type="float">
            <text:p>37521</text:p>
          </table:table-cell>
          <table:table-cell office:value-type="float" office:value="36980" calcext:value-type="float">
            <text:p>36980</text:p>
          </table:table-cell>
          <table:table-cell office:value-type="float" office:value="36371" calcext:value-type="float">
            <text:p>36371</text:p>
          </table:table-cell>
          <table:table-cell office:value-type="float" office:value="35912" calcext:value-type="float">
            <text:p>35912</text:p>
          </table:table-cell>
          <table:table-cell office:value-type="float" office:value="35194" calcext:value-type="float">
            <text:p>35194</text:p>
          </table:table-cell>
          <table:table-cell office:value-type="float" office:value="34598" calcext:value-type="float">
            <text:p>34598</text:p>
          </table:table-cell>
          <table:table-cell office:value-type="float" office:value="34046" calcext:value-type="float">
            <text:p>34046</text:p>
          </table:table-cell>
          <table:table-cell office:value-type="float" office:value="33337" calcext:value-type="float">
            <text:p>33337</text:p>
          </table:table-cell>
          <table:table-cell office:value-type="float" office:value="32833" calcext:value-type="float">
            <text:p>32833</text:p>
          </table:table-cell>
          <table:table-cell office:value-type="float" office:value="31805" calcext:value-type="float">
            <text:p>31805</text:p>
          </table:table-cell>
          <table:table-cell office:value-type="float" office:value="31000" calcext:value-type="float">
            <text:p>31000</text:p>
          </table:table-cell>
          <table:table-cell office:value-type="float" office:value="30211" calcext:value-type="float">
            <text:p>30211</text:p>
          </table:table-cell>
          <table:table-cell office:value-type="float" office:value="29359" calcext:value-type="float">
            <text:p>29359</text:p>
          </table:table-cell>
          <table:table-cell office:value-type="float" office:value="28492" calcext:value-type="float">
            <text:p>28492</text:p>
          </table:table-cell>
          <table:table-cell office:value-type="float" office:value="27422" calcext:value-type="float">
            <text:p>27422</text:p>
          </table:table-cell>
          <table:table-cell office:value-type="float" office:value="26323" calcext:value-type="float">
            <text:p>26323</text:p>
          </table:table-cell>
          <table:table-cell office:value-type="float" office:value="25599" calcext:value-type="float">
            <text:p>25599</text:p>
          </table:table-cell>
          <table:table-cell office:value-type="float" office:value="24297" calcext:value-type="float">
            <text:p>24297</text:p>
          </table:table-cell>
          <table:table-cell office:value-type="float" office:value="23659" calcext:value-type="float">
            <text:p>23659</text:p>
          </table:table-cell>
          <table:table-cell office:value-type="float" office:value="22906" calcext:value-type="float">
            <text:p>22906</text:p>
          </table:table-cell>
          <table:table-cell office:value-type="float" office:value="21822" calcext:value-type="float">
            <text:p>21822</text:p>
          </table:table-cell>
          <table:table-cell office:value-type="float" office:value="21322" calcext:value-type="float">
            <text:p>21322</text:p>
          </table:table-cell>
          <table:table-cell office:value-type="float" office:value="20338" calcext:value-type="float">
            <text:p>20338</text:p>
          </table:table-cell>
          <table:table-cell office:value-type="float" office:value="19519" calcext:value-type="float">
            <text:p>19519</text:p>
          </table:table-cell>
          <table:table-cell office:value-type="float" office:value="18941" calcext:value-type="float">
            <text:p>18941</text:p>
          </table:table-cell>
          <table:table-cell office:value-type="float" office:value="18030" calcext:value-type="float">
            <text:p>18030</text:p>
          </table:table-cell>
          <table:table-cell office:value-type="float" office:value="17480" calcext:value-type="float">
            <text:p>17480</text:p>
          </table:table-cell>
          <table:table-cell office:value-type="float" office:value="16803" calcext:value-type="float">
            <text:p>16803</text:p>
          </table:table-cell>
          <table:table-cell office:value-type="float" office:value="16164" calcext:value-type="float">
            <text:p>16164</text:p>
          </table:table-cell>
          <table:table-cell office:value-type="float" office:value="15448" calcext:value-type="float">
            <text:p>15448</text:p>
          </table:table-cell>
          <table:table-cell office:value-type="float" office:value="15070" calcext:value-type="float">
            <text:p>15070</text:p>
          </table:table-cell>
          <table:table-cell office:value-type="float" office:value="14306" calcext:value-type="float">
            <text:p>14306</text:p>
          </table:table-cell>
          <table:table-cell office:value-type="float" office:value="14002" calcext:value-type="float">
            <text:p>14002</text:p>
          </table:table-cell>
          <table:table-cell office:value-type="float" office:value="13598" calcext:value-type="float">
            <text:p>13598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H2</text:p>
          </table:table-cell>
          <table:table-cell office:value-type="float" office:value="21601" calcext:value-type="float">
            <text:p>21601</text:p>
          </table:table-cell>
          <table:table-cell office:value-type="float" office:value="26322" calcext:value-type="float">
            <text:p>26322</text:p>
          </table:table-cell>
          <table:table-cell office:value-type="float" office:value="30374" calcext:value-type="float">
            <text:p>30374</text:p>
          </table:table-cell>
          <table:table-cell office:value-type="float" office:value="34311" calcext:value-type="float">
            <text:p>34311</text:p>
          </table:table-cell>
          <table:table-cell office:value-type="float" office:value="37853" calcext:value-type="float">
            <text:p>37853</text:p>
          </table:table-cell>
          <table:table-cell office:value-type="float" office:value="40387" calcext:value-type="float">
            <text:p>40387</text:p>
          </table:table-cell>
          <table:table-cell office:value-type="float" office:value="41871" calcext:value-type="float">
            <text:p>41871</text:p>
          </table:table-cell>
          <table:table-cell office:value-type="float" office:value="42440" calcext:value-type="float">
            <text:p>42440</text:p>
          </table:table-cell>
          <table:table-cell office:value-type="float" office:value="43019" calcext:value-type="float">
            <text:p>43019</text:p>
          </table:table-cell>
          <table:table-cell office:value-type="float" office:value="42082" calcext:value-type="float">
            <text:p>42082</text:p>
          </table:table-cell>
          <table:table-cell office:value-type="float" office:value="41086" calcext:value-type="float">
            <text:p>41086</text:p>
          </table:table-cell>
          <table:table-cell office:value-type="float" office:value="39692" calcext:value-type="float">
            <text:p>39692</text:p>
          </table:table-cell>
          <table:table-cell office:value-type="float" office:value="38781" calcext:value-type="float">
            <text:p>38781</text:p>
          </table:table-cell>
          <table:table-cell office:value-type="float" office:value="37403" calcext:value-type="float">
            <text:p>37403</text:p>
          </table:table-cell>
          <table:table-cell office:value-type="float" office:value="36698" calcext:value-type="float">
            <text:p>36698</text:p>
          </table:table-cell>
          <table:table-cell office:value-type="float" office:value="35620" calcext:value-type="float">
            <text:p>35620</text:p>
          </table:table-cell>
          <table:table-cell office:value-type="float" office:value="35226" calcext:value-type="float">
            <text:p>35226</text:p>
          </table:table-cell>
          <table:table-cell office:value-type="float" office:value="34560" calcext:value-type="float">
            <text:p>34560</text:p>
          </table:table-cell>
          <table:table-cell office:value-type="float" office:value="33692" calcext:value-type="float">
            <text:p>33692</text:p>
          </table:table-cell>
          <table:table-cell office:value-type="float" office:value="33350" calcext:value-type="float">
            <text:p>33350</text:p>
          </table:table-cell>
          <table:table-cell office:value-type="float" office:value="32787" calcext:value-type="float">
            <text:p>32787</text:p>
          </table:table-cell>
          <table:table-cell office:value-type="float" office:value="32362" calcext:value-type="float">
            <text:p>32362</text:p>
          </table:table-cell>
          <table:table-cell office:value-type="float" office:value="31927" calcext:value-type="float">
            <text:p>31927</text:p>
          </table:table-cell>
          <table:table-cell office:value-type="float" office:value="31196" calcext:value-type="float">
            <text:p>31196</text:p>
          </table:table-cell>
          <table:table-cell office:value-type="float" office:value="30733" calcext:value-type="float">
            <text:p>30733</text:p>
          </table:table-cell>
          <table:table-cell office:value-type="float" office:value="30093" calcext:value-type="float">
            <text:p>30093</text:p>
          </table:table-cell>
          <table:table-cell office:value-type="float" office:value="29091" calcext:value-type="float">
            <text:p>29091</text:p>
          </table:table-cell>
          <table:table-cell office:value-type="float" office:value="28532" calcext:value-type="float">
            <text:p>28532</text:p>
          </table:table-cell>
          <table:table-cell office:value-type="float" office:value="27698" calcext:value-type="float">
            <text:p>27698</text:p>
          </table:table-cell>
          <table:table-cell office:value-type="float" office:value="26947" calcext:value-type="float">
            <text:p>26947</text:p>
          </table:table-cell>
          <table:table-cell office:value-type="float" office:value="25843" calcext:value-type="float">
            <text:p>25843</text:p>
          </table:table-cell>
          <table:table-cell office:value-type="float" office:value="25119" calcext:value-type="float">
            <text:p>25119</text:p>
          </table:table-cell>
          <table:table-cell office:value-type="float" office:value="24017" calcext:value-type="float">
            <text:p>24017</text:p>
          </table:table-cell>
          <table:table-cell office:value-type="float" office:value="23659" calcext:value-type="float">
            <text:p>23659</text:p>
          </table:table-cell>
          <table:table-cell office:value-type="float" office:value="22288" calcext:value-type="float">
            <text:p>22288</text:p>
          </table:table-cell>
          <table:table-cell office:value-type="float" office:value="21827" calcext:value-type="float">
            <text:p>21827</text:p>
          </table:table-cell>
          <table:table-cell office:value-type="float" office:value="20792" calcext:value-type="float">
            <text:p>20792</text:p>
          </table:table-cell>
          <table:table-cell office:value-type="float" office:value="20048" calcext:value-type="float">
            <text:p>20048</text:p>
          </table:table-cell>
          <table:table-cell office:value-type="float" office:value="19572" calcext:value-type="float">
            <text:p>19572</text:p>
          </table:table-cell>
          <table:table-cell office:value-type="float" office:value="18759" calcext:value-type="float">
            <text:p>18759</text:p>
          </table:table-cell>
          <table:table-cell office:value-type="float" office:value="17908" calcext:value-type="float">
            <text:p>17908</text:p>
          </table:table-cell>
          <table:table-cell office:value-type="float" office:value="17293" calcext:value-type="float">
            <text:p>17293</text:p>
          </table:table-cell>
          <table:table-cell office:value-type="float" office:value="16565" calcext:value-type="float">
            <text:p>16565</text:p>
          </table:table-cell>
          <table:table-cell office:value-type="float" office:value="15980" calcext:value-type="float">
            <text:p>15980</text:p>
          </table:table-cell>
          <table:table-cell office:value-type="float" office:value="15329" calcext:value-type="float">
            <text:p>15329</text:p>
          </table:table-cell>
          <table:table-cell office:value-type="float" office:value="14993" calcext:value-type="float">
            <text:p>14993</text:p>
          </table:table-cell>
          <table:table-cell office:value-type="float" office:value="14249" calcext:value-type="float">
            <text:p>14249</text:p>
          </table:table-cell>
          <table:table-cell office:value-type="float" office:value="13945" calcext:value-type="float">
            <text:p>13945</text:p>
          </table:table-cell>
          <table:table-cell office:value-type="float" office:value="13251" calcext:value-type="float">
            <text:p>13251</text:p>
          </table:table-cell>
          <table:table-cell office:value-type="float" office:value="12874" calcext:value-type="float">
            <text:p>12874</text:p>
          </table:table-cell>
          <table:table-cell office:value-type="float" office:value="12476" calcext:value-type="float">
            <text:p>12476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H3</text:p>
          </table:table-cell>
          <table:table-cell office:value-type="float" office:value="19507" calcext:value-type="float">
            <text:p>19507</text:p>
          </table:table-cell>
          <table:table-cell office:value-type="float" office:value="23898" calcext:value-type="float">
            <text:p>23898</text:p>
          </table:table-cell>
          <table:table-cell office:value-type="float" office:value="27311" calcext:value-type="float">
            <text:p>27311</text:p>
          </table:table-cell>
          <table:table-cell office:value-type="float" office:value="30933" calcext:value-type="float">
            <text:p>30933</text:p>
          </table:table-cell>
          <table:table-cell office:value-type="float" office:value="34069" calcext:value-type="float">
            <text:p>34069</text:p>
          </table:table-cell>
          <table:table-cell office:value-type="float" office:value="36915" calcext:value-type="float">
            <text:p>36915</text:p>
          </table:table-cell>
          <table:table-cell office:value-type="float" office:value="38867" calcext:value-type="float">
            <text:p>38867</text:p>
          </table:table-cell>
          <table:table-cell office:value-type="float" office:value="40020" calcext:value-type="float">
            <text:p>40020</text:p>
          </table:table-cell>
          <table:table-cell office:value-type="float" office:value="40546" calcext:value-type="float">
            <text:p>40546</text:p>
          </table:table-cell>
          <table:table-cell office:value-type="float" office:value="40232" calcext:value-type="float">
            <text:p>40232</text:p>
          </table:table-cell>
          <table:table-cell office:value-type="float" office:value="39621" calcext:value-type="float">
            <text:p>39621</text:p>
          </table:table-cell>
          <table:table-cell office:value-type="float" office:value="38500" calcext:value-type="float">
            <text:p>38500</text:p>
          </table:table-cell>
          <table:table-cell office:value-type="float" office:value="37679" calcext:value-type="float">
            <text:p>37679</text:p>
          </table:table-cell>
          <table:table-cell office:value-type="float" office:value="36554" calcext:value-type="float">
            <text:p>36554</text:p>
          </table:table-cell>
          <table:table-cell office:value-type="float" office:value="35708" calcext:value-type="float">
            <text:p>35708</text:p>
          </table:table-cell>
          <table:table-cell office:value-type="float" office:value="34949" calcext:value-type="float">
            <text:p>34949</text:p>
          </table:table-cell>
          <table:table-cell office:value-type="float" office:value="34495" calcext:value-type="float">
            <text:p>34495</text:p>
          </table:table-cell>
          <table:table-cell office:value-type="float" office:value="33838" calcext:value-type="float">
            <text:p>33838</text:p>
          </table:table-cell>
          <table:table-cell office:value-type="float" office:value="33368" calcext:value-type="float">
            <text:p>33368</text:p>
          </table:table-cell>
          <table:table-cell office:value-type="float" office:value="32665" calcext:value-type="float">
            <text:p>32665</text:p>
          </table:table-cell>
          <table:table-cell office:value-type="float" office:value="32290" calcext:value-type="float">
            <text:p>32290</text:p>
          </table:table-cell>
          <table:table-cell office:value-type="float" office:value="31744" calcext:value-type="float">
            <text:p>31744</text:p>
          </table:table-cell>
          <table:table-cell office:value-type="float" office:value="31231" calcext:value-type="float">
            <text:p>31231</text:p>
          </table:table-cell>
          <table:table-cell office:value-type="float" office:value="30709" calcext:value-type="float">
            <text:p>30709</text:p>
          </table:table-cell>
          <table:table-cell office:value-type="float" office:value="30180" calcext:value-type="float">
            <text:p>30180</text:p>
          </table:table-cell>
          <table:table-cell office:value-type="float" office:value="29579" calcext:value-type="float">
            <text:p>29579</text:p>
          </table:table-cell>
          <table:table-cell office:value-type="float" office:value="29017" calcext:value-type="float">
            <text:p>29017</text:p>
          </table:table-cell>
          <table:table-cell office:value-type="float" office:value="28028" calcext:value-type="float">
            <text:p>28028</text:p>
          </table:table-cell>
          <table:table-cell office:value-type="float" office:value="27532" calcext:value-type="float">
            <text:p>27532</text:p>
          </table:table-cell>
          <table:table-cell office:value-type="float" office:value="26646" calcext:value-type="float">
            <text:p>26646</text:p>
          </table:table-cell>
          <table:table-cell office:value-type="float" office:value="25620" calcext:value-type="float">
            <text:p>25620</text:p>
          </table:table-cell>
          <table:table-cell office:value-type="float" office:value="24878" calcext:value-type="float">
            <text:p>24878</text:p>
          </table:table-cell>
          <table:table-cell office:value-type="float" office:value="24066" calcext:value-type="float">
            <text:p>24066</text:p>
          </table:table-cell>
          <table:table-cell office:value-type="float" office:value="23336" calcext:value-type="float">
            <text:p>23336</text:p>
          </table:table-cell>
          <table:table-cell office:value-type="float" office:value="22221" calcext:value-type="float">
            <text:p>22221</text:p>
          </table:table-cell>
          <table:table-cell office:value-type="float" office:value="21824" calcext:value-type="float">
            <text:p>21824</text:p>
          </table:table-cell>
          <table:table-cell office:value-type="float" office:value="20683" calcext:value-type="float">
            <text:p>20683</text:p>
          </table:table-cell>
          <table:table-cell office:value-type="float" office:value="19988" calcext:value-type="float">
            <text:p>19988</text:p>
          </table:table-cell>
          <table:table-cell office:value-type="float" office:value="19417" calcext:value-type="float">
            <text:p>19417</text:p>
          </table:table-cell>
          <table:table-cell office:value-type="float" office:value="18849" calcext:value-type="float">
            <text:p>18849</text:p>
          </table:table-cell>
          <table:table-cell office:value-type="float" office:value="17913" calcext:value-type="float">
            <text:p>17913</text:p>
          </table:table-cell>
          <table:table-cell office:value-type="float" office:value="17572" calcext:value-type="float">
            <text:p>17572</text:p>
          </table:table-cell>
          <table:table-cell office:value-type="float" office:value="16716" calcext:value-type="float">
            <text:p>16716</text:p>
          </table:table-cell>
          <table:table-cell office:value-type="float" office:value="15947" calcext:value-type="float">
            <text:p>15947</text:p>
          </table:table-cell>
          <table:table-cell office:value-type="float" office:value="15512" calcext:value-type="float">
            <text:p>15512</text:p>
          </table:table-cell>
          <table:table-cell office:value-type="float" office:value="14831" calcext:value-type="float">
            <text:p>14831</text:p>
          </table:table-cell>
          <table:table-cell office:value-type="float" office:value="14262" calcext:value-type="float">
            <text:p>14262</text:p>
          </table:table-cell>
          <table:table-cell office:value-type="float" office:value="14062" calcext:value-type="float">
            <text:p>14062</text:p>
          </table:table-cell>
          <table:table-cell office:value-type="float" office:value="13293" calcext:value-type="float">
            <text:p>13293</text:p>
          </table:table-cell>
          <table:table-cell office:value-type="float" office:value="12819" calcext:value-type="float">
            <text:p>12819</text:p>
          </table:table-cell>
          <table:table-cell office:value-type="float" office:value="12539" calcext:value-type="float">
            <text:p>12539</text:p>
          </table:table-cell>
          <table:table-cell table:number-columns-repeated="97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OD600 Average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502" calcext:value-type="float">
            <text:p>502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508" calcext:value-type="float">
            <text:p>508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578" calcext:value-type="float">
            <text:p>578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600" calcext:value-type="float">
            <text:p>600</text:p>
          </table:table-cell>
          <table:table-cell table:number-columns-repeated="972"/>
        </table:table-row>
        <table:table-row table:style-name="ro3">
          <table:table-cell table:style-name="ce2" office:value-type="string" calcext:value-type="string">
            <text:p>Gpa</text:p>
          </table:table-cell>
          <table:table-cell table:formula="of:=AVERAGE([.B$69];[.B$80];[.B$76])" office:value-type="float" office:value="23891" calcext:value-type="float">
            <text:p>23891</text:p>
          </table:table-cell>
          <table:table-cell table:formula="of:=AVERAGE([.C$69];[.C$80];[.C$76])" office:value-type="float" office:value="28506.6666666667" calcext:value-type="float">
            <text:p>28506.6666666667</text:p>
          </table:table-cell>
          <table:table-cell table:formula="of:=AVERAGE([.D$69];[.D$80];[.D$76])" office:value-type="float" office:value="32868.3333333333" calcext:value-type="float">
            <text:p>32868.3333333333</text:p>
          </table:table-cell>
          <table:table-cell table:formula="of:=AVERAGE([.E$69];[.E$80];[.E$76])" office:value-type="float" office:value="37662.3333333333" calcext:value-type="float">
            <text:p>37662.3333333333</text:p>
          </table:table-cell>
          <table:table-cell table:formula="of:=AVERAGE([.F$69];[.F$80];[.F$76])" office:value-type="float" office:value="41851.6666666667" calcext:value-type="float">
            <text:p>41851.6666666667</text:p>
          </table:table-cell>
          <table:table-cell table:formula="of:=AVERAGE([.G$69];[.G$80];[.G$76])" office:value-type="float" office:value="44985.6666666667" calcext:value-type="float">
            <text:p>44985.6666666667</text:p>
          </table:table-cell>
          <table:table-cell table:formula="of:=AVERAGE([.H$69];[.H$80];[.H$76])" office:value-type="float" office:value="46876" calcext:value-type="float">
            <text:p>46876</text:p>
          </table:table-cell>
          <table:table-cell table:formula="of:=AVERAGE([.I$69];[.I$80];[.I$76])" office:value-type="float" office:value="48109.3333333333" calcext:value-type="float">
            <text:p>48109.3333333333</text:p>
          </table:table-cell>
          <table:table-cell table:formula="of:=AVERAGE([.J$69];[.J$80];[.J$76])" office:value-type="float" office:value="47904.6666666667" calcext:value-type="float">
            <text:p>47904.6666666667</text:p>
          </table:table-cell>
          <table:table-cell table:formula="of:=AVERAGE([.K$69];[.K$80];[.K$76])" office:value-type="float" office:value="47000.6666666667" calcext:value-type="float">
            <text:p>47000.6666666667</text:p>
          </table:table-cell>
          <table:table-cell table:formula="of:=AVERAGE([.L$69];[.L$80];[.L$76])" office:value-type="float" office:value="45441.6666666667" calcext:value-type="float">
            <text:p>45441.6666666667</text:p>
          </table:table-cell>
          <table:table-cell table:formula="of:=AVERAGE([.M$69];[.M$80];[.M$76])" office:value-type="float" office:value="43780" calcext:value-type="float">
            <text:p>43780</text:p>
          </table:table-cell>
          <table:table-cell table:formula="of:=AVERAGE([.N$69];[.N$80];[.N$76])" office:value-type="float" office:value="41969" calcext:value-type="float">
            <text:p>41969</text:p>
          </table:table-cell>
          <table:table-cell table:formula="of:=AVERAGE([.O$69];[.O$80];[.O$76])" office:value-type="float" office:value="40319.3333333333" calcext:value-type="float">
            <text:p>40319.3333333333</text:p>
          </table:table-cell>
          <table:table-cell table:formula="of:=AVERAGE([.P$69];[.P$80];[.P$76])" office:value-type="float" office:value="38742.6666666667" calcext:value-type="float">
            <text:p>38742.6666666667</text:p>
          </table:table-cell>
          <table:table-cell table:formula="of:=AVERAGE([.Q$69];[.Q$80];[.Q$76])" office:value-type="float" office:value="37790.6666666667" calcext:value-type="float">
            <text:p>37790.6666666667</text:p>
          </table:table-cell>
          <table:table-cell table:formula="of:=AVERAGE([.R$69];[.R$80];[.R$76])" office:value-type="float" office:value="36819" calcext:value-type="float">
            <text:p>36819</text:p>
          </table:table-cell>
          <table:table-cell table:formula="of:=AVERAGE([.S$69];[.S$80];[.S$76])" office:value-type="float" office:value="35939" calcext:value-type="float">
            <text:p>35939</text:p>
          </table:table-cell>
          <table:table-cell table:formula="of:=AVERAGE([.T$69];[.T$80];[.T$76])" office:value-type="float" office:value="35353.3333333333" calcext:value-type="float">
            <text:p>35353.3333333333</text:p>
          </table:table-cell>
          <table:table-cell table:formula="of:=AVERAGE([.U$69];[.U$80];[.U$76])" office:value-type="float" office:value="34536" calcext:value-type="float">
            <text:p>34536</text:p>
          </table:table-cell>
          <table:table-cell table:formula="of:=AVERAGE([.V$69];[.V$80];[.V$76])" office:value-type="float" office:value="34025" calcext:value-type="float">
            <text:p>34025</text:p>
          </table:table-cell>
          <table:table-cell table:formula="of:=AVERAGE([.W$69];[.W$80];[.W$76])" office:value-type="float" office:value="33600" calcext:value-type="float">
            <text:p>33600</text:p>
          </table:table-cell>
          <table:table-cell table:formula="of:=AVERAGE([.X$69];[.X$80];[.X$76])" office:value-type="float" office:value="32614.6666666667" calcext:value-type="float">
            <text:p>32614.6666666667</text:p>
          </table:table-cell>
          <table:table-cell table:formula="of:=AVERAGE([.Y$69];[.Y$80];[.Y$76])" office:value-type="float" office:value="32207.6666666667" calcext:value-type="float">
            <text:p>32207.6666666667</text:p>
          </table:table-cell>
          <table:table-cell table:formula="of:=AVERAGE([.Z$69];[.Z$80];[.Z$76])" office:value-type="float" office:value="31417.3333333333" calcext:value-type="float">
            <text:p>31417.3333333333</text:p>
          </table:table-cell>
          <table:table-cell table:formula="of:=AVERAGE([.AA$69];[.AA$80];[.AA$76])" office:value-type="float" office:value="30640" calcext:value-type="float">
            <text:p>30640</text:p>
          </table:table-cell>
          <table:table-cell table:formula="of:=AVERAGE([.AB$69];[.AB$80];[.AB$76])" office:value-type="float" office:value="29949.3333333333" calcext:value-type="float">
            <text:p>29949.3333333333</text:p>
          </table:table-cell>
          <table:table-cell table:formula="of:=AVERAGE([.AC$69];[.AC$80];[.AC$76])" office:value-type="float" office:value="28911.6666666667" calcext:value-type="float">
            <text:p>28911.6666666667</text:p>
          </table:table-cell>
          <table:table-cell table:formula="of:=AVERAGE([.AD$69];[.AD$80];[.AD$76])" office:value-type="float" office:value="28046.6666666667" calcext:value-type="float">
            <text:p>28046.6666666667</text:p>
          </table:table-cell>
          <table:table-cell table:formula="of:=AVERAGE([.AE$69];[.AE$80];[.AE$76])" office:value-type="float" office:value="27320.6666666667" calcext:value-type="float">
            <text:p>27320.6666666667</text:p>
          </table:table-cell>
          <table:table-cell table:formula="of:=AVERAGE([.AF$69];[.AF$80];[.AF$76])" office:value-type="float" office:value="26180" calcext:value-type="float">
            <text:p>26180</text:p>
          </table:table-cell>
          <table:table-cell table:formula="of:=AVERAGE([.AG$69];[.AG$80];[.AG$76])" office:value-type="float" office:value="25166" calcext:value-type="float">
            <text:p>25166</text:p>
          </table:table-cell>
          <table:table-cell table:formula="of:=AVERAGE([.AH$69];[.AH$80];[.AH$76])" office:value-type="float" office:value="24590" calcext:value-type="float">
            <text:p>24590</text:p>
          </table:table-cell>
          <table:table-cell table:formula="of:=AVERAGE([.AI$69];[.AI$80];[.AI$76])" office:value-type="float" office:value="23344" calcext:value-type="float">
            <text:p>23344</text:p>
          </table:table-cell>
          <table:table-cell table:formula="of:=AVERAGE([.AJ$69];[.AJ$80];[.AJ$76])" office:value-type="float" office:value="22394.3333333333" calcext:value-type="float">
            <text:p>22394.3333333333</text:p>
          </table:table-cell>
          <table:table-cell table:formula="of:=AVERAGE([.AK$69];[.AK$80];[.AK$76])" office:value-type="float" office:value="21727.3333333333" calcext:value-type="float">
            <text:p>21727.3333333333</text:p>
          </table:table-cell>
          <table:table-cell table:formula="of:=AVERAGE([.AL$69];[.AL$80];[.AL$76])" office:value-type="float" office:value="20739.3333333333" calcext:value-type="float">
            <text:p>20739.3333333333</text:p>
          </table:table-cell>
          <table:table-cell table:formula="of:=AVERAGE([.AM$69];[.AM$80];[.AM$76])" office:value-type="float" office:value="20009.6666666667" calcext:value-type="float">
            <text:p>20009.6666666667</text:p>
          </table:table-cell>
          <table:table-cell table:formula="of:=AVERAGE([.AN$69];[.AN$80];[.AN$76])" office:value-type="float" office:value="19463.6666666667" calcext:value-type="float">
            <text:p>19463.6666666667</text:p>
          </table:table-cell>
          <table:table-cell table:formula="of:=AVERAGE([.AO$69];[.AO$80];[.AO$76])" office:value-type="float" office:value="18632.6666666667" calcext:value-type="float">
            <text:p>18632.6666666667</text:p>
          </table:table-cell>
          <table:table-cell table:formula="of:=AVERAGE([.AP$69];[.AP$80];[.AP$76])" office:value-type="float" office:value="17760" calcext:value-type="float">
            <text:p>17760</text:p>
          </table:table-cell>
          <table:table-cell table:formula="of:=AVERAGE([.AQ$69];[.AQ$80];[.AQ$76])" office:value-type="float" office:value="17102.6666666667" calcext:value-type="float">
            <text:p>17102.6666666667</text:p>
          </table:table-cell>
          <table:table-cell table:formula="of:=AVERAGE([.AR$69];[.AR$80];[.AR$76])" office:value-type="float" office:value="16423.3333333333" calcext:value-type="float">
            <text:p>16423.3333333333</text:p>
          </table:table-cell>
          <table:table-cell table:formula="of:=AVERAGE([.AS$69];[.AS$80];[.AS$76])" office:value-type="float" office:value="15868.3333333333" calcext:value-type="float">
            <text:p>15868.3333333333</text:p>
          </table:table-cell>
          <table:table-cell table:formula="of:=AVERAGE([.AT$69];[.AT$80];[.AT$76])" office:value-type="float" office:value="15187" calcext:value-type="float">
            <text:p>15187</text:p>
          </table:table-cell>
          <table:table-cell table:formula="of:=AVERAGE([.AU$69];[.AU$80];[.AU$76])" office:value-type="float" office:value="14519.6666666667" calcext:value-type="float">
            <text:p>14519.6666666667</text:p>
          </table:table-cell>
          <table:table-cell table:formula="of:=AVERAGE([.AV$69];[.AV$80];[.AV$76])" office:value-type="float" office:value="13957" calcext:value-type="float">
            <text:p>13957</text:p>
          </table:table-cell>
          <table:table-cell table:formula="of:=AVERAGE([.AW$69];[.AW$80];[.AW$76])" office:value-type="float" office:value="13450.3333333333" calcext:value-type="float">
            <text:p>13450.3333333333</text:p>
          </table:table-cell>
          <table:table-cell table:formula="of:=AVERAGE([.AX$69];[.AX$80];[.AX$76])" office:value-type="float" office:value="12925.6666666667" calcext:value-type="float">
            <text:p>12925.6666666667</text:p>
          </table:table-cell>
          <table:table-cell table:formula="of:=AVERAGE([.AY$69];[.AY$80];[.AY$76])" office:value-type="float" office:value="12624.6666666667" calcext:value-type="float">
            <text:p>12624.6666666667</text:p>
          </table:table-cell>
          <table:table-cell table:formula="of:=AVERAGE([.AZ$69];[.AZ$80];[.AZ$76])" office:value-type="float" office:value="12181" calcext:value-type="float">
            <text:p>12181</text:p>
          </table:table-cell>
          <table:table-cell table:number-columns-repeated="972"/>
        </table:table-row>
        <table:table-row table:style-name="ro3">
          <table:table-cell table:style-name="ce2" office:value-type="string" calcext:value-type="string">
            <text:p>G83I</text:p>
          </table:table-cell>
          <table:table-cell table:formula="of:=AVERAGE([.B$70];[.B$83];[.B$82])" office:value-type="float" office:value="14244.6666666667" calcext:value-type="float">
            <text:p>14244.6666666667</text:p>
          </table:table-cell>
          <table:table-cell table:formula="of:=AVERAGE([.C$70];[.C$83];[.C$82])" office:value-type="float" office:value="17055.6666666667" calcext:value-type="float">
            <text:p>17055.6666666667</text:p>
          </table:table-cell>
          <table:table-cell table:formula="of:=AVERAGE([.D$70];[.D$83];[.D$82])" office:value-type="float" office:value="19178.3333333333" calcext:value-type="float">
            <text:p>19178.3333333333</text:p>
          </table:table-cell>
          <table:table-cell table:formula="of:=AVERAGE([.E$70];[.E$83];[.E$82])" office:value-type="float" office:value="21514.3333333333" calcext:value-type="float">
            <text:p>21514.3333333333</text:p>
          </table:table-cell>
          <table:table-cell table:formula="of:=AVERAGE([.F$70];[.F$83];[.F$82])" office:value-type="float" office:value="23973.6666666667" calcext:value-type="float">
            <text:p>23973.6666666667</text:p>
          </table:table-cell>
          <table:table-cell table:formula="of:=AVERAGE([.G$70];[.G$83];[.G$82])" office:value-type="float" office:value="25619" calcext:value-type="float">
            <text:p>25619</text:p>
          </table:table-cell>
          <table:table-cell table:formula="of:=AVERAGE([.H$70];[.H$83];[.H$82])" office:value-type="float" office:value="27242.6666666667" calcext:value-type="float">
            <text:p>27242.6666666667</text:p>
          </table:table-cell>
          <table:table-cell table:formula="of:=AVERAGE([.I$70];[.I$83];[.I$82])" office:value-type="float" office:value="28553" calcext:value-type="float">
            <text:p>28553</text:p>
          </table:table-cell>
          <table:table-cell table:formula="of:=AVERAGE([.J$70];[.J$83];[.J$82])" office:value-type="float" office:value="29351" calcext:value-type="float">
            <text:p>29351</text:p>
          </table:table-cell>
          <table:table-cell table:formula="of:=AVERAGE([.K$70];[.K$83];[.K$82])" office:value-type="float" office:value="29866" calcext:value-type="float">
            <text:p>29866</text:p>
          </table:table-cell>
          <table:table-cell table:formula="of:=AVERAGE([.L$70];[.L$83];[.L$82])" office:value-type="float" office:value="29931.6666666667" calcext:value-type="float">
            <text:p>29931.6666666667</text:p>
          </table:table-cell>
          <table:table-cell table:formula="of:=AVERAGE([.M$70];[.M$83];[.M$82])" office:value-type="float" office:value="29926" calcext:value-type="float">
            <text:p>29926</text:p>
          </table:table-cell>
          <table:table-cell table:formula="of:=AVERAGE([.N$70];[.N$83];[.N$82])" office:value-type="float" office:value="29533.3333333333" calcext:value-type="float">
            <text:p>29533.3333333333</text:p>
          </table:table-cell>
          <table:table-cell table:formula="of:=AVERAGE([.O$70];[.O$83];[.O$82])" office:value-type="float" office:value="29398.6666666667" calcext:value-type="float">
            <text:p>29398.6666666667</text:p>
          </table:table-cell>
          <table:table-cell table:formula="of:=AVERAGE([.P$70];[.P$83];[.P$82])" office:value-type="float" office:value="29245" calcext:value-type="float">
            <text:p>29245</text:p>
          </table:table-cell>
          <table:table-cell table:formula="of:=AVERAGE([.Q$70];[.Q$83];[.Q$82])" office:value-type="float" office:value="28951.6666666667" calcext:value-type="float">
            <text:p>28951.6666666667</text:p>
          </table:table-cell>
          <table:table-cell table:formula="of:=AVERAGE([.R$70];[.R$83];[.R$82])" office:value-type="float" office:value="28772.3333333333" calcext:value-type="float">
            <text:p>28772.3333333333</text:p>
          </table:table-cell>
          <table:table-cell table:formula="of:=AVERAGE([.S$70];[.S$83];[.S$82])" office:value-type="float" office:value="28385" calcext:value-type="float">
            <text:p>28385</text:p>
          </table:table-cell>
          <table:table-cell table:formula="of:=AVERAGE([.T$70];[.T$83];[.T$82])" office:value-type="float" office:value="28175.3333333333" calcext:value-type="float">
            <text:p>28175.3333333333</text:p>
          </table:table-cell>
          <table:table-cell table:formula="of:=AVERAGE([.U$70];[.U$83];[.U$82])" office:value-type="float" office:value="27752" calcext:value-type="float">
            <text:p>27752</text:p>
          </table:table-cell>
          <table:table-cell table:formula="of:=AVERAGE([.V$70];[.V$83];[.V$82])" office:value-type="float" office:value="27305" calcext:value-type="float">
            <text:p>27305</text:p>
          </table:table-cell>
          <table:table-cell table:formula="of:=AVERAGE([.W$70];[.W$83];[.W$82])" office:value-type="float" office:value="27203.3333333333" calcext:value-type="float">
            <text:p>27203.3333333333</text:p>
          </table:table-cell>
          <table:table-cell table:formula="of:=AVERAGE([.X$70];[.X$83];[.X$82])" office:value-type="float" office:value="26673.6666666667" calcext:value-type="float">
            <text:p>26673.6666666667</text:p>
          </table:table-cell>
          <table:table-cell table:formula="of:=AVERAGE([.Y$70];[.Y$83];[.Y$82])" office:value-type="float" office:value="26374" calcext:value-type="float">
            <text:p>26374</text:p>
          </table:table-cell>
          <table:table-cell table:formula="of:=AVERAGE([.Z$70];[.Z$83];[.Z$82])" office:value-type="float" office:value="25963.6666666667" calcext:value-type="float">
            <text:p>25963.6666666667</text:p>
          </table:table-cell>
          <table:table-cell table:formula="of:=AVERAGE([.AA$70];[.AA$83];[.AA$82])" office:value-type="float" office:value="25382.3333333333" calcext:value-type="float">
            <text:p>25382.3333333333</text:p>
          </table:table-cell>
          <table:table-cell table:formula="of:=AVERAGE([.AB$70];[.AB$83];[.AB$82])" office:value-type="float" office:value="25137" calcext:value-type="float">
            <text:p>25137</text:p>
          </table:table-cell>
          <table:table-cell table:formula="of:=AVERAGE([.AC$70];[.AC$83];[.AC$82])" office:value-type="float" office:value="24439" calcext:value-type="float">
            <text:p>24439</text:p>
          </table:table-cell>
          <table:table-cell table:formula="of:=AVERAGE([.AD$70];[.AD$83];[.AD$82])" office:value-type="float" office:value="23770.3333333333" calcext:value-type="float">
            <text:p>23770.3333333333</text:p>
          </table:table-cell>
          <table:table-cell table:formula="of:=AVERAGE([.AE$70];[.AE$83];[.AE$82])" office:value-type="float" office:value="23448.6666666667" calcext:value-type="float">
            <text:p>23448.6666666667</text:p>
          </table:table-cell>
          <table:table-cell table:formula="of:=AVERAGE([.AF$70];[.AF$83];[.AF$82])" office:value-type="float" office:value="22855.6666666667" calcext:value-type="float">
            <text:p>22855.6666666667</text:p>
          </table:table-cell>
          <table:table-cell table:formula="of:=AVERAGE([.AG$70];[.AG$83];[.AG$82])" office:value-type="float" office:value="21998.3333333333" calcext:value-type="float">
            <text:p>21998.3333333333</text:p>
          </table:table-cell>
          <table:table-cell table:formula="of:=AVERAGE([.AH$70];[.AH$83];[.AH$82])" office:value-type="float" office:value="21527.3333333333" calcext:value-type="float">
            <text:p>21527.3333333333</text:p>
          </table:table-cell>
          <table:table-cell table:formula="of:=AVERAGE([.AI$70];[.AI$83];[.AI$82])" office:value-type="float" office:value="20904.6666666667" calcext:value-type="float">
            <text:p>20904.6666666667</text:p>
          </table:table-cell>
          <table:table-cell table:formula="of:=AVERAGE([.AJ$70];[.AJ$83];[.AJ$82])" office:value-type="float" office:value="20033.3333333333" calcext:value-type="float">
            <text:p>20033.3333333333</text:p>
          </table:table-cell>
          <table:table-cell table:formula="of:=AVERAGE([.AK$70];[.AK$83];[.AK$82])" office:value-type="float" office:value="19406" calcext:value-type="float">
            <text:p>19406</text:p>
          </table:table-cell>
          <table:table-cell table:formula="of:=AVERAGE([.AL$70];[.AL$83];[.AL$82])" office:value-type="float" office:value="18903.6666666667" calcext:value-type="float">
            <text:p>18903.6666666667</text:p>
          </table:table-cell>
          <table:table-cell table:formula="of:=AVERAGE([.AM$70];[.AM$83];[.AM$82])" office:value-type="float" office:value="18061.6666666667" calcext:value-type="float">
            <text:p>18061.6666666667</text:p>
          </table:table-cell>
          <table:table-cell table:formula="of:=AVERAGE([.AN$70];[.AN$83];[.AN$82])" office:value-type="float" office:value="17740.3333333333" calcext:value-type="float">
            <text:p>17740.3333333333</text:p>
          </table:table-cell>
          <table:table-cell table:formula="of:=AVERAGE([.AO$70];[.AO$83];[.AO$82])" office:value-type="float" office:value="17078" calcext:value-type="float">
            <text:p>17078</text:p>
          </table:table-cell>
          <table:table-cell table:formula="of:=AVERAGE([.AP$70];[.AP$83];[.AP$82])" office:value-type="float" office:value="16299.3333333333" calcext:value-type="float">
            <text:p>16299.3333333333</text:p>
          </table:table-cell>
          <table:table-cell table:formula="of:=AVERAGE([.AQ$70];[.AQ$83];[.AQ$82])" office:value-type="float" office:value="15882.3333333333" calcext:value-type="float">
            <text:p>15882.3333333333</text:p>
          </table:table-cell>
          <table:table-cell table:formula="of:=AVERAGE([.AR$70];[.AR$83];[.AR$82])" office:value-type="float" office:value="15258.6666666667" calcext:value-type="float">
            <text:p>15258.6666666667</text:p>
          </table:table-cell>
          <table:table-cell table:formula="of:=AVERAGE([.AS$70];[.AS$83];[.AS$82])" office:value-type="float" office:value="14761.3333333333" calcext:value-type="float">
            <text:p>14761.3333333333</text:p>
          </table:table-cell>
          <table:table-cell table:formula="of:=AVERAGE([.AT$70];[.AT$83];[.AT$82])" office:value-type="float" office:value="14126.3333333333" calcext:value-type="float">
            <text:p>14126.3333333333</text:p>
          </table:table-cell>
          <table:table-cell table:formula="of:=AVERAGE([.AU$70];[.AU$83];[.AU$82])" office:value-type="float" office:value="13722.6666666667" calcext:value-type="float">
            <text:p>13722.6666666667</text:p>
          </table:table-cell>
          <table:table-cell table:formula="of:=AVERAGE([.AV$70];[.AV$83];[.AV$82])" office:value-type="float" office:value="13189.3333333333" calcext:value-type="float">
            <text:p>13189.3333333333</text:p>
          </table:table-cell>
          <table:table-cell table:formula="of:=AVERAGE([.AW$70];[.AW$83];[.AW$82])" office:value-type="float" office:value="12639" calcext:value-type="float">
            <text:p>12639</text:p>
          </table:table-cell>
          <table:table-cell table:formula="of:=AVERAGE([.AX$70];[.AX$83];[.AX$82])" office:value-type="float" office:value="12212.6666666667" calcext:value-type="float">
            <text:p>12212.6666666667</text:p>
          </table:table-cell>
          <table:table-cell table:formula="of:=AVERAGE([.AY$70];[.AY$83];[.AY$82])" office:value-type="float" office:value="11847" calcext:value-type="float">
            <text:p>11847</text:p>
          </table:table-cell>
          <table:table-cell table:formula="of:=AVERAGE([.AZ$70];[.AZ$83];[.AZ$82])" office:value-type="float" office:value="11575.3333333333" calcext:value-type="float">
            <text:p>11575.3333333333</text:p>
          </table:table-cell>
          <table:table-cell table:number-columns-repeated="972"/>
        </table:table-row>
        <table:table-row table:style-name="ro3">
          <table:table-cell table:style-name="ce2" office:value-type="string" calcext:value-type="string">
            <text:p>No TM</text:p>
          </table:table-cell>
          <table:table-cell table:style-name="ce6" table:formula="of:=AVERAGE([.B$74];[.B$81];[.B$91])" office:value-type="float" office:value="12618.3333333333" calcext:value-type="float">
            <text:p>12618.3333333333</text:p>
          </table:table-cell>
          <table:table-cell table:style-name="ce6" table:formula="of:=AVERAGE([.C$74];[.C$81];[.C$91])" office:value-type="float" office:value="14696.3333333333" calcext:value-type="float">
            <text:p>14696.3333333333</text:p>
          </table:table-cell>
          <table:table-cell table:style-name="ce6" table:formula="of:=AVERAGE([.D$74];[.D$81];[.D$91])" office:value-type="float" office:value="16362" calcext:value-type="float">
            <text:p>16362</text:p>
          </table:table-cell>
          <table:table-cell table:style-name="ce6" table:formula="of:=AVERAGE([.E$74];[.E$81];[.E$91])" office:value-type="float" office:value="18117.3333333333" calcext:value-type="float">
            <text:p>18117.3333333333</text:p>
          </table:table-cell>
          <table:table-cell table:style-name="ce6" table:formula="of:=AVERAGE([.F$74];[.F$81];[.F$91])" office:value-type="float" office:value="19931" calcext:value-type="float">
            <text:p>19931</text:p>
          </table:table-cell>
          <table:table-cell table:style-name="ce6" table:formula="of:=AVERAGE([.G$74];[.G$81];[.G$91])" office:value-type="float" office:value="21249" calcext:value-type="float">
            <text:p>21249</text:p>
          </table:table-cell>
          <table:table-cell table:style-name="ce6" table:formula="of:=AVERAGE([.H$74];[.H$81];[.H$91])" office:value-type="float" office:value="22388" calcext:value-type="float">
            <text:p>22388</text:p>
          </table:table-cell>
          <table:table-cell table:style-name="ce6" table:formula="of:=AVERAGE([.I$74];[.I$81];[.I$91])" office:value-type="float" office:value="23585.3333333333" calcext:value-type="float">
            <text:p>23585.3333333333</text:p>
          </table:table-cell>
          <table:table-cell table:style-name="ce6" table:formula="of:=AVERAGE([.J$74];[.J$81];[.J$91])" office:value-type="float" office:value="24473" calcext:value-type="float">
            <text:p>24473</text:p>
          </table:table-cell>
          <table:table-cell table:style-name="ce6" table:formula="of:=AVERAGE([.K$74];[.K$81];[.K$91])" office:value-type="float" office:value="25105.3333333333" calcext:value-type="float">
            <text:p>25105.3333333333</text:p>
          </table:table-cell>
          <table:table-cell table:style-name="ce6" table:formula="of:=AVERAGE([.L$74];[.L$81];[.L$91])" office:value-type="float" office:value="25624.3333333333" calcext:value-type="float">
            <text:p>25624.3333333333</text:p>
          </table:table-cell>
          <table:table-cell table:style-name="ce6" table:formula="of:=AVERAGE([.M$74];[.M$81];[.M$91])" office:value-type="float" office:value="25778" calcext:value-type="float">
            <text:p>25778</text:p>
          </table:table-cell>
          <table:table-cell table:style-name="ce6" table:formula="of:=AVERAGE([.N$74];[.N$81];[.N$91])" office:value-type="float" office:value="25924.6666666667" calcext:value-type="float">
            <text:p>25924.6666666667</text:p>
          </table:table-cell>
          <table:table-cell table:style-name="ce6" table:formula="of:=AVERAGE([.O$74];[.O$81];[.O$91])" office:value-type="float" office:value="25975" calcext:value-type="float">
            <text:p>25975</text:p>
          </table:table-cell>
          <table:table-cell table:style-name="ce6" table:formula="of:=AVERAGE([.P$74];[.P$81];[.P$91])" office:value-type="float" office:value="26135.6666666667" calcext:value-type="float">
            <text:p>26135.6666666667</text:p>
          </table:table-cell>
          <table:table-cell table:style-name="ce6" table:formula="of:=AVERAGE([.Q$74];[.Q$81];[.Q$91])" office:value-type="float" office:value="25976.6666666667" calcext:value-type="float">
            <text:p>25976.6666666667</text:p>
          </table:table-cell>
          <table:table-cell table:style-name="ce6" table:formula="of:=AVERAGE([.R$74];[.R$81];[.R$91])" office:value-type="float" office:value="25883.3333333333" calcext:value-type="float">
            <text:p>25883.3333333333</text:p>
          </table:table-cell>
          <table:table-cell table:style-name="ce6" table:formula="of:=AVERAGE([.S$74];[.S$81];[.S$91])" office:value-type="float" office:value="25749.6666666667" calcext:value-type="float">
            <text:p>25749.6666666667</text:p>
          </table:table-cell>
          <table:table-cell table:style-name="ce6" table:formula="of:=AVERAGE([.T$74];[.T$81];[.T$91])" office:value-type="float" office:value="25707.6666666667" calcext:value-type="float">
            <text:p>25707.6666666667</text:p>
          </table:table-cell>
          <table:table-cell table:style-name="ce6" table:formula="of:=AVERAGE([.U$74];[.U$81];[.U$91])" office:value-type="float" office:value="25626" calcext:value-type="float">
            <text:p>25626</text:p>
          </table:table-cell>
          <table:table-cell table:style-name="ce6" table:formula="of:=AVERAGE([.V$74];[.V$81];[.V$91])" office:value-type="float" office:value="25452.6666666667" calcext:value-type="float">
            <text:p>25452.6666666667</text:p>
          </table:table-cell>
          <table:table-cell table:style-name="ce6" table:formula="of:=AVERAGE([.W$74];[.W$81];[.W$91])" office:value-type="float" office:value="25072" calcext:value-type="float">
            <text:p>25072</text:p>
          </table:table-cell>
          <table:table-cell table:style-name="ce6" table:formula="of:=AVERAGE([.X$74];[.X$81];[.X$91])" office:value-type="float" office:value="24690.3333333333" calcext:value-type="float">
            <text:p>24690.3333333333</text:p>
          </table:table-cell>
          <table:table-cell table:style-name="ce6" table:formula="of:=AVERAGE([.Y$74];[.Y$81];[.Y$91])" office:value-type="float" office:value="24388.6666666667" calcext:value-type="float">
            <text:p>24388.6666666667</text:p>
          </table:table-cell>
          <table:table-cell table:style-name="ce6" table:formula="of:=AVERAGE([.Z$74];[.Z$81];[.Z$91])" office:value-type="float" office:value="24076.6666666667" calcext:value-type="float">
            <text:p>24076.6666666667</text:p>
          </table:table-cell>
          <table:table-cell table:style-name="ce6" table:formula="of:=AVERAGE([.AA$74];[.AA$81];[.AA$91])" office:value-type="float" office:value="23610.6666666667" calcext:value-type="float">
            <text:p>23610.6666666667</text:p>
          </table:table-cell>
          <table:table-cell table:style-name="ce6" table:formula="of:=AVERAGE([.AB$74];[.AB$81];[.AB$91])" office:value-type="float" office:value="23187.3333333333" calcext:value-type="float">
            <text:p>23187.3333333333</text:p>
          </table:table-cell>
          <table:table-cell table:style-name="ce6" table:formula="of:=AVERAGE([.AC$74];[.AC$81];[.AC$91])" office:value-type="float" office:value="22735.3333333333" calcext:value-type="float">
            <text:p>22735.3333333333</text:p>
          </table:table-cell>
          <table:table-cell table:style-name="ce6" table:formula="of:=AVERAGE([.AD$74];[.AD$81];[.AD$91])" office:value-type="float" office:value="22283.3333333333" calcext:value-type="float">
            <text:p>22283.3333333333</text:p>
          </table:table-cell>
          <table:table-cell table:style-name="ce6" table:formula="of:=AVERAGE([.AE$74];[.AE$81];[.AE$91])" office:value-type="float" office:value="22097.6666666667" calcext:value-type="float">
            <text:p>22097.6666666667</text:p>
          </table:table-cell>
          <table:table-cell table:style-name="ce6" table:formula="of:=AVERAGE([.AF$74];[.AF$81];[.AF$91])" office:value-type="float" office:value="21548.3333333333" calcext:value-type="float">
            <text:p>21548.3333333333</text:p>
          </table:table-cell>
          <table:table-cell table:style-name="ce6" table:formula="of:=AVERAGE([.AG$74];[.AG$81];[.AG$91])" office:value-type="float" office:value="20852.6666666667" calcext:value-type="float">
            <text:p>20852.6666666667</text:p>
          </table:table-cell>
          <table:table-cell table:style-name="ce6" table:formula="of:=AVERAGE([.AH$74];[.AH$81];[.AH$91])" office:value-type="float" office:value="20532" calcext:value-type="float">
            <text:p>20532</text:p>
          </table:table-cell>
          <table:table-cell table:style-name="ce6" table:formula="of:=AVERAGE([.AI$74];[.AI$81];[.AI$91])" office:value-type="float" office:value="19797.6666666667" calcext:value-type="float">
            <text:p>19797.6666666667</text:p>
          </table:table-cell>
          <table:table-cell table:style-name="ce6" table:formula="of:=AVERAGE([.AJ$74];[.AJ$81];[.AJ$91])" office:value-type="float" office:value="19005.6666666667" calcext:value-type="float">
            <text:p>19005.6666666667</text:p>
          </table:table-cell>
          <table:table-cell table:style-name="ce6" table:formula="of:=AVERAGE([.AK$74];[.AK$81];[.AK$91])" office:value-type="float" office:value="18612.3333333333" calcext:value-type="float">
            <text:p>18612.3333333333</text:p>
          </table:table-cell>
          <table:table-cell table:style-name="ce6" table:formula="of:=AVERAGE([.AL$74];[.AL$81];[.AL$91])" office:value-type="float" office:value="17875.3333333333" calcext:value-type="float">
            <text:p>17875.3333333333</text:p>
          </table:table-cell>
          <table:table-cell table:style-name="ce6" table:formula="of:=AVERAGE([.AM$74];[.AM$81];[.AM$91])" office:value-type="float" office:value="17295" calcext:value-type="float">
            <text:p>17295</text:p>
          </table:table-cell>
          <table:table-cell table:style-name="ce6" table:formula="of:=AVERAGE([.AN$74];[.AN$81];[.AN$91])" office:value-type="float" office:value="16896" calcext:value-type="float">
            <text:p>16896</text:p>
          </table:table-cell>
          <table:table-cell table:style-name="ce6" table:formula="of:=AVERAGE([.AO$74];[.AO$81];[.AO$91])" office:value-type="float" office:value="16208.6666666667" calcext:value-type="float">
            <text:p>16208.6666666667</text:p>
          </table:table-cell>
          <table:table-cell table:style-name="ce6" table:formula="of:=AVERAGE([.AP$74];[.AP$81];[.AP$91])" office:value-type="float" office:value="15591" calcext:value-type="float">
            <text:p>15591</text:p>
          </table:table-cell>
          <table:table-cell table:style-name="ce6" table:formula="of:=AVERAGE([.AQ$74];[.AQ$81];[.AQ$91])" office:value-type="float" office:value="15180.6666666667" calcext:value-type="float">
            <text:p>15180.6666666667</text:p>
          </table:table-cell>
          <table:table-cell table:style-name="ce6" table:formula="of:=AVERAGE([.AR$74];[.AR$81];[.AR$91])" office:value-type="float" office:value="14673.3333333333" calcext:value-type="float">
            <text:p>14673.3333333333</text:p>
          </table:table-cell>
          <table:table-cell table:style-name="ce6" table:formula="of:=AVERAGE([.AS$74];[.AS$81];[.AS$91])" office:value-type="float" office:value="14231.6666666667" calcext:value-type="float">
            <text:p>14231.6666666667</text:p>
          </table:table-cell>
          <table:table-cell table:style-name="ce6" table:formula="of:=AVERAGE([.AT$74];[.AT$81];[.AT$91])" office:value-type="float" office:value="13609" calcext:value-type="float">
            <text:p>13609</text:p>
          </table:table-cell>
          <table:table-cell table:style-name="ce6" table:formula="of:=AVERAGE([.AU$74];[.AU$81];[.AU$91])" office:value-type="float" office:value="13182.3333333333" calcext:value-type="float">
            <text:p>13182.3333333333</text:p>
          </table:table-cell>
          <table:table-cell table:style-name="ce6" table:formula="of:=AVERAGE([.AV$74];[.AV$81];[.AV$91])" office:value-type="float" office:value="12696.6666666667" calcext:value-type="float">
            <text:p>12696.6666666667</text:p>
          </table:table-cell>
          <table:table-cell table:style-name="ce6" table:formula="of:=AVERAGE([.AW$74];[.AW$81];[.AW$91])" office:value-type="float" office:value="12265" calcext:value-type="float">
            <text:p>12265</text:p>
          </table:table-cell>
          <table:table-cell table:style-name="ce6" table:formula="of:=AVERAGE([.AX$74];[.AX$81];[.AX$91])" office:value-type="float" office:value="11780.6666666667" calcext:value-type="float">
            <text:p>11780.6666666667</text:p>
          </table:table-cell>
          <table:table-cell table:style-name="ce6" table:formula="of:=AVERAGE([.AY$74];[.AY$81];[.AY$91])" office:value-type="float" office:value="11442" calcext:value-type="float">
            <text:p>11442</text:p>
          </table:table-cell>
          <table:table-cell table:style-name="ce6" table:formula="of:=AVERAGE([.AZ$74];[.AZ$81];[.AZ$91])" office:value-type="float" office:value="11145.3333333333" calcext:value-type="float">
            <text:p>11145.3333333333</text:p>
          </table:table-cell>
          <table:table-cell table:number-columns-repeated="972"/>
        </table:table-row>
        <table:table-row table:style-name="ro3">
          <table:table-cell table:style-name="ce2" office:value-type="string" calcext:value-type="string">
            <text:p>N5</text:p>
          </table:table-cell>
          <table:table-cell table:formula="of:=AVERAGE([.B$87];[.B$90];[.B$93])" office:value-type="float" office:value="25259.6666666667" calcext:value-type="float">
            <text:p>25259.6666666667</text:p>
          </table:table-cell>
          <table:table-cell table:formula="of:=AVERAGE([.C$87];[.C$90];[.C$93])" office:value-type="float" office:value="31665.3333333333" calcext:value-type="float">
            <text:p>31665.3333333333</text:p>
          </table:table-cell>
          <table:table-cell table:formula="of:=AVERAGE([.D$87];[.D$90];[.D$93])" office:value-type="float" office:value="36519.3333333333" calcext:value-type="float">
            <text:p>36519.3333333333</text:p>
          </table:table-cell>
          <table:table-cell table:formula="of:=AVERAGE([.E$87];[.E$90];[.E$93])" office:value-type="float" office:value="41940.3333333333" calcext:value-type="float">
            <text:p>41940.3333333333</text:p>
          </table:table-cell>
          <table:table-cell table:formula="of:=AVERAGE([.F$87];[.F$90];[.F$93])" office:value-type="float" office:value="46156" calcext:value-type="float">
            <text:p>46156</text:p>
          </table:table-cell>
          <table:table-cell table:formula="of:=AVERAGE([.G$87];[.G$90];[.G$93])" office:value-type="float" office:value="49313.3333333333" calcext:value-type="float">
            <text:p>49313.3333333333</text:p>
          </table:table-cell>
          <table:table-cell table:formula="of:=AVERAGE([.H$87];[.H$90];[.H$93])" office:value-type="float" office:value="51317" calcext:value-type="float">
            <text:p>51317</text:p>
          </table:table-cell>
          <table:table-cell table:formula="of:=AVERAGE([.I$87];[.I$90];[.I$93])" office:value-type="float" office:value="52089.6666666667" calcext:value-type="float">
            <text:p>52089.6666666667</text:p>
          </table:table-cell>
          <table:table-cell table:formula="of:=AVERAGE([.J$87];[.J$90];[.J$93])" office:value-type="float" office:value="51570" calcext:value-type="float">
            <text:p>51570</text:p>
          </table:table-cell>
          <table:table-cell table:formula="of:=AVERAGE([.K$87];[.K$90];[.K$93])" office:value-type="float" office:value="50126.6666666667" calcext:value-type="float">
            <text:p>50126.6666666667</text:p>
          </table:table-cell>
          <table:table-cell table:formula="of:=AVERAGE([.L$87];[.L$90];[.L$93])" office:value-type="float" office:value="47984.6666666667" calcext:value-type="float">
            <text:p>47984.6666666667</text:p>
          </table:table-cell>
          <table:table-cell table:formula="of:=AVERAGE([.M$87];[.M$90];[.M$93])" office:value-type="float" office:value="46008.3333333333" calcext:value-type="float">
            <text:p>46008.3333333333</text:p>
          </table:table-cell>
          <table:table-cell table:formula="of:=AVERAGE([.N$87];[.N$90];[.N$93])" office:value-type="float" office:value="43489" calcext:value-type="float">
            <text:p>43489</text:p>
          </table:table-cell>
          <table:table-cell table:formula="of:=AVERAGE([.O$87];[.O$90];[.O$93])" office:value-type="float" office:value="41671.6666666667" calcext:value-type="float">
            <text:p>41671.6666666667</text:p>
          </table:table-cell>
          <table:table-cell table:formula="of:=AVERAGE([.P$87];[.P$90];[.P$93])" office:value-type="float" office:value="40307" calcext:value-type="float">
            <text:p>40307</text:p>
          </table:table-cell>
          <table:table-cell table:formula="of:=AVERAGE([.Q$87];[.Q$90];[.Q$93])" office:value-type="float" office:value="39084.3333333333" calcext:value-type="float">
            <text:p>39084.3333333333</text:p>
          </table:table-cell>
          <table:table-cell table:formula="of:=AVERAGE([.R$87];[.R$90];[.R$93])" office:value-type="float" office:value="38216" calcext:value-type="float">
            <text:p>38216</text:p>
          </table:table-cell>
          <table:table-cell table:formula="of:=AVERAGE([.S$87];[.S$90];[.S$93])" office:value-type="float" office:value="37056.3333333333" calcext:value-type="float">
            <text:p>37056.3333333333</text:p>
          </table:table-cell>
          <table:table-cell table:formula="of:=AVERAGE([.T$87];[.T$90];[.T$93])" office:value-type="float" office:value="36368.3333333333" calcext:value-type="float">
            <text:p>36368.3333333333</text:p>
          </table:table-cell>
          <table:table-cell table:formula="of:=AVERAGE([.U$87];[.U$90];[.U$93])" office:value-type="float" office:value="35712.6666666667" calcext:value-type="float">
            <text:p>35712.6666666667</text:p>
          </table:table-cell>
          <table:table-cell table:formula="of:=AVERAGE([.V$87];[.V$90];[.V$93])" office:value-type="float" office:value="35079.6666666667" calcext:value-type="float">
            <text:p>35079.6666666667</text:p>
          </table:table-cell>
          <table:table-cell table:formula="of:=AVERAGE([.W$87];[.W$90];[.W$93])" office:value-type="float" office:value="34360.3333333333" calcext:value-type="float">
            <text:p>34360.3333333333</text:p>
          </table:table-cell>
          <table:table-cell table:formula="of:=AVERAGE([.X$87];[.X$90];[.X$93])" office:value-type="float" office:value="33735.6666666667" calcext:value-type="float">
            <text:p>33735.6666666667</text:p>
          </table:table-cell>
          <table:table-cell table:formula="of:=AVERAGE([.Y$87];[.Y$90];[.Y$93])" office:value-type="float" office:value="33110.6666666667" calcext:value-type="float">
            <text:p>33110.6666666667</text:p>
          </table:table-cell>
          <table:table-cell table:formula="of:=AVERAGE([.Z$87];[.Z$90];[.Z$93])" office:value-type="float" office:value="32170.6666666667" calcext:value-type="float">
            <text:p>32170.6666666667</text:p>
          </table:table-cell>
          <table:table-cell table:formula="of:=AVERAGE([.AA$87];[.AA$90];[.AA$93])" office:value-type="float" office:value="31665" calcext:value-type="float">
            <text:p>31665</text:p>
          </table:table-cell>
          <table:table-cell table:formula="of:=AVERAGE([.AB$87];[.AB$90];[.AB$93])" office:value-type="float" office:value="30642.6666666667" calcext:value-type="float">
            <text:p>30642.6666666667</text:p>
          </table:table-cell>
          <table:table-cell table:formula="of:=AVERAGE([.AC$87];[.AC$90];[.AC$93])" office:value-type="float" office:value="29819" calcext:value-type="float">
            <text:p>29819</text:p>
          </table:table-cell>
          <table:table-cell table:formula="of:=AVERAGE([.AD$87];[.AD$90];[.AD$93])" office:value-type="float" office:value="28828" calcext:value-type="float">
            <text:p>28828</text:p>
          </table:table-cell>
          <table:table-cell table:formula="of:=AVERAGE([.AE$87];[.AE$90];[.AE$93])" office:value-type="float" office:value="27956.6666666667" calcext:value-type="float">
            <text:p>27956.6666666667</text:p>
          </table:table-cell>
          <table:table-cell table:formula="of:=AVERAGE([.AF$87];[.AF$90];[.AF$93])" office:value-type="float" office:value="26894" calcext:value-type="float">
            <text:p>26894</text:p>
          </table:table-cell>
          <table:table-cell table:formula="of:=AVERAGE([.AG$87];[.AG$90];[.AG$93])" office:value-type="float" office:value="25406.3333333333" calcext:value-type="float">
            <text:p>25406.3333333333</text:p>
          </table:table-cell>
          <table:table-cell table:formula="of:=AVERAGE([.AH$87];[.AH$90];[.AH$93])" office:value-type="float" office:value="24834" calcext:value-type="float">
            <text:p>24834</text:p>
          </table:table-cell>
          <table:table-cell table:formula="of:=AVERAGE([.AI$87];[.AI$90];[.AI$93])" office:value-type="float" office:value="23799.6666666667" calcext:value-type="float">
            <text:p>23799.6666666667</text:p>
          </table:table-cell>
          <table:table-cell table:formula="of:=AVERAGE([.AJ$87];[.AJ$90];[.AJ$93])" office:value-type="float" office:value="22528.6666666667" calcext:value-type="float">
            <text:p>22528.6666666667</text:p>
          </table:table-cell>
          <table:table-cell table:formula="of:=AVERAGE([.AK$87];[.AK$90];[.AK$93])" office:value-type="float" office:value="21887.6666666667" calcext:value-type="float">
            <text:p>21887.6666666667</text:p>
          </table:table-cell>
          <table:table-cell table:formula="of:=AVERAGE([.AL$87];[.AL$90];[.AL$93])" office:value-type="float" office:value="21017.3333333333" calcext:value-type="float">
            <text:p>21017.3333333333</text:p>
          </table:table-cell>
          <table:table-cell table:formula="of:=AVERAGE([.AM$87];[.AM$90];[.AM$93])" office:value-type="float" office:value="19966" calcext:value-type="float">
            <text:p>19966</text:p>
          </table:table-cell>
          <table:table-cell table:formula="of:=AVERAGE([.AN$87];[.AN$90];[.AN$93])" office:value-type="float" office:value="19558" calcext:value-type="float">
            <text:p>19558</text:p>
          </table:table-cell>
          <table:table-cell table:formula="of:=AVERAGE([.AO$87];[.AO$90];[.AO$93])" office:value-type="float" office:value="18788.6666666667" calcext:value-type="float">
            <text:p>18788.6666666667</text:p>
          </table:table-cell>
          <table:table-cell table:formula="of:=AVERAGE([.AP$87];[.AP$90];[.AP$93])" office:value-type="float" office:value="17903.6666666667" calcext:value-type="float">
            <text:p>17903.6666666667</text:p>
          </table:table-cell>
          <table:table-cell table:formula="of:=AVERAGE([.AQ$87];[.AQ$90];[.AQ$93])" office:value-type="float" office:value="17341.6666666667" calcext:value-type="float">
            <text:p>17341.6666666667</text:p>
          </table:table-cell>
          <table:table-cell table:formula="of:=AVERAGE([.AR$87];[.AR$90];[.AR$93])" office:value-type="float" office:value="16657.6666666667" calcext:value-type="float">
            <text:p>16657.6666666667</text:p>
          </table:table-cell>
          <table:table-cell table:formula="of:=AVERAGE([.AS$87];[.AS$90];[.AS$93])" office:value-type="float" office:value="15920.6666666667" calcext:value-type="float">
            <text:p>15920.6666666667</text:p>
          </table:table-cell>
          <table:table-cell table:formula="of:=AVERAGE([.AT$87];[.AT$90];[.AT$93])" office:value-type="float" office:value="15295.6666666667" calcext:value-type="float">
            <text:p>15295.6666666667</text:p>
          </table:table-cell>
          <table:table-cell table:formula="of:=AVERAGE([.AU$87];[.AU$90];[.AU$93])" office:value-type="float" office:value="14688.3333333333" calcext:value-type="float">
            <text:p>14688.3333333333</text:p>
          </table:table-cell>
          <table:table-cell table:formula="of:=AVERAGE([.AV$87];[.AV$90];[.AV$93])" office:value-type="float" office:value="14188.3333333333" calcext:value-type="float">
            <text:p>14188.3333333333</text:p>
          </table:table-cell>
          <table:table-cell table:formula="of:=AVERAGE([.AW$87];[.AW$90];[.AW$93])" office:value-type="float" office:value="13542.3333333333" calcext:value-type="float">
            <text:p>13542.3333333333</text:p>
          </table:table-cell>
          <table:table-cell table:formula="of:=AVERAGE([.AX$87];[.AX$90];[.AX$93])" office:value-type="float" office:value="13075.3333333333" calcext:value-type="float">
            <text:p>13075.3333333333</text:p>
          </table:table-cell>
          <table:table-cell table:formula="of:=AVERAGE([.AY$87];[.AY$90];[.AY$93])" office:value-type="float" office:value="12622" calcext:value-type="float">
            <text:p>12622</text:p>
          </table:table-cell>
          <table:table-cell table:formula="of:=AVERAGE([.AZ$87];[.AZ$90];[.AZ$93])" office:value-type="float" office:value="12233.3333333333" calcext:value-type="float">
            <text:p>12233.3333333333</text:p>
          </table:table-cell>
          <table:table-cell table:number-columns-repeated="972"/>
        </table:table-row>
        <table:table-row table:style-name="ro3">
          <table:table-cell table:style-name="ce2" office:value-type="string" calcext:value-type="string">
            <text:p>P3</text:p>
          </table:table-cell>
          <table:table-cell table:formula="of:=AVERAGE([.B$71];[.B$72];[.B$79])" office:value-type="float" office:value="26442.3333333333" calcext:value-type="float">
            <text:p>26442.3333333333</text:p>
          </table:table-cell>
          <table:table-cell table:formula="of:=AVERAGE([.C$71];[.C$72];[.C$79])" office:value-type="float" office:value="33139.3333333333" calcext:value-type="float">
            <text:p>33139.3333333333</text:p>
          </table:table-cell>
          <table:table-cell table:formula="of:=AVERAGE([.D$71];[.D$72];[.D$79])" office:value-type="float" office:value="38052.3333333333" calcext:value-type="float">
            <text:p>38052.3333333333</text:p>
          </table:table-cell>
          <table:table-cell table:formula="of:=AVERAGE([.E$71];[.E$72];[.E$79])" office:value-type="float" office:value="43757.6666666667" calcext:value-type="float">
            <text:p>43757.6666666667</text:p>
          </table:table-cell>
          <table:table-cell table:formula="of:=AVERAGE([.F$71];[.F$72];[.F$79])" office:value-type="float" office:value="48172.6666666667" calcext:value-type="float">
            <text:p>48172.6666666667</text:p>
          </table:table-cell>
          <table:table-cell table:formula="of:=AVERAGE([.G$71];[.G$72];[.G$79])" office:value-type="float" office:value="51652.6666666667" calcext:value-type="float">
            <text:p>51652.6666666667</text:p>
          </table:table-cell>
          <table:table-cell table:formula="of:=AVERAGE([.H$71];[.H$72];[.H$79])" office:value-type="float" office:value="53960.6666666667" calcext:value-type="float">
            <text:p>53960.6666666667</text:p>
          </table:table-cell>
          <table:table-cell table:formula="of:=AVERAGE([.I$71];[.I$72];[.I$79])" office:value-type="float" office:value="54735.3333333333" calcext:value-type="float">
            <text:p>54735.3333333333</text:p>
          </table:table-cell>
          <table:table-cell table:formula="of:=AVERAGE([.J$71];[.J$72];[.J$79])" office:value-type="float" office:value="54224" calcext:value-type="float">
            <text:p>54224</text:p>
          </table:table-cell>
          <table:table-cell table:formula="of:=AVERAGE([.K$71];[.K$72];[.K$79])" office:value-type="float" office:value="52580" calcext:value-type="float">
            <text:p>52580</text:p>
          </table:table-cell>
          <table:table-cell table:formula="of:=AVERAGE([.L$71];[.L$72];[.L$79])" office:value-type="float" office:value="50675.3333333333" calcext:value-type="float">
            <text:p>50675.3333333333</text:p>
          </table:table-cell>
          <table:table-cell table:formula="of:=AVERAGE([.M$71];[.M$72];[.M$79])" office:value-type="float" office:value="48206.6666666667" calcext:value-type="float">
            <text:p>48206.6666666667</text:p>
          </table:table-cell>
          <table:table-cell table:formula="of:=AVERAGE([.N$71];[.N$72];[.N$79])" office:value-type="float" office:value="45673.6666666667" calcext:value-type="float">
            <text:p>45673.6666666667</text:p>
          </table:table-cell>
          <table:table-cell table:formula="of:=AVERAGE([.O$71];[.O$72];[.O$79])" office:value-type="float" office:value="44112.6666666667" calcext:value-type="float">
            <text:p>44112.6666666667</text:p>
          </table:table-cell>
          <table:table-cell table:formula="of:=AVERAGE([.P$71];[.P$72];[.P$79])" office:value-type="float" office:value="42145.3333333333" calcext:value-type="float">
            <text:p>42145.3333333333</text:p>
          </table:table-cell>
          <table:table-cell table:formula="of:=AVERAGE([.Q$71];[.Q$72];[.Q$79])" office:value-type="float" office:value="40784.3333333333" calcext:value-type="float">
            <text:p>40784.3333333333</text:p>
          </table:table-cell>
          <table:table-cell table:formula="of:=AVERAGE([.R$71];[.R$72];[.R$79])" office:value-type="float" office:value="39768" calcext:value-type="float">
            <text:p>39768</text:p>
          </table:table-cell>
          <table:table-cell table:formula="of:=AVERAGE([.S$71];[.S$72];[.S$79])" office:value-type="float" office:value="38557" calcext:value-type="float">
            <text:p>38557</text:p>
          </table:table-cell>
          <table:table-cell table:formula="of:=AVERAGE([.T$71];[.T$72];[.T$79])" office:value-type="float" office:value="37570" calcext:value-type="float">
            <text:p>37570</text:p>
          </table:table-cell>
          <table:table-cell table:formula="of:=AVERAGE([.U$71];[.U$72];[.U$79])" office:value-type="float" office:value="37083.3333333333" calcext:value-type="float">
            <text:p>37083.3333333333</text:p>
          </table:table-cell>
          <table:table-cell table:formula="of:=AVERAGE([.V$71];[.V$72];[.V$79])" office:value-type="float" office:value="36056" calcext:value-type="float">
            <text:p>36056</text:p>
          </table:table-cell>
          <table:table-cell table:formula="of:=AVERAGE([.W$71];[.W$72];[.W$79])" office:value-type="float" office:value="35662.6666666667" calcext:value-type="float">
            <text:p>35662.6666666667</text:p>
          </table:table-cell>
          <table:table-cell table:formula="of:=AVERAGE([.X$71];[.X$72];[.X$79])" office:value-type="float" office:value="34898.6666666667" calcext:value-type="float">
            <text:p>34898.6666666667</text:p>
          </table:table-cell>
          <table:table-cell table:formula="of:=AVERAGE([.Y$71];[.Y$72];[.Y$79])" office:value-type="float" office:value="34088" calcext:value-type="float">
            <text:p>34088</text:p>
          </table:table-cell>
          <table:table-cell table:formula="of:=AVERAGE([.Z$71];[.Z$72];[.Z$79])" office:value-type="float" office:value="33624" calcext:value-type="float">
            <text:p>33624</text:p>
          </table:table-cell>
          <table:table-cell table:formula="of:=AVERAGE([.AA$71];[.AA$72];[.AA$79])" office:value-type="float" office:value="32546.6666666667" calcext:value-type="float">
            <text:p>32546.6666666667</text:p>
          </table:table-cell>
          <table:table-cell table:formula="of:=AVERAGE([.AB$71];[.AB$72];[.AB$79])" office:value-type="float" office:value="31949" calcext:value-type="float">
            <text:p>31949</text:p>
          </table:table-cell>
          <table:table-cell table:formula="of:=AVERAGE([.AC$71];[.AC$72];[.AC$79])" office:value-type="float" office:value="30710.3333333333" calcext:value-type="float">
            <text:p>30710.3333333333</text:p>
          </table:table-cell>
          <table:table-cell table:formula="of:=AVERAGE([.AD$71];[.AD$72];[.AD$79])" office:value-type="float" office:value="29595.3333333333" calcext:value-type="float">
            <text:p>29595.3333333333</text:p>
          </table:table-cell>
          <table:table-cell table:formula="of:=AVERAGE([.AE$71];[.AE$72];[.AE$79])" office:value-type="float" office:value="29076.3333333333" calcext:value-type="float">
            <text:p>29076.3333333333</text:p>
          </table:table-cell>
          <table:table-cell table:formula="of:=AVERAGE([.AF$71];[.AF$72];[.AF$79])" office:value-type="float" office:value="27671.3333333333" calcext:value-type="float">
            <text:p>27671.3333333333</text:p>
          </table:table-cell>
          <table:table-cell table:formula="of:=AVERAGE([.AG$71];[.AG$72];[.AG$79])" office:value-type="float" office:value="26396.6666666667" calcext:value-type="float">
            <text:p>26396.6666666667</text:p>
          </table:table-cell>
          <table:table-cell table:formula="of:=AVERAGE([.AH$71];[.AH$72];[.AH$79])" office:value-type="float" office:value="25764" calcext:value-type="float">
            <text:p>25764</text:p>
          </table:table-cell>
          <table:table-cell table:formula="of:=AVERAGE([.AI$71];[.AI$72];[.AI$79])" office:value-type="float" office:value="24547.3333333333" calcext:value-type="float">
            <text:p>24547.3333333333</text:p>
          </table:table-cell>
          <table:table-cell table:formula="of:=AVERAGE([.AJ$71];[.AJ$72];[.AJ$79])" office:value-type="float" office:value="23252.3333333333" calcext:value-type="float">
            <text:p>23252.3333333333</text:p>
          </table:table-cell>
          <table:table-cell table:formula="of:=AVERAGE([.AK$71];[.AK$72];[.AK$79])" office:value-type="float" office:value="22578" calcext:value-type="float">
            <text:p>22578</text:p>
          </table:table-cell>
          <table:table-cell table:formula="of:=AVERAGE([.AL$71];[.AL$72];[.AL$79])" office:value-type="float" office:value="21680.3333333333" calcext:value-type="float">
            <text:p>21680.3333333333</text:p>
          </table:table-cell>
          <table:table-cell table:formula="of:=AVERAGE([.AM$71];[.AM$72];[.AM$79])" office:value-type="float" office:value="20549.6666666667" calcext:value-type="float">
            <text:p>20549.6666666667</text:p>
          </table:table-cell>
          <table:table-cell table:formula="of:=AVERAGE([.AN$71];[.AN$72];[.AN$79])" office:value-type="float" office:value="20047.3333333333" calcext:value-type="float">
            <text:p>20047.3333333333</text:p>
          </table:table-cell>
          <table:table-cell table:formula="of:=AVERAGE([.AO$71];[.AO$72];[.AO$79])" office:value-type="float" office:value="19181.3333333333" calcext:value-type="float">
            <text:p>19181.3333333333</text:p>
          </table:table-cell>
          <table:table-cell table:formula="of:=AVERAGE([.AP$71];[.AP$72];[.AP$79])" office:value-type="float" office:value="18305" calcext:value-type="float">
            <text:p>18305</text:p>
          </table:table-cell>
          <table:table-cell table:formula="of:=AVERAGE([.AQ$71];[.AQ$72];[.AQ$79])" office:value-type="float" office:value="17753.3333333333" calcext:value-type="float">
            <text:p>17753.3333333333</text:p>
          </table:table-cell>
          <table:table-cell table:formula="of:=AVERAGE([.AR$71];[.AR$72];[.AR$79])" office:value-type="float" office:value="17013.6666666667" calcext:value-type="float">
            <text:p>17013.6666666667</text:p>
          </table:table-cell>
          <table:table-cell table:formula="of:=AVERAGE([.AS$71];[.AS$72];[.AS$79])" office:value-type="float" office:value="16309.3333333333" calcext:value-type="float">
            <text:p>16309.3333333333</text:p>
          </table:table-cell>
          <table:table-cell table:formula="of:=AVERAGE([.AT$71];[.AT$72];[.AT$79])" office:value-type="float" office:value="15694" calcext:value-type="float">
            <text:p>15694</text:p>
          </table:table-cell>
          <table:table-cell table:formula="of:=AVERAGE([.AU$71];[.AU$72];[.AU$79])" office:value-type="float" office:value="15083.3333333333" calcext:value-type="float">
            <text:p>15083.3333333333</text:p>
          </table:table-cell>
          <table:table-cell table:formula="of:=AVERAGE([.AV$71];[.AV$72];[.AV$79])" office:value-type="float" office:value="14452.3333333333" calcext:value-type="float">
            <text:p>14452.3333333333</text:p>
          </table:table-cell>
          <table:table-cell table:formula="of:=AVERAGE([.AW$71];[.AW$72];[.AW$79])" office:value-type="float" office:value="13910.3333333333" calcext:value-type="float">
            <text:p>13910.3333333333</text:p>
          </table:table-cell>
          <table:table-cell table:formula="of:=AVERAGE([.AX$71];[.AX$72];[.AX$79])" office:value-type="float" office:value="13425" calcext:value-type="float">
            <text:p>13425</text:p>
          </table:table-cell>
          <table:table-cell table:formula="of:=AVERAGE([.AY$71];[.AY$72];[.AY$79])" office:value-type="float" office:value="12860" calcext:value-type="float">
            <text:p>12860</text:p>
          </table:table-cell>
          <table:table-cell table:formula="of:=AVERAGE([.AZ$71];[.AZ$72];[.AZ$79])" office:value-type="float" office:value="12563" calcext:value-type="float">
            <text:p>12563</text:p>
          </table:table-cell>
          <table:table-cell table:number-columns-repeated="972"/>
        </table:table-row>
        <table:table-row table:style-name="ro3">
          <table:table-cell table:style-name="ce2" office:value-type="string" calcext:value-type="string">
            <text:p>P4</text:p>
          </table:table-cell>
          <table:table-cell table:style-name="ce7" table:formula="of:=AVERAGE([.B$77];[.B$88];[.B$84])" office:value-type="float" office:value="17196.3333333333" calcext:value-type="float">
            <text:p>17196.3333333333</text:p>
          </table:table-cell>
          <table:table-cell table:style-name="ce7" table:formula="of:=AVERAGE([.C$77];[.C$88];[.C$84])" office:value-type="float" office:value="20996" calcext:value-type="float">
            <text:p>20996</text:p>
          </table:table-cell>
          <table:table-cell table:style-name="ce7" table:formula="of:=AVERAGE([.D$77];[.D$88];[.D$84])" office:value-type="float" office:value="23721.3333333333" calcext:value-type="float">
            <text:p>23721.3333333333</text:p>
          </table:table-cell>
          <table:table-cell table:style-name="ce7" table:formula="of:=AVERAGE([.E$77];[.E$88];[.E$84])" office:value-type="float" office:value="27041" calcext:value-type="float">
            <text:p>27041</text:p>
          </table:table-cell>
          <table:table-cell table:style-name="ce7" table:formula="of:=AVERAGE([.F$77];[.F$88];[.F$84])" office:value-type="float" office:value="29761.3333333333" calcext:value-type="float">
            <text:p>29761.3333333333</text:p>
          </table:table-cell>
          <table:table-cell table:style-name="ce7" table:formula="of:=AVERAGE([.G$77];[.G$88];[.G$84])" office:value-type="float" office:value="32060" calcext:value-type="float">
            <text:p>32060</text:p>
          </table:table-cell>
          <table:table-cell table:style-name="ce7" table:formula="of:=AVERAGE([.H$77];[.H$88];[.H$84])" office:value-type="float" office:value="33724" calcext:value-type="float">
            <text:p>33724</text:p>
          </table:table-cell>
          <table:table-cell table:style-name="ce7" table:formula="of:=AVERAGE([.I$77];[.I$88];[.I$84])" office:value-type="float" office:value="35171.6666666667" calcext:value-type="float">
            <text:p>35171.6666666667</text:p>
          </table:table-cell>
          <table:table-cell table:style-name="ce7" table:formula="of:=AVERAGE([.J$77];[.J$88];[.J$84])" office:value-type="float" office:value="35679.3333333333" calcext:value-type="float">
            <text:p>35679.3333333333</text:p>
          </table:table-cell>
          <table:table-cell table:style-name="ce7" table:formula="of:=AVERAGE([.K$77];[.K$88];[.K$84])" office:value-type="float" office:value="35567.3333333333" calcext:value-type="float">
            <text:p>35567.3333333333</text:p>
          </table:table-cell>
          <table:table-cell table:style-name="ce7" table:formula="of:=AVERAGE([.L$77];[.L$88];[.L$84])" office:value-type="float" office:value="35341.3333333333" calcext:value-type="float">
            <text:p>35341.3333333333</text:p>
          </table:table-cell>
          <table:table-cell table:style-name="ce7" table:formula="of:=AVERAGE([.M$77];[.M$88];[.M$84])" office:value-type="float" office:value="34679.6666666667" calcext:value-type="float">
            <text:p>34679.6666666667</text:p>
          </table:table-cell>
          <table:table-cell table:style-name="ce7" table:formula="of:=AVERAGE([.N$77];[.N$88];[.N$84])" office:value-type="float" office:value="33703" calcext:value-type="float">
            <text:p>33703</text:p>
          </table:table-cell>
          <table:table-cell table:style-name="ce7" table:formula="of:=AVERAGE([.O$77];[.O$88];[.O$84])" office:value-type="float" office:value="32980.3333333333" calcext:value-type="float">
            <text:p>32980.3333333333</text:p>
          </table:table-cell>
          <table:table-cell table:style-name="ce7" table:formula="of:=AVERAGE([.P$77];[.P$88];[.P$84])" office:value-type="float" office:value="32403" calcext:value-type="float">
            <text:p>32403</text:p>
          </table:table-cell>
          <table:table-cell table:style-name="ce7" table:formula="of:=AVERAGE([.Q$77];[.Q$88];[.Q$84])" office:value-type="float" office:value="31672.6666666667" calcext:value-type="float">
            <text:p>31672.6666666667</text:p>
          </table:table-cell>
          <table:table-cell table:style-name="ce7" table:formula="of:=AVERAGE([.R$77];[.R$88];[.R$84])" office:value-type="float" office:value="31174" calcext:value-type="float">
            <text:p>31174</text:p>
          </table:table-cell>
          <table:table-cell table:style-name="ce7" table:formula="of:=AVERAGE([.S$77];[.S$88];[.S$84])" office:value-type="float" office:value="30834.3333333333" calcext:value-type="float">
            <text:p>30834.3333333333</text:p>
          </table:table-cell>
          <table:table-cell table:style-name="ce7" table:formula="of:=AVERAGE([.T$77];[.T$88];[.T$84])" office:value-type="float" office:value="30466.6666666667" calcext:value-type="float">
            <text:p>30466.6666666667</text:p>
          </table:table-cell>
          <table:table-cell table:style-name="ce7" table:formula="of:=AVERAGE([.U$77];[.U$88];[.U$84])" office:value-type="float" office:value="30087" calcext:value-type="float">
            <text:p>30087</text:p>
          </table:table-cell>
          <table:table-cell table:style-name="ce7" table:formula="of:=AVERAGE([.V$77];[.V$88];[.V$84])" office:value-type="float" office:value="29649.6666666667" calcext:value-type="float">
            <text:p>29649.6666666667</text:p>
          </table:table-cell>
          <table:table-cell table:style-name="ce7" table:formula="of:=AVERAGE([.W$77];[.W$88];[.W$84])" office:value-type="float" office:value="29140.6666666667" calcext:value-type="float">
            <text:p>29140.6666666667</text:p>
          </table:table-cell>
          <table:table-cell table:style-name="ce7" table:formula="of:=AVERAGE([.X$77];[.X$88];[.X$84])" office:value-type="float" office:value="28878.6666666667" calcext:value-type="float">
            <text:p>28878.6666666667</text:p>
          </table:table-cell>
          <table:table-cell table:style-name="ce7" table:formula="of:=AVERAGE([.Y$77];[.Y$88];[.Y$84])" office:value-type="float" office:value="28205.3333333333" calcext:value-type="float">
            <text:p>28205.3333333333</text:p>
          </table:table-cell>
          <table:table-cell table:style-name="ce7" table:formula="of:=AVERAGE([.Z$77];[.Z$88];[.Z$84])" office:value-type="float" office:value="27933.6666666667" calcext:value-type="float">
            <text:p>27933.6666666667</text:p>
          </table:table-cell>
          <table:table-cell table:style-name="ce7" table:formula="of:=AVERAGE([.AA$77];[.AA$88];[.AA$84])" office:value-type="float" office:value="26970" calcext:value-type="float">
            <text:p>26970</text:p>
          </table:table-cell>
          <table:table-cell table:style-name="ce7" table:formula="of:=AVERAGE([.AB$77];[.AB$88];[.AB$84])" office:value-type="float" office:value="26808.6666666667" calcext:value-type="float">
            <text:p>26808.6666666667</text:p>
          </table:table-cell>
          <table:table-cell table:style-name="ce7" table:formula="of:=AVERAGE([.AC$77];[.AC$88];[.AC$84])" office:value-type="float" office:value="25894" calcext:value-type="float">
            <text:p>25894</text:p>
          </table:table-cell>
          <table:table-cell table:style-name="ce7" table:formula="of:=AVERAGE([.AD$77];[.AD$88];[.AD$84])" office:value-type="float" office:value="25259.3333333333" calcext:value-type="float">
            <text:p>25259.3333333333</text:p>
          </table:table-cell>
          <table:table-cell table:style-name="ce7" table:formula="of:=AVERAGE([.AE$77];[.AE$88];[.AE$84])" office:value-type="float" office:value="24845.3333333333" calcext:value-type="float">
            <text:p>24845.3333333333</text:p>
          </table:table-cell>
          <table:table-cell table:style-name="ce7" table:formula="of:=AVERAGE([.AF$77];[.AF$88];[.AF$84])" office:value-type="float" office:value="24074" calcext:value-type="float">
            <text:p>24074</text:p>
          </table:table-cell>
          <table:table-cell table:style-name="ce7" table:formula="of:=AVERAGE([.AG$77];[.AG$88];[.AG$84])" office:value-type="float" office:value="23153" calcext:value-type="float">
            <text:p>23153</text:p>
          </table:table-cell>
          <table:table-cell table:style-name="ce7" table:formula="of:=AVERAGE([.AH$77];[.AH$88];[.AH$84])" office:value-type="float" office:value="22571" calcext:value-type="float">
            <text:p>22571</text:p>
          </table:table-cell>
          <table:table-cell table:style-name="ce7" table:formula="of:=AVERAGE([.AI$77];[.AI$88];[.AI$84])" office:value-type="float" office:value="21795" calcext:value-type="float">
            <text:p>21795</text:p>
          </table:table-cell>
          <table:table-cell table:style-name="ce7" table:formula="of:=AVERAGE([.AJ$77];[.AJ$88];[.AJ$84])" office:value-type="float" office:value="20692.3333333333" calcext:value-type="float">
            <text:p>20692.3333333333</text:p>
          </table:table-cell>
          <table:table-cell table:style-name="ce7" table:formula="of:=AVERAGE([.AK$77];[.AK$88];[.AK$84])" office:value-type="float" office:value="20422.6666666667" calcext:value-type="float">
            <text:p>20422.6666666667</text:p>
          </table:table-cell>
          <table:table-cell table:style-name="ce7" table:formula="of:=AVERAGE([.AL$77];[.AL$88];[.AL$84])" office:value-type="float" office:value="19457" calcext:value-type="float">
            <text:p>19457</text:p>
          </table:table-cell>
          <table:table-cell table:style-name="ce7" table:formula="of:=AVERAGE([.AM$77];[.AM$88];[.AM$84])" office:value-type="float" office:value="18723.6666666667" calcext:value-type="float">
            <text:p>18723.6666666667</text:p>
          </table:table-cell>
          <table:table-cell table:style-name="ce7" table:formula="of:=AVERAGE([.AN$77];[.AN$88];[.AN$84])" office:value-type="float" office:value="18247.3333333333" calcext:value-type="float">
            <text:p>18247.3333333333</text:p>
          </table:table-cell>
          <table:table-cell table:style-name="ce7" table:formula="of:=AVERAGE([.AO$77];[.AO$88];[.AO$84])" office:value-type="float" office:value="17569" calcext:value-type="float">
            <text:p>17569</text:p>
          </table:table-cell>
          <table:table-cell table:style-name="ce7" table:formula="of:=AVERAGE([.AP$77];[.AP$88];[.AP$84])" office:value-type="float" office:value="16838.3333333333" calcext:value-type="float">
            <text:p>16838.3333333333</text:p>
          </table:table-cell>
          <table:table-cell table:style-name="ce7" table:formula="of:=AVERAGE([.AQ$77];[.AQ$88];[.AQ$84])" office:value-type="float" office:value="16375.3333333333" calcext:value-type="float">
            <text:p>16375.3333333333</text:p>
          </table:table-cell>
          <table:table-cell table:style-name="ce7" table:formula="of:=AVERAGE([.AR$77];[.AR$88];[.AR$84])" office:value-type="float" office:value="15698" calcext:value-type="float">
            <text:p>15698</text:p>
          </table:table-cell>
          <table:table-cell table:style-name="ce7" table:formula="of:=AVERAGE([.AS$77];[.AS$88];[.AS$84])" office:value-type="float" office:value="15103.3333333333" calcext:value-type="float">
            <text:p>15103.3333333333</text:p>
          </table:table-cell>
          <table:table-cell table:style-name="ce7" table:formula="of:=AVERAGE([.AT$77];[.AT$88];[.AT$84])" office:value-type="float" office:value="14568.6666666667" calcext:value-type="float">
            <text:p>14568.6666666667</text:p>
          </table:table-cell>
          <table:table-cell table:style-name="ce7" table:formula="of:=AVERAGE([.AU$77];[.AU$88];[.AU$84])" office:value-type="float" office:value="13898.3333333333" calcext:value-type="float">
            <text:p>13898.3333333333</text:p>
          </table:table-cell>
          <table:table-cell table:style-name="ce7" table:formula="of:=AVERAGE([.AV$77];[.AV$88];[.AV$84])" office:value-type="float" office:value="13607" calcext:value-type="float">
            <text:p>13607</text:p>
          </table:table-cell>
          <table:table-cell table:style-name="ce7" table:formula="of:=AVERAGE([.AW$77];[.AW$88];[.AW$84])" office:value-type="float" office:value="13035" calcext:value-type="float">
            <text:p>13035</text:p>
          </table:table-cell>
          <table:table-cell table:style-name="ce7" table:formula="of:=AVERAGE([.AX$77];[.AX$88];[.AX$84])" office:value-type="float" office:value="12457.3333333333" calcext:value-type="float">
            <text:p>12457.3333333333</text:p>
          </table:table-cell>
          <table:table-cell table:style-name="ce7" table:formula="of:=AVERAGE([.AY$77];[.AY$88];[.AY$84])" office:value-type="float" office:value="12227.3333333333" calcext:value-type="float">
            <text:p>12227.3333333333</text:p>
          </table:table-cell>
          <table:table-cell table:style-name="ce7" table:formula="of:=AVERAGE([.AZ$77];[.AZ$88];[.AZ$84])" office:value-type="float" office:value="11755" calcext:value-type="float">
            <text:p>11755</text:p>
          </table:table-cell>
          <table:table-cell table:number-columns-repeated="972"/>
        </table:table-row>
        <table:table-row table:style-name="ro3">
          <table:table-cell table:style-name="ce2" office:value-type="string" calcext:value-type="string">
            <text:p>G3</text:p>
          </table:table-cell>
          <table:table-cell table:style-name="ce7" table:formula="of:=AVERAGE([.B$89];[.B$95];[.B$101])" office:value-type="float" office:value="17406" calcext:value-type="float">
            <text:p>17406</text:p>
          </table:table-cell>
          <table:table-cell table:style-name="ce7" table:formula="of:=AVERAGE([.C$89];[.C$95];[.C$101])" office:value-type="float" office:value="21215" calcext:value-type="float">
            <text:p>21215</text:p>
          </table:table-cell>
          <table:table-cell table:style-name="ce7" table:formula="of:=AVERAGE([.D$89];[.D$95];[.D$101])" office:value-type="float" office:value="24224" calcext:value-type="float">
            <text:p>24224</text:p>
          </table:table-cell>
          <table:table-cell table:style-name="ce7" table:formula="of:=AVERAGE([.E$89];[.E$95];[.E$101])" office:value-type="float" office:value="27465" calcext:value-type="float">
            <text:p>27465</text:p>
          </table:table-cell>
          <table:table-cell table:style-name="ce7" table:formula="of:=AVERAGE([.F$89];[.F$95];[.F$101])" office:value-type="float" office:value="30007.6666666667" calcext:value-type="float">
            <text:p>30007.6666666667</text:p>
          </table:table-cell>
          <table:table-cell table:style-name="ce7" table:formula="of:=AVERAGE([.G$89];[.G$95];[.G$101])" office:value-type="float" office:value="32626.6666666667" calcext:value-type="float">
            <text:p>32626.6666666667</text:p>
          </table:table-cell>
          <table:table-cell table:style-name="ce7" table:formula="of:=AVERAGE([.H$89];[.H$95];[.H$101])" office:value-type="float" office:value="34040" calcext:value-type="float">
            <text:p>34040</text:p>
          </table:table-cell>
          <table:table-cell table:style-name="ce7" table:formula="of:=AVERAGE([.I$89];[.I$95];[.I$101])" office:value-type="float" office:value="35145" calcext:value-type="float">
            <text:p>35145</text:p>
          </table:table-cell>
          <table:table-cell table:style-name="ce7" table:formula="of:=AVERAGE([.J$89];[.J$95];[.J$101])" office:value-type="float" office:value="35510.6666666667" calcext:value-type="float">
            <text:p>35510.6666666667</text:p>
          </table:table-cell>
          <table:table-cell table:style-name="ce7" table:formula="of:=AVERAGE([.K$89];[.K$95];[.K$101])" office:value-type="float" office:value="35149.6666666667" calcext:value-type="float">
            <text:p>35149.6666666667</text:p>
          </table:table-cell>
          <table:table-cell table:style-name="ce7" table:formula="of:=AVERAGE([.L$89];[.L$95];[.L$101])" office:value-type="float" office:value="34617" calcext:value-type="float">
            <text:p>34617</text:p>
          </table:table-cell>
          <table:table-cell table:style-name="ce7" table:formula="of:=AVERAGE([.M$89];[.M$95];[.M$101])" office:value-type="float" office:value="33807.6666666667" calcext:value-type="float">
            <text:p>33807.6666666667</text:p>
          </table:table-cell>
          <table:table-cell table:style-name="ce7" table:formula="of:=AVERAGE([.N$89];[.N$95];[.N$101])" office:value-type="float" office:value="33034.3333333333" calcext:value-type="float">
            <text:p>33034.3333333333</text:p>
          </table:table-cell>
          <table:table-cell table:style-name="ce7" table:formula="of:=AVERAGE([.O$89];[.O$95];[.O$101])" office:value-type="float" office:value="32344.6666666667" calcext:value-type="float">
            <text:p>32344.6666666667</text:p>
          </table:table-cell>
          <table:table-cell table:style-name="ce7" table:formula="of:=AVERAGE([.P$89];[.P$95];[.P$101])" office:value-type="float" office:value="31583.6666666667" calcext:value-type="float">
            <text:p>31583.6666666667</text:p>
          </table:table-cell>
          <table:table-cell table:style-name="ce7" table:formula="of:=AVERAGE([.Q$89];[.Q$95];[.Q$101])" office:value-type="float" office:value="31019" calcext:value-type="float">
            <text:p>31019</text:p>
          </table:table-cell>
          <table:table-cell table:style-name="ce7" table:formula="of:=AVERAGE([.R$89];[.R$95];[.R$101])" office:value-type="float" office:value="30559" calcext:value-type="float">
            <text:p>30559</text:p>
          </table:table-cell>
          <table:table-cell table:style-name="ce7" table:formula="of:=AVERAGE([.S$89];[.S$95];[.S$101])" office:value-type="float" office:value="30115" calcext:value-type="float">
            <text:p>30115</text:p>
          </table:table-cell>
          <table:table-cell table:style-name="ce7" table:formula="of:=AVERAGE([.T$89];[.T$95];[.T$101])" office:value-type="float" office:value="29667.6666666667" calcext:value-type="float">
            <text:p>29667.6666666667</text:p>
          </table:table-cell>
          <table:table-cell table:style-name="ce7" table:formula="of:=AVERAGE([.U$89];[.U$95];[.U$101])" office:value-type="float" office:value="29121.6666666667" calcext:value-type="float">
            <text:p>29121.6666666667</text:p>
          </table:table-cell>
          <table:table-cell table:style-name="ce7" table:formula="of:=AVERAGE([.V$89];[.V$95];[.V$101])" office:value-type="float" office:value="28707" calcext:value-type="float">
            <text:p>28707</text:p>
          </table:table-cell>
          <table:table-cell table:style-name="ce7" table:formula="of:=AVERAGE([.W$89];[.W$95];[.W$101])" office:value-type="float" office:value="28348" calcext:value-type="float">
            <text:p>28348</text:p>
          </table:table-cell>
          <table:table-cell table:style-name="ce7" table:formula="of:=AVERAGE([.X$89];[.X$95];[.X$101])" office:value-type="float" office:value="27996.3333333333" calcext:value-type="float">
            <text:p>27996.3333333333</text:p>
          </table:table-cell>
          <table:table-cell table:style-name="ce7" table:formula="of:=AVERAGE([.Y$89];[.Y$95];[.Y$101])" office:value-type="float" office:value="27358.3333333333" calcext:value-type="float">
            <text:p>27358.3333333333</text:p>
          </table:table-cell>
          <table:table-cell table:style-name="ce7" table:formula="of:=AVERAGE([.Z$89];[.Z$95];[.Z$101])" office:value-type="float" office:value="26916.3333333333" calcext:value-type="float">
            <text:p>26916.3333333333</text:p>
          </table:table-cell>
          <table:table-cell table:style-name="ce7" table:formula="of:=AVERAGE([.AA$89];[.AA$95];[.AA$101])" office:value-type="float" office:value="26545.6666666667" calcext:value-type="float">
            <text:p>26545.6666666667</text:p>
          </table:table-cell>
          <table:table-cell table:style-name="ce7" table:formula="of:=AVERAGE([.AB$89];[.AB$95];[.AB$101])" office:value-type="float" office:value="26110.3333333333" calcext:value-type="float">
            <text:p>26110.3333333333</text:p>
          </table:table-cell>
          <table:table-cell table:style-name="ce7" table:formula="of:=AVERAGE([.AC$89];[.AC$95];[.AC$101])" office:value-type="float" office:value="25230.6666666667" calcext:value-type="float">
            <text:p>25230.6666666667</text:p>
          </table:table-cell>
          <table:table-cell table:style-name="ce7" table:formula="of:=AVERAGE([.AD$89];[.AD$95];[.AD$101])" office:value-type="float" office:value="24597" calcext:value-type="float">
            <text:p>24597</text:p>
          </table:table-cell>
          <table:table-cell table:style-name="ce7" table:formula="of:=AVERAGE([.AE$89];[.AE$95];[.AE$101])" office:value-type="float" office:value="23913" calcext:value-type="float">
            <text:p>23913</text:p>
          </table:table-cell>
          <table:table-cell table:style-name="ce7" table:formula="of:=AVERAGE([.AF$89];[.AF$95];[.AF$101])" office:value-type="float" office:value="23114" calcext:value-type="float">
            <text:p>23114</text:p>
          </table:table-cell>
          <table:table-cell table:style-name="ce7" table:formula="of:=AVERAGE([.AG$89];[.AG$95];[.AG$101])" office:value-type="float" office:value="22358.3333333333" calcext:value-type="float">
            <text:p>22358.3333333333</text:p>
          </table:table-cell>
          <table:table-cell table:style-name="ce7" table:formula="of:=AVERAGE([.AH$89];[.AH$95];[.AH$101])" office:value-type="float" office:value="21776.6666666667" calcext:value-type="float">
            <text:p>21776.6666666667</text:p>
          </table:table-cell>
          <table:table-cell table:style-name="ce7" table:formula="of:=AVERAGE([.AI$89];[.AI$95];[.AI$101])" office:value-type="float" office:value="21108" calcext:value-type="float">
            <text:p>21108</text:p>
          </table:table-cell>
          <table:table-cell table:style-name="ce7" table:formula="of:=AVERAGE([.AJ$89];[.AJ$95];[.AJ$101])" office:value-type="float" office:value="20093" calcext:value-type="float">
            <text:p>20093</text:p>
          </table:table-cell>
          <table:table-cell table:style-name="ce7" table:formula="of:=AVERAGE([.AK$89];[.AK$95];[.AK$101])" office:value-type="float" office:value="19740" calcext:value-type="float">
            <text:p>19740</text:p>
          </table:table-cell>
          <table:table-cell table:style-name="ce7" table:formula="of:=AVERAGE([.AL$89];[.AL$95];[.AL$101])" office:value-type="float" office:value="18784.3333333333" calcext:value-type="float">
            <text:p>18784.3333333333</text:p>
          </table:table-cell>
          <table:table-cell table:style-name="ce7" table:formula="of:=AVERAGE([.AM$89];[.AM$95];[.AM$101])" office:value-type="float" office:value="18110" calcext:value-type="float">
            <text:p>18110</text:p>
          </table:table-cell>
          <table:table-cell table:style-name="ce7" table:formula="of:=AVERAGE([.AN$89];[.AN$95];[.AN$101])" office:value-type="float" office:value="17671.3333333333" calcext:value-type="float">
            <text:p>17671.3333333333</text:p>
          </table:table-cell>
          <table:table-cell table:style-name="ce7" table:formula="of:=AVERAGE([.AO$89];[.AO$95];[.AO$101])" office:value-type="float" office:value="17055.6666666667" calcext:value-type="float">
            <text:p>17055.6666666667</text:p>
          </table:table-cell>
          <table:table-cell table:style-name="ce7" table:formula="of:=AVERAGE([.AP$89];[.AP$95];[.AP$101])" office:value-type="float" office:value="16151" calcext:value-type="float">
            <text:p>16151</text:p>
          </table:table-cell>
          <table:table-cell table:style-name="ce7" table:formula="of:=AVERAGE([.AQ$89];[.AQ$95];[.AQ$101])" office:value-type="float" office:value="15826.3333333333" calcext:value-type="float">
            <text:p>15826.3333333333</text:p>
          </table:table-cell>
          <table:table-cell table:style-name="ce7" table:formula="of:=AVERAGE([.AR$89];[.AR$95];[.AR$101])" office:value-type="float" office:value="15248.3333333333" calcext:value-type="float">
            <text:p>15248.3333333333</text:p>
          </table:table-cell>
          <table:table-cell table:style-name="ce7" table:formula="of:=AVERAGE([.AS$89];[.AS$95];[.AS$101])" office:value-type="float" office:value="14554.6666666667" calcext:value-type="float">
            <text:p>14554.6666666667</text:p>
          </table:table-cell>
          <table:table-cell table:style-name="ce7" table:formula="of:=AVERAGE([.AT$89];[.AT$95];[.AT$101])" office:value-type="float" office:value="14093.3333333333" calcext:value-type="float">
            <text:p>14093.3333333333</text:p>
          </table:table-cell>
          <table:table-cell table:style-name="ce7" table:formula="of:=AVERAGE([.AU$89];[.AU$95];[.AU$101])" office:value-type="float" office:value="13491" calcext:value-type="float">
            <text:p>13491</text:p>
          </table:table-cell>
          <table:table-cell table:style-name="ce7" table:formula="of:=AVERAGE([.AV$89];[.AV$95];[.AV$101])" office:value-type="float" office:value="13028" calcext:value-type="float">
            <text:p>13028</text:p>
          </table:table-cell>
          <table:table-cell table:style-name="ce7" table:formula="of:=AVERAGE([.AW$89];[.AW$95];[.AW$101])" office:value-type="float" office:value="12636.6666666667" calcext:value-type="float">
            <text:p>12636.6666666667</text:p>
          </table:table-cell>
          <table:table-cell table:style-name="ce7" table:formula="of:=AVERAGE([.AX$89];[.AX$95];[.AX$101])" office:value-type="float" office:value="12076.6666666667" calcext:value-type="float">
            <text:p>12076.6666666667</text:p>
          </table:table-cell>
          <table:table-cell table:style-name="ce7" table:formula="of:=AVERAGE([.AY$89];[.AY$95];[.AY$101])" office:value-type="float" office:value="11725.3333333333" calcext:value-type="float">
            <text:p>11725.3333333333</text:p>
          </table:table-cell>
          <table:table-cell table:style-name="ce7" table:formula="of:=AVERAGE([.AZ$89];[.AZ$95];[.AZ$101])" office:value-type="float" office:value="11353" calcext:value-type="float">
            <text:p>11353</text:p>
          </table:table-cell>
          <table:table-cell table:number-columns-repeated="972"/>
        </table:table-row>
        <table:table-row table:style-name="ro3">
          <table:table-cell table:style-name="ce2" office:value-type="string" calcext:value-type="string">
            <text:p>G5</text:p>
          </table:table-cell>
          <table:table-cell table:style-name="ce7" table:formula="of:=AVERAGE([.B$86];[.B$96];[.B$97])" office:value-type="float" office:value="20485" calcext:value-type="float">
            <text:p>20485</text:p>
          </table:table-cell>
          <table:table-cell table:style-name="ce7" table:formula="of:=AVERAGE([.C$86];[.C$96];[.C$97])" office:value-type="float" office:value="25052" calcext:value-type="float">
            <text:p>25052</text:p>
          </table:table-cell>
          <table:table-cell table:style-name="ce7" table:formula="of:=AVERAGE([.D$86];[.D$96];[.D$97])" office:value-type="float" office:value="28886.6666666667" calcext:value-type="float">
            <text:p>28886.6666666667</text:p>
          </table:table-cell>
          <table:table-cell table:style-name="ce7" table:formula="of:=AVERAGE([.E$86];[.E$96];[.E$97])" office:value-type="float" office:value="32746.6666666667" calcext:value-type="float">
            <text:p>32746.6666666667</text:p>
          </table:table-cell>
          <table:table-cell table:style-name="ce7" table:formula="of:=AVERAGE([.F$86];[.F$96];[.F$97])" office:value-type="float" office:value="36173.3333333333" calcext:value-type="float">
            <text:p>36173.3333333333</text:p>
          </table:table-cell>
          <table:table-cell table:style-name="ce7" table:formula="of:=AVERAGE([.G$86];[.G$96];[.G$97])" office:value-type="float" office:value="38584" calcext:value-type="float">
            <text:p>38584</text:p>
          </table:table-cell>
          <table:table-cell table:style-name="ce7" table:formula="of:=AVERAGE([.H$86];[.H$96];[.H$97])" office:value-type="float" office:value="40333.6666666667" calcext:value-type="float">
            <text:p>40333.6666666667</text:p>
          </table:table-cell>
          <table:table-cell table:style-name="ce7" table:formula="of:=AVERAGE([.I$86];[.I$96];[.I$97])" office:value-type="float" office:value="41217.6666666667" calcext:value-type="float">
            <text:p>41217.6666666667</text:p>
          </table:table-cell>
          <table:table-cell table:style-name="ce7" table:formula="of:=AVERAGE([.J$86];[.J$96];[.J$97])" office:value-type="float" office:value="41518" calcext:value-type="float">
            <text:p>41518</text:p>
          </table:table-cell>
          <table:table-cell table:style-name="ce7" table:formula="of:=AVERAGE([.K$86];[.K$96];[.K$97])" office:value-type="float" office:value="40772.3333333333" calcext:value-type="float">
            <text:p>40772.3333333333</text:p>
          </table:table-cell>
          <table:table-cell table:style-name="ce7" table:formula="of:=AVERAGE([.L$86];[.L$96];[.L$97])" office:value-type="float" office:value="39719.6666666667" calcext:value-type="float">
            <text:p>39719.6666666667</text:p>
          </table:table-cell>
          <table:table-cell table:style-name="ce7" table:formula="of:=AVERAGE([.M$86];[.M$96];[.M$97])" office:value-type="float" office:value="38441.6666666667" calcext:value-type="float">
            <text:p>38441.6666666667</text:p>
          </table:table-cell>
          <table:table-cell table:style-name="ce7" table:formula="of:=AVERAGE([.N$86];[.N$96];[.N$97])" office:value-type="float" office:value="37038.6666666667" calcext:value-type="float">
            <text:p>37038.6666666667</text:p>
          </table:table-cell>
          <table:table-cell table:style-name="ce7" table:formula="of:=AVERAGE([.O$86];[.O$96];[.O$97])" office:value-type="float" office:value="36112" calcext:value-type="float">
            <text:p>36112</text:p>
          </table:table-cell>
          <table:table-cell table:style-name="ce7" table:formula="of:=AVERAGE([.P$86];[.P$96];[.P$97])" office:value-type="float" office:value="34966" calcext:value-type="float">
            <text:p>34966</text:p>
          </table:table-cell>
          <table:table-cell table:style-name="ce7" table:formula="of:=AVERAGE([.Q$86];[.Q$96];[.Q$97])" office:value-type="float" office:value="34239.3333333333" calcext:value-type="float">
            <text:p>34239.3333333333</text:p>
          </table:table-cell>
          <table:table-cell table:style-name="ce7" table:formula="of:=AVERAGE([.R$86];[.R$96];[.R$97])" office:value-type="float" office:value="33677.3333333333" calcext:value-type="float">
            <text:p>33677.3333333333</text:p>
          </table:table-cell>
          <table:table-cell table:style-name="ce7" table:formula="of:=AVERAGE([.S$86];[.S$96];[.S$97])" office:value-type="float" office:value="33139.3333333333" calcext:value-type="float">
            <text:p>33139.3333333333</text:p>
          </table:table-cell>
          <table:table-cell table:style-name="ce7" table:formula="of:=AVERAGE([.T$86];[.T$96];[.T$97])" office:value-type="float" office:value="32521.3333333333" calcext:value-type="float">
            <text:p>32521.3333333333</text:p>
          </table:table-cell>
          <table:table-cell table:style-name="ce7" table:formula="of:=AVERAGE([.U$86];[.U$96];[.U$97])" office:value-type="float" office:value="31963" calcext:value-type="float">
            <text:p>31963</text:p>
          </table:table-cell>
          <table:table-cell table:style-name="ce7" table:formula="of:=AVERAGE([.V$86];[.V$96];[.V$97])" office:value-type="float" office:value="31471.3333333333" calcext:value-type="float">
            <text:p>31471.3333333333</text:p>
          </table:table-cell>
          <table:table-cell table:style-name="ce7" table:formula="of:=AVERAGE([.W$86];[.W$96];[.W$97])" office:value-type="float" office:value="31327.3333333333" calcext:value-type="float">
            <text:p>31327.3333333333</text:p>
          </table:table-cell>
          <table:table-cell table:style-name="ce7" table:formula="of:=AVERAGE([.X$86];[.X$96];[.X$97])" office:value-type="float" office:value="30562.6666666667" calcext:value-type="float">
            <text:p>30562.6666666667</text:p>
          </table:table-cell>
          <table:table-cell table:style-name="ce7" table:formula="of:=AVERAGE([.Y$86];[.Y$96];[.Y$97])" office:value-type="float" office:value="30460" calcext:value-type="float">
            <text:p>30460</text:p>
          </table:table-cell>
          <table:table-cell table:style-name="ce7" table:formula="of:=AVERAGE([.Z$86];[.Z$96];[.Z$97])" office:value-type="float" office:value="29211" calcext:value-type="float">
            <text:p>29211</text:p>
          </table:table-cell>
          <table:table-cell table:style-name="ce7" table:formula="of:=AVERAGE([.AA$86];[.AA$96];[.AA$97])" office:value-type="float" office:value="29020.6666666667" calcext:value-type="float">
            <text:p>29020.6666666667</text:p>
          </table:table-cell>
          <table:table-cell table:style-name="ce7" table:formula="of:=AVERAGE([.AB$86];[.AB$96];[.AB$97])" office:value-type="float" office:value="28065.6666666667" calcext:value-type="float">
            <text:p>28065.6666666667</text:p>
          </table:table-cell>
          <table:table-cell table:style-name="ce7" table:formula="of:=AVERAGE([.AC$86];[.AC$96];[.AC$97])" office:value-type="float" office:value="27307" calcext:value-type="float">
            <text:p>27307</text:p>
          </table:table-cell>
          <table:table-cell table:style-name="ce7" table:formula="of:=AVERAGE([.AD$86];[.AD$96];[.AD$97])" office:value-type="float" office:value="26556.6666666667" calcext:value-type="float">
            <text:p>26556.6666666667</text:p>
          </table:table-cell>
          <table:table-cell table:style-name="ce7" table:formula="of:=AVERAGE([.AE$86];[.AE$96];[.AE$97])" office:value-type="float" office:value="25915.3333333333" calcext:value-type="float">
            <text:p>25915.3333333333</text:p>
          </table:table-cell>
          <table:table-cell table:style-name="ce7" table:formula="of:=AVERAGE([.AF$86];[.AF$96];[.AF$97])" office:value-type="float" office:value="24925" calcext:value-type="float">
            <text:p>24925</text:p>
          </table:table-cell>
          <table:table-cell table:style-name="ce7" table:formula="of:=AVERAGE([.AG$86];[.AG$96];[.AG$97])" office:value-type="float" office:value="24044.6666666667" calcext:value-type="float">
            <text:p>24044.6666666667</text:p>
          </table:table-cell>
          <table:table-cell table:style-name="ce7" table:formula="of:=AVERAGE([.AH$86];[.AH$96];[.AH$97])" office:value-type="float" office:value="23371.6666666667" calcext:value-type="float">
            <text:p>23371.6666666667</text:p>
          </table:table-cell>
          <table:table-cell table:style-name="ce7" table:formula="of:=AVERAGE([.AI$86];[.AI$96];[.AI$97])" office:value-type="float" office:value="22386" calcext:value-type="float">
            <text:p>22386</text:p>
          </table:table-cell>
          <table:table-cell table:style-name="ce7" table:formula="of:=AVERAGE([.AJ$86];[.AJ$96];[.AJ$97])" office:value-type="float" office:value="21465.6666666667" calcext:value-type="float">
            <text:p>21465.6666666667</text:p>
          </table:table-cell>
          <table:table-cell table:style-name="ce7" table:formula="of:=AVERAGE([.AK$86];[.AK$96];[.AK$97])" office:value-type="float" office:value="20939" calcext:value-type="float">
            <text:p>20939</text:p>
          </table:table-cell>
          <table:table-cell table:style-name="ce7" table:formula="of:=AVERAGE([.AL$86];[.AL$96];[.AL$97])" office:value-type="float" office:value="20049" calcext:value-type="float">
            <text:p>20049</text:p>
          </table:table-cell>
          <table:table-cell table:style-name="ce7" table:formula="of:=AVERAGE([.AM$86];[.AM$96];[.AM$97])" office:value-type="float" office:value="19128.3333333333" calcext:value-type="float">
            <text:p>19128.3333333333</text:p>
          </table:table-cell>
          <table:table-cell table:style-name="ce7" table:formula="of:=AVERAGE([.AN$86];[.AN$96];[.AN$97])" office:value-type="float" office:value="18803.3333333333" calcext:value-type="float">
            <text:p>18803.3333333333</text:p>
          </table:table-cell>
          <table:table-cell table:style-name="ce7" table:formula="of:=AVERAGE([.AO$86];[.AO$96];[.AO$97])" office:value-type="float" office:value="18060.3333333333" calcext:value-type="float">
            <text:p>18060.3333333333</text:p>
          </table:table-cell>
          <table:table-cell table:style-name="ce7" table:formula="of:=AVERAGE([.AP$86];[.AP$96];[.AP$97])" office:value-type="float" office:value="17180.3333333333" calcext:value-type="float">
            <text:p>17180.3333333333</text:p>
          </table:table-cell>
          <table:table-cell table:style-name="ce7" table:formula="of:=AVERAGE([.AQ$86];[.AQ$96];[.AQ$97])" office:value-type="float" office:value="16745.3333333333" calcext:value-type="float">
            <text:p>16745.3333333333</text:p>
          </table:table-cell>
          <table:table-cell table:style-name="ce7" table:formula="of:=AVERAGE([.AR$86];[.AR$96];[.AR$97])" office:value-type="float" office:value="16109.3333333333" calcext:value-type="float">
            <text:p>16109.3333333333</text:p>
          </table:table-cell>
          <table:table-cell table:style-name="ce7" table:formula="of:=AVERAGE([.AS$86];[.AS$96];[.AS$97])" office:value-type="float" office:value="15414" calcext:value-type="float">
            <text:p>15414</text:p>
          </table:table-cell>
          <table:table-cell table:style-name="ce7" table:formula="of:=AVERAGE([.AT$86];[.AT$96];[.AT$97])" office:value-type="float" office:value="14870.6666666667" calcext:value-type="float">
            <text:p>14870.6666666667</text:p>
          </table:table-cell>
          <table:table-cell table:style-name="ce7" table:formula="of:=AVERAGE([.AU$86];[.AU$96];[.AU$97])" office:value-type="float" office:value="14296.3333333333" calcext:value-type="float">
            <text:p>14296.3333333333</text:p>
          </table:table-cell>
          <table:table-cell table:style-name="ce7" table:formula="of:=AVERAGE([.AV$86];[.AV$96];[.AV$97])" office:value-type="float" office:value="13674.6666666667" calcext:value-type="float">
            <text:p>13674.6666666667</text:p>
          </table:table-cell>
          <table:table-cell table:style-name="ce7" table:formula="of:=AVERAGE([.AW$86];[.AW$96];[.AW$97])" office:value-type="float" office:value="13277" calcext:value-type="float">
            <text:p>13277</text:p>
          </table:table-cell>
          <table:table-cell table:style-name="ce7" table:formula="of:=AVERAGE([.AX$86];[.AX$96];[.AX$97])" office:value-type="float" office:value="12822" calcext:value-type="float">
            <text:p>12822</text:p>
          </table:table-cell>
          <table:table-cell table:style-name="ce7" table:formula="of:=AVERAGE([.AY$86];[.AY$96];[.AY$97])" office:value-type="float" office:value="12331.3333333333" calcext:value-type="float">
            <text:p>12331.3333333333</text:p>
          </table:table-cell>
          <table:table-cell table:style-name="ce7" table:formula="of:=AVERAGE([.AZ$86];[.AZ$96];[.AZ$97])" office:value-type="float" office:value="11950" calcext:value-type="float">
            <text:p>1195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>
            <text:p>R3</text:p>
          </table:table-cell>
          <table:table-cell table:style-name="ce7" table:formula="of:=AVERAGE([.B$94];[.B$85];[.B$75])" office:value-type="float" office:value="25428.3333333333" calcext:value-type="float">
            <text:p>25428.3333333333</text:p>
          </table:table-cell>
          <table:table-cell table:style-name="ce7" table:formula="of:=AVERAGE([.C$94];[.C$85];[.C$75])" office:value-type="float" office:value="31748" calcext:value-type="float">
            <text:p>31748</text:p>
          </table:table-cell>
          <table:table-cell table:style-name="ce7" table:formula="of:=AVERAGE([.D$94];[.D$85];[.D$75])" office:value-type="float" office:value="36890.3333333333" calcext:value-type="float">
            <text:p>36890.3333333333</text:p>
          </table:table-cell>
          <table:table-cell table:style-name="ce7" table:formula="of:=AVERAGE([.E$94];[.E$85];[.E$75])" office:value-type="float" office:value="42207.6666666667" calcext:value-type="float">
            <text:p>42207.6666666667</text:p>
          </table:table-cell>
          <table:table-cell table:style-name="ce7" table:formula="of:=AVERAGE([.F$94];[.F$85];[.F$75])" office:value-type="float" office:value="47045.6666666667" calcext:value-type="float">
            <text:p>47045.6666666667</text:p>
          </table:table-cell>
          <table:table-cell table:style-name="ce7" table:formula="of:=AVERAGE([.G$94];[.G$85];[.G$75])" office:value-type="float" office:value="51002" calcext:value-type="float">
            <text:p>51002</text:p>
          </table:table-cell>
          <table:table-cell table:style-name="ce7" table:formula="of:=AVERAGE([.H$94];[.H$85];[.H$75])" office:value-type="float" office:value="53242" calcext:value-type="float">
            <text:p>53242</text:p>
          </table:table-cell>
          <table:table-cell table:style-name="ce7" table:formula="of:=AVERAGE([.I$94];[.I$85];[.I$75])" office:value-type="float" office:value="54433.3333333333" calcext:value-type="float">
            <text:p>54433.3333333333</text:p>
          </table:table-cell>
          <table:table-cell table:style-name="ce7" table:formula="of:=AVERAGE([.J$94];[.J$85];[.J$75])" office:value-type="float" office:value="53931" calcext:value-type="float">
            <text:p>53931</text:p>
          </table:table-cell>
          <table:table-cell table:style-name="ce7" table:formula="of:=AVERAGE([.K$94];[.K$85];[.K$75])" office:value-type="float" office:value="52618.6666666667" calcext:value-type="float">
            <text:p>52618.6666666667</text:p>
          </table:table-cell>
          <table:table-cell table:style-name="ce7" table:formula="of:=AVERAGE([.L$94];[.L$85];[.L$75])" office:value-type="float" office:value="51146" calcext:value-type="float">
            <text:p>51146</text:p>
          </table:table-cell>
          <table:table-cell table:style-name="ce7" table:formula="of:=AVERAGE([.M$94];[.M$85];[.M$75])" office:value-type="float" office:value="48949" calcext:value-type="float">
            <text:p>48949</text:p>
          </table:table-cell>
          <table:table-cell table:style-name="ce7" table:formula="of:=AVERAGE([.N$94];[.N$85];[.N$75])" office:value-type="float" office:value="47051" calcext:value-type="float">
            <text:p>47051</text:p>
          </table:table-cell>
          <table:table-cell table:style-name="ce7" table:formula="of:=AVERAGE([.O$94];[.O$85];[.O$75])" office:value-type="float" office:value="44808" calcext:value-type="float">
            <text:p>44808</text:p>
          </table:table-cell>
          <table:table-cell table:style-name="ce7" table:formula="of:=AVERAGE([.P$94];[.P$85];[.P$75])" office:value-type="float" office:value="43006.3333333333" calcext:value-type="float">
            <text:p>43006.3333333333</text:p>
          </table:table-cell>
          <table:table-cell table:style-name="ce7" table:formula="of:=AVERAGE([.Q$94];[.Q$85];[.Q$75])" office:value-type="float" office:value="41533.3333333333" calcext:value-type="float">
            <text:p>41533.3333333333</text:p>
          </table:table-cell>
          <table:table-cell table:style-name="ce7" table:formula="of:=AVERAGE([.R$94];[.R$85];[.R$75])" office:value-type="float" office:value="40657" calcext:value-type="float">
            <text:p>40657</text:p>
          </table:table-cell>
          <table:table-cell table:style-name="ce7" table:formula="of:=AVERAGE([.S$94];[.S$85];[.S$75])" office:value-type="float" office:value="39431.6666666667" calcext:value-type="float">
            <text:p>39431.6666666667</text:p>
          </table:table-cell>
          <table:table-cell table:style-name="ce7" table:formula="of:=AVERAGE([.T$94];[.T$85];[.T$75])" office:value-type="float" office:value="38463" calcext:value-type="float">
            <text:p>38463</text:p>
          </table:table-cell>
          <table:table-cell table:style-name="ce7" table:formula="of:=AVERAGE([.U$94];[.U$85];[.U$75])" office:value-type="float" office:value="38161" calcext:value-type="float">
            <text:p>38161</text:p>
          </table:table-cell>
          <table:table-cell table:style-name="ce7" table:formula="of:=AVERAGE([.V$94];[.V$85];[.V$75])" office:value-type="float" office:value="37338.3333333333" calcext:value-type="float">
            <text:p>37338.3333333333</text:p>
          </table:table-cell>
          <table:table-cell table:style-name="ce7" table:formula="of:=AVERAGE([.W$94];[.W$85];[.W$75])" office:value-type="float" office:value="36650" calcext:value-type="float">
            <text:p>36650</text:p>
          </table:table-cell>
          <table:table-cell table:style-name="ce7" table:formula="of:=AVERAGE([.X$94];[.X$85];[.X$75])" office:value-type="float" office:value="35676" calcext:value-type="float">
            <text:p>35676</text:p>
          </table:table-cell>
          <table:table-cell table:style-name="ce7" table:formula="of:=AVERAGE([.Y$94];[.Y$85];[.Y$75])" office:value-type="float" office:value="35156.6666666667" calcext:value-type="float">
            <text:p>35156.6666666667</text:p>
          </table:table-cell>
          <table:table-cell table:style-name="ce7" table:formula="of:=AVERAGE([.Z$94];[.Z$85];[.Z$75])" office:value-type="float" office:value="34421.3333333333" calcext:value-type="float">
            <text:p>34421.3333333333</text:p>
          </table:table-cell>
          <table:table-cell table:style-name="ce7" table:formula="of:=AVERAGE([.AA$94];[.AA$85];[.AA$75])" office:value-type="float" office:value="33576.6666666667" calcext:value-type="float">
            <text:p>33576.6666666667</text:p>
          </table:table-cell>
          <table:table-cell table:style-name="ce7" table:formula="of:=AVERAGE([.AB$94];[.AB$85];[.AB$75])" office:value-type="float" office:value="32556.3333333333" calcext:value-type="float">
            <text:p>32556.3333333333</text:p>
          </table:table-cell>
          <table:table-cell table:style-name="ce7" table:formula="of:=AVERAGE([.AC$94];[.AC$85];[.AC$75])" office:value-type="float" office:value="31567.6666666667" calcext:value-type="float">
            <text:p>31567.6666666667</text:p>
          </table:table-cell>
          <table:table-cell table:style-name="ce7" table:formula="of:=AVERAGE([.AD$94];[.AD$85];[.AD$75])" office:value-type="float" office:value="30592" calcext:value-type="float">
            <text:p>30592</text:p>
          </table:table-cell>
          <table:table-cell table:style-name="ce7" table:formula="of:=AVERAGE([.AE$94];[.AE$85];[.AE$75])" office:value-type="float" office:value="29787" calcext:value-type="float">
            <text:p>29787</text:p>
          </table:table-cell>
          <table:table-cell table:style-name="ce7" table:formula="of:=AVERAGE([.AF$94];[.AF$85];[.AF$75])" office:value-type="float" office:value="28525.6666666667" calcext:value-type="float">
            <text:p>28525.6666666667</text:p>
          </table:table-cell>
          <table:table-cell table:style-name="ce7" table:formula="of:=AVERAGE([.AG$94];[.AG$85];[.AG$75])" office:value-type="float" office:value="27440" calcext:value-type="float">
            <text:p>27440</text:p>
          </table:table-cell>
          <table:table-cell table:style-name="ce7" table:formula="of:=AVERAGE([.AH$94];[.AH$85];[.AH$75])" office:value-type="float" office:value="26301.3333333333" calcext:value-type="float">
            <text:p>26301.3333333333</text:p>
          </table:table-cell>
          <table:table-cell table:style-name="ce7" table:formula="of:=AVERAGE([.AI$94];[.AI$85];[.AI$75])" office:value-type="float" office:value="25416" calcext:value-type="float">
            <text:p>25416</text:p>
          </table:table-cell>
          <table:table-cell table:style-name="ce7" table:formula="of:=AVERAGE([.AJ$94];[.AJ$85];[.AJ$75])" office:value-type="float" office:value="23990" calcext:value-type="float">
            <text:p>23990</text:p>
          </table:table-cell>
          <table:table-cell table:style-name="ce7" table:formula="of:=AVERAGE([.AK$94];[.AK$85];[.AK$75])" office:value-type="float" office:value="23549.3333333333" calcext:value-type="float">
            <text:p>23549.3333333333</text:p>
          </table:table-cell>
          <table:table-cell table:style-name="ce7" table:formula="of:=AVERAGE([.AL$94];[.AL$85];[.AL$75])" office:value-type="float" office:value="22364" calcext:value-type="float">
            <text:p>22364</text:p>
          </table:table-cell>
          <table:table-cell table:style-name="ce7" table:formula="of:=AVERAGE([.AM$94];[.AM$85];[.AM$75])" office:value-type="float" office:value="21369.3333333333" calcext:value-type="float">
            <text:p>21369.3333333333</text:p>
          </table:table-cell>
          <table:table-cell table:style-name="ce7" table:formula="of:=AVERAGE([.AN$94];[.AN$85];[.AN$75])" office:value-type="float" office:value="20799.6666666667" calcext:value-type="float">
            <text:p>20799.6666666667</text:p>
          </table:table-cell>
          <table:table-cell table:style-name="ce7" table:formula="of:=AVERAGE([.AO$94];[.AO$85];[.AO$75])" office:value-type="float" office:value="19903" calcext:value-type="float">
            <text:p>19903</text:p>
          </table:table-cell>
          <table:table-cell table:style-name="ce7" table:formula="of:=AVERAGE([.AP$94];[.AP$85];[.AP$75])" office:value-type="float" office:value="19062.3333333333" calcext:value-type="float">
            <text:p>19062.3333333333</text:p>
          </table:table-cell>
          <table:table-cell table:style-name="ce7" table:formula="of:=AVERAGE([.AQ$94];[.AQ$85];[.AQ$75])" office:value-type="float" office:value="18370.3333333333" calcext:value-type="float">
            <text:p>18370.3333333333</text:p>
          </table:table-cell>
          <table:table-cell table:style-name="ce7" table:formula="of:=AVERAGE([.AR$94];[.AR$85];[.AR$75])" office:value-type="float" office:value="17587.6666666667" calcext:value-type="float">
            <text:p>17587.6666666667</text:p>
          </table:table-cell>
          <table:table-cell table:style-name="ce7" table:formula="of:=AVERAGE([.AS$94];[.AS$85];[.AS$75])" office:value-type="float" office:value="16859" calcext:value-type="float">
            <text:p>16859</text:p>
          </table:table-cell>
          <table:table-cell table:style-name="ce7" table:formula="of:=AVERAGE([.AT$94];[.AT$85];[.AT$75])" office:value-type="float" office:value="16237" calcext:value-type="float">
            <text:p>16237</text:p>
          </table:table-cell>
          <table:table-cell table:style-name="ce7" table:formula="of:=AVERAGE([.AU$94];[.AU$85];[.AU$75])" office:value-type="float" office:value="15466" calcext:value-type="float">
            <text:p>15466</text:p>
          </table:table-cell>
          <table:table-cell table:style-name="ce7" table:formula="of:=AVERAGE([.AV$94];[.AV$85];[.AV$75])" office:value-type="float" office:value="15022.3333333333" calcext:value-type="float">
            <text:p>15022.3333333333</text:p>
          </table:table-cell>
          <table:table-cell table:style-name="ce7" table:formula="of:=AVERAGE([.AW$94];[.AW$85];[.AW$75])" office:value-type="float" office:value="14385.3333333333" calcext:value-type="float">
            <text:p>14385.3333333333</text:p>
          </table:table-cell>
          <table:table-cell table:style-name="ce7" table:formula="of:=AVERAGE([.AX$94];[.AX$85];[.AX$75])" office:value-type="float" office:value="13716" calcext:value-type="float">
            <text:p>13716</text:p>
          </table:table-cell>
          <table:table-cell table:style-name="ce7" table:formula="of:=AVERAGE([.AY$94];[.AY$85];[.AY$75])" office:value-type="float" office:value="13337" calcext:value-type="float">
            <text:p>13337</text:p>
          </table:table-cell>
          <table:table-cell table:style-name="ce7" table:formula="of:=AVERAGE([.AZ$94];[.AZ$85];[.AZ$75])" office:value-type="float" office:value="12986" calcext:value-type="float">
            <text:p>12986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>
            <text:p>R5</text:p>
          </table:table-cell>
          <table:table-cell table:formula="of:=AVERAGE([.B$98];[.B$78];[.B$73])" office:value-type="float" office:value="17320.3333333333" calcext:value-type="float">
            <text:p>17320.3333333333</text:p>
          </table:table-cell>
          <table:table-cell table:formula="of:=AVERAGE([.C$98];[.C$78];[.C$73])" office:value-type="float" office:value="20997" calcext:value-type="float">
            <text:p>20997</text:p>
          </table:table-cell>
          <table:table-cell table:formula="of:=AVERAGE([.D$98];[.D$78];[.D$73])" office:value-type="float" office:value="23906.6666666667" calcext:value-type="float">
            <text:p>23906.6666666667</text:p>
          </table:table-cell>
          <table:table-cell table:formula="of:=AVERAGE([.E$98];[.E$78];[.E$73])" office:value-type="float" office:value="27075.6666666667" calcext:value-type="float">
            <text:p>27075.6666666667</text:p>
          </table:table-cell>
          <table:table-cell table:formula="of:=AVERAGE([.F$98];[.F$78];[.F$73])" office:value-type="float" office:value="29763.6666666667" calcext:value-type="float">
            <text:p>29763.6666666667</text:p>
          </table:table-cell>
          <table:table-cell table:formula="of:=AVERAGE([.G$98];[.G$78];[.G$73])" office:value-type="float" office:value="31820.6666666667" calcext:value-type="float">
            <text:p>31820.6666666667</text:p>
          </table:table-cell>
          <table:table-cell table:formula="of:=AVERAGE([.H$98];[.H$78];[.H$73])" office:value-type="float" office:value="33494.6666666667" calcext:value-type="float">
            <text:p>33494.6666666667</text:p>
          </table:table-cell>
          <table:table-cell table:formula="of:=AVERAGE([.I$98];[.I$78];[.I$73])" office:value-type="float" office:value="34702.6666666667" calcext:value-type="float">
            <text:p>34702.6666666667</text:p>
          </table:table-cell>
          <table:table-cell table:formula="of:=AVERAGE([.J$98];[.J$78];[.J$73])" office:value-type="float" office:value="35053" calcext:value-type="float">
            <text:p>35053</text:p>
          </table:table-cell>
          <table:table-cell table:formula="of:=AVERAGE([.K$98];[.K$78];[.K$73])" office:value-type="float" office:value="35093" calcext:value-type="float">
            <text:p>35093</text:p>
          </table:table-cell>
          <table:table-cell table:formula="of:=AVERAGE([.L$98];[.L$78];[.L$73])" office:value-type="float" office:value="34706.6666666667" calcext:value-type="float">
            <text:p>34706.6666666667</text:p>
          </table:table-cell>
          <table:table-cell table:formula="of:=AVERAGE([.M$98];[.M$78];[.M$73])" office:value-type="float" office:value="34031.6666666667" calcext:value-type="float">
            <text:p>34031.6666666667</text:p>
          </table:table-cell>
          <table:table-cell table:formula="of:=AVERAGE([.N$98];[.N$78];[.N$73])" office:value-type="float" office:value="33315" calcext:value-type="float">
            <text:p>33315</text:p>
          </table:table-cell>
          <table:table-cell table:formula="of:=AVERAGE([.O$98];[.O$78];[.O$73])" office:value-type="float" office:value="32899.3333333333" calcext:value-type="float">
            <text:p>32899.3333333333</text:p>
          </table:table-cell>
          <table:table-cell table:formula="of:=AVERAGE([.P$98];[.P$78];[.P$73])" office:value-type="float" office:value="32351.3333333333" calcext:value-type="float">
            <text:p>32351.3333333333</text:p>
          </table:table-cell>
          <table:table-cell table:formula="of:=AVERAGE([.Q$98];[.Q$78];[.Q$73])" office:value-type="float" office:value="31933.3333333333" calcext:value-type="float">
            <text:p>31933.3333333333</text:p>
          </table:table-cell>
          <table:table-cell table:formula="of:=AVERAGE([.R$98];[.R$78];[.R$73])" office:value-type="float" office:value="31361.6666666667" calcext:value-type="float">
            <text:p>31361.6666666667</text:p>
          </table:table-cell>
          <table:table-cell table:formula="of:=AVERAGE([.S$98];[.S$78];[.S$73])" office:value-type="float" office:value="30992.6666666667" calcext:value-type="float">
            <text:p>30992.6666666667</text:p>
          </table:table-cell>
          <table:table-cell table:formula="of:=AVERAGE([.T$98];[.T$78];[.T$73])" office:value-type="float" office:value="30620" calcext:value-type="float">
            <text:p>30620</text:p>
          </table:table-cell>
          <table:table-cell table:formula="of:=AVERAGE([.U$98];[.U$78];[.U$73])" office:value-type="float" office:value="30318" calcext:value-type="float">
            <text:p>30318</text:p>
          </table:table-cell>
          <table:table-cell table:formula="of:=AVERAGE([.V$98];[.V$78];[.V$73])" office:value-type="float" office:value="29711" calcext:value-type="float">
            <text:p>29711</text:p>
          </table:table-cell>
          <table:table-cell table:formula="of:=AVERAGE([.W$98];[.W$78];[.W$73])" office:value-type="float" office:value="29435.3333333333" calcext:value-type="float">
            <text:p>29435.3333333333</text:p>
          </table:table-cell>
          <table:table-cell table:formula="of:=AVERAGE([.X$98];[.X$78];[.X$73])" office:value-type="float" office:value="28908" calcext:value-type="float">
            <text:p>28908</text:p>
          </table:table-cell>
          <table:table-cell table:formula="of:=AVERAGE([.Y$98];[.Y$78];[.Y$73])" office:value-type="float" office:value="28676.3333333333" calcext:value-type="float">
            <text:p>28676.3333333333</text:p>
          </table:table-cell>
          <table:table-cell table:formula="of:=AVERAGE([.Z$98];[.Z$78];[.Z$73])" office:value-type="float" office:value="28009" calcext:value-type="float">
            <text:p>28009</text:p>
          </table:table-cell>
          <table:table-cell table:formula="of:=AVERAGE([.AA$98];[.AA$78];[.AA$73])" office:value-type="float" office:value="27401.3333333333" calcext:value-type="float">
            <text:p>27401.3333333333</text:p>
          </table:table-cell>
          <table:table-cell table:formula="of:=AVERAGE([.AB$98];[.AB$78];[.AB$73])" office:value-type="float" office:value="26923.3333333333" calcext:value-type="float">
            <text:p>26923.3333333333</text:p>
          </table:table-cell>
          <table:table-cell table:formula="of:=AVERAGE([.AC$98];[.AC$78];[.AC$73])" office:value-type="float" office:value="26244.6666666667" calcext:value-type="float">
            <text:p>26244.6666666667</text:p>
          </table:table-cell>
          <table:table-cell table:formula="of:=AVERAGE([.AD$98];[.AD$78];[.AD$73])" office:value-type="float" office:value="25655.6666666667" calcext:value-type="float">
            <text:p>25655.6666666667</text:p>
          </table:table-cell>
          <table:table-cell table:formula="of:=AVERAGE([.AE$98];[.AE$78];[.AE$73])" office:value-type="float" office:value="25105.3333333333" calcext:value-type="float">
            <text:p>25105.3333333333</text:p>
          </table:table-cell>
          <table:table-cell table:formula="of:=AVERAGE([.AF$98];[.AF$78];[.AF$73])" office:value-type="float" office:value="24193" calcext:value-type="float">
            <text:p>24193</text:p>
          </table:table-cell>
          <table:table-cell table:formula="of:=AVERAGE([.AG$98];[.AG$78];[.AG$73])" office:value-type="float" office:value="23401.3333333333" calcext:value-type="float">
            <text:p>23401.3333333333</text:p>
          </table:table-cell>
          <table:table-cell table:formula="of:=AVERAGE([.AH$98];[.AH$78];[.AH$73])" office:value-type="float" office:value="22736" calcext:value-type="float">
            <text:p>22736</text:p>
          </table:table-cell>
          <table:table-cell table:formula="of:=AVERAGE([.AI$98];[.AI$78];[.AI$73])" office:value-type="float" office:value="22036.3333333333" calcext:value-type="float">
            <text:p>22036.3333333333</text:p>
          </table:table-cell>
          <table:table-cell table:formula="of:=AVERAGE([.AJ$98];[.AJ$78];[.AJ$73])" office:value-type="float" office:value="21122" calcext:value-type="float">
            <text:p>21122</text:p>
          </table:table-cell>
          <table:table-cell table:formula="of:=AVERAGE([.AK$98];[.AK$78];[.AK$73])" office:value-type="float" office:value="20589.6666666667" calcext:value-type="float">
            <text:p>20589.6666666667</text:p>
          </table:table-cell>
          <table:table-cell table:formula="of:=AVERAGE([.AL$98];[.AL$78];[.AL$73])" office:value-type="float" office:value="19769" calcext:value-type="float">
            <text:p>19769</text:p>
          </table:table-cell>
          <table:table-cell table:formula="of:=AVERAGE([.AM$98];[.AM$78];[.AM$73])" office:value-type="float" office:value="18973.3333333333" calcext:value-type="float">
            <text:p>18973.3333333333</text:p>
          </table:table-cell>
          <table:table-cell table:formula="of:=AVERAGE([.AN$98];[.AN$78];[.AN$73])" office:value-type="float" office:value="18616" calcext:value-type="float">
            <text:p>18616</text:p>
          </table:table-cell>
          <table:table-cell table:formula="of:=AVERAGE([.AO$98];[.AO$78];[.AO$73])" office:value-type="float" office:value="17867" calcext:value-type="float">
            <text:p>17867</text:p>
          </table:table-cell>
          <table:table-cell table:formula="of:=AVERAGE([.AP$98];[.AP$78];[.AP$73])" office:value-type="float" office:value="17147.6666666667" calcext:value-type="float">
            <text:p>17147.6666666667</text:p>
          </table:table-cell>
          <table:table-cell table:formula="of:=AVERAGE([.AQ$98];[.AQ$78];[.AQ$73])" office:value-type="float" office:value="16655" calcext:value-type="float">
            <text:p>16655</text:p>
          </table:table-cell>
          <table:table-cell table:formula="of:=AVERAGE([.AR$98];[.AR$78];[.AR$73])" office:value-type="float" office:value="15932.3333333333" calcext:value-type="float">
            <text:p>15932.3333333333</text:p>
          </table:table-cell>
          <table:table-cell table:formula="of:=AVERAGE([.AS$98];[.AS$78];[.AS$73])" office:value-type="float" office:value="15387.6666666667" calcext:value-type="float">
            <text:p>15387.6666666667</text:p>
          </table:table-cell>
          <table:table-cell table:formula="of:=AVERAGE([.AT$98];[.AT$78];[.AT$73])" office:value-type="float" office:value="14714.3333333333" calcext:value-type="float">
            <text:p>14714.3333333333</text:p>
          </table:table-cell>
          <table:table-cell table:formula="of:=AVERAGE([.AU$98];[.AU$78];[.AU$73])" office:value-type="float" office:value="14227.3333333333" calcext:value-type="float">
            <text:p>14227.3333333333</text:p>
          </table:table-cell>
          <table:table-cell table:formula="of:=AVERAGE([.AV$98];[.AV$78];[.AV$73])" office:value-type="float" office:value="13782.3333333333" calcext:value-type="float">
            <text:p>13782.3333333333</text:p>
          </table:table-cell>
          <table:table-cell table:formula="of:=AVERAGE([.AW$98];[.AW$78];[.AW$73])" office:value-type="float" office:value="13296.6666666667" calcext:value-type="float">
            <text:p>13296.6666666667</text:p>
          </table:table-cell>
          <table:table-cell table:formula="of:=AVERAGE([.AX$98];[.AX$78];[.AX$73])" office:value-type="float" office:value="12680" calcext:value-type="float">
            <text:p>12680</text:p>
          </table:table-cell>
          <table:table-cell table:formula="of:=AVERAGE([.AY$98];[.AY$78];[.AY$73])" office:value-type="float" office:value="12409" calcext:value-type="float">
            <text:p>12409</text:p>
          </table:table-cell>
          <table:table-cell table:formula="of:=AVERAGE([.AZ$98];[.AZ$78];[.AZ$73])" office:value-type="float" office:value="11968.3333333333" calcext:value-type="float">
            <text:p>11968.3333333333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>
            <text:p>L4</text:p>
          </table:table-cell>
          <table:table-cell table:style-name="ce7" table:formula="of:=AVERAGE([.B$99];[.B$100];[.B$92])" office:value-type="float" office:value="21680" calcext:value-type="float">
            <text:p>21680</text:p>
          </table:table-cell>
          <table:table-cell table:style-name="ce7" table:formula="of:=AVERAGE([.C$99];[.C$100];[.C$92])" office:value-type="float" office:value="26413" calcext:value-type="float">
            <text:p>26413</text:p>
          </table:table-cell>
          <table:table-cell table:style-name="ce7" table:formula="of:=AVERAGE([.D$99];[.D$100];[.D$92])" office:value-type="float" office:value="30507" calcext:value-type="float">
            <text:p>30507</text:p>
          </table:table-cell>
          <table:table-cell table:style-name="ce7" table:formula="of:=AVERAGE([.E$99];[.E$100];[.E$92])" office:value-type="float" office:value="34345.6666666667" calcext:value-type="float">
            <text:p>34345.6666666667</text:p>
          </table:table-cell>
          <table:table-cell table:style-name="ce7" table:formula="of:=AVERAGE([.F$99];[.F$100];[.F$92])" office:value-type="float" office:value="37777.6666666667" calcext:value-type="float">
            <text:p>37777.6666666667</text:p>
          </table:table-cell>
          <table:table-cell table:style-name="ce7" table:formula="of:=AVERAGE([.G$99];[.G$100];[.G$92])" office:value-type="float" office:value="40475.6666666667" calcext:value-type="float">
            <text:p>40475.6666666667</text:p>
          </table:table-cell>
          <table:table-cell table:style-name="ce7" table:formula="of:=AVERAGE([.H$99];[.H$100];[.H$92])" office:value-type="float" office:value="42257" calcext:value-type="float">
            <text:p>42257</text:p>
          </table:table-cell>
          <table:table-cell table:style-name="ce7" table:formula="of:=AVERAGE([.I$99];[.I$100];[.I$92])" office:value-type="float" office:value="43343.6666666667" calcext:value-type="float">
            <text:p>43343.6666666667</text:p>
          </table:table-cell>
          <table:table-cell table:style-name="ce7" table:formula="of:=AVERAGE([.J$99];[.J$100];[.J$92])" office:value-type="float" office:value="43230.6666666667" calcext:value-type="float">
            <text:p>43230.6666666667</text:p>
          </table:table-cell>
          <table:table-cell table:style-name="ce7" table:formula="of:=AVERAGE([.K$99];[.K$100];[.K$92])" office:value-type="float" office:value="42355.6666666667" calcext:value-type="float">
            <text:p>42355.6666666667</text:p>
          </table:table-cell>
          <table:table-cell table:style-name="ce7" table:formula="of:=AVERAGE([.L$99];[.L$100];[.L$92])" office:value-type="float" office:value="41304.3333333333" calcext:value-type="float">
            <text:p>41304.3333333333</text:p>
          </table:table-cell>
          <table:table-cell table:style-name="ce7" table:formula="of:=AVERAGE([.M$99];[.M$100];[.M$92])" office:value-type="float" office:value="40235" calcext:value-type="float">
            <text:p>40235</text:p>
          </table:table-cell>
          <table:table-cell table:style-name="ce7" table:formula="of:=AVERAGE([.N$99];[.N$100];[.N$92])" office:value-type="float" office:value="38972.6666666667" calcext:value-type="float">
            <text:p>38972.6666666667</text:p>
          </table:table-cell>
          <table:table-cell table:style-name="ce7" table:formula="of:=AVERAGE([.O$99];[.O$100];[.O$92])" office:value-type="float" office:value="37527.6666666667" calcext:value-type="float">
            <text:p>37527.6666666667</text:p>
          </table:table-cell>
          <table:table-cell table:style-name="ce7" table:formula="of:=AVERAGE([.P$99];[.P$100];[.P$92])" office:value-type="float" office:value="36853.3333333333" calcext:value-type="float">
            <text:p>36853.3333333333</text:p>
          </table:table-cell>
          <table:table-cell table:style-name="ce7" table:formula="of:=AVERAGE([.Q$99];[.Q$100];[.Q$92])" office:value-type="float" office:value="35788.6666666667" calcext:value-type="float">
            <text:p>35788.6666666667</text:p>
          </table:table-cell>
          <table:table-cell table:style-name="ce7" table:formula="of:=AVERAGE([.R$99];[.R$100];[.R$92])" office:value-type="float" office:value="35299.3333333333" calcext:value-type="float">
            <text:p>35299.3333333333</text:p>
          </table:table-cell>
          <table:table-cell table:style-name="ce7" table:formula="of:=AVERAGE([.S$99];[.S$100];[.S$92])" office:value-type="float" office:value="34646" calcext:value-type="float">
            <text:p>34646</text:p>
          </table:table-cell>
          <table:table-cell table:style-name="ce7" table:formula="of:=AVERAGE([.T$99];[.T$100];[.T$92])" office:value-type="float" office:value="33942" calcext:value-type="float">
            <text:p>33942</text:p>
          </table:table-cell>
          <table:table-cell table:style-name="ce7" table:formula="of:=AVERAGE([.U$99];[.U$100];[.U$92])" office:value-type="float" office:value="33697.3333333333" calcext:value-type="float">
            <text:p>33697.3333333333</text:p>
          </table:table-cell>
          <table:table-cell table:style-name="ce7" table:formula="of:=AVERAGE([.V$99];[.V$100];[.V$92])" office:value-type="float" office:value="33114.6666666667" calcext:value-type="float">
            <text:p>33114.6666666667</text:p>
          </table:table-cell>
          <table:table-cell table:style-name="ce7" table:formula="of:=AVERAGE([.W$99];[.W$100];[.W$92])" office:value-type="float" office:value="32639.3333333333" calcext:value-type="float">
            <text:p>32639.3333333333</text:p>
          </table:table-cell>
          <table:table-cell table:style-name="ce7" table:formula="of:=AVERAGE([.X$99];[.X$100];[.X$92])" office:value-type="float" office:value="32126.3333333333" calcext:value-type="float">
            <text:p>32126.3333333333</text:p>
          </table:table-cell>
          <table:table-cell table:style-name="ce7" table:formula="of:=AVERAGE([.Y$99];[.Y$100];[.Y$92])" office:value-type="float" office:value="31534" calcext:value-type="float">
            <text:p>31534</text:p>
          </table:table-cell>
          <table:table-cell table:style-name="ce7" table:formula="of:=AVERAGE([.Z$99];[.Z$100];[.Z$92])" office:value-type="float" office:value="30836.3333333333" calcext:value-type="float">
            <text:p>30836.3333333333</text:p>
          </table:table-cell>
          <table:table-cell table:style-name="ce7" table:formula="of:=AVERAGE([.AA$99];[.AA$100];[.AA$92])" office:value-type="float" office:value="30230" calcext:value-type="float">
            <text:p>30230</text:p>
          </table:table-cell>
          <table:table-cell table:style-name="ce7" table:formula="of:=AVERAGE([.AB$99];[.AB$100];[.AB$92])" office:value-type="float" office:value="29392" calcext:value-type="float">
            <text:p>29392</text:p>
          </table:table-cell>
          <table:table-cell table:style-name="ce7" table:formula="of:=AVERAGE([.AC$99];[.AC$100];[.AC$92])" office:value-type="float" office:value="28569.3333333333" calcext:value-type="float">
            <text:p>28569.3333333333</text:p>
          </table:table-cell>
          <table:table-cell table:style-name="ce7" table:formula="of:=AVERAGE([.AD$99];[.AD$100];[.AD$92])" office:value-type="float" office:value="27927.3333333333" calcext:value-type="float">
            <text:p>27927.3333333333</text:p>
          </table:table-cell>
          <table:table-cell table:style-name="ce7" table:formula="of:=AVERAGE([.AE$99];[.AE$100];[.AE$92])" office:value-type="float" office:value="27162" calcext:value-type="float">
            <text:p>27162</text:p>
          </table:table-cell>
          <table:table-cell table:style-name="ce7" table:formula="of:=AVERAGE([.AF$99];[.AF$100];[.AF$92])" office:value-type="float" office:value="26141.3333333333" calcext:value-type="float">
            <text:p>26141.3333333333</text:p>
          </table:table-cell>
          <table:table-cell table:style-name="ce7" table:formula="of:=AVERAGE([.AG$99];[.AG$100];[.AG$92])" office:value-type="float" office:value="25277.3333333333" calcext:value-type="float">
            <text:p>25277.3333333333</text:p>
          </table:table-cell>
          <table:table-cell table:style-name="ce7" table:formula="of:=AVERAGE([.AH$99];[.AH$100];[.AH$92])" office:value-type="float" office:value="24274.3333333333" calcext:value-type="float">
            <text:p>24274.3333333333</text:p>
          </table:table-cell>
          <table:table-cell table:style-name="ce7" table:formula="of:=AVERAGE([.AI$99];[.AI$100];[.AI$92])" office:value-type="float" office:value="23706" calcext:value-type="float">
            <text:p>23706</text:p>
          </table:table-cell>
          <table:table-cell table:style-name="ce7" table:formula="of:=AVERAGE([.AJ$99];[.AJ$100];[.AJ$92])" office:value-type="float" office:value="22532.3333333333" calcext:value-type="float">
            <text:p>22532.3333333333</text:p>
          </table:table-cell>
          <table:table-cell table:style-name="ce7" table:formula="of:=AVERAGE([.AK$99];[.AK$100];[.AK$92])" office:value-type="float" office:value="21951" calcext:value-type="float">
            <text:p>21951</text:p>
          </table:table-cell>
          <table:table-cell table:style-name="ce7" table:formula="of:=AVERAGE([.AL$99];[.AL$100];[.AL$92])" office:value-type="float" office:value="21001.3333333333" calcext:value-type="float">
            <text:p>21001.3333333333</text:p>
          </table:table-cell>
          <table:table-cell table:style-name="ce7" table:formula="of:=AVERAGE([.AM$99];[.AM$100];[.AM$92])" office:value-type="float" office:value="20222.6666666667" calcext:value-type="float">
            <text:p>20222.6666666667</text:p>
          </table:table-cell>
          <table:table-cell table:style-name="ce7" table:formula="of:=AVERAGE([.AN$99];[.AN$100];[.AN$92])" office:value-type="float" office:value="19633.3333333333" calcext:value-type="float">
            <text:p>19633.3333333333</text:p>
          </table:table-cell>
          <table:table-cell table:style-name="ce7" table:formula="of:=AVERAGE([.AO$99];[.AO$100];[.AO$92])" office:value-type="float" office:value="18830.3333333333" calcext:value-type="float">
            <text:p>18830.3333333333</text:p>
          </table:table-cell>
          <table:table-cell table:style-name="ce7" table:formula="of:=AVERAGE([.AP$99];[.AP$100];[.AP$92])" office:value-type="float" office:value="17987.6666666667" calcext:value-type="float">
            <text:p>17987.6666666667</text:p>
          </table:table-cell>
          <table:table-cell table:style-name="ce7" table:formula="of:=AVERAGE([.AQ$99];[.AQ$100];[.AQ$92])" office:value-type="float" office:value="17472" calcext:value-type="float">
            <text:p>17472</text:p>
          </table:table-cell>
          <table:table-cell table:style-name="ce7" table:formula="of:=AVERAGE([.AR$99];[.AR$100];[.AR$92])" office:value-type="float" office:value="16702" calcext:value-type="float">
            <text:p>16702</text:p>
          </table:table-cell>
          <table:table-cell table:style-name="ce7" table:formula="of:=AVERAGE([.AS$99];[.AS$100];[.AS$92])" office:value-type="float" office:value="16156" calcext:value-type="float">
            <text:p>16156</text:p>
          </table:table-cell>
          <table:table-cell table:style-name="ce7" table:formula="of:=AVERAGE([.AT$99];[.AT$100];[.AT$92])" office:value-type="float" office:value="15517.3333333333" calcext:value-type="float">
            <text:p>15517.3333333333</text:p>
          </table:table-cell>
          <table:table-cell table:style-name="ce7" table:formula="of:=AVERAGE([.AU$99];[.AU$100];[.AU$92])" office:value-type="float" office:value="15006" calcext:value-type="float">
            <text:p>15006</text:p>
          </table:table-cell>
          <table:table-cell table:style-name="ce7" table:formula="of:=AVERAGE([.AV$99];[.AV$100];[.AV$92])" office:value-type="float" office:value="14352.3333333333" calcext:value-type="float">
            <text:p>14352.3333333333</text:p>
          </table:table-cell>
          <table:table-cell table:style-name="ce7" table:formula="of:=AVERAGE([.AW$99];[.AW$100];[.AW$92])" office:value-type="float" office:value="13978" calcext:value-type="float">
            <text:p>13978</text:p>
          </table:table-cell>
          <table:table-cell table:style-name="ce7" table:formula="of:=AVERAGE([.AX$99];[.AX$100];[.AX$92])" office:value-type="float" office:value="13279.6666666667" calcext:value-type="float">
            <text:p>13279.6666666667</text:p>
          </table:table-cell>
          <table:table-cell table:style-name="ce7" table:formula="of:=AVERAGE([.AY$99];[.AY$100];[.AY$92])" office:value-type="float" office:value="12951.3333333333" calcext:value-type="float">
            <text:p>12951.3333333333</text:p>
          </table:table-cell>
          <table:table-cell table:style-name="ce7" table:formula="of:=AVERAGE([.AZ$99];[.AZ$100];[.AZ$92])" office:value-type="float" office:value="12535" calcext:value-type="float">
            <text:p>12535</text:p>
          </table:table-cell>
          <table:table-cell table:number-columns-repeated="972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7"/>
          <table:table-cell table:style-name="ce1" office:value-type="string" calcext:value-type="string">
            <text:p>OD600 Average</text:p>
          </table:table-cell>
          <table:table-cell table:style-name="ce1" office:value-type="float" office:value="512" calcext:value-type="float">
            <text:p>512</text:p>
          </table:table-cell>
          <table:table-cell table:style-name="ce2" office:value-type="string" calcext:value-type="string">
            <text:p>Subtract No TM</text:p>
          </table:table-cell>
          <table:table-cell office:value-type="string" calcext:value-type="string">
            <text:p>Percent GpA</text:p>
          </table:table-cell>
          <table:table-cell office:value-type="string" calcext:value-type="string">
            <text:p>Standrard Deviation</text:p>
          </table:table-cell>
          <table:table-cell office:value-type="string" calcext:value-type="string">
            <text:p>Percent Standard Deviation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2" office:value-type="string" calcext:value-type="string">
            <text:p>Gpa</text:p>
          </table:table-cell>
          <table:table-cell office:value-type="float" office:value="46876" calcext:value-type="float">
            <text:p>46876</text:p>
          </table:table-cell>
          <table:table-cell table:formula="of:=[.I117]-[.$I$119]" office:value-type="float" office:value="24488" calcext:value-type="float">
            <text:p>24488</text:p>
          </table:table-cell>
          <table:table-cell table:formula="of:=[.J117]/[.$J$117] * 100" office:value-type="float" office:value="100" calcext:value-type="float">
            <text:p>100</text:p>
          </table:table-cell>
          <table:table-cell table:formula="of:=STDEV([.I$69];[.I$80];[.I$76])" office:value-type="float" office:value="2367.16651998404" calcext:value-type="float">
            <text:p>2367.16651998404</text:p>
          </table:table-cell>
          <table:table-cell table:formula="of:=[.L117]/[.I117]*100" office:value-type="float" office:value="5.04984751255234" calcext:value-type="float">
            <text:p>5.04984751255234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2" office:value-type="string" calcext:value-type="string">
            <text:p>G83I</text:p>
          </table:table-cell>
          <table:table-cell office:value-type="float" office:value="27242.6666666667" calcext:value-type="float">
            <text:p>27242.6666666667</text:p>
          </table:table-cell>
          <table:table-cell table:formula="of:=[.I118]-[.$I$119]" office:value-type="float" office:value="4854.66666666667" calcext:value-type="float">
            <text:p>4854.66666666667</text:p>
          </table:table-cell>
          <table:table-cell table:formula="of:=[.J118]/[.$J$117] * 100" office:value-type="float" office:value="19.8246760317979" calcext:value-type="float">
            <text:p>19.8246760317979</text:p>
          </table:table-cell>
          <table:table-cell table:formula="of:=STDEV([.I$70];[.I$83];[.I$82])" office:value-type="float" office:value="1255.90445496463" calcext:value-type="float">
            <text:p>1255.90445496463</text:p>
          </table:table-cell>
          <table:table-cell table:formula="of:=[.L118]/[.I118]*100" office:value-type="float" office:value="4.6100643168729" calcext:value-type="float">
            <text:p>4.6100643168729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2" office:value-type="string" calcext:value-type="string">
            <text:p>No TM</text:p>
          </table:table-cell>
          <table:table-cell table:style-name="ce6" office:value-type="float" office:value="22388" calcext:value-type="float">
            <text:p>22388</text:p>
          </table:table-cell>
          <table:table-cell table:formula="of:=[.I119]-[.$I$119]" office:value-type="float" office:value="0" calcext:value-type="float">
            <text:p>0</text:p>
          </table:table-cell>
          <table:table-cell table:formula="of:=[.J119]/[.$J$117] * 100" office:value-type="float" office:value="0" calcext:value-type="float">
            <text:p>0</text:p>
          </table:table-cell>
          <table:table-cell table:style-name="ce6" table:formula="of:=STDEV([.I$74];[.I$81];[.I$82])" office:value-type="float" office:value="2468.05814356145" calcext:value-type="float">
            <text:p>2468.05814356145</text:p>
          </table:table-cell>
          <table:table-cell table:formula="of:=[.L119]/[.I119]*100" office:value-type="float" office:value="11.0240224386343" calcext:value-type="float">
            <text:p>11.0240224386343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2" office:value-type="string" calcext:value-type="string">
            <text:p>N5</text:p>
          </table:table-cell>
          <table:table-cell office:value-type="float" office:value="51317" calcext:value-type="float">
            <text:p>51317</text:p>
          </table:table-cell>
          <table:table-cell table:formula="of:=[.I120]-[.$I$119]" office:value-type="float" office:value="28929" calcext:value-type="float">
            <text:p>28929</text:p>
          </table:table-cell>
          <table:table-cell table:formula="of:=[.J120]/[.$J$117] * 100" office:value-type="float" office:value="118.135413263639" calcext:value-type="float">
            <text:p>118.135413263639</text:p>
          </table:table-cell>
          <table:table-cell table:formula="of:=STDEV([.I$87];[.I$90];[.I$93])" office:value-type="float" office:value="732.752573064969" calcext:value-type="float">
            <text:p>732.752573064969</text:p>
          </table:table-cell>
          <table:table-cell table:formula="of:=[.L120]/[.I120]*100" office:value-type="float" office:value="1.42789440743802" calcext:value-type="float">
            <text:p>1.42789440743802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2" office:value-type="string" calcext:value-type="string">
            <text:p>P3</text:p>
          </table:table-cell>
          <table:table-cell office:value-type="float" office:value="53960.6666666667" calcext:value-type="float">
            <text:p>53960.6666666667</text:p>
          </table:table-cell>
          <table:table-cell table:formula="of:=[.I121]-[.$I$119]" office:value-type="float" office:value="31572.6666666667" calcext:value-type="float">
            <text:p>31572.6666666667</text:p>
          </table:table-cell>
          <table:table-cell table:formula="of:=[.J121]/[.$J$117] * 100" office:value-type="float" office:value="128.931177175215" calcext:value-type="float">
            <text:p>128.931177175215</text:p>
          </table:table-cell>
          <table:table-cell table:formula="of:=STDEV([.I$71];[.I$72];[.I$79])" office:value-type="float" office:value="2606.07757623086" calcext:value-type="float">
            <text:p>2606.07757623086</text:p>
          </table:table-cell>
          <table:table-cell table:formula="of:=[.L121]/[.I121]*100" office:value-type="float" office:value="4.82958743324928" calcext:value-type="float">
            <text:p>4.82958743324928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2" office:value-type="string" calcext:value-type="string">
            <text:p>P4</text:p>
          </table:table-cell>
          <table:table-cell table:style-name="ce7" office:value-type="float" office:value="33724" calcext:value-type="float">
            <text:p>33724</text:p>
          </table:table-cell>
          <table:table-cell table:formula="of:=[.I122]-[.$I$119]" office:value-type="float" office:value="11336" calcext:value-type="float">
            <text:p>11336</text:p>
          </table:table-cell>
          <table:table-cell table:formula="of:=[.J122]/[.$J$117] * 100" office:value-type="float" office:value="46.2920614178373" calcext:value-type="float">
            <text:p>46.2920614178373</text:p>
          </table:table-cell>
          <table:table-cell table:style-name="ce7" table:formula="of:=STDEV([.I$77];[.I$88];[.I$84])" office:value-type="float" office:value="1152.14813862339" calcext:value-type="float">
            <text:p>1152.14813862339</text:p>
          </table:table-cell>
          <table:table-cell table:formula="of:=[.L122]/[.I122]*100" office:value-type="float" office:value="3.41640415912521" calcext:value-type="float">
            <text:p>3.41640415912521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2" office:value-type="string" calcext:value-type="string">
            <text:p>G3</text:p>
          </table:table-cell>
          <table:table-cell table:style-name="ce7" office:value-type="float" office:value="34040" calcext:value-type="float">
            <text:p>34040</text:p>
          </table:table-cell>
          <table:table-cell table:formula="of:=[.I123]-[.$I$119]" office:value-type="float" office:value="11652" calcext:value-type="float">
            <text:p>11652</text:p>
          </table:table-cell>
          <table:table-cell table:formula="of:=[.J123]/[.$J$117] * 100" office:value-type="float" office:value="47.5824893825547" calcext:value-type="float">
            <text:p>47.5824893825547</text:p>
          </table:table-cell>
          <table:table-cell table:style-name="ce7" table:formula="of:=STDEV([.I$89];[.I$95];[.I$101])" office:value-type="float" office:value="10872.6537239075" calcext:value-type="float">
            <text:p>10872.6537239075</text:p>
          </table:table-cell>
          <table:table-cell table:formula="of:=[.L123]/[.I123]*100" office:value-type="float" office:value="31.940815875169" calcext:value-type="float">
            <text:p>31.940815875169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2" office:value-type="string" calcext:value-type="string">
            <text:p>G5</text:p>
          </table:table-cell>
          <table:table-cell table:style-name="ce7" office:value-type="float" office:value="40333.6666666667" calcext:value-type="float">
            <text:p>40333.6666666667</text:p>
          </table:table-cell>
          <table:table-cell table:formula="of:=[.I124]-[.$I$119]" office:value-type="float" office:value="17945.6666666667" calcext:value-type="float">
            <text:p>17945.6666666667</text:p>
          </table:table-cell>
          <table:table-cell table:formula="of:=[.J124]/[.$J$117] * 100" office:value-type="float" office:value="73.2835130131765" calcext:value-type="float">
            <text:p>73.2835130131765</text:p>
          </table:table-cell>
          <table:table-cell table:style-name="ce7" table:formula="of:=STDEV([.I$86];[.I$96];[.I$97])" office:value-type="float" office:value="15204.421111418" calcext:value-type="float">
            <text:p>15204.421111418</text:p>
          </table:table-cell>
          <table:table-cell table:formula="of:=[.L124]/[.I124]*100" office:value-type="float" office:value="37.6966003043396" calcext:value-type="float">
            <text:p>37.6966003043396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3" office:value-type="string" calcext:value-type="string">
            <text:p>R3</text:p>
          </table:table-cell>
          <table:table-cell table:style-name="ce7" office:value-type="float" office:value="53242" calcext:value-type="float">
            <text:p>53242</text:p>
          </table:table-cell>
          <table:table-cell table:formula="of:=[.I125]-[.$I$119]" office:value-type="float" office:value="30854" calcext:value-type="float">
            <text:p>30854</text:p>
          </table:table-cell>
          <table:table-cell table:formula="of:=[.J125]/[.$J$117] * 100" office:value-type="float" office:value="125.996406403136" calcext:value-type="float">
            <text:p>125.996406403136</text:p>
          </table:table-cell>
          <table:table-cell table:style-name="ce7" table:formula="of:=STDEV([.I$94];[.I$85];[.I$75])" office:value-type="float" office:value="11984.3265281506" calcext:value-type="float">
            <text:p>11984.3265281506</text:p>
          </table:table-cell>
          <table:table-cell table:formula="of:=[.L125]/[.I125]*100" office:value-type="float" office:value="22.5091591753701" calcext:value-type="float">
            <text:p>22.5091591753701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3" office:value-type="string" calcext:value-type="string">
            <text:p>R5</text:p>
          </table:table-cell>
          <table:table-cell office:value-type="float" office:value="33494.6666666667" calcext:value-type="float">
            <text:p>33494.6666666667</text:p>
          </table:table-cell>
          <table:table-cell table:formula="of:=[.I126]-[.$I$119]" office:value-type="float" office:value="11106.6666666667" calcext:value-type="float">
            <text:p>11106.6666666667</text:p>
          </table:table-cell>
          <table:table-cell table:formula="of:=[.J126]/[.$J$117] * 100" office:value-type="float" office:value="45.3555482957639" calcext:value-type="float">
            <text:p>45.3555482957639</text:p>
          </table:table-cell>
          <table:table-cell table:formula="of:=STDEV([.I$98];[.I$78];[.I$73])" office:value-type="float" office:value="8157.62541021181" calcext:value-type="float">
            <text:p>8157.62541021181</text:p>
          </table:table-cell>
          <table:table-cell table:formula="of:=[.L126]/[.I126]*100" office:value-type="float" office:value="24.3549980401212" calcext:value-type="float">
            <text:p>24.3549980401212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3" office:value-type="string" calcext:value-type="string">
            <text:p>L4</text:p>
          </table:table-cell>
          <table:table-cell table:style-name="ce7" office:value-type="float" office:value="42257" calcext:value-type="float">
            <text:p>42257</text:p>
          </table:table-cell>
          <table:table-cell table:formula="of:=[.I127]-[.$I$119]" office:value-type="float" office:value="19869" calcext:value-type="float">
            <text:p>19869</text:p>
          </table:table-cell>
          <table:table-cell table:formula="of:=[.J127]/[.$J$117] * 100" office:value-type="float" office:value="81.1377000980072" calcext:value-type="float">
            <text:p>81.1377000980072</text:p>
          </table:table-cell>
          <table:table-cell table:style-name="ce7" table:formula="of:=STDEV([.I$99];[.I$100];[.I$92])" office:value-type="float" office:value="3624.98556318964" calcext:value-type="float">
            <text:p>3624.98556318964</text:p>
          </table:table-cell>
          <table:table-cell table:formula="of:=[.L127]/[.I127]*100" office:value-type="float" office:value="8.57842620912427" calcext:value-type="float">
            <text:p>8.57842620912427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3" office:value-type="string" calcext:value-type="string">
            <text:p>G3 2 samples</text:p>
          </table:table-cell>
          <table:table-cell table:style-name="ce7" table:formula="of:=AVERAGE([.I$89];[.I$101])" office:value-type="float" office:value="41373.5" calcext:value-type="float">
            <text:p>41373.5</text:p>
          </table:table-cell>
          <table:table-cell table:formula="of:=[.I128]-[.$I$119]" office:value-type="float" office:value="18985.5" calcext:value-type="float">
            <text:p>18985.5</text:p>
          </table:table-cell>
          <table:table-cell table:formula="of:=[.J128]/[.$J$117] * 100" office:value-type="float" office:value="77.5298105194381" calcext:value-type="float">
            <text:p>77.5298105194381</text:p>
          </table:table-cell>
          <table:table-cell table:style-name="ce7" table:formula="of:=STDEV([.I$89];[.I$101])" office:value-type="float" office:value="1914.13805667198" calcext:value-type="float">
            <text:p>1914.13805667198</text:p>
          </table:table-cell>
          <table:table-cell table:formula="of:=[.L128]/[.I128]*100" office:value-type="float" office:value="4.62648327231678" calcext:value-type="float">
            <text:p>4.62648327231678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3" office:value-type="string" calcext:value-type="string">
            <text:p>G5 2 samples</text:p>
          </table:table-cell>
          <table:table-cell table:style-name="ce7" table:formula="of:=AVERAGE([.I$86];[.I$97])" office:value-type="float" office:value="49923" calcext:value-type="float">
            <text:p>49923</text:p>
          </table:table-cell>
          <table:table-cell table:formula="of:=[.I129]-[.$I$119]" office:value-type="float" office:value="27535" calcext:value-type="float">
            <text:p>27535</text:p>
          </table:table-cell>
          <table:table-cell table:formula="of:=[.J129]/[.$J$117] * 100" office:value-type="float" office:value="112.442829140804" calcext:value-type="float">
            <text:p>112.442829140804</text:p>
          </table:table-cell>
          <table:table-cell table:style-name="ce7" table:formula="of:=STDEV([.I$86];[.I$97])" office:value-type="float" office:value="2766.20172800177" calcext:value-type="float">
            <text:p>2766.20172800177</text:p>
          </table:table-cell>
          <table:table-cell table:formula="of:=[.L129]/[.I129]*100" office:value-type="float" office:value="5.54093649821079" calcext:value-type="float">
            <text:p>5.54093649821079</text:p>
          </table:table-cell>
          <table:table-cell table:number-columns-repeated="1011"/>
        </table:table-row>
        <table:table-row table:style-name="ro3" table:number-rows-repeated="10">
          <table:table-cell table:number-columns-repeated="1024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2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ecan.At.Excel.Attenuation" style:family="table-cell" style:parent-style-name="Default" style:data-style-name="N0">
      <style:table-cell-properties fo:background-color="#b0c4d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can.At.Excel.AutoGain_5f_0" style:display-name="Tecan.At.Excel.AutoGain_0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can.At.Excel.Error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can.At.Excel.GFactorAndMeasurementBlank" style:family="table-cell" style:parent-style-name="Default" style:data-style-name="N0">
      <style:table-cell-properties fo:background-color="#adff2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can.At.Excel.GFactorBlank" style:family="table-cell" style:parent-style-name="Default" style:data-style-name="N0">
      <style:table-cell-properties fo:background-color="#00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can.At.Excel.GFactorReference" style:family="table-cell" style:parent-style-name="Default" style:data-style-name="N0">
      <style:table-cell-properties fo:background-color="#add8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can.At.Excel.MeasurementBlank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iouser</meta:initial-creator>
    <meta:creation-date>2023-01-23T18:20:40</meta:creation-date>
    <dc:date>2023-01-23T14:51:04.453224002</dc:date>
    <meta:generator>LibreOffice/6.4.7.2$Linux_X86_64 LibreOffice_project/40$Build-2</meta:generator>
    <meta:editing-duration>PT21M23S</meta:editing-duration>
    <meta:editing-cycles>4</meta:editing-cycles>
    <meta:document-statistic meta:table-count="2" meta:cell-count="2624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Sheet2.M117:Sheet2.M127" chart:error-lower-range="Sheet2.M117:Sheet2.M127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Sheet2.M117:Sheet2.M127" chart:error-lower-range="Sheet2.M117:Sheet2.M127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2.M117:Sheet2.M127" chart:error-lower-range="Sheet2.M117:Sheet2.M127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61cm" svg:y="4.201cm" style:legend-expansion="high" chart:style-name="ch2"/>
        <chart:plot-area chart:style-name="ch3" table:cell-range-address="Sheet2.H117:Sheet2.H127 Sheet2.K116:Sheet2.K127" chart:data-source-has-labels="both" svg:x="0.32cm" svg:y="0.18cm" svg:width="12.621cm" svg:height="8.64cm">
          <chartooo:coordinate-region svg:x="1.127cm" svg:y="0.379cm" svg:width="11.814cm" svg:height="7.794cm"/>
          <chart:axis chart:dimension="x" chart:name="primary-x" chart:style-name="ch4" chartooo:axis-type="auto">
            <chartooo:date-scale/>
            <chart:categories table:cell-range-address="Sheet2.H117:Sheet2.H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K117:Sheet2.K127" chart:label-cell-address="Sheet2.K116:Sheet2.K116" chart:class="chart:bar">
            <chart:error-indicator chart:style-name="ch8" chart:dimension="y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 GpA</text:p>
                <draw:g>
                  <svg:desc>Sheet2.K116:Sheet2.K116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Gpa</text:p>
                <draw:g>
                  <svg:desc>Sheet2.H117:Sheet2.H127</svg:desc>
                </draw:g>
              </table:table-cell>
              <table:table-cell office:value-type="float" office:value="100">
                <text:p>100</text:p>
                <draw:g>
                  <svg:desc>Sheet2.K117:Sheet2.K127</svg:desc>
                </draw:g>
              </table:table-cell>
              <table:table-cell office:value-type="float" office:value="5.04984751255234">
                <text:p>5.04984751255234</text:p>
                <draw:g>
                  <svg:desc>Sheet2.M117:Sheet2.M127</svg:desc>
                </draw:g>
              </table:table-cell>
              <table:table-cell office:value-type="float" office:value="5.04984751255234">
                <text:p>5.04984751255234</text:p>
                <draw:g>
                  <svg:desc>Sheet2.M117:Sheet2.M127</svg:desc>
                </draw:g>
              </table:table-cell>
            </table:table-row>
            <table:table-row>
              <table:table-cell office:value-type="string">
                <text:p>G83I</text:p>
              </table:table-cell>
              <table:table-cell office:value-type="float" office:value="19.8246760317979">
                <text:p>19.8246760317979</text:p>
              </table:table-cell>
              <table:table-cell office:value-type="float" office:value="4.6100643168729">
                <text:p>4.6100643168729</text:p>
              </table:table-cell>
              <table:table-cell office:value-type="float" office:value="4.6100643168729">
                <text:p>4.6100643168729</text:p>
              </table:table-cell>
            </table:table-row>
            <table:table-row>
              <table:table-cell office:value-type="string">
                <text:p>No TM</text:p>
              </table:table-cell>
              <table:table-cell office:value-type="float" office:value="0">
                <text:p>0</text:p>
              </table:table-cell>
              <table:table-cell office:value-type="float" office:value="11.0240224386343">
                <text:p>11.0240224386343</text:p>
              </table:table-cell>
              <table:table-cell office:value-type="float" office:value="11.0240224386343">
                <text:p>11.0240224386343</text:p>
              </table:table-cell>
            </table:table-row>
            <table:table-row>
              <table:table-cell office:value-type="string">
                <text:p>N5</text:p>
              </table:table-cell>
              <table:table-cell office:value-type="float" office:value="118.135413263639">
                <text:p>118.135413263639</text:p>
              </table:table-cell>
              <table:table-cell office:value-type="float" office:value="1.42789440743802">
                <text:p>1.42789440743802</text:p>
              </table:table-cell>
              <table:table-cell office:value-type="float" office:value="1.42789440743802">
                <text:p>1.42789440743802</text:p>
              </table:table-cell>
            </table:table-row>
            <table:table-row>
              <table:table-cell office:value-type="string">
                <text:p>P3</text:p>
              </table:table-cell>
              <table:table-cell office:value-type="float" office:value="128.931177175215">
                <text:p>128.931177175215</text:p>
              </table:table-cell>
              <table:table-cell office:value-type="float" office:value="4.82958743324928">
                <text:p>4.82958743324928</text:p>
              </table:table-cell>
              <table:table-cell office:value-type="float" office:value="4.82958743324928">
                <text:p>4.82958743324928</text:p>
              </table:table-cell>
            </table:table-row>
            <table:table-row>
              <table:table-cell office:value-type="string">
                <text:p>P4</text:p>
              </table:table-cell>
              <table:table-cell office:value-type="float" office:value="46.2920614178373">
                <text:p>46.2920614178373</text:p>
              </table:table-cell>
              <table:table-cell office:value-type="float" office:value="3.41640415912521">
                <text:p>3.41640415912521</text:p>
              </table:table-cell>
              <table:table-cell office:value-type="float" office:value="3.41640415912521">
                <text:p>3.41640415912521</text:p>
              </table:table-cell>
            </table:table-row>
            <table:table-row>
              <table:table-cell office:value-type="string">
                <text:p>G3</text:p>
              </table:table-cell>
              <table:table-cell office:value-type="float" office:value="47.5824893825547">
                <text:p>47.5824893825547</text:p>
              </table:table-cell>
              <table:table-cell office:value-type="float" office:value="31.940815875169">
                <text:p>31.940815875169</text:p>
              </table:table-cell>
              <table:table-cell office:value-type="float" office:value="31.940815875169">
                <text:p>31.940815875169</text:p>
              </table:table-cell>
            </table:table-row>
            <table:table-row>
              <table:table-cell office:value-type="string">
                <text:p>G5</text:p>
              </table:table-cell>
              <table:table-cell office:value-type="float" office:value="73.2835130131765">
                <text:p>73.2835130131765</text:p>
              </table:table-cell>
              <table:table-cell office:value-type="float" office:value="37.6966003043396">
                <text:p>37.6966003043396</text:p>
              </table:table-cell>
              <table:table-cell office:value-type="float" office:value="37.6966003043396">
                <text:p>37.6966003043396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125.996406403136">
                <text:p>125.996406403136</text:p>
              </table:table-cell>
              <table:table-cell office:value-type="float" office:value="22.5091591753701">
                <text:p>22.5091591753701</text:p>
              </table:table-cell>
              <table:table-cell office:value-type="float" office:value="22.5091591753701">
                <text:p>22.5091591753701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45.3555482957639">
                <text:p>45.3555482957639</text:p>
              </table:table-cell>
              <table:table-cell office:value-type="float" office:value="24.3549980401212">
                <text:p>24.3549980401212</text:p>
              </table:table-cell>
              <table:table-cell office:value-type="float" office:value="24.3549980401212">
                <text:p>24.3549980401212</text:p>
              </table:table-cell>
            </table:table-row>
            <table:table-row>
              <table:table-cell office:value-type="string">
                <text:p>L4</text:p>
              </table:table-cell>
              <table:table-cell office:value-type="float" office:value="81.1377000980072">
                <text:p>81.1377000980072</text:p>
              </table:table-cell>
              <table:table-cell office:value-type="float" office:value="8.57842620912427">
                <text:p>8.57842620912427</text:p>
              </table:table-cell>
              <table:table-cell office:value-type="float" office:value="8.57842620912427">
                <text:p>8.578426209124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